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478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1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105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2"/>
    <style:style style:name="ce7" style:family="table-cell" style:parent-style-name="Default" style:data-style-name="N104">
      <style:table-cell-properties fo:border="0.06pt solid #000000" style:rotation-align="none"/>
    </style:style>
    <style:style style:name="ce8" style:family="table-cell" style:parent-style-name="Default" style:data-style-name="N104">
      <style:table-cell-properties fo:border="0.06pt solid #000000"/>
    </style:style>
    <style:style style:name="ce9" style:family="table-cell" style:parent-style-name="Default" style:data-style-name="N104"/>
    <style:style style:name="ce10" style:family="table-cell" style:parent-style-name="Default" style:data-style-name="N61"/>
    <style:style style:name="ce11" style:family="table-cell" style:parent-style-name="Default" style:data-style-name="N105">
      <style:table-cell-properties style:rotation-align="none"/>
    </style:style>
    <style:style style:name="ce12" style:family="table-cell" style:parent-style-name="Default" style:data-style-name="N105">
      <style:table-cell-properties fo:background-color="#ffff00"/>
    </style:style>
    <style:style style:name="ce13" style:family="table-cell" style:parent-style-name="Default" style:data-style-name="N105"/>
    <style:style style:name="ce14" style:family="table-cell" style:parent-style-name="Default" style:data-style-name="N2">
      <style:table-cell-properties style:rotation-align="none"/>
    </style:style>
    <style:style style:name="ce15" style:family="table-cell" style:parent-style-name="Default" style:data-style-name="N2">
      <style:table-cell-properties fo:background-color="#ffff00"/>
    </style:style>
    <style:style style:name="ce16" style:family="table-cell" style:parent-style-name="Default" style:data-style-name="N104">
      <style:table-cell-properties style:rotation-align="none"/>
    </style:style>
    <style:style style:name="ce17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9" table:default-cell-style-name="ce6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>
            <text:p>Ejemplos</text:p>
          </table:table-cell>
          <table:table-cell table:style-name="ce3" office:value-type="string" calcext:value-type="string">
            <text:p>Patrones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TestNC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%NC</text:p>
          </table:table-cell>
          <table:table-cell table:style-name="ce7" office:value-type="string" calcext:value-type="string">
            <text:p>T_Train</text:p>
          </table:table-cell>
          <table:table-cell table:style-name="ce7" office:value-type="string" calcext:value-type="string">
            <text:p>T_Test</text:p>
          </table:table-cell>
          <table:table-cell table:style-name="ce7" office:value-type="string" calcext:value-type="string">
            <text:p>T_CPU_Test</text:p>
          </table:table-cell>
          <table:table-cell table:style-name="ce3" office:value-type="string" calcext:value-type="string">
            <text:p>Infer/Exampl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Grupo A</text:p>
          </table:table-cell>
          <table:table-cell table:style-name="ce1" office:value-type="string" calcext:value-type="string">
            <text:p>Peso 1</text:p>
          </table:table-cell>
          <table:table-cell table:style-name="ce4" table:formula="of:=[$Hoja2.E2]" office:value-type="float" office:value="6299.15384615385" calcext:value-type="float">
            <text:p>6299,2</text:p>
          </table:table-cell>
          <table:table-cell table:style-name="ce4" table:formula="of:=[$Hoja2.F2]" office:value-type="float" office:value="158.646153846154" calcext:value-type="float">
            <text:p>158,6</text:p>
          </table:table-cell>
          <table:table-cell table:style-name="ce5" table:formula="of:=[$Hoja2.G2]" office:value-type="float" office:value="84.5633769230769" calcext:value-type="float">
            <text:p>84,56</text:p>
          </table:table-cell>
          <table:table-cell table:style-name="ce5" table:formula="of:=[$Hoja2.H2]" office:value-type="float" office:value="15.4366292307692" calcext:value-type="float">
            <text:p>15,44</text:p>
          </table:table-cell>
          <table:table-cell table:style-name="ce5" table:formula="of:=[$Hoja2.I2]" office:value-type="float" office:value="69.2884615384615" calcext:value-type="float">
            <text:p>69,29</text:p>
          </table:table-cell>
          <table:table-cell table:style-name="ce5" table:formula="of:=[$Hoja2.J2]" office:value-type="float" office:value="76.6760692307692" calcext:value-type="float">
            <text:p>76,68</text:p>
          </table:table-cell>
          <table:table-cell table:style-name="ce5" table:formula="of:=[$Hoja2.K2]" office:value-type="float" office:value="23.3239253846154" calcext:value-type="float">
            <text:p>23,32</text:p>
          </table:table-cell>
          <table:table-cell table:style-name="ce5" table:formula="of:=[$Hoja2.L2]" office:value-type="float" office:value="8.75692512307692" calcext:value-type="float">
            <text:p>8,76</text:p>
          </table:table-cell>
          <table:table-cell table:style-name="ce8" table:formula="of:=[$Hoja2.M2]" office:value-type="float" office:value="0.0383366384615385" calcext:value-type="float">
            <text:p>0,03834</text:p>
          </table:table-cell>
          <table:table-cell table:style-name="ce8" table:formula="of:=[$Hoja2.N2]" office:value-type="float" office:value="0.00927295384615385" calcext:value-type="float">
            <text:p>0,00927</text:p>
          </table:table-cell>
          <table:table-cell table:style-name="ce8" table:formula="of:=[$Hoja2.O2]" office:value-type="float" office:value="0.00577142307692308" calcext:value-type="float">
            <text:p>0,00577</text:p>
          </table:table-cell>
          <table:table-cell table:style-name="ce5" table:formula="of:=[$Hoja2.P2]" office:value-type="float" office:value="0.916221958993271" calcext:value-type="float">
            <text:p>0,92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4" table:formula="of:=[$Hoja3.E2]" office:value-type="float" office:value="6299.15384615385" calcext:value-type="float">
            <text:p>6299,2</text:p>
          </table:table-cell>
          <table:table-cell table:style-name="ce4" table:formula="of:=[$Hoja3.F2]" office:value-type="float" office:value="166.253846153846" calcext:value-type="float">
            <text:p>166,3</text:p>
          </table:table-cell>
          <table:table-cell table:style-name="ce5" table:formula="of:=[$Hoja3.G2]" office:value-type="float" office:value="84.5633769230769" calcext:value-type="float">
            <text:p>84,56</text:p>
          </table:table-cell>
          <table:table-cell table:style-name="ce5" table:formula="of:=[$Hoja3.H2]" office:value-type="float" office:value="15.4366292307692" calcext:value-type="float">
            <text:p>15,44</text:p>
          </table:table-cell>
          <table:table-cell table:style-name="ce5" table:formula="of:=[$Hoja3.I2]" office:value-type="float" office:value="69.2884615384615" calcext:value-type="float">
            <text:p>69,29</text:p>
          </table:table-cell>
          <table:table-cell table:style-name="ce5" table:formula="of:=[$Hoja3.J2]" office:value-type="float" office:value="76.6760692307692" calcext:value-type="float">
            <text:p>76,68</text:p>
          </table:table-cell>
          <table:table-cell table:style-name="ce5" table:formula="of:=[$Hoja3.K2]" office:value-type="float" office:value="23.3239253846154" calcext:value-type="float">
            <text:p>23,32</text:p>
          </table:table-cell>
          <table:table-cell table:style-name="ce5" table:formula="of:=[$Hoja3.L2]" office:value-type="float" office:value="8.75692512307692" calcext:value-type="float">
            <text:p>8,76</text:p>
          </table:table-cell>
          <table:table-cell table:style-name="ce8" table:formula="of:=[$Hoja3.M2]" office:value-type="float" office:value="0.0397025769230769" calcext:value-type="float">
            <text:p>0,03970</text:p>
          </table:table-cell>
          <table:table-cell table:style-name="ce8" table:formula="of:=[$Hoja3.N2]" office:value-type="float" office:value="0.00942840769230769" calcext:value-type="float">
            <text:p>0,00943</text:p>
          </table:table-cell>
          <table:table-cell table:style-name="ce8" table:formula="of:=[$Hoja3.O2]" office:value-type="float" office:value="0.00593902307692308" calcext:value-type="float">
            <text:p>0,00594</text:p>
          </table:table-cell>
          <table:table-cell table:style-name="ce5" table:formula="of:=[$Hoja3.P2]" office:value-type="float" office:value="0.942828707152365" calcext:value-type="float">
            <text:p>0,94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4" table:formula="of:=[$Hoja4.E2]" office:value-type="float" office:value="6299.15384615385" calcext:value-type="float">
            <text:p>6299,2</text:p>
          </table:table-cell>
          <table:table-cell table:style-name="ce4" table:formula="of:=[$Hoja4.F2]" office:value-type="float" office:value="166.253846153846" calcext:value-type="float">
            <text:p>166,3</text:p>
          </table:table-cell>
          <table:table-cell table:style-name="ce5" table:formula="of:=[$Hoja4.G2]" office:value-type="float" office:value="84.5633769230769" calcext:value-type="float">
            <text:p>84,56</text:p>
          </table:table-cell>
          <table:table-cell table:style-name="ce5" table:formula="of:=[$Hoja4.H2]" office:value-type="float" office:value="15.4366292307692" calcext:value-type="float">
            <text:p>15,44</text:p>
          </table:table-cell>
          <table:table-cell table:style-name="ce5" table:formula="of:=[$Hoja4.I2]" office:value-type="float" office:value="69.2884615384615" calcext:value-type="float">
            <text:p>69,29</text:p>
          </table:table-cell>
          <table:table-cell table:style-name="ce5" table:formula="of:=[$Hoja4.J2]" office:value-type="float" office:value="76.6760692307692" calcext:value-type="float">
            <text:p>76,68</text:p>
          </table:table-cell>
          <table:table-cell table:style-name="ce5" table:formula="of:=[$Hoja4.K2]" office:value-type="float" office:value="23.3239253846154" calcext:value-type="float">
            <text:p>23,32</text:p>
          </table:table-cell>
          <table:table-cell table:style-name="ce5" table:formula="of:=[$Hoja4.L2]" office:value-type="float" office:value="8.75692512307692" calcext:value-type="float">
            <text:p>8,76</text:p>
          </table:table-cell>
          <table:table-cell table:style-name="ce8" table:formula="of:=[$Hoja4.M2]" office:value-type="float" office:value="0.0390402538461538" calcext:value-type="float">
            <text:p>0,03904</text:p>
          </table:table-cell>
          <table:table-cell table:style-name="ce8" table:formula="of:=[$Hoja4.N2]" office:value-type="float" office:value="0.00930568461538462" calcext:value-type="float">
            <text:p>0,00931</text:p>
          </table:table-cell>
          <table:table-cell table:style-name="ce8" table:formula="of:=[$Hoja4.O2]" office:value-type="float" office:value="0.00584112307692308" calcext:value-type="float">
            <text:p>0,00584</text:p>
          </table:table-cell>
          <table:table-cell table:style-name="ce5" table:formula="of:=[$Hoja4.P2]" office:value-type="float" office:value="0.927286937195472" calcext:value-type="float">
            <text:p>0,93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4" table:formula="of:=[$Hoja7.E2]" office:value-type="float" office:value="6299.15384615385" calcext:value-type="float">
            <text:p>6299,2</text:p>
          </table:table-cell>
          <table:table-cell table:style-name="ce4" table:formula="of:=[$Hoja7.F2]" office:value-type="float" office:value="166.253846153846" calcext:value-type="float">
            <text:p>166,3</text:p>
          </table:table-cell>
          <table:table-cell table:style-name="ce5" table:formula="of:=[$Hoja7.G2]" office:value-type="float" office:value="84.5633769230769" calcext:value-type="float">
            <text:p>84,56</text:p>
          </table:table-cell>
          <table:table-cell table:style-name="ce5" table:formula="of:=[$Hoja7.H2]" office:value-type="float" office:value="15.4366292307692" calcext:value-type="float">
            <text:p>15,44</text:p>
          </table:table-cell>
          <table:table-cell table:style-name="ce5" table:formula="of:=[$Hoja7.I2]" office:value-type="float" office:value="69.2884615384615" calcext:value-type="float">
            <text:p>69,29</text:p>
          </table:table-cell>
          <table:table-cell table:style-name="ce5" table:formula="of:=[$Hoja7.J2]" office:value-type="float" office:value="76.6760692307692" calcext:value-type="float">
            <text:p>76,68</text:p>
          </table:table-cell>
          <table:table-cell table:style-name="ce5" table:formula="of:=[$Hoja7.K2]" office:value-type="float" office:value="23.3239253846154" calcext:value-type="float">
            <text:p>23,32</text:p>
          </table:table-cell>
          <table:table-cell table:style-name="ce5" table:formula="of:=[$Hoja7.L2]" office:value-type="float" office:value="8.75692512307692" calcext:value-type="float">
            <text:p>8,76</text:p>
          </table:table-cell>
          <table:table-cell table:style-name="ce8" table:formula="of:=[$Hoja7.M2]" office:value-type="float" office:value="0.0496619461538462" calcext:value-type="float">
            <text:p>0,04966</text:p>
          </table:table-cell>
          <table:table-cell table:style-name="ce8" table:formula="of:=[$Hoja7.N2]" office:value-type="float" office:value="0.0125079153846154" calcext:value-type="float">
            <text:p>0,01251</text:p>
          </table:table-cell>
          <table:table-cell table:style-name="ce8" table:formula="of:=[$Hoja7.O2]" office:value-type="float" office:value="0.00800303076923077" calcext:value-type="float">
            <text:p>0,00800</text:p>
          </table:table-cell>
          <table:table-cell table:style-name="ce5" table:formula="of:=[$Hoja7.P2]" office:value-type="float" office:value="1.27049298440572" calcext:value-type="float">
            <text:p>1,2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Grupo B</text:p>
          </table:table-cell>
          <table:table-cell table:style-name="ce1" office:value-type="string" calcext:value-type="string">
            <text:p>Peso 1</text:p>
          </table:table-cell>
          <table:table-cell table:style-name="ce4" table:formula="of:=[$Hoja2.E16]" office:value-type="float" office:value="78339.2" calcext:value-type="float">
            <text:p>78339,2</text:p>
          </table:table-cell>
          <table:table-cell table:style-name="ce4" table:formula="of:=[$Hoja2.F16]" office:value-type="float" office:value="17631.49" calcext:value-type="float">
            <text:p>17631,5</text:p>
          </table:table-cell>
          <table:table-cell table:style-name="ce5" table:formula="of:=[$Hoja2.G16]" office:value-type="float" office:value="94.7497" calcext:value-type="float">
            <text:p>94,75</text:p>
          </table:table-cell>
          <table:table-cell table:style-name="ce5" table:formula="of:=[$Hoja2.H16]" office:value-type="float" office:value="5.2503023" calcext:value-type="float">
            <text:p>5,25</text:p>
          </table:table-cell>
          <table:table-cell table:style-name="ce5" table:formula="of:=[$Hoja2.I16]" office:value-type="float" office:value="53.48342" calcext:value-type="float">
            <text:p>53,48</text:p>
          </table:table-cell>
          <table:table-cell table:style-name="ce5" table:formula="of:=[$Hoja2.J16]" office:value-type="float" office:value="89.6781" calcext:value-type="float">
            <text:p>89,68</text:p>
          </table:table-cell>
          <table:table-cell table:style-name="ce5" table:formula="of:=[$Hoja2.K16]" office:value-type="float" office:value="10.321896" calcext:value-type="float">
            <text:p>10,32</text:p>
          </table:table-cell>
          <table:table-cell table:style-name="ce5" table:formula="of:=[$Hoja2.L16]" office:value-type="float" office:value="38.807397988" calcext:value-type="float">
            <text:p>38,81</text:p>
          </table:table-cell>
          <table:table-cell table:style-name="ce8" table:formula="of:=[$Hoja2.M16]" office:value-type="float" office:value="2.31087355" calcext:value-type="float">
            <text:p>2,31087</text:p>
          </table:table-cell>
          <table:table-cell table:style-name="ce8" table:formula="of:=[$Hoja2.N16]" office:value-type="float" office:value="0.35895857" calcext:value-type="float">
            <text:p>0,35896</text:p>
          </table:table-cell>
          <table:table-cell table:style-name="ce8" table:formula="of:=[$Hoja2.O16]" office:value-type="float" office:value="0.33392434" calcext:value-type="float">
            <text:p>0,33392</text:p>
          </table:table-cell>
          <table:table-cell table:style-name="ce5" table:formula="of:=[$Hoja2.P16]" office:value-type="float" office:value="4.26254467750501" calcext:value-type="float">
            <text:p>4,26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4" table:formula="of:=[$Hoja3.E16]" office:value-type="float" office:value="78339.2" calcext:value-type="float">
            <text:p>78339,2</text:p>
          </table:table-cell>
          <table:table-cell table:style-name="ce4" table:formula="of:=[$Hoja3.F16]" office:value-type="float" office:value="17638.3" calcext:value-type="float">
            <text:p>17638,3</text:p>
          </table:table-cell>
          <table:table-cell table:style-name="ce5" table:formula="of:=[$Hoja3.G16]" office:value-type="float" office:value="94.7497" calcext:value-type="float">
            <text:p>94,75</text:p>
          </table:table-cell>
          <table:table-cell table:style-name="ce5" table:formula="of:=[$Hoja3.H16]" office:value-type="float" office:value="5.2503023" calcext:value-type="float">
            <text:p>5,25</text:p>
          </table:table-cell>
          <table:table-cell table:style-name="ce5" table:formula="of:=[$Hoja3.I16]" office:value-type="float" office:value="53.48342" calcext:value-type="float">
            <text:p>53,48</text:p>
          </table:table-cell>
          <table:table-cell table:style-name="ce5" table:formula="of:=[$Hoja3.J16]" office:value-type="float" office:value="89.6781" calcext:value-type="float">
            <text:p>89,68</text:p>
          </table:table-cell>
          <table:table-cell table:style-name="ce5" table:formula="of:=[$Hoja3.K16]" office:value-type="float" office:value="10.321896" calcext:value-type="float">
            <text:p>10,32</text:p>
          </table:table-cell>
          <table:table-cell table:style-name="ce5" table:formula="of:=[$Hoja3.L16]" office:value-type="float" office:value="38.807397988" calcext:value-type="float">
            <text:p>38,81</text:p>
          </table:table-cell>
          <table:table-cell table:style-name="ce8" table:formula="of:=[$Hoja3.M16]" office:value-type="float" office:value="2.28556384" calcext:value-type="float">
            <text:p>2,28556</text:p>
          </table:table-cell>
          <table:table-cell table:style-name="ce8" table:formula="of:=[$Hoja3.N16]" office:value-type="float" office:value="0.35579385" calcext:value-type="float">
            <text:p>0,35579</text:p>
          </table:table-cell>
          <table:table-cell table:style-name="ce8" table:formula="of:=[$Hoja3.O16]" office:value-type="float" office:value="0.33119808" calcext:value-type="float">
            <text:p>0,33120</text:p>
          </table:table-cell>
          <table:table-cell table:style-name="ce5" table:formula="of:=[$Hoja3.P16]" office:value-type="float" office:value="4.22774396470732" calcext:value-type="float">
            <text:p>4,23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4" table:formula="of:=[$Hoja4.E16]" office:value-type="float" office:value="78339.2" calcext:value-type="float">
            <text:p>78339,2</text:p>
          </table:table-cell>
          <table:table-cell table:style-name="ce4" table:formula="of:=[$Hoja4.F16]" office:value-type="float" office:value="17638.3" calcext:value-type="float">
            <text:p>17638,3</text:p>
          </table:table-cell>
          <table:table-cell table:style-name="ce5" table:formula="of:=[$Hoja4.G16]" office:value-type="float" office:value="94.7497" calcext:value-type="float">
            <text:p>94,75</text:p>
          </table:table-cell>
          <table:table-cell table:style-name="ce5" table:formula="of:=[$Hoja4.H16]" office:value-type="float" office:value="5.2503023" calcext:value-type="float">
            <text:p>5,25</text:p>
          </table:table-cell>
          <table:table-cell table:style-name="ce5" table:formula="of:=[$Hoja4.I16]" office:value-type="float" office:value="53.48342" calcext:value-type="float">
            <text:p>53,48</text:p>
          </table:table-cell>
          <table:table-cell table:style-name="ce5" table:formula="of:=[$Hoja4.J16]" office:value-type="float" office:value="89.6781" calcext:value-type="float">
            <text:p>89,68</text:p>
          </table:table-cell>
          <table:table-cell table:style-name="ce5" table:formula="of:=[$Hoja4.K16]" office:value-type="float" office:value="10.321896" calcext:value-type="float">
            <text:p>10,32</text:p>
          </table:table-cell>
          <table:table-cell table:style-name="ce5" table:formula="of:=[$Hoja4.L16]" office:value-type="float" office:value="38.807397988" calcext:value-type="float">
            <text:p>38,81</text:p>
          </table:table-cell>
          <table:table-cell table:style-name="ce8" table:formula="of:=[$Hoja4.M16]" office:value-type="float" office:value="2.28656027" calcext:value-type="float">
            <text:p>2,28656</text:p>
          </table:table-cell>
          <table:table-cell table:style-name="ce8" table:formula="of:=[$Hoja4.N16]" office:value-type="float" office:value="0.35757617" calcext:value-type="float">
            <text:p>0,35758</text:p>
          </table:table-cell>
          <table:table-cell table:style-name="ce8" table:formula="of:=[$Hoja4.O16]" office:value-type="float" office:value="0.33251794" calcext:value-type="float">
            <text:p>0,33252</text:p>
          </table:table-cell>
          <table:table-cell table:style-name="ce5" table:formula="of:=[$Hoja4.P16]" office:value-type="float" office:value="4.2445919794943" calcext:value-type="float">
            <text:p>4,24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4" table:formula="of:=[$Hoja7.E16]" office:value-type="float" office:value="78339.2" calcext:value-type="float">
            <text:p>78339,2</text:p>
          </table:table-cell>
          <table:table-cell table:style-name="ce4" table:formula="of:=[$Hoja7.F16]" office:value-type="float" office:value="17638.3" calcext:value-type="float">
            <text:p>17638,3</text:p>
          </table:table-cell>
          <table:table-cell table:style-name="ce5" table:formula="of:=[$Hoja7.G16]" office:value-type="float" office:value="94.7497" calcext:value-type="float">
            <text:p>94,75</text:p>
          </table:table-cell>
          <table:table-cell table:style-name="ce5" table:formula="of:=[$Hoja7.H16]" office:value-type="float" office:value="5.2503023" calcext:value-type="float">
            <text:p>5,25</text:p>
          </table:table-cell>
          <table:table-cell table:style-name="ce5" table:formula="of:=[$Hoja7.I16]" office:value-type="float" office:value="53.48342" calcext:value-type="float">
            <text:p>53,48</text:p>
          </table:table-cell>
          <table:table-cell table:style-name="ce5" table:formula="of:=[$Hoja7.J16]" office:value-type="float" office:value="89.6781" calcext:value-type="float">
            <text:p>89,68</text:p>
          </table:table-cell>
          <table:table-cell table:style-name="ce5" table:formula="of:=[$Hoja7.K16]" office:value-type="float" office:value="10.321896" calcext:value-type="float">
            <text:p>10,32</text:p>
          </table:table-cell>
          <table:table-cell table:style-name="ce5" table:formula="of:=[$Hoja7.L16]" office:value-type="float" office:value="38.807397988" calcext:value-type="float">
            <text:p>38,81</text:p>
          </table:table-cell>
          <table:table-cell table:style-name="ce8" table:formula="of:=[$Hoja7.M16]" office:value-type="float" office:value="2.73278153" calcext:value-type="float">
            <text:p>2,73278</text:p>
          </table:table-cell>
          <table:table-cell table:style-name="ce8" table:formula="of:=[$Hoja7.N16]" office:value-type="float" office:value="0.42673625" calcext:value-type="float">
            <text:p>0,42674</text:p>
          </table:table-cell>
          <table:table-cell table:style-name="ce8" table:formula="of:=[$Hoja7.O16]" office:value-type="float" office:value="0.39474134" calcext:value-type="float">
            <text:p>0,39474</text:p>
          </table:table-cell>
          <table:table-cell table:style-name="ce5" table:formula="of:=[$Hoja7.P16]" office:value-type="float" office:value="5.03887376945386" calcext:value-type="float">
            <text:p>5,04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Grupo C</text:p>
          </table:table-cell>
          <table:table-cell table:style-name="ce1" office:value-type="string" calcext:value-type="string">
            <text:p>Peso 1</text:p>
          </table:table-cell>
          <table:table-cell table:style-name="ce4" table:formula="of:=[$Hoja2.E26]" office:value-type="float" office:value="7200" calcext:value-type="float">
            <text:p>7200,0</text:p>
          </table:table-cell>
          <table:table-cell table:style-name="ce4" table:formula="of:=[$Hoja2.F27]" office:value-type="float" office:value="224.1" calcext:value-type="float">
            <text:p>224,1</text:p>
          </table:table-cell>
          <table:table-cell table:style-name="ce5" table:formula="of:=[$Hoja2.G27]" office:value-type="float" office:value="99.8717285714286" calcext:value-type="float">
            <text:p>99,87</text:p>
          </table:table-cell>
          <table:table-cell table:style-name="ce5" table:formula="of:=[$Hoja2.H27]" office:value-type="float" office:value="0.128266857142857" calcext:value-type="float">
            <text:p>0,13</text:p>
          </table:table-cell>
          <table:table-cell table:style-name="ce5" table:formula="of:=[$Hoja2.I27]" office:value-type="float" office:value="24.1931857142857" calcext:value-type="float">
            <text:p>24,19</text:p>
          </table:table-cell>
          <table:table-cell table:style-name="ce5" table:formula="of:=[$Hoja2.J27]" office:value-type="float" office:value="61.5752857142857" calcext:value-type="float">
            <text:p>61,58</text:p>
          </table:table-cell>
          <table:table-cell table:style-name="ce5" table:formula="of:=[$Hoja2.K27]" office:value-type="float" office:value="38.4247112857143" calcext:value-type="float">
            <text:p>38,42</text:p>
          </table:table-cell>
          <table:table-cell table:style-name="ce5" table:formula="of:=[$Hoja2.L27]" office:value-type="float" office:value="72.9932857142857" calcext:value-type="float">
            <text:p>72,99</text:p>
          </table:table-cell>
          <table:table-cell table:style-name="ce8" table:formula="of:=[$Hoja2.M27]" office:value-type="float" office:value="0.00559705714285714" calcext:value-type="float">
            <text:p>0,00560</text:p>
          </table:table-cell>
          <table:table-cell table:style-name="ce8" table:formula="of:=[$Hoja2.N27]" office:value-type="float" office:value="0.00867277142857143" calcext:value-type="float">
            <text:p>0,00867</text:p>
          </table:table-cell>
          <table:table-cell table:style-name="ce8" table:formula="of:=[$Hoja2.O27]" office:value-type="float" office:value="0.00849178571428571" calcext:value-type="float">
            <text:p>0,00849</text:p>
          </table:table-cell>
          <table:table-cell table:style-name="ce5" table:formula="of:=[$Hoja2.P27]" office:value-type="float" office:value="32.5712328767123" calcext:value-type="float">
            <text:p>32,57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4" table:formula="of:=[$Hoja3.E27]" office:value-type="float" office:value="260.714285714286" calcext:value-type="float">
            <text:p>260,7</text:p>
          </table:table-cell>
          <table:table-cell table:style-name="ce4" table:formula="of:=[$Hoja3.F27]" office:value-type="float" office:value="224.1" calcext:value-type="float">
            <text:p>224,1</text:p>
          </table:table-cell>
          <table:table-cell table:style-name="ce5" table:formula="of:=[$Hoja3.G27]" office:value-type="float" office:value="99.8717285714286" calcext:value-type="float">
            <text:p>99,87</text:p>
          </table:table-cell>
          <table:table-cell table:style-name="ce5" table:formula="of:=[$Hoja3.H27]" office:value-type="float" office:value="0.128266857142857" calcext:value-type="float">
            <text:p>0,13</text:p>
          </table:table-cell>
          <table:table-cell table:style-name="ce5" table:formula="of:=[$Hoja3.I27]" office:value-type="float" office:value="24.1931857142857" calcext:value-type="float">
            <text:p>24,19</text:p>
          </table:table-cell>
          <table:table-cell table:style-name="ce5" table:formula="of:=[$Hoja3.J27]" office:value-type="float" office:value="61.5752857142857" calcext:value-type="float">
            <text:p>61,58</text:p>
          </table:table-cell>
          <table:table-cell table:style-name="ce5" table:formula="of:=[$Hoja3.K27]" office:value-type="float" office:value="38.4247112857143" calcext:value-type="float">
            <text:p>38,42</text:p>
          </table:table-cell>
          <table:table-cell table:style-name="ce5" table:formula="of:=[$Hoja3.L27]" office:value-type="float" office:value="72.9932857142857" calcext:value-type="float">
            <text:p>72,99</text:p>
          </table:table-cell>
          <table:table-cell table:style-name="ce8" table:formula="of:=[$Hoja3.M27]" office:value-type="float" office:value="0.00550778571428571" calcext:value-type="float">
            <text:p>0,00551</text:p>
          </table:table-cell>
          <table:table-cell table:style-name="ce8" table:formula="of:=[$Hoja3.N27]" office:value-type="float" office:value="0.00879687142857143" calcext:value-type="float">
            <text:p>0,00880</text:p>
          </table:table-cell>
          <table:table-cell table:style-name="ce8" table:formula="of:=[$Hoja3.O27]" office:value-type="float" office:value="0.00861724285714286" calcext:value-type="float">
            <text:p>0,00862</text:p>
          </table:table-cell>
          <table:table-cell table:style-name="ce5" table:formula="of:=[$Hoja3.P27]" office:value-type="float" office:value="33.0524383561644" calcext:value-type="float">
            <text:p>33,05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4" table:formula="of:=[$Hoja4.E27]" office:value-type="float" office:value="260.714285714286" calcext:value-type="float">
            <text:p>260,7</text:p>
          </table:table-cell>
          <table:table-cell table:style-name="ce4" table:formula="of:=[$Hoja4.F27]" office:value-type="float" office:value="224.1" calcext:value-type="float">
            <text:p>224,1</text:p>
          </table:table-cell>
          <table:table-cell table:style-name="ce5" table:formula="of:=[$Hoja4.G27]" office:value-type="float" office:value="99.8717285714286" calcext:value-type="float">
            <text:p>99,87</text:p>
          </table:table-cell>
          <table:table-cell table:style-name="ce5" table:formula="of:=[$Hoja4.H27]" office:value-type="float" office:value="0.128266857142857" calcext:value-type="float">
            <text:p>0,13</text:p>
          </table:table-cell>
          <table:table-cell table:style-name="ce5" table:formula="of:=[$Hoja4.I27]" office:value-type="float" office:value="24.1931857142857" calcext:value-type="float">
            <text:p>24,19</text:p>
          </table:table-cell>
          <table:table-cell table:style-name="ce5" table:formula="of:=[$Hoja4.J27]" office:value-type="float" office:value="61.5752857142857" calcext:value-type="float">
            <text:p>61,58</text:p>
          </table:table-cell>
          <table:table-cell table:style-name="ce5" table:formula="of:=[$Hoja4.K27]" office:value-type="float" office:value="38.4247112857143" calcext:value-type="float">
            <text:p>38,42</text:p>
          </table:table-cell>
          <table:table-cell table:style-name="ce5" table:formula="of:=[$Hoja4.L27]" office:value-type="float" office:value="72.9932857142857" calcext:value-type="float">
            <text:p>72,99</text:p>
          </table:table-cell>
          <table:table-cell table:style-name="ce8" table:formula="of:=[$Hoja4.M27]" office:value-type="float" office:value="0.00529382857142857" calcext:value-type="float">
            <text:p>0,00529</text:p>
          </table:table-cell>
          <table:table-cell table:style-name="ce8" table:formula="of:=[$Hoja4.N27]" office:value-type="float" office:value="0.00848551428571428" calcext:value-type="float">
            <text:p>0,00849</text:p>
          </table:table-cell>
          <table:table-cell table:style-name="ce8" table:formula="of:=[$Hoja4.O27]" office:value-type="float" office:value="0.00831632857142857" calcext:value-type="float">
            <text:p>0,00832</text:p>
          </table:table-cell>
          <table:table-cell table:style-name="ce5" table:formula="of:=[$Hoja4.P27]" office:value-type="float" office:value="31.8982465753425" calcext:value-type="float">
            <text:p>31,90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4" table:formula="of:=[$Hoja7.E27]" office:value-type="float" office:value="260.714285714286" calcext:value-type="float">
            <text:p>260,7</text:p>
          </table:table-cell>
          <table:table-cell table:style-name="ce4" table:formula="of:=[$Hoja7.F27]" office:value-type="float" office:value="224.1" calcext:value-type="float">
            <text:p>224,1</text:p>
          </table:table-cell>
          <table:table-cell table:style-name="ce5" table:formula="of:=[$Hoja7.G27]" office:value-type="float" office:value="99.8717285714286" calcext:value-type="float">
            <text:p>99,87</text:p>
          </table:table-cell>
          <table:table-cell table:style-name="ce5" table:formula="of:=[$Hoja7.H27]" office:value-type="float" office:value="0.128266857142857" calcext:value-type="float">
            <text:p>0,13</text:p>
          </table:table-cell>
          <table:table-cell table:style-name="ce5" table:formula="of:=[$Hoja7.I27]" office:value-type="float" office:value="24.1931857142857" calcext:value-type="float">
            <text:p>24,19</text:p>
          </table:table-cell>
          <table:table-cell table:style-name="ce5" table:formula="of:=[$Hoja7.J27]" office:value-type="float" office:value="61.5752857142857" calcext:value-type="float">
            <text:p>61,58</text:p>
          </table:table-cell>
          <table:table-cell table:style-name="ce5" table:formula="of:=[$Hoja7.K27]" office:value-type="float" office:value="38.4247112857143" calcext:value-type="float">
            <text:p>38,42</text:p>
          </table:table-cell>
          <table:table-cell table:style-name="ce5" table:formula="of:=[$Hoja7.L27]" office:value-type="float" office:value="72.9932857142857" calcext:value-type="float">
            <text:p>72,99</text:p>
          </table:table-cell>
          <table:table-cell table:style-name="ce8" table:formula="of:=[$Hoja7.M27]" office:value-type="float" office:value="0.00698282857142857" calcext:value-type="float">
            <text:p>0,00698</text:p>
          </table:table-cell>
          <table:table-cell table:style-name="ce8" table:formula="of:=[$Hoja7.N27]" office:value-type="float" office:value="0.00999384285714286" calcext:value-type="float">
            <text:p>0,00999</text:p>
          </table:table-cell>
          <table:table-cell table:style-name="ce8" table:formula="of:=[$Hoja7.O27]" office:value-type="float" office:value="0.00973415714285714" calcext:value-type="float">
            <text:p>0,00973</text:p>
          </table:table-cell>
          <table:table-cell table:style-name="ce5" table:formula="of:=[$Hoja7.P27]" office:value-type="float" office:value="37.3364931506849" calcext:value-type="float">
            <text:p>37,34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Grupo D</text:p>
          </table:table-cell>
          <table:table-cell table:style-name="ce1" office:value-type="string" calcext:value-type="string">
            <text:p>Peso 1</text:p>
          </table:table-cell>
          <table:table-cell table:style-name="ce4" table:formula="of:=[$Hoja2.E35]" office:value-type="float" office:value="6080.58333333333" calcext:value-type="float">
            <text:p>6080,6</text:p>
          </table:table-cell>
          <table:table-cell table:style-name="ce4" table:formula="of:=[$Hoja2.F35]" office:value-type="float" office:value="3183.525" calcext:value-type="float">
            <text:p>3183,5</text:p>
          </table:table-cell>
          <table:table-cell table:style-name="ce5" table:formula="of:=[$Hoja2.G35]" office:value-type="float" office:value="91.301775" calcext:value-type="float">
            <text:p>91,30</text:p>
          </table:table-cell>
          <table:table-cell table:style-name="ce5" table:formula="of:=[$Hoja2.H35]" office:value-type="float" office:value="8.69821866666667" calcext:value-type="float">
            <text:p>8,70</text:p>
          </table:table-cell>
          <table:table-cell table:style-name="ce5" table:formula="of:=[$Hoja2.I35]" office:value-type="float" office:value="69.618425" calcext:value-type="float">
            <text:p>69,62</text:p>
          </table:table-cell>
          <table:table-cell table:style-name="ce5" table:formula="of:=[$Hoja2.J35]" office:value-type="float" office:value="78.9821166666667" calcext:value-type="float">
            <text:p>78,98</text:p>
          </table:table-cell>
          <table:table-cell table:style-name="ce5" table:formula="of:=[$Hoja2.K35]" office:value-type="float" office:value="21.0178875" calcext:value-type="float">
            <text:p>21,02</text:p>
          </table:table-cell>
          <table:table-cell table:style-name="ce5" table:formula="of:=[$Hoja2.L35]" office:value-type="float" office:value="11.1045805833333" calcext:value-type="float">
            <text:p>11,10</text:p>
          </table:table-cell>
          <table:table-cell table:style-name="ce8" table:formula="of:=[$Hoja2.M35]" office:value-type="float" office:value="0.09637285" calcext:value-type="float">
            <text:p>0,09637</text:p>
          </table:table-cell>
          <table:table-cell table:style-name="ce8" table:formula="of:=[$Hoja2.N35]" office:value-type="float" office:value="0.0993787083333333" calcext:value-type="float">
            <text:p>0,09938</text:p>
          </table:table-cell>
          <table:table-cell table:style-name="ce8" table:formula="of:=[$Hoja2.O35]" office:value-type="float" office:value="0.0956032833333333" calcext:value-type="float">
            <text:p>0,09560</text:p>
          </table:table-cell>
          <table:table-cell table:style-name="ce5" table:formula="of:=[$Hoja2.P35]" office:value-type="float" office:value="15.7227157482149" calcext:value-type="float">
            <text:p>15,72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4" table:formula="of:=[$Hoja3.E35]" office:value-type="float" office:value="6080.58333333333" calcext:value-type="float">
            <text:p>6080,6</text:p>
          </table:table-cell>
          <table:table-cell table:style-name="ce4" table:formula="of:=[$Hoja3.F35]" office:value-type="float" office:value="3197.93333333333" calcext:value-type="float">
            <text:p>3197,9</text:p>
          </table:table-cell>
          <table:table-cell table:style-name="ce5" table:formula="of:=[$Hoja3.G35]" office:value-type="float" office:value="91.301775" calcext:value-type="float">
            <text:p>91,30</text:p>
          </table:table-cell>
          <table:table-cell table:style-name="ce5" table:formula="of:=[$Hoja3.H35]" office:value-type="float" office:value="8.69821866666667" calcext:value-type="float">
            <text:p>8,70</text:p>
          </table:table-cell>
          <table:table-cell table:style-name="ce5" table:formula="of:=[$Hoja3.I35]" office:value-type="float" office:value="69.618425" calcext:value-type="float">
            <text:p>69,62</text:p>
          </table:table-cell>
          <table:table-cell table:style-name="ce5" table:formula="of:=[$Hoja3.J35]" office:value-type="float" office:value="78.9821166666667" calcext:value-type="float">
            <text:p>78,98</text:p>
          </table:table-cell>
          <table:table-cell table:style-name="ce5" table:formula="of:=[$Hoja3.K35]" office:value-type="float" office:value="21.0178875" calcext:value-type="float">
            <text:p>21,02</text:p>
          </table:table-cell>
          <table:table-cell table:style-name="ce5" table:formula="of:=[$Hoja3.L35]" office:value-type="float" office:value="11.1045805833333" calcext:value-type="float">
            <text:p>11,10</text:p>
          </table:table-cell>
          <table:table-cell table:style-name="ce8" table:formula="of:=[$Hoja3.M35]" office:value-type="float" office:value="0.0936865416666667" calcext:value-type="float">
            <text:p>0,09369</text:p>
          </table:table-cell>
          <table:table-cell table:style-name="ce8" table:formula="of:=[$Hoja3.N35]" office:value-type="float" office:value="0.0958153916666667" calcext:value-type="float">
            <text:p>0,09582</text:p>
          </table:table-cell>
          <table:table-cell table:style-name="ce8" table:formula="of:=[$Hoja3.O35]" office:value-type="float" office:value="0.0922760083333333" calcext:value-type="float">
            <text:p>0,09228</text:p>
          </table:table-cell>
          <table:table-cell table:style-name="ce5" table:formula="of:=[$Hoja3.P35]" office:value-type="float" office:value="15.1755190702646" calcext:value-type="float">
            <text:p>15,18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4" table:formula="of:=[$Hoja4.E35]" office:value-type="float" office:value="6080.58333333333" calcext:value-type="float">
            <text:p>6080,6</text:p>
          </table:table-cell>
          <table:table-cell table:style-name="ce4" table:formula="of:=[$Hoja4.F35]" office:value-type="float" office:value="3197.93333333333" calcext:value-type="float">
            <text:p>3197,9</text:p>
          </table:table-cell>
          <table:table-cell table:style-name="ce5" table:formula="of:=[$Hoja4.G35]" office:value-type="float" office:value="91.301775" calcext:value-type="float">
            <text:p>91,30</text:p>
          </table:table-cell>
          <table:table-cell table:style-name="ce5" table:formula="of:=[$Hoja4.H35]" office:value-type="float" office:value="8.69821866666667" calcext:value-type="float">
            <text:p>8,70</text:p>
          </table:table-cell>
          <table:table-cell table:style-name="ce5" table:formula="of:=[$Hoja4.I35]" office:value-type="float" office:value="69.618425" calcext:value-type="float">
            <text:p>69,62</text:p>
          </table:table-cell>
          <table:table-cell table:style-name="ce5" table:formula="of:=[$Hoja4.J35]" office:value-type="float" office:value="78.9821166666667" calcext:value-type="float">
            <text:p>78,98</text:p>
          </table:table-cell>
          <table:table-cell table:style-name="ce5" table:formula="of:=[$Hoja4.K35]" office:value-type="float" office:value="21.0178875" calcext:value-type="float">
            <text:p>21,02</text:p>
          </table:table-cell>
          <table:table-cell table:style-name="ce5" table:formula="of:=[$Hoja4.L35]" office:value-type="float" office:value="11.1045805833333" calcext:value-type="float">
            <text:p>11,10</text:p>
          </table:table-cell>
          <table:table-cell table:style-name="ce8" table:formula="of:=[$Hoja4.M35]" office:value-type="float" office:value="0.0921750666666667" calcext:value-type="float">
            <text:p>0,09218</text:p>
          </table:table-cell>
          <table:table-cell table:style-name="ce8" table:formula="of:=[$Hoja4.N35]" office:value-type="float" office:value="0.09547535" calcext:value-type="float">
            <text:p>0,09548</text:p>
          </table:table-cell>
          <table:table-cell table:style-name="ce8" table:formula="of:=[$Hoja4.O35]" office:value-type="float" office:value="0.0919461833333333" calcext:value-type="float">
            <text:p>0,09195</text:p>
          </table:table-cell>
          <table:table-cell table:style-name="ce5" table:formula="of:=[$Hoja4.P35]" office:value-type="float" office:value="15.1212767415407" calcext:value-type="float">
            <text:p>15,12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4" table:formula="of:=[$Hoja7.E35]" office:value-type="float" office:value="6080.58333333333" calcext:value-type="float">
            <text:p>6080,6</text:p>
          </table:table-cell>
          <table:table-cell table:style-name="ce4" table:formula="of:=[$Hoja7.F35]" office:value-type="float" office:value="3197.93333333333" calcext:value-type="float">
            <text:p>3197,9</text:p>
          </table:table-cell>
          <table:table-cell table:style-name="ce5" table:formula="of:=[$Hoja7.G35]" office:value-type="float" office:value="91.301775" calcext:value-type="float">
            <text:p>91,30</text:p>
          </table:table-cell>
          <table:table-cell table:style-name="ce5" table:formula="of:=[$Hoja7.H35]" office:value-type="float" office:value="8.69821866666667" calcext:value-type="float">
            <text:p>8,70</text:p>
          </table:table-cell>
          <table:table-cell table:style-name="ce5" table:formula="of:=[$Hoja7.I35]" office:value-type="float" office:value="69.618425" calcext:value-type="float">
            <text:p>69,62</text:p>
          </table:table-cell>
          <table:table-cell table:style-name="ce5" table:formula="of:=[$Hoja7.J35]" office:value-type="float" office:value="78.9821166666667" calcext:value-type="float">
            <text:p>78,98</text:p>
          </table:table-cell>
          <table:table-cell table:style-name="ce5" table:formula="of:=[$Hoja7.K35]" office:value-type="float" office:value="21.0178875" calcext:value-type="float">
            <text:p>21,02</text:p>
          </table:table-cell>
          <table:table-cell table:style-name="ce5" table:formula="of:=[$Hoja7.L35]" office:value-type="float" office:value="11.1045805833333" calcext:value-type="float">
            <text:p>11,10</text:p>
          </table:table-cell>
          <table:table-cell table:style-name="ce8" table:formula="of:=[$Hoja7.M35]" office:value-type="float" office:value="0.120110575" calcext:value-type="float">
            <text:p>0,12011</text:p>
          </table:table-cell>
          <table:table-cell table:style-name="ce8" table:formula="of:=[$Hoja7.N35]" office:value-type="float" office:value="0.117639275" calcext:value-type="float">
            <text:p>0,11764</text:p>
          </table:table-cell>
          <table:table-cell table:style-name="ce8" table:formula="of:=[$Hoja7.O35]" office:value-type="float" office:value="0.11265325" calcext:value-type="float">
            <text:p>0,11265</text:p>
          </table:table-cell>
          <table:table-cell table:style-name="ce5" table:formula="of:=[$Hoja7.P35]" office:value-type="float" office:value="18.5267175572519" calcext:value-type="float">
            <text:p>18,53</text:p>
          </table:table-cell>
          <table:table-cell table:number-columns-repeated="4"/>
        </table:table-row>
        <table:table-row table:style-name="ro1" table:number-rows-repeated="40">
          <table:table-cell table:number-columns-repeated="18"/>
        </table:table-row>
        <table:table-row table:style-name="ro1">
          <table:table-cell table:number-columns-repeated="14"/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10"/>
          <table:table-cell table:number-columns-repeated="3"/>
        </table:table-row>
        <table:table-row table:style-name="ro1" table:number-rows-repeated="43">
          <table:table-cell table:number-columns-repeated="18"/>
        </table:table-row>
        <table:table-row table:style-name="ro1">
          <table:table-cell table:number-columns-repeated="14"/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10"/>
          <table:table-cell table:number-columns-repeated="3"/>
        </table:table-row>
        <table:table-row table:style-name="ro1" table:number-rows-repeated="104846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7" table:default-cell-style-name="ce9"/>
        <table:table-column table:style-name="co6" table:default-cell-style-name="ce9"/>
        <table:table-column table:style-name="co19" table:default-cell-style-name="ce9"/>
        <table:table-column table:style-name="co20" table:default-cell-style-name="Default"/>
        <table:table-row table:style-name="ro1">
          <table:table-cell table:number-columns-repeated="4"/>
          <table:table-cell table:style-name="ce11" office:value-type="string" calcext:value-type="string">
            <text:p>Ejemplos</text:p>
          </table:table-cell>
          <table:table-cell table:style-name="ce11" office:value-type="string" calcext:value-type="string">
            <text:p>Patrones</text:p>
          </table:table-cell>
          <table:table-cell table:style-name="ce14" office:value-type="string" calcext:value-type="string">
            <text:p>Train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TestNC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%NC</text:p>
          </table:table-cell>
          <table:table-cell table:style-name="ce16" office:value-type="string" calcext:value-type="string">
            <text:p>T_Train</text:p>
          </table:table-cell>
          <table:table-cell table:style-name="ce16" office:value-type="string" calcext:value-type="string">
            <text:p>T_Test</text:p>
          </table:table-cell>
          <table:table-cell table:style-name="ce16" office:value-type="string" calcext:value-type="string">
            <text:p>T_CPU_Test</text:p>
          </table:table-cell>
          <table:table-cell table:style-name="ce14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58.646153846154" calcext:value-type="float">
            <text:p>158,6</text:p>
          </table:table-cell>
          <table:table-cell table:style-name="ce15" table:formula="of:=AVERAGE([.G3:.G15])" office:value-type="float" office:value="84.5633769230769" calcext:value-type="float">
            <text:p>84,56</text:p>
          </table:table-cell>
          <table:table-cell table:style-name="ce15" table:formula="of:=AVERAGE([.H3:.H15])" office:value-type="float" office:value="15.4366292307692" calcext:value-type="float">
            <text:p>15,44</text:p>
          </table:table-cell>
          <table:table-cell table:style-name="ce15" table:formula="of:=AVERAGE([.I3:.I15])" office:value-type="float" office:value="69.2884615384615" calcext:value-type="float">
            <text:p>69,29</text:p>
          </table:table-cell>
          <table:table-cell table:style-name="ce15" table:formula="of:=AVERAGE([.J3:.J15])" office:value-type="float" office:value="76.6760692307692" calcext:value-type="float">
            <text:p>76,68</text:p>
          </table:table-cell>
          <table:table-cell table:style-name="ce15" table:formula="of:=AVERAGE([.K3:.K15])" office:value-type="float" office:value="23.3239253846154" calcext:value-type="float">
            <text:p>23,32</text:p>
          </table:table-cell>
          <table:table-cell table:style-name="ce15" table:formula="of:=AVERAGE([.L3:.L15])" office:value-type="float" office:value="8.75692512307692" calcext:value-type="float">
            <text:p>8,76</text:p>
          </table:table-cell>
          <table:table-cell table:style-name="ce17" table:formula="of:=AVERAGE([.M3:.M15])" office:value-type="float" office:value="0.0383366384615385" calcext:value-type="float">
            <text:p>0,03834</text:p>
          </table:table-cell>
          <table:table-cell table:style-name="ce17" table:formula="of:=AVERAGE([.N3:.N15])" office:value-type="float" office:value="0.00927295384615385" calcext:value-type="float">
            <text:p>0,00927</text:p>
          </table:table-cell>
          <table:table-cell table:style-name="ce17" table:formula="of:=AVERAGE([.O3:.O15])" office:value-type="float" office:value="0.00577142307692308" calcext:value-type="float">
            <text:p>0,00577</text:p>
          </table:table-cell>
          <table:table-cell table:style-name="ce15" table:formula="of:=([.O2]/[.E2])*1000000" office:value-type="float" office:value="0.916221958993271" calcext:value-type="float">
            <text:p>0,92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</text:p>
          </table:table-cell>
          <table:table-cell office:value-type="float" office:value="123.2" calcext:value-type="float">
            <text:p>123,2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6.483" calcext:value-type="float">
            <text:p>16,48</text:p>
          </table:table-cell>
          <table:table-cell office:value-type="float" office:value="16.4948" calcext:value-type="float">
            <text:p>16,49</text:p>
          </table:table-cell>
          <table:table-cell office:value-type="float" office:value="83.5052" calcext:value-type="float">
            <text:p>83,51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258209" calcext:value-type="float">
            <text:p>0,02582</text:p>
          </table:table-cell>
          <table:table-cell office:value-type="float" office:value="0.0071533" calcext:value-type="float">
            <text:p>0,00715</text:p>
          </table:table-cell>
          <table:table-cell office:value-type="float" office:value="0.0048544" calcext:value-type="float">
            <text:p>0,00485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office:value-type="float" office:value="79.434" calcext:value-type="float">
            <text:p>79,43</text:p>
          </table:table-cell>
          <table:table-cell office:value-type="float" office:value="79.449" calcext:value-type="float">
            <text:p>79,45</text:p>
          </table:table-cell>
          <table:table-cell office:value-type="float" office:value="20.551" calcext:value-type="float">
            <text:p>20,55</text:p>
          </table:table-cell>
          <table:table-cell office:value-type="float" office:value="0.0188679" calcext:value-type="float">
            <text:p>0,02</text:p>
          </table:table-cell>
          <table:table-cell office:value-type="float" office:value="0.0193096" calcext:value-type="float">
            <text:p>0,01931</text:p>
          </table:table-cell>
          <table:table-cell office:value-type="float" office:value="0.0040026" calcext:value-type="float">
            <text:p>0,00400</text:p>
          </table:table-cell>
          <table:table-cell office:value-type="float" office:value="0.0010106" calcext:value-type="float">
            <text:p>0,00101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office:value-type="float" office:value="57.971" calcext:value-type="float">
            <text:p>57,97</text:p>
          </table:table-cell>
          <table:table-cell office:value-type="float" office:value="60.0601" calcext:value-type="float">
            <text:p>60,06</text:p>
          </table:table-cell>
          <table:table-cell office:value-type="float" office:value="39.9399" calcext:value-type="float">
            <text:p>39,94</text:p>
          </table:table-cell>
          <table:table-cell office:value-type="float" office:value="3.47826" calcext:value-type="float">
            <text:p>3,48</text:p>
          </table:table-cell>
          <table:table-cell office:value-type="float" office:value="0.001827" calcext:value-type="float">
            <text:p>0,00183</text:p>
          </table:table-cell>
          <table:table-cell office:value-type="float" office:value="0.0004143" calcext:value-type="float">
            <text:p>0,00041</text:p>
          </table:table-cell>
          <table:table-cell office:value-type="float" office:value="0.0002163" calcext:value-type="float">
            <text:p>0,00022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926" calcext:value-type="float">
            <text:p>22,59</text:p>
          </table:table-cell>
          <table:table-cell office:value-type="float" office:value="89.7059" calcext:value-type="float">
            <text:p>89,71</text:p>
          </table:table-cell>
          <table:table-cell office:value-type="float" office:value="10.2941" calcext:value-type="float">
            <text:p>10,29</text:p>
          </table:table-cell>
          <table:table-cell office:value-type="float" office:value="74.8148" calcext:value-type="float">
            <text:p>74,81</text:p>
          </table:table-cell>
          <table:table-cell office:value-type="float" office:value="0.0023068" calcext:value-type="float">
            <text:p>0,00231</text:p>
          </table:table-cell>
          <table:table-cell office:value-type="float" office:value="0.0005178" calcext:value-type="float">
            <text:p>0,00052</text:p>
          </table:table-cell>
          <table:table-cell office:value-type="float" office:value="0.0003556" calcext:value-type="float">
            <text:p>0,00036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7246" calcext:value-type="float">
            <text:p>0,00072</text:p>
          </table:table-cell>
          <table:table-cell office:value-type="float" office:value="0.0001548" calcext:value-type="float">
            <text:p>0,00015</text:p>
          </table:table-cell>
          <table:table-cell office:value-type="float" office:value="0.0000578" calcext:value-type="float">
            <text:p>0,00006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</text:p>
          </table:table-cell>
          <table:table-cell office:value-type="float" office:value="67.9" calcext:value-type="float">
            <text:p>67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4667" calcext:value-type="float">
            <text:p>0,00247</text:p>
          </table:table-cell>
          <table:table-cell office:value-type="float" office:value="0.0005093" calcext:value-type="float">
            <text:p>0,00051</text:p>
          </table:table-cell>
          <table:table-cell office:value-type="float" office:value="0.0002109" calcext:value-type="float">
            <text:p>0,00021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office:value-type="float" office:value="76.0241" calcext:value-type="float">
            <text:p>76,02</text:p>
          </table:table-cell>
          <table:table-cell office:value-type="float" office:value="82.376" calcext:value-type="float">
            <text:p>82,38</text:p>
          </table:table-cell>
          <table:table-cell office:value-type="float" office:value="17.624" calcext:value-type="float">
            <text:p>17,62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37101" calcext:value-type="float">
            <text:p>0,00371</text:p>
          </table:table-cell>
          <table:table-cell office:value-type="float" office:value="0.0007903" calcext:value-type="float">
            <text:p>0,00079</text:p>
          </table:table-cell>
          <table:table-cell office:value-type="float" office:value="0.0003118" calcext:value-type="float">
            <text:p>0,00031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</text:p>
          </table:table-cell>
          <table:table-cell office:value-type="float" office:value="47" calcext:value-type="float">
            <text:p>47,0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4.3662" calcext:value-type="float">
            <text:p>94,37</text:p>
          </table:table-cell>
          <table:table-cell office:value-type="float" office:value="5.6338" calcext:value-type="float">
            <text:p>5,63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0818" calcext:value-type="float">
            <text:p>0,00108</text:p>
          </table:table-cell>
          <table:table-cell office:value-type="float" office:value="0.0002309" calcext:value-type="float">
            <text:p>0,00023</text:p>
          </table:table-cell>
          <table:table-cell office:value-type="float" office:value="0.000098" calcext:value-type="float">
            <text:p>0,00010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</text:p>
          </table:table-cell>
          <table:table-cell office:value-type="float" office:value="163.3" calcext:value-type="float">
            <text:p>163,3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office:value-type="float" office:value="93.7317" calcext:value-type="float">
            <text:p>93,73</text:p>
          </table:table-cell>
          <table:table-cell office:value-type="float" office:value="93.9205" calcext:value-type="float">
            <text:p>93,92</text:p>
          </table:table-cell>
          <table:table-cell office:value-type="float" office:value="6.07947" calcext:value-type="float">
            <text:p>6,08</text:p>
          </table:table-cell>
          <table:table-cell office:value-type="float" office:value="0.201023" calcext:value-type="float">
            <text:p>0,20</text:p>
          </table:table-cell>
          <table:table-cell office:value-type="float" office:value="0.0357361" calcext:value-type="float">
            <text:p>0,03574</text:p>
          </table:table-cell>
          <table:table-cell office:value-type="float" office:value="0.0064943" calcext:value-type="float">
            <text:p>0,00649</text:p>
          </table:table-cell>
          <table:table-cell office:value-type="float" office:value="0.0035987" calcext:value-type="float">
            <text:p>0,00360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80.866" calcext:value-type="float">
            <text:p>80,87</text:p>
          </table:table-cell>
          <table:table-cell office:value-type="float" office:value="19.134" calcext:value-type="float">
            <text:p>19,13</text:p>
          </table:table-cell>
          <table:table-cell office:value-type="float" office:value="0" calcext:value-type="float">
            <text:p>0,00</text:p>
          </table:table-cell>
          <table:table-cell office:value-type="float" office:value="0.0258103" calcext:value-type="float">
            <text:p>0,02581</text:p>
          </table:table-cell>
          <table:table-cell office:value-type="float" office:value="0.0054558" calcext:value-type="float">
            <text:p>0,00546</text:p>
          </table:table-cell>
          <table:table-cell office:value-type="float" office:value="0.0024478" calcext:value-type="float">
            <text:p>0,00245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5645" calcext:value-type="float">
            <text:p>70,56</text:p>
          </table:table-cell>
          <table:table-cell office:value-type="float" office:value="29.4355" calcext:value-type="float">
            <text:p>29,44</text:p>
          </table:table-cell>
          <table:table-cell office:value-type="float" office:value="3.125" calcext:value-type="float">
            <text:p>3,13</text:p>
          </table:table-cell>
          <table:table-cell office:value-type="float" office:value="0.0054548" calcext:value-type="float">
            <text:p>0,00545</text:p>
          </table:table-cell>
          <table:table-cell office:value-type="float" office:value="0.0013403" calcext:value-type="float">
            <text:p>0,00134</text:p>
          </table:table-cell>
          <table:table-cell office:value-type="float" office:value="0.00083" calcext:value-type="float">
            <text:p>0,00083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office:value-type="float" office:value="61.039" calcext:value-type="float">
            <text:p>61,04</text:p>
          </table:table-cell>
          <table:table-cell office:value-type="float" office:value="65.127" calcext:value-type="float">
            <text:p>65,13</text:p>
          </table:table-cell>
          <table:table-cell office:value-type="float" office:value="34.873" calcext:value-type="float">
            <text:p>34,87</text:p>
          </table:table-cell>
          <table:table-cell office:value-type="float" office:value="6.27706" calcext:value-type="float">
            <text:p>6,28</text:p>
          </table:table-cell>
          <table:table-cell office:value-type="float" office:value="0.0029176" calcext:value-type="float">
            <text:p>0,00292</text:p>
          </table:table-cell>
          <table:table-cell office:value-type="float" office:value="0.000963" calcext:value-type="float">
            <text:p>0,00096</text:p>
          </table:table-cell>
          <table:table-cell office:value-type="float" office:value="0.0007069" calcext:value-type="float">
            <text:p>0,00071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office:value-type="float" office:value="92.4275" calcext:value-type="float">
            <text:p>92,43</text:p>
          </table:table-cell>
          <table:table-cell office:value-type="float" office:value="92.4386" calcext:value-type="float">
            <text:p>92,44</text:p>
          </table:table-cell>
          <table:table-cell office:value-type="float" office:value="7.56139" calcext:value-type="float">
            <text:p>7,56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7121" calcext:value-type="float">
            <text:p>0,37121</text:p>
          </table:table-cell>
          <table:table-cell office:value-type="float" office:value="0.0925217" calcext:value-type="float">
            <text:p>0,09252</text:p>
          </table:table-cell>
          <table:table-cell office:value-type="float" office:value="0.0603297" calcext:value-type="float">
            <text:p>0,06033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1.49" calcext:value-type="float">
            <text:p>17631,5</text:p>
          </table:table-cell>
          <table:table-cell table:style-name="ce15" table:formula="of:=AVERAGE([.G17:.G26])" office:value-type="float" office:value="94.7497" calcext:value-type="float">
            <text:p>94,75</text:p>
          </table:table-cell>
          <table:table-cell table:style-name="ce15" table:formula="of:=AVERAGE([.H17:.H26])" office:value-type="float" office:value="5.2503023" calcext:value-type="float">
            <text:p>5,25</text:p>
          </table:table-cell>
          <table:table-cell table:style-name="ce15" table:formula="of:=AVERAGE([.I17:.I26])" office:value-type="float" office:value="53.48342" calcext:value-type="float">
            <text:p>53,48</text:p>
          </table:table-cell>
          <table:table-cell table:style-name="ce15" table:formula="of:=AVERAGE([.J17:.J26])" office:value-type="float" office:value="89.6781" calcext:value-type="float">
            <text:p>89,68</text:p>
          </table:table-cell>
          <table:table-cell table:style-name="ce15" table:formula="of:=AVERAGE([.K17:.K26])" office:value-type="float" office:value="10.321896" calcext:value-type="float">
            <text:p>10,32</text:p>
          </table:table-cell>
          <table:table-cell table:style-name="ce15" table:formula="of:=AVERAGE([.L17:.L26])" office:value-type="float" office:value="38.807397988" calcext:value-type="float">
            <text:p>38,81</text:p>
          </table:table-cell>
          <table:table-cell table:style-name="ce17" table:formula="of:=AVERAGE([.M17:.M26])" office:value-type="float" office:value="2.31087355" calcext:value-type="float">
            <text:p>2,31087</text:p>
          </table:table-cell>
          <table:table-cell table:style-name="ce17" table:formula="of:=AVERAGE([.N17:.N26])" office:value-type="float" office:value="0.35895857" calcext:value-type="float">
            <text:p>0,35896</text:p>
          </table:table-cell>
          <table:table-cell table:style-name="ce17" table:formula="of:=AVERAGE([.O17:.O26])" office:value-type="float" office:value="0.33392434" calcext:value-type="float">
            <text:p>0,33392</text:p>
          </table:table-cell>
          <table:table-cell table:style-name="ce15" table:formula="of:=([.O16]/[.E16])*1000000" office:value-type="float" office:value="4.26254467750501" calcext:value-type="float">
            <text:p>4,2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office:value-type="float" office:value="63.3497" calcext:value-type="float">
            <text:p>63,35</text:p>
          </table:table-cell>
          <table:table-cell office:value-type="float" office:value="80.4968" calcext:value-type="float">
            <text:p>80,50</text:p>
          </table:table-cell>
          <table:table-cell office:value-type="float" office:value="19.5032" calcext:value-type="float">
            <text:p>19,50</text:p>
          </table:table-cell>
          <table:table-cell office:value-type="float" office:value="21.3016" calcext:value-type="float">
            <text:p>21,30</text:p>
          </table:table-cell>
          <table:table-cell office:value-type="float" office:value="0.476732" calcext:value-type="float">
            <text:p>0,47673</text:p>
          </table:table-cell>
          <table:table-cell office:value-type="float" office:value="0.0797241" calcext:value-type="float">
            <text:p>0,07972</text:p>
          </table:table-cell>
          <table:table-cell office:value-type="float" office:value="0.0544981" calcext:value-type="float">
            <text:p>0,05450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office:value-type="float" office:value="54.6377" calcext:value-type="float">
            <text:p>54,64</text:p>
          </table:table-cell>
          <table:table-cell office:value-type="float" office:value="81.9565" calcext:value-type="float">
            <text:p>81,96</text:p>
          </table:table-cell>
          <table:table-cell office:value-type="float" office:value="18.0435" calcext:value-type="float">
            <text:p>18,04</text:p>
          </table:table-cell>
          <table:table-cell office:value-type="float" office:value="33.3333" calcext:value-type="float">
            <text:p>33,33</text:p>
          </table:table-cell>
          <table:table-cell office:value-type="float" office:value="0.0055595" calcext:value-type="float">
            <text:p>0,00556</text:p>
          </table:table-cell>
          <table:table-cell office:value-type="float" office:value="0.0013662" calcext:value-type="float">
            <text:p>0,00137</text:p>
          </table:table-cell>
          <table:table-cell office:value-type="float" office:value="0.0009612" calcext:value-type="float">
            <text:p>0,00096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office:value-type="float" office:value="39.0505" calcext:value-type="float">
            <text:p>39,05</text:p>
          </table:table-cell>
          <table:table-cell office:value-type="float" office:value="85.2843" calcext:value-type="float">
            <text:p>85,28</text:p>
          </table:table-cell>
          <table:table-cell office:value-type="float" office:value="14.7157" calcext:value-type="float">
            <text:p>14,72</text:p>
          </table:table-cell>
          <table:table-cell office:value-type="float" office:value="54.2113" calcext:value-type="float">
            <text:p>54,21</text:p>
          </table:table-cell>
          <table:table-cell office:value-type="float" office:value="0.0053499" calcext:value-type="float">
            <text:p>0,00535</text:p>
          </table:table-cell>
          <table:table-cell office:value-type="float" office:value="0.0011905" calcext:value-type="float">
            <text:p>0,00119</text:p>
          </table:table-cell>
          <table:table-cell office:value-type="float" office:value="0.0008265" calcext:value-type="float">
            <text:p>0,00083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office:value-type="float" office:value="48.0869" calcext:value-type="float">
            <text:p>48,09</text:p>
          </table:table-cell>
          <table:table-cell office:value-type="float" office:value="96.3151" calcext:value-type="float">
            <text:p>96,32</text:p>
          </table:table-cell>
          <table:table-cell office:value-type="float" office:value="3.68486" calcext:value-type="float">
            <text:p>3,68</text:p>
          </table:table-cell>
          <table:table-cell office:value-type="float" office:value="50.0733" calcext:value-type="float">
            <text:p>50,07</text:p>
          </table:table-cell>
          <table:table-cell office:value-type="float" office:value="4.30443" calcext:value-type="float">
            <text:p>4,30443</text:p>
          </table:table-cell>
          <table:table-cell office:value-type="float" office:value="0.668947" calcext:value-type="float">
            <text:p>0,66895</text:p>
          </table:table-cell>
          <table:table-cell office:value-type="float" office:value="0.601971" calcext:value-type="float">
            <text:p>0,60197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</text:p>
          </table:table-cell>
          <table:table-cell office:value-type="float" office:value="7469.3" calcext:value-type="float">
            <text:p>7469,3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24.5978" calcext:value-type="float">
            <text:p>24,60</text:p>
          </table:table-cell>
          <table:table-cell office:value-type="float" office:value="91.7585" calcext:value-type="float">
            <text:p>91,76</text:p>
          </table:table-cell>
          <table:table-cell office:value-type="float" office:value="8.24155" calcext:value-type="float">
            <text:p>8,24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67253" calcext:value-type="float">
            <text:p>0,67253</text:p>
          </table:table-cell>
          <table:table-cell office:value-type="float" office:value="0.0848376" calcext:value-type="float">
            <text:p>0,08484</text:p>
          </table:table-cell>
          <table:table-cell office:value-type="float" office:value="0.0782983" calcext:value-type="float">
            <text:p>0,0783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office:value-type="float" office:value="85.8976" calcext:value-type="float">
            <text:p>85,90</text:p>
          </table:table-cell>
          <table:table-cell office:value-type="float" office:value="85.9014" calcext:value-type="float">
            <text:p>85,90</text:p>
          </table:table-cell>
          <table:table-cell office:value-type="float" office:value="14.0986" calcext:value-type="float">
            <text:p>14,10</text:p>
          </table:table-cell>
          <table:table-cell office:value-type="float" office:value="0.00444318" calcext:value-type="float">
            <text:p>0,00</text:p>
          </table:table-cell>
          <table:table-cell office:value-type="float" office:value="15.9241" calcext:value-type="float">
            <text:p>15,92410</text:p>
          </table:table-cell>
          <table:table-cell office:value-type="float" office:value="2.47994" calcext:value-type="float">
            <text:p>2,47994</text:p>
          </table:table-cell>
          <table:table-cell office:value-type="float" office:value="2.38254" calcext:value-type="float">
            <text:p>2,38254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497" calcext:value-type="float">
            <text:p>44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503" calcext:value-type="float">
            <text:p>55,15</text:p>
          </table:table-cell>
          <table:table-cell office:value-type="float" office:value="1.49935" calcext:value-type="float">
            <text:p>1,49935</text:p>
          </table:table-cell>
          <table:table-cell office:value-type="float" office:value="0.219027" calcext:value-type="float">
            <text:p>0,21903</text:p>
          </table:table-cell>
          <table:table-cell office:value-type="float" office:value="0.181026" calcext:value-type="float">
            <text:p>0,18103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17035" calcext:value-type="float">
            <text:p>0,01170</text:p>
          </table:table-cell>
          <table:table-cell office:value-type="float" office:value="0.0018636" calcext:value-type="float">
            <text:p>0,00186</text:p>
          </table:table-cell>
          <table:table-cell office:value-type="float" office:value="0.001285" calcext:value-type="float">
            <text:p>0,00129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office:value-type="float" office:value="81.7087" calcext:value-type="float">
            <text:p>81,71</text:p>
          </table:table-cell>
          <table:table-cell office:value-type="float" office:value="81.7689" calcext:value-type="float">
            <text:p>81,77</text:p>
          </table:table-cell>
          <table:table-cell office:value-type="float" office:value="18.2311" calcext:value-type="float">
            <text:p>18,23</text:p>
          </table:table-cell>
          <table:table-cell office:value-type="float" office:value="0.0736067" calcext:value-type="float">
            <text:p>0,07</text:p>
          </table:table-cell>
          <table:table-cell office:value-type="float" office:value="0.129342" calcext:value-type="float">
            <text:p>0,12934</text:p>
          </table:table-cell>
          <table:table-cell office:value-type="float" office:value="0.0380943" calcext:value-type="float">
            <text:p>0,03809</text:p>
          </table:table-cell>
          <table:table-cell office:value-type="float" office:value="0.027632" calcext:value-type="float">
            <text:p>0,02763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</text:p>
          </table:table-cell>
          <table:table-cell office:value-type="float" office:value="940.5" calcext:value-type="float">
            <text:p>940,5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office:value-type="float" office:value="92.0556" calcext:value-type="float">
            <text:p>92,06</text:p>
          </table:table-cell>
          <table:table-cell office:value-type="float" office:value="93.2995" calcext:value-type="float">
            <text:p>93,30</text:p>
          </table:table-cell>
          <table:table-cell office:value-type="float" office:value="6.70045" calcext:value-type="float">
            <text:p>6,70</text:p>
          </table:table-cell>
          <table:table-cell office:value-type="float" office:value="1.33333" calcext:value-type="float">
            <text:p>1,33</text:p>
          </table:table-cell>
          <table:table-cell office:value-type="float" office:value="0.0796386" calcext:value-type="float">
            <text:p>0,07964</text:p>
          </table:table-cell>
          <table:table-cell office:value-type="float" office:value="0.0145954" calcext:value-type="float">
            <text:p>0,01460</text:p>
          </table:table-cell>
          <table:table-cell office:value-type="float" office:value="0.0102053" calcext:value-type="float">
            <text:p>0,01021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5" table:formula="of:=AVERAGE([.G28:.G34])" office:value-type="float" office:value="99.8717285714286" calcext:value-type="float">
            <text:p>99,87</text:p>
          </table:table-cell>
          <table:table-cell table:style-name="ce15" table:formula="of:=AVERAGE([.H28:.H34])" office:value-type="float" office:value="0.128266857142857" calcext:value-type="float">
            <text:p>0,13</text:p>
          </table:table-cell>
          <table:table-cell table:style-name="ce15" table:formula="of:=AVERAGE([.I28:.I34])" office:value-type="float" office:value="24.1931857142857" calcext:value-type="float">
            <text:p>24,19</text:p>
          </table:table-cell>
          <table:table-cell table:style-name="ce15" table:formula="of:=AVERAGE([.J28:.J34])" office:value-type="float" office:value="61.5752857142857" calcext:value-type="float">
            <text:p>61,58</text:p>
          </table:table-cell>
          <table:table-cell table:style-name="ce15" table:formula="of:=AVERAGE([.K28:.K34])" office:value-type="float" office:value="38.4247112857143" calcext:value-type="float">
            <text:p>38,42</text:p>
          </table:table-cell>
          <table:table-cell table:style-name="ce15" table:formula="of:=AVERAGE([.L28:.L34])" office:value-type="float" office:value="72.9932857142857" calcext:value-type="float">
            <text:p>72,99</text:p>
          </table:table-cell>
          <table:table-cell table:style-name="ce17" table:formula="of:=AVERAGE([.M28:.M34])" office:value-type="float" office:value="0.00559705714285714" calcext:value-type="float">
            <text:p>0,00560</text:p>
          </table:table-cell>
          <table:table-cell table:style-name="ce17" table:formula="of:=AVERAGE([.N28:.N34])" office:value-type="float" office:value="0.00867277142857143" calcext:value-type="float">
            <text:p>0,00867</text:p>
          </table:table-cell>
          <table:table-cell table:style-name="ce17" table:formula="of:=AVERAGE([.O28:.O34])" office:value-type="float" office:value="0.00849178571428571" calcext:value-type="float">
            <text:p>0,00849</text:p>
          </table:table-cell>
          <table:table-cell table:style-name="ce15" table:formula="of:=([.O27]/[.E27])*1000000" office:value-type="float" office:value="32.5712328767123" calcext:value-type="float">
            <text:p>32,5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27947" calcext:value-type="float">
            <text:p>0,00279</text:p>
          </table:table-cell>
          <table:table-cell office:value-type="float" office:value="0.0048897" calcext:value-type="float">
            <text:p>0,00489</text:p>
          </table:table-cell>
          <table:table-cell office:value-type="float" office:value="0.0047679" calcext:value-type="float">
            <text:p>0,00477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" calcext:value-type="float">
            <text:p>326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9.1781" calcext:value-type="float">
            <text:p>19,18</text:p>
          </table:table-cell>
          <table:table-cell office:value-type="float" office:value="74.4681" calcext:value-type="float">
            <text:p>74,47</text:p>
          </table:table-cell>
          <table:table-cell office:value-type="float" office:value="25.5319" calcext:value-type="float">
            <text:p>25,53</text:p>
          </table:table-cell>
          <table:table-cell office:value-type="float" office:value="74.2466" calcext:value-type="float">
            <text:p>74,25</text:p>
          </table:table-cell>
          <table:table-cell office:value-type="float" office:value="0.0049126" calcext:value-type="float">
            <text:p>0,00491</text:p>
          </table:table-cell>
          <table:table-cell office:value-type="float" office:value="0.0115493" calcext:value-type="float">
            <text:p>0,01155</text:p>
          </table:table-cell>
          <table:table-cell office:value-type="float" office:value="0.011302" calcext:value-type="float">
            <text:p>0,01130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7.8451" calcext:value-type="float">
            <text:p>17,85</text:p>
          </table:table-cell>
          <table:table-cell office:value-type="float" office:value="63.8554" calcext:value-type="float">
            <text:p>63,86</text:p>
          </table:table-cell>
          <table:table-cell office:value-type="float" office:value="36.1446" calcext:value-type="float">
            <text:p>36,14</text:p>
          </table:table-cell>
          <table:table-cell office:value-type="float" office:value="72.0539" calcext:value-type="float">
            <text:p>72,05</text:p>
          </table:table-cell>
          <table:table-cell office:value-type="float" office:value="0.0022798" calcext:value-type="float">
            <text:p>0,00228</text:p>
          </table:table-cell>
          <table:table-cell office:value-type="float" office:value="0.000715" calcext:value-type="float">
            <text:p>0,00072</text:p>
          </table:table-cell>
          <table:table-cell office:value-type="float" office:value="0.0005459" calcext:value-type="float">
            <text:p>0,00055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0427" calcext:value-type="float">
            <text:p>35,04</text:p>
          </table:table-cell>
          <table:table-cell office:value-type="float" office:value="98.4" calcext:value-type="float">
            <text:p>98,40</text:p>
          </table:table-cell>
          <table:table-cell office:value-type="float" office:value="1.6" calcext:value-type="float">
            <text:p>1,60</text:p>
          </table:table-cell>
          <table:table-cell office:value-type="float" office:value="64.3875" calcext:value-type="float">
            <text:p>64,39</text:p>
          </table:table-cell>
          <table:table-cell office:value-type="float" office:value="0.0084034" calcext:value-type="float">
            <text:p>0,00840</text:p>
          </table:table-cell>
          <table:table-cell office:value-type="float" office:value="0.0114323" calcext:value-type="float">
            <text:p>0,01143</text:p>
          </table:table-cell>
          <table:table-cell office:value-type="float" office:value="0.0111942" calcext:value-type="float">
            <text:p>0,01119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,0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8475" calcext:value-type="float">
            <text:p>0,00985</text:p>
          </table:table-cell>
          <table:table-cell office:value-type="float" office:value="0.0136486" calcext:value-type="float">
            <text:p>0,01365</text:p>
          </table:table-cell>
          <table:table-cell office:value-type="float" office:value="0.0134973" calcext:value-type="float">
            <text:p>0,01350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,0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2054" calcext:value-type="float">
            <text:p>0,00921</text:p>
          </table:table-cell>
          <table:table-cell office:value-type="float" office:value="0.0145377" calcext:value-type="float">
            <text:p>0,01454</text:p>
          </table:table-cell>
          <table:table-cell office:value-type="float" office:value="0.0143395" calcext:value-type="float">
            <text:p>0,01434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9.5506" calcext:value-type="float">
            <text:p>59,55</text:p>
          </table:table-cell>
          <table:table-cell office:value-type="float" office:value="99.0654" calcext:value-type="float">
            <text:p>99,07</text:p>
          </table:table-cell>
          <table:table-cell office:value-type="float" office:value="0.934579" calcext:value-type="float">
            <text:p>0,93</text:p>
          </table:table-cell>
          <table:table-cell office:value-type="float" office:value="39.8876" calcext:value-type="float">
            <text:p>39,89</text:p>
          </table:table-cell>
          <table:table-cell office:value-type="float" office:value="0.001736" calcext:value-type="float">
            <text:p>0,00174</text:p>
          </table:table-cell>
          <table:table-cell office:value-type="float" office:value="0.0039368" calcext:value-type="float">
            <text:p>0,00394</text:p>
          </table:table-cell>
          <table:table-cell office:value-type="float" office:value="0.0037957" calcext:value-type="float">
            <text:p>0,00380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83.525" calcext:value-type="float">
            <text:p>3183,5</text:p>
          </table:table-cell>
          <table:table-cell table:style-name="ce15" table:formula="of:=AVERAGE([.G36:.G47])" office:value-type="float" office:value="91.301775" calcext:value-type="float">
            <text:p>91,30</text:p>
          </table:table-cell>
          <table:table-cell table:style-name="ce15" table:formula="of:=AVERAGE([.H36:.H47])" office:value-type="float" office:value="8.69821866666667" calcext:value-type="float">
            <text:p>8,70</text:p>
          </table:table-cell>
          <table:table-cell table:style-name="ce15" table:formula="of:=AVERAGE([.I36:.I47])" office:value-type="float" office:value="69.618425" calcext:value-type="float">
            <text:p>69,62</text:p>
          </table:table-cell>
          <table:table-cell table:style-name="ce15" table:formula="of:=AVERAGE([.J36:.J47])" office:value-type="float" office:value="78.9821166666667" calcext:value-type="float">
            <text:p>78,98</text:p>
          </table:table-cell>
          <table:table-cell table:style-name="ce15" table:formula="of:=AVERAGE([.K36:.K47])" office:value-type="float" office:value="21.0178875" calcext:value-type="float">
            <text:p>21,02</text:p>
          </table:table-cell>
          <table:table-cell table:style-name="ce15" table:formula="of:=AVERAGE([.L36:.L47])" office:value-type="float" office:value="11.1045805833333" calcext:value-type="float">
            <text:p>11,10</text:p>
          </table:table-cell>
          <table:table-cell table:style-name="ce17" table:formula="of:=AVERAGE([.M36:.M47])" office:value-type="float" office:value="0.09637285" calcext:value-type="float">
            <text:p>0,09637</text:p>
          </table:table-cell>
          <table:table-cell table:style-name="ce17" table:formula="of:=AVERAGE([.N36:.N47])" office:value-type="float" office:value="0.0993787083333333" calcext:value-type="float">
            <text:p>0,09938</text:p>
          </table:table-cell>
          <table:table-cell table:style-name="ce17" table:formula="of:=AVERAGE([.O36:.O47])" office:value-type="float" office:value="0.0956032833333333" calcext:value-type="float">
            <text:p>0,09560</text:p>
          </table:table-cell>
          <table:table-cell table:style-name="ce15" table:formula="of:=([.O35]/[.E35])*1000000" office:value-type="float" office:value="15.7227157482149" calcext:value-type="float">
            <text:p>15,7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office:value-type="float" office:value="52.0095" calcext:value-type="float">
            <text:p>52,01</text:p>
          </table:table-cell>
          <table:table-cell office:value-type="float" office:value="63.2184" calcext:value-type="float">
            <text:p>63,22</text:p>
          </table:table-cell>
          <table:table-cell office:value-type="float" office:value="36.7816" calcext:value-type="float">
            <text:p>36,78</text:p>
          </table:table-cell>
          <table:table-cell office:value-type="float" office:value="17.7305" calcext:value-type="float">
            <text:p>17,73</text:p>
          </table:table-cell>
          <table:table-cell office:value-type="float" office:value="0.0110379" calcext:value-type="float">
            <text:p>0,01104</text:p>
          </table:table-cell>
          <table:table-cell office:value-type="float" office:value="0.0193489" calcext:value-type="float">
            <text:p>0,01935</text:p>
          </table:table-cell>
          <table:table-cell office:value-type="float" office:value="0.0187802" calcext:value-type="float">
            <text:p>0,01878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086963" calcext:value-type="float">
            <text:p>0,00870</text:p>
          </table:table-cell>
          <table:table-cell office:value-type="float" office:value="0.0030166" calcext:value-type="float">
            <text:p>0,00302</text:p>
          </table:table-cell>
          <table:table-cell office:value-type="float" office:value="0.0024379" calcext:value-type="float">
            <text:p>0,00244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</text:p>
          </table:table-cell>
          <table:table-cell office:value-type="float" office:value="884.9" calcext:value-type="float">
            <text:p>884,9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office:value-type="float" office:value="90.8658" calcext:value-type="float">
            <text:p>90,87</text:p>
          </table:table-cell>
          <table:table-cell office:value-type="float" office:value="93.7054" calcext:value-type="float">
            <text:p>93,71</text:p>
          </table:table-cell>
          <table:table-cell office:value-type="float" office:value="6.29464" calcext:value-type="float">
            <text:p>6,2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276078" calcext:value-type="float">
            <text:p>0,02761</text:p>
          </table:table-cell>
          <table:table-cell office:value-type="float" office:value="0.0183798" calcext:value-type="float">
            <text:p>0,01838</text:p>
          </table:table-cell>
          <table:table-cell office:value-type="float" office:value="0.0170081" calcext:value-type="float">
            <text:p>0,01701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63.9" calcext:value-type="float">
            <text:p>763,9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office:value-type="float" office:value="56.1601" calcext:value-type="float">
            <text:p>56,16</text:p>
          </table:table-cell>
          <table:table-cell office:value-type="float" office:value="56.9797" calcext:value-type="float">
            <text:p>56,98</text:p>
          </table:table-cell>
          <table:table-cell office:value-type="float" office:value="43.0203" calcext:value-type="float">
            <text:p>43,02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26592" calcext:value-type="float">
            <text:p>0,01266</text:p>
          </table:table-cell>
          <table:table-cell office:value-type="float" office:value="0.0057367" calcext:value-type="float">
            <text:p>0,00574</text:p>
          </table:table-cell>
          <table:table-cell office:value-type="float" office:value="0.0047736" calcext:value-type="float">
            <text:p>0,00477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36.3" calcext:value-type="float">
            <text:p>1036,3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</text:p>
          </table:table-cell>
          <table:table-cell office:value-type="float" office:value="50.3069" calcext:value-type="float">
            <text:p>50,31</text:p>
          </table:table-cell>
          <table:table-cell office:value-type="float" office:value="49.6931" calcext:value-type="float">
            <text:p>49,69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384179" calcext:value-type="float">
            <text:p>0,03842</text:p>
          </table:table-cell>
          <table:table-cell office:value-type="float" office:value="0.0158102" calcext:value-type="float">
            <text:p>0,01581</text:p>
          </table:table-cell>
          <table:table-cell office:value-type="float" office:value="0.0129452" calcext:value-type="float">
            <text:p>0,01295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</text:p>
          </table:table-cell>
          <table:table-cell office:value-type="float" office:value="1380.3" calcext:value-type="float">
            <text:p>1380,3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office:value-type="float" office:value="81.1616" calcext:value-type="float">
            <text:p>81,16</text:p>
          </table:table-cell>
          <table:table-cell office:value-type="float" office:value="85.3385" calcext:value-type="float">
            <text:p>85,34</text:p>
          </table:table-cell>
          <table:table-cell office:value-type="float" office:value="14.6615" calcext:value-type="float">
            <text:p>14,66</text:p>
          </table:table-cell>
          <table:table-cell office:value-type="float" office:value="4.8945" calcext:value-type="float">
            <text:p>4,89</text:p>
          </table:table-cell>
          <table:table-cell office:value-type="float" office:value="0.176234" calcext:value-type="float">
            <text:p>0,17623</text:p>
          </table:table-cell>
          <table:table-cell office:value-type="float" office:value="0.0466564" calcext:value-type="float">
            <text:p>0,04666</text:p>
          </table:table-cell>
          <table:table-cell office:value-type="float" office:value="0.0436071" calcext:value-type="float">
            <text:p>0,04361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office:value-type="float" office:value="93.9865" calcext:value-type="float">
            <text:p>93,99</text:p>
          </table:table-cell>
          <table:table-cell office:value-type="float" office:value="98.9275" calcext:value-type="float">
            <text:p>98,93</text:p>
          </table:table-cell>
          <table:table-cell office:value-type="float" office:value="1.07249" calcext:value-type="float">
            <text:p>1,07</text:p>
          </table:table-cell>
          <table:table-cell office:value-type="float" office:value="4.99454" calcext:value-type="float">
            <text:p>4,99</text:p>
          </table:table-cell>
          <table:table-cell office:value-type="float" office:value="0.123708" calcext:value-type="float">
            <text:p>0,12371</text:p>
          </table:table-cell>
          <table:table-cell office:value-type="float" office:value="0.0773639" calcext:value-type="float">
            <text:p>0,07736</text:p>
          </table:table-cell>
          <table:table-cell office:value-type="float" office:value="0.0709033" calcext:value-type="float">
            <text:p>0,07090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4459" calcext:value-type="float">
            <text:p>54,45</text:p>
          </table:table-cell>
          <table:table-cell office:value-type="float" office:value="78.9381" calcext:value-type="float">
            <text:p>78,94</text:p>
          </table:table-cell>
          <table:table-cell office:value-type="float" office:value="21.0619" calcext:value-type="float">
            <text:p>21,06</text:p>
          </table:table-cell>
          <table:table-cell office:value-type="float" office:value="31.027" calcext:value-type="float">
            <text:p>31,03</text:p>
          </table:table-cell>
          <table:table-cell office:value-type="float" office:value="0.100445" calcext:value-type="float">
            <text:p>0,10045</text:p>
          </table:table-cell>
          <table:table-cell office:value-type="float" office:value="0.179936" calcext:value-type="float">
            <text:p>0,17994</text:p>
          </table:table-cell>
          <table:table-cell office:value-type="float" office:value="0.175303" calcext:value-type="float">
            <text:p>0,17530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office:value-type="float" office:value="34.3649" calcext:value-type="float">
            <text:p>34,36</text:p>
          </table:table-cell>
          <table:table-cell office:value-type="float" office:value="91.2451" calcext:value-type="float">
            <text:p>91,25</text:p>
          </table:table-cell>
          <table:table-cell office:value-type="float" office:value="8.75493" calcext:value-type="float">
            <text:p>8,75</text:p>
          </table:table-cell>
          <table:table-cell office:value-type="float" office:value="62.3378" calcext:value-type="float">
            <text:p>62,34</text:p>
          </table:table-cell>
          <table:table-cell office:value-type="float" office:value="0.0997651" calcext:value-type="float">
            <text:p>0,09977</text:p>
          </table:table-cell>
          <table:table-cell office:value-type="float" office:value="0.261596" calcext:value-type="float">
            <text:p>0,26160</text:p>
          </table:table-cell>
          <table:table-cell office:value-type="float" office:value="0.256982" calcext:value-type="float">
            <text:p>0,25698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</text:p>
          </table:table-cell>
          <table:table-cell office:value-type="float" office:value="2136.1" calcext:value-type="float">
            <text:p>2136,1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office:value-type="float" office:value="64.7863" calcext:value-type="float">
            <text:p>64,79</text:p>
          </table:table-cell>
          <table:table-cell office:value-type="float" office:value="65.161" calcext:value-type="float">
            <text:p>65,16</text:p>
          </table:table-cell>
          <table:table-cell office:value-type="float" office:value="34.839" calcext:value-type="float">
            <text:p>34,84</text:p>
          </table:table-cell>
          <table:table-cell office:value-type="float" office:value="0.574981" calcext:value-type="float">
            <text:p>0,57</text:p>
          </table:table-cell>
          <table:table-cell office:value-type="float" office:value="0.157178" calcext:value-type="float">
            <text:p>0,15718</text:p>
          </table:table-cell>
          <table:table-cell office:value-type="float" office:value="0.200737" calcext:value-type="float">
            <text:p>0,20074</text:p>
          </table:table-cell>
          <table:table-cell office:value-type="float" office:value="0.196528" calcext:value-type="float">
            <text:p>0,19653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</text:p>
          </table:table-cell>
          <table:table-cell office:value-type="float" office:value="3694.9" calcext:value-type="float">
            <text:p>3694,9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office:value-type="float" office:value="87.7091" calcext:value-type="float">
            <text:p>87,71</text:p>
          </table:table-cell>
          <table:table-cell office:value-type="float" office:value="93.579" calcext:value-type="float">
            <text:p>93,58</text:p>
          </table:table-cell>
          <table:table-cell office:value-type="float" office:value="6.42095" calcext:value-type="float">
            <text:p>6,42</text:p>
          </table:table-cell>
          <table:table-cell office:value-type="float" office:value="6.27273" calcext:value-type="float">
            <text:p>6,27</text:p>
          </table:table-cell>
          <table:table-cell office:value-type="float" office:value="0.163317" calcext:value-type="float">
            <text:p>0,16332</text:p>
          </table:table-cell>
          <table:table-cell office:value-type="float" office:value="0.190797" calcext:value-type="float">
            <text:p>0,19080</text:p>
          </table:table-cell>
          <table:table-cell office:value-type="float" office:value="0.187323" calcext:value-type="float">
            <text:p>0,18732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</text:p>
          </table:table-cell>
          <table:table-cell office:value-type="float" office:value="7490.4" calcext:value-type="float">
            <text:p>7490,4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office:value-type="float" office:value="77.505" calcext:value-type="float">
            <text:p>77,51</text:p>
          </table:table-cell>
          <table:table-cell office:value-type="float" office:value="77.6954" calcext:value-type="float">
            <text:p>77,70</text:p>
          </table:table-cell>
          <table:table-cell office:value-type="float" office:value="22.3046" calcext:value-type="float">
            <text:p>22,30</text:p>
          </table:table-cell>
          <table:table-cell office:value-type="float" office:value="0.245" calcext:value-type="float">
            <text:p>0,25</text:p>
          </table:table-cell>
          <table:table-cell office:value-type="float" office:value="0.237408" calcext:value-type="float">
            <text:p>0,23741</text:p>
          </table:table-cell>
          <table:table-cell office:value-type="float" office:value="0.173166" calcext:value-type="float">
            <text:p>0,17317</text:p>
          </table:table-cell>
          <table:table-cell office:value-type="float" office:value="0.160648" calcext:value-type="float">
            <text:p>0,16065</text:p>
          </table:table-cell>
          <table:table-cell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3" table:style-name="ta1">
        <table:table-column table:style-name="co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7" table:default-cell-style-name="ce9"/>
        <table:table-column table:style-name="co6" table:default-cell-style-name="ce9"/>
        <table:table-column table:style-name="co19" table:default-cell-style-name="ce9"/>
        <table:table-column table:style-name="co2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Ejemplos</text:p>
          </table:table-cell>
          <table:table-cell table:style-name="ce14" office:value-type="string" calcext:value-type="string">
            <text:p>Patrones</text:p>
          </table:table-cell>
          <table:table-cell table:style-name="ce14" office:value-type="string" calcext:value-type="string">
            <text:p>Train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TestNC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%NC</text:p>
          </table:table-cell>
          <table:table-cell table:style-name="ce16" office:value-type="string" calcext:value-type="string">
            <text:p>T_Train</text:p>
          </table:table-cell>
          <table:table-cell table:style-name="ce16" office:value-type="string" calcext:value-type="string">
            <text:p>T_Test</text:p>
          </table:table-cell>
          <table:table-cell table:style-name="ce16" office:value-type="string" calcext:value-type="string">
            <text:p>T_CPU_Test</text:p>
          </table:table-cell>
          <table:table-cell table:style-name="ce14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66.253846153846" calcext:value-type="float">
            <text:p>166,3</text:p>
          </table:table-cell>
          <table:table-cell table:style-name="ce15" table:formula="of:=AVERAGE([.G3:.G15])" office:value-type="float" office:value="84.5633769230769" calcext:value-type="float">
            <text:p>84,56</text:p>
          </table:table-cell>
          <table:table-cell table:style-name="ce15" table:formula="of:=AVERAGE([.H3:.H15])" office:value-type="float" office:value="15.4366292307692" calcext:value-type="float">
            <text:p>15,44</text:p>
          </table:table-cell>
          <table:table-cell table:style-name="ce15" table:formula="of:=AVERAGE([.I3:.I15])" office:value-type="float" office:value="69.2884615384615" calcext:value-type="float">
            <text:p>69,29</text:p>
          </table:table-cell>
          <table:table-cell table:style-name="ce15" table:formula="of:=AVERAGE([.J3:.J15])" office:value-type="float" office:value="76.6760692307692" calcext:value-type="float">
            <text:p>76,68</text:p>
          </table:table-cell>
          <table:table-cell table:style-name="ce15" table:formula="of:=AVERAGE([.K3:.K15])" office:value-type="float" office:value="23.3239253846154" calcext:value-type="float">
            <text:p>23,32</text:p>
          </table:table-cell>
          <table:table-cell table:style-name="ce15" table:formula="of:=AVERAGE([.L3:.L15])" office:value-type="float" office:value="8.75692512307692" calcext:value-type="float">
            <text:p>8,76</text:p>
          </table:table-cell>
          <table:table-cell table:style-name="ce17" table:formula="of:=AVERAGE([.M3:.M15])" office:value-type="float" office:value="0.0397025769230769" calcext:value-type="float">
            <text:p>0,03970</text:p>
          </table:table-cell>
          <table:table-cell table:style-name="ce17" table:formula="of:=AVERAGE([.N3:.N15])" office:value-type="float" office:value="0.00942840769230769" calcext:value-type="float">
            <text:p>0,00943</text:p>
          </table:table-cell>
          <table:table-cell table:style-name="ce17" table:formula="of:=AVERAGE([.O3:.O15])" office:value-type="float" office:value="0.00593902307692308" calcext:value-type="float">
            <text:p>0,00594</text:p>
          </table:table-cell>
          <table:table-cell table:style-name="ce15" table:formula="of:=([.O2]/[.E2])*1000000" office:value-type="float" office:value="0.942828707152365" calcext:value-type="float">
            <text:p>0,94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6.483" calcext:value-type="float">
            <text:p>16,48</text:p>
          </table:table-cell>
          <table:table-cell office:value-type="float" office:value="16.4948" calcext:value-type="float">
            <text:p>16,49</text:p>
          </table:table-cell>
          <table:table-cell office:value-type="float" office:value="83.5052" calcext:value-type="float">
            <text:p>83,51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280867" calcext:value-type="float">
            <text:p>0,02809</text:p>
          </table:table-cell>
          <table:table-cell office:value-type="float" office:value="0.008643" calcext:value-type="float">
            <text:p>0,00864</text:p>
          </table:table-cell>
          <table:table-cell office:value-type="float" office:value="0.0063047" calcext:value-type="float">
            <text:p>0,00630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office:value-type="float" office:value="79.434" calcext:value-type="float">
            <text:p>79,43</text:p>
          </table:table-cell>
          <table:table-cell office:value-type="float" office:value="79.449" calcext:value-type="float">
            <text:p>79,45</text:p>
          </table:table-cell>
          <table:table-cell office:value-type="float" office:value="20.551" calcext:value-type="float">
            <text:p>20,55</text:p>
          </table:table-cell>
          <table:table-cell office:value-type="float" office:value="0.0188679" calcext:value-type="float">
            <text:p>0,02</text:p>
          </table:table-cell>
          <table:table-cell office:value-type="float" office:value="0.0190552" calcext:value-type="float">
            <text:p>0,01906</text:p>
          </table:table-cell>
          <table:table-cell office:value-type="float" office:value="0.0038417" calcext:value-type="float">
            <text:p>0,00384</text:p>
          </table:table-cell>
          <table:table-cell office:value-type="float" office:value="0.0010229" calcext:value-type="float">
            <text:p>0,00102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office:value-type="float" office:value="57.971" calcext:value-type="float">
            <text:p>57,97</text:p>
          </table:table-cell>
          <table:table-cell office:value-type="float" office:value="60.0601" calcext:value-type="float">
            <text:p>60,06</text:p>
          </table:table-cell>
          <table:table-cell office:value-type="float" office:value="39.9399" calcext:value-type="float">
            <text:p>39,94</text:p>
          </table:table-cell>
          <table:table-cell office:value-type="float" office:value="3.47826" calcext:value-type="float">
            <text:p>3,48</text:p>
          </table:table-cell>
          <table:table-cell office:value-type="float" office:value="0.0024108" calcext:value-type="float">
            <text:p>0,00241</text:p>
          </table:table-cell>
          <table:table-cell office:value-type="float" office:value="0.0005386" calcext:value-type="float">
            <text:p>0,00054</text:p>
          </table:table-cell>
          <table:table-cell office:value-type="float" office:value="0.0002976" calcext:value-type="float">
            <text:p>0,0003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926" calcext:value-type="float">
            <text:p>22,59</text:p>
          </table:table-cell>
          <table:table-cell office:value-type="float" office:value="89.7059" calcext:value-type="float">
            <text:p>89,71</text:p>
          </table:table-cell>
          <table:table-cell office:value-type="float" office:value="10.2941" calcext:value-type="float">
            <text:p>10,29</text:p>
          </table:table-cell>
          <table:table-cell office:value-type="float" office:value="74.8148" calcext:value-type="float">
            <text:p>74,81</text:p>
          </table:table-cell>
          <table:table-cell office:value-type="float" office:value="0.0023601" calcext:value-type="float">
            <text:p>0,00236</text:p>
          </table:table-cell>
          <table:table-cell office:value-type="float" office:value="0.0005278" calcext:value-type="float">
            <text:p>0,00053</text:p>
          </table:table-cell>
          <table:table-cell office:value-type="float" office:value="0.0003669" calcext:value-type="float">
            <text:p>0,00037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6414" calcext:value-type="float">
            <text:p>0,00064</text:p>
          </table:table-cell>
          <table:table-cell office:value-type="float" office:value="0.0001256" calcext:value-type="float">
            <text:p>0,00013</text:p>
          </table:table-cell>
          <table:table-cell office:value-type="float" office:value="0.0000454" calcext:value-type="float">
            <text:p>0,000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3635" calcext:value-type="float">
            <text:p>0,00236</text:p>
          </table:table-cell>
          <table:table-cell office:value-type="float" office:value="0.0004537" calcext:value-type="float">
            <text:p>0,00045</text:p>
          </table:table-cell>
          <table:table-cell office:value-type="float" office:value="0.0001842" calcext:value-type="float">
            <text:p>0,00018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office:value-type="float" office:value="76.0241" calcext:value-type="float">
            <text:p>76,02</text:p>
          </table:table-cell>
          <table:table-cell office:value-type="float" office:value="82.376" calcext:value-type="float">
            <text:p>82,38</text:p>
          </table:table-cell>
          <table:table-cell office:value-type="float" office:value="17.624" calcext:value-type="float">
            <text:p>17,62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35184" calcext:value-type="float">
            <text:p>0,00352</text:p>
          </table:table-cell>
          <table:table-cell office:value-type="float" office:value="0.0007479" calcext:value-type="float">
            <text:p>0,00075</text:p>
          </table:table-cell>
          <table:table-cell office:value-type="float" office:value="0.0002783" calcext:value-type="float">
            <text:p>0,00028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</text:p>
          </table:table-cell>
          <table:table-cell office:value-type="float" office:value="47" calcext:value-type="float">
            <text:p>47,0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4.3662" calcext:value-type="float">
            <text:p>94,37</text:p>
          </table:table-cell>
          <table:table-cell office:value-type="float" office:value="5.6338" calcext:value-type="float">
            <text:p>5,63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09425" calcext:value-type="float">
            <text:p>0,00094</text:p>
          </table:table-cell>
          <table:table-cell office:value-type="float" office:value="0.0001905" calcext:value-type="float">
            <text:p>0,00019</text:p>
          </table:table-cell>
          <table:table-cell office:value-type="float" office:value="0.0000763" calcext:value-type="float">
            <text:p>0,00008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office:value-type="float" office:value="93.7317" calcext:value-type="float">
            <text:p>93,73</text:p>
          </table:table-cell>
          <table:table-cell office:value-type="float" office:value="93.9205" calcext:value-type="float">
            <text:p>93,92</text:p>
          </table:table-cell>
          <table:table-cell office:value-type="float" office:value="6.07947" calcext:value-type="float">
            <text:p>6,08</text:p>
          </table:table-cell>
          <table:table-cell office:value-type="float" office:value="0.201023" calcext:value-type="float">
            <text:p>0,20</text:p>
          </table:table-cell>
          <table:table-cell office:value-type="float" office:value="0.036105" calcext:value-type="float">
            <text:p>0,03611</text:p>
          </table:table-cell>
          <table:table-cell office:value-type="float" office:value="0.0070711" calcext:value-type="float">
            <text:p>0,00707</text:p>
          </table:table-cell>
          <table:table-cell office:value-type="float" office:value="0.0040052" calcext:value-type="float">
            <text:p>0,0040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80.866" calcext:value-type="float">
            <text:p>80,87</text:p>
          </table:table-cell>
          <table:table-cell office:value-type="float" office:value="19.134" calcext:value-type="float">
            <text:p>19,13</text:p>
          </table:table-cell>
          <table:table-cell office:value-type="float" office:value="0" calcext:value-type="float">
            <text:p>0,00</text:p>
          </table:table-cell>
          <table:table-cell office:value-type="float" office:value="0.0273324" calcext:value-type="float">
            <text:p>0,02733</text:p>
          </table:table-cell>
          <table:table-cell office:value-type="float" office:value="0.0055191" calcext:value-type="float">
            <text:p>0,00552</text:p>
          </table:table-cell>
          <table:table-cell office:value-type="float" office:value="0.0024641" calcext:value-type="float">
            <text:p>0,00246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5645" calcext:value-type="float">
            <text:p>70,56</text:p>
          </table:table-cell>
          <table:table-cell office:value-type="float" office:value="29.4355" calcext:value-type="float">
            <text:p>29,44</text:p>
          </table:table-cell>
          <table:table-cell office:value-type="float" office:value="3.125" calcext:value-type="float">
            <text:p>3,13</text:p>
          </table:table-cell>
          <table:table-cell office:value-type="float" office:value="0.004813" calcext:value-type="float">
            <text:p>0,00481</text:p>
          </table:table-cell>
          <table:table-cell office:value-type="float" office:value="0.0011953" calcext:value-type="float">
            <text:p>0,00120</text:p>
          </table:table-cell>
          <table:table-cell office:value-type="float" office:value="0.0007566" calcext:value-type="float">
            <text:p>0,00076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office:value-type="float" office:value="61.039" calcext:value-type="float">
            <text:p>61,04</text:p>
          </table:table-cell>
          <table:table-cell office:value-type="float" office:value="65.127" calcext:value-type="float">
            <text:p>65,13</text:p>
          </table:table-cell>
          <table:table-cell office:value-type="float" office:value="34.873" calcext:value-type="float">
            <text:p>34,87</text:p>
          </table:table-cell>
          <table:table-cell office:value-type="float" office:value="6.27706" calcext:value-type="float">
            <text:p>6,28</text:p>
          </table:table-cell>
          <table:table-cell office:value-type="float" office:value="0.0028785" calcext:value-type="float">
            <text:p>0,00288</text:p>
          </table:table-cell>
          <table:table-cell office:value-type="float" office:value="0.0009503" calcext:value-type="float">
            <text:p>0,00095</text:p>
          </table:table-cell>
          <table:table-cell office:value-type="float" office:value="0.0006946" calcext:value-type="float">
            <text:p>0,00069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office:value-type="float" office:value="92.4275" calcext:value-type="float">
            <text:p>92,43</text:p>
          </table:table-cell>
          <table:table-cell office:value-type="float" office:value="92.4386" calcext:value-type="float">
            <text:p>92,44</text:p>
          </table:table-cell>
          <table:table-cell office:value-type="float" office:value="7.56139" calcext:value-type="float">
            <text:p>7,56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85626" calcext:value-type="float">
            <text:p>0,38563</text:p>
          </table:table-cell>
          <table:table-cell office:value-type="float" office:value="0.0927647" calcext:value-type="float">
            <text:p>0,09276</text:p>
          </table:table-cell>
          <table:table-cell office:value-type="float" office:value="0.0607105" calcext:value-type="float">
            <text:p>0,06071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8.3" calcext:value-type="float">
            <text:p>17638,3</text:p>
          </table:table-cell>
          <table:table-cell table:style-name="ce15" table:formula="of:=AVERAGE([.G17:.G26])" office:value-type="float" office:value="94.7497" calcext:value-type="float">
            <text:p>94,75</text:p>
          </table:table-cell>
          <table:table-cell table:style-name="ce15" table:formula="of:=AVERAGE([.H17:.H26])" office:value-type="float" office:value="5.2503023" calcext:value-type="float">
            <text:p>5,25</text:p>
          </table:table-cell>
          <table:table-cell table:style-name="ce15" table:formula="of:=AVERAGE([.I17:.I26])" office:value-type="float" office:value="53.48342" calcext:value-type="float">
            <text:p>53,48</text:p>
          </table:table-cell>
          <table:table-cell table:style-name="ce15" table:formula="of:=AVERAGE([.J17:.J26])" office:value-type="float" office:value="89.6781" calcext:value-type="float">
            <text:p>89,68</text:p>
          </table:table-cell>
          <table:table-cell table:style-name="ce15" table:formula="of:=AVERAGE([.K17:.K26])" office:value-type="float" office:value="10.321896" calcext:value-type="float">
            <text:p>10,32</text:p>
          </table:table-cell>
          <table:table-cell table:style-name="ce15" table:formula="of:=AVERAGE([.L17:.L26])" office:value-type="float" office:value="38.807397988" calcext:value-type="float">
            <text:p>38,81</text:p>
          </table:table-cell>
          <table:table-cell table:style-name="ce17" table:formula="of:=AVERAGE([.M17:.M26])" office:value-type="float" office:value="2.28556384" calcext:value-type="float">
            <text:p>2,28556</text:p>
          </table:table-cell>
          <table:table-cell table:style-name="ce17" table:formula="of:=AVERAGE([.N17:.N26])" office:value-type="float" office:value="0.35579385" calcext:value-type="float">
            <text:p>0,35579</text:p>
          </table:table-cell>
          <table:table-cell table:style-name="ce17" table:formula="of:=AVERAGE([.O17:.O26])" office:value-type="float" office:value="0.33119808" calcext:value-type="float">
            <text:p>0,33120</text:p>
          </table:table-cell>
          <table:table-cell table:style-name="ce15" table:formula="of:=([.O16]/[.E16])*1000000" office:value-type="float" office:value="4.22774396470732" calcext:value-type="float">
            <text:p>4,2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office:value-type="float" office:value="63.3497" calcext:value-type="float">
            <text:p>63,35</text:p>
          </table:table-cell>
          <table:table-cell office:value-type="float" office:value="80.4968" calcext:value-type="float">
            <text:p>80,50</text:p>
          </table:table-cell>
          <table:table-cell office:value-type="float" office:value="19.5032" calcext:value-type="float">
            <text:p>19,50</text:p>
          </table:table-cell>
          <table:table-cell office:value-type="float" office:value="21.3016" calcext:value-type="float">
            <text:p>21,30</text:p>
          </table:table-cell>
          <table:table-cell office:value-type="float" office:value="0.453527" calcext:value-type="float">
            <text:p>0,45353</text:p>
          </table:table-cell>
          <table:table-cell office:value-type="float" office:value="0.0776121" calcext:value-type="float">
            <text:p>0,07761</text:p>
          </table:table-cell>
          <table:table-cell office:value-type="float" office:value="0.0527824" calcext:value-type="float">
            <text:p>0,05278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office:value-type="float" office:value="54.6377" calcext:value-type="float">
            <text:p>54,64</text:p>
          </table:table-cell>
          <table:table-cell office:value-type="float" office:value="81.9565" calcext:value-type="float">
            <text:p>81,96</text:p>
          </table:table-cell>
          <table:table-cell office:value-type="float" office:value="18.0435" calcext:value-type="float">
            <text:p>18,04</text:p>
          </table:table-cell>
          <table:table-cell office:value-type="float" office:value="33.3333" calcext:value-type="float">
            <text:p>33,33</text:p>
          </table:table-cell>
          <table:table-cell office:value-type="float" office:value="0.0052769" calcext:value-type="float">
            <text:p>0,00528</text:p>
          </table:table-cell>
          <table:table-cell office:value-type="float" office:value="0.0012701" calcext:value-type="float">
            <text:p>0,00127</text:p>
          </table:table-cell>
          <table:table-cell office:value-type="float" office:value="0.000889" calcext:value-type="float">
            <text:p>0,00089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office:value-type="float" office:value="39.0505" calcext:value-type="float">
            <text:p>39,05</text:p>
          </table:table-cell>
          <table:table-cell office:value-type="float" office:value="85.2843" calcext:value-type="float">
            <text:p>85,28</text:p>
          </table:table-cell>
          <table:table-cell office:value-type="float" office:value="14.7157" calcext:value-type="float">
            <text:p>14,72</text:p>
          </table:table-cell>
          <table:table-cell office:value-type="float" office:value="54.2113" calcext:value-type="float">
            <text:p>54,21</text:p>
          </table:table-cell>
          <table:table-cell office:value-type="float" office:value="0.0055101" calcext:value-type="float">
            <text:p>0,00551</text:p>
          </table:table-cell>
          <table:table-cell office:value-type="float" office:value="0.0012214" calcext:value-type="float">
            <text:p>0,00122</text:p>
          </table:table-cell>
          <table:table-cell office:value-type="float" office:value="0.000855" calcext:value-type="float">
            <text:p>0,00086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office:value-type="float" office:value="48.0869" calcext:value-type="float">
            <text:p>48,09</text:p>
          </table:table-cell>
          <table:table-cell office:value-type="float" office:value="96.3151" calcext:value-type="float">
            <text:p>96,32</text:p>
          </table:table-cell>
          <table:table-cell office:value-type="float" office:value="3.68486" calcext:value-type="float">
            <text:p>3,68</text:p>
          </table:table-cell>
          <table:table-cell office:value-type="float" office:value="50.0733" calcext:value-type="float">
            <text:p>50,07</text:p>
          </table:table-cell>
          <table:table-cell office:value-type="float" office:value="4.38733" calcext:value-type="float">
            <text:p>4,38733</text:p>
          </table:table-cell>
          <table:table-cell office:value-type="float" office:value="0.665373" calcext:value-type="float">
            <text:p>0,66537</text:p>
          </table:table-cell>
          <table:table-cell office:value-type="float" office:value="0.600529" calcext:value-type="float">
            <text:p>0,60053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24.5978" calcext:value-type="float">
            <text:p>24,60</text:p>
          </table:table-cell>
          <table:table-cell office:value-type="float" office:value="91.7585" calcext:value-type="float">
            <text:p>91,76</text:p>
          </table:table-cell>
          <table:table-cell office:value-type="float" office:value="8.24155" calcext:value-type="float">
            <text:p>8,24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640556" calcext:value-type="float">
            <text:p>0,64056</text:p>
          </table:table-cell>
          <table:table-cell office:value-type="float" office:value="0.0805573" calcext:value-type="float">
            <text:p>0,08056</text:p>
          </table:table-cell>
          <table:table-cell office:value-type="float" office:value="0.0744631" calcext:value-type="float">
            <text:p>0,07446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office:value-type="float" office:value="85.8976" calcext:value-type="float">
            <text:p>85,90</text:p>
          </table:table-cell>
          <table:table-cell office:value-type="float" office:value="85.9014" calcext:value-type="float">
            <text:p>85,90</text:p>
          </table:table-cell>
          <table:table-cell office:value-type="float" office:value="14.0986" calcext:value-type="float">
            <text:p>14,10</text:p>
          </table:table-cell>
          <table:table-cell office:value-type="float" office:value="0.00444318" calcext:value-type="float">
            <text:p>0,00</text:p>
          </table:table-cell>
          <table:table-cell office:value-type="float" office:value="15.6764" calcext:value-type="float">
            <text:p>15,67640</text:p>
          </table:table-cell>
          <table:table-cell office:value-type="float" office:value="2.47258" calcext:value-type="float">
            <text:p>2,47258</text:p>
          </table:table-cell>
          <table:table-cell office:value-type="float" office:value="2.37479" calcext:value-type="float">
            <text:p>2,37479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497" calcext:value-type="float">
            <text:p>44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503" calcext:value-type="float">
            <text:p>55,15</text:p>
          </table:table-cell>
          <table:table-cell office:value-type="float" office:value="1.46519" calcext:value-type="float">
            <text:p>1,46519</text:p>
          </table:table-cell>
          <table:table-cell office:value-type="float" office:value="0.206228" calcext:value-type="float">
            <text:p>0,20623</text:p>
          </table:table-cell>
          <table:table-cell office:value-type="float" office:value="0.169783" calcext:value-type="float">
            <text:p>0,16978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14453" calcext:value-type="float">
            <text:p>0,01145</text:p>
          </table:table-cell>
          <table:table-cell office:value-type="float" office:value="0.0018112" calcext:value-type="float">
            <text:p>0,00181</text:p>
          </table:table-cell>
          <table:table-cell office:value-type="float" office:value="0.001253" calcext:value-type="float">
            <text:p>0,00125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office:value-type="float" office:value="81.7087" calcext:value-type="float">
            <text:p>81,71</text:p>
          </table:table-cell>
          <table:table-cell office:value-type="float" office:value="81.7689" calcext:value-type="float">
            <text:p>81,77</text:p>
          </table:table-cell>
          <table:table-cell office:value-type="float" office:value="18.2311" calcext:value-type="float">
            <text:p>18,23</text:p>
          </table:table-cell>
          <table:table-cell office:value-type="float" office:value="0.0736067" calcext:value-type="float">
            <text:p>0,07</text:p>
          </table:table-cell>
          <table:table-cell office:value-type="float" office:value="0.13035" calcext:value-type="float">
            <text:p>0,13035</text:p>
          </table:table-cell>
          <table:table-cell office:value-type="float" office:value="0.0376899" calcext:value-type="float">
            <text:p>0,03769</text:p>
          </table:table-cell>
          <table:table-cell office:value-type="float" office:value="0.0271164" calcext:value-type="float">
            <text:p>0,02712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office:value-type="float" office:value="92.0556" calcext:value-type="float">
            <text:p>92,06</text:p>
          </table:table-cell>
          <table:table-cell office:value-type="float" office:value="93.2995" calcext:value-type="float">
            <text:p>93,30</text:p>
          </table:table-cell>
          <table:table-cell office:value-type="float" office:value="6.70045" calcext:value-type="float">
            <text:p>6,70</text:p>
          </table:table-cell>
          <table:table-cell office:value-type="float" office:value="1.33333" calcext:value-type="float">
            <text:p>1,33</text:p>
          </table:table-cell>
          <table:table-cell office:value-type="float" office:value="0.0800531" calcext:value-type="float">
            <text:p>0,08005</text:p>
          </table:table-cell>
          <table:table-cell office:value-type="float" office:value="0.0135955" calcext:value-type="float">
            <text:p>0,01360</text:p>
          </table:table-cell>
          <table:table-cell office:value-type="float" office:value="0.0095199" calcext:value-type="float">
            <text:p>0,00952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5" table:formula="of:=AVERAGE([.G28:.G34])" office:value-type="float" office:value="99.8717285714286" calcext:value-type="float">
            <text:p>99,87</text:p>
          </table:table-cell>
          <table:table-cell table:style-name="ce15" table:formula="of:=AVERAGE([.H28:.H34])" office:value-type="float" office:value="0.128266857142857" calcext:value-type="float">
            <text:p>0,13</text:p>
          </table:table-cell>
          <table:table-cell table:style-name="ce15" table:formula="of:=AVERAGE([.I28:.I34])" office:value-type="float" office:value="24.1931857142857" calcext:value-type="float">
            <text:p>24,19</text:p>
          </table:table-cell>
          <table:table-cell table:style-name="ce15" table:formula="of:=AVERAGE([.J28:.J34])" office:value-type="float" office:value="61.5752857142857" calcext:value-type="float">
            <text:p>61,58</text:p>
          </table:table-cell>
          <table:table-cell table:style-name="ce15" table:formula="of:=AVERAGE([.K28:.K34])" office:value-type="float" office:value="38.4247112857143" calcext:value-type="float">
            <text:p>38,42</text:p>
          </table:table-cell>
          <table:table-cell table:style-name="ce15" table:formula="of:=AVERAGE([.L28:.L34])" office:value-type="float" office:value="72.9932857142857" calcext:value-type="float">
            <text:p>72,99</text:p>
          </table:table-cell>
          <table:table-cell table:style-name="ce17" table:formula="of:=AVERAGE([.M28:.M34])" office:value-type="float" office:value="0.00550778571428571" calcext:value-type="float">
            <text:p>0,00551</text:p>
          </table:table-cell>
          <table:table-cell table:style-name="ce17" table:formula="of:=AVERAGE([.N28:.N34])" office:value-type="float" office:value="0.00879687142857143" calcext:value-type="float">
            <text:p>0,00880</text:p>
          </table:table-cell>
          <table:table-cell table:style-name="ce17" table:formula="of:=AVERAGE([.O28:.O34])" office:value-type="float" office:value="0.00861724285714286" calcext:value-type="float">
            <text:p>0,00862</text:p>
          </table:table-cell>
          <table:table-cell table:style-name="ce15" table:formula="of:=([.O27]/[.E27])*1000000" office:value-type="float" office:value="33.0524383561644" calcext:value-type="float">
            <text:p>33,0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30734" calcext:value-type="float">
            <text:p>0,00307</text:p>
          </table:table-cell>
          <table:table-cell office:value-type="float" office:value="0.0059552" calcext:value-type="float">
            <text:p>0,00596</text:p>
          </table:table-cell>
          <table:table-cell office:value-type="float" office:value="0.0058147" calcext:value-type="float">
            <text:p>0,00581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" calcext:value-type="float">
            <text:p>326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9.1781" calcext:value-type="float">
            <text:p>19,18</text:p>
          </table:table-cell>
          <table:table-cell office:value-type="float" office:value="74.4681" calcext:value-type="float">
            <text:p>74,47</text:p>
          </table:table-cell>
          <table:table-cell office:value-type="float" office:value="25.5319" calcext:value-type="float">
            <text:p>25,53</text:p>
          </table:table-cell>
          <table:table-cell office:value-type="float" office:value="74.2466" calcext:value-type="float">
            <text:p>74,25</text:p>
          </table:table-cell>
          <table:table-cell office:value-type="float" office:value="0.0046441" calcext:value-type="float">
            <text:p>0,00464</text:p>
          </table:table-cell>
          <table:table-cell office:value-type="float" office:value="0.0115942" calcext:value-type="float">
            <text:p>0,01159</text:p>
          </table:table-cell>
          <table:table-cell office:value-type="float" office:value="0.011358" calcext:value-type="float">
            <text:p>0,01136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7.8451" calcext:value-type="float">
            <text:p>17,85</text:p>
          </table:table-cell>
          <table:table-cell office:value-type="float" office:value="63.8554" calcext:value-type="float">
            <text:p>63,86</text:p>
          </table:table-cell>
          <table:table-cell office:value-type="float" office:value="36.1446" calcext:value-type="float">
            <text:p>36,14</text:p>
          </table:table-cell>
          <table:table-cell office:value-type="float" office:value="72.0539" calcext:value-type="float">
            <text:p>72,05</text:p>
          </table:table-cell>
          <table:table-cell office:value-type="float" office:value="0.0024262" calcext:value-type="float">
            <text:p>0,00243</text:p>
          </table:table-cell>
          <table:table-cell office:value-type="float" office:value="0.0007115" calcext:value-type="float">
            <text:p>0,00071</text:p>
          </table:table-cell>
          <table:table-cell office:value-type="float" office:value="0.0005396" calcext:value-type="float">
            <text:p>0,00054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0427" calcext:value-type="float">
            <text:p>35,04</text:p>
          </table:table-cell>
          <table:table-cell office:value-type="float" office:value="98.4" calcext:value-type="float">
            <text:p>98,40</text:p>
          </table:table-cell>
          <table:table-cell office:value-type="float" office:value="1.6" calcext:value-type="float">
            <text:p>1,60</text:p>
          </table:table-cell>
          <table:table-cell office:value-type="float" office:value="64.3875" calcext:value-type="float">
            <text:p>64,39</text:p>
          </table:table-cell>
          <table:table-cell office:value-type="float" office:value="0.0085156" calcext:value-type="float">
            <text:p>0,00852</text:p>
          </table:table-cell>
          <table:table-cell office:value-type="float" office:value="0.0123724" calcext:value-type="float">
            <text:p>0,01237</text:p>
          </table:table-cell>
          <table:table-cell office:value-type="float" office:value="0.0120981" calcext:value-type="float">
            <text:p>0,01210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,0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8843" calcext:value-type="float">
            <text:p>0,00988</text:p>
          </table:table-cell>
          <table:table-cell office:value-type="float" office:value="0.0133824" calcext:value-type="float">
            <text:p>0,01338</text:p>
          </table:table-cell>
          <table:table-cell office:value-type="float" office:value="0.013231" calcext:value-type="float">
            <text:p>0,01323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,0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83714" calcext:value-type="float">
            <text:p>0,00837</text:p>
          </table:table-cell>
          <table:table-cell office:value-type="float" office:value="0.0140179" calcext:value-type="float">
            <text:p>0,01402</text:p>
          </table:table-cell>
          <table:table-cell office:value-type="float" office:value="0.0138463" calcext:value-type="float">
            <text:p>0,01385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9.5506" calcext:value-type="float">
            <text:p>59,55</text:p>
          </table:table-cell>
          <table:table-cell office:value-type="float" office:value="99.0654" calcext:value-type="float">
            <text:p>99,07</text:p>
          </table:table-cell>
          <table:table-cell office:value-type="float" office:value="0.934579" calcext:value-type="float">
            <text:p>0,93</text:p>
          </table:table-cell>
          <table:table-cell office:value-type="float" office:value="39.8876" calcext:value-type="float">
            <text:p>39,89</text:p>
          </table:table-cell>
          <table:table-cell office:value-type="float" office:value="0.0016395" calcext:value-type="float">
            <text:p>0,00164</text:p>
          </table:table-cell>
          <table:table-cell office:value-type="float" office:value="0.0035445" calcext:value-type="float">
            <text:p>0,00354</text:p>
          </table:table-cell>
          <table:table-cell office:value-type="float" office:value="0.003433" calcext:value-type="float">
            <text:p>0,00343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97.93333333333" calcext:value-type="float">
            <text:p>3197,9</text:p>
          </table:table-cell>
          <table:table-cell table:style-name="ce15" table:formula="of:=AVERAGE([.G36:.G47])" office:value-type="float" office:value="91.301775" calcext:value-type="float">
            <text:p>91,30</text:p>
          </table:table-cell>
          <table:table-cell table:style-name="ce15" table:formula="of:=AVERAGE([.H36:.H47])" office:value-type="float" office:value="8.69821866666667" calcext:value-type="float">
            <text:p>8,70</text:p>
          </table:table-cell>
          <table:table-cell table:style-name="ce15" table:formula="of:=AVERAGE([.I36:.I47])" office:value-type="float" office:value="69.618425" calcext:value-type="float">
            <text:p>69,62</text:p>
          </table:table-cell>
          <table:table-cell table:style-name="ce15" table:formula="of:=AVERAGE([.J36:.J47])" office:value-type="float" office:value="78.9821166666667" calcext:value-type="float">
            <text:p>78,98</text:p>
          </table:table-cell>
          <table:table-cell table:style-name="ce15" table:formula="of:=AVERAGE([.K36:.K47])" office:value-type="float" office:value="21.0178875" calcext:value-type="float">
            <text:p>21,02</text:p>
          </table:table-cell>
          <table:table-cell table:style-name="ce15" table:formula="of:=AVERAGE([.L36:.L47])" office:value-type="float" office:value="11.1045805833333" calcext:value-type="float">
            <text:p>11,10</text:p>
          </table:table-cell>
          <table:table-cell table:style-name="ce17" table:formula="of:=AVERAGE([.M36:.M47])" office:value-type="float" office:value="0.0936865416666667" calcext:value-type="float">
            <text:p>0,09369</text:p>
          </table:table-cell>
          <table:table-cell table:style-name="ce17" table:formula="of:=AVERAGE([.N36:.N47])" office:value-type="float" office:value="0.0958153916666667" calcext:value-type="float">
            <text:p>0,09582</text:p>
          </table:table-cell>
          <table:table-cell table:style-name="ce17" table:formula="of:=AVERAGE([.O36:.O47])" office:value-type="float" office:value="0.0922760083333333" calcext:value-type="float">
            <text:p>0,09228</text:p>
          </table:table-cell>
          <table:table-cell table:style-name="ce15" table:formula="of:=([.O35]/[.E35])*1000000" office:value-type="float" office:value="15.1755190702646" calcext:value-type="float">
            <text:p>15,1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office:value-type="float" office:value="52.0095" calcext:value-type="float">
            <text:p>52,01</text:p>
          </table:table-cell>
          <table:table-cell office:value-type="float" office:value="63.2184" calcext:value-type="float">
            <text:p>63,22</text:p>
          </table:table-cell>
          <table:table-cell office:value-type="float" office:value="36.7816" calcext:value-type="float">
            <text:p>36,78</text:p>
          </table:table-cell>
          <table:table-cell office:value-type="float" office:value="17.7305" calcext:value-type="float">
            <text:p>17,73</text:p>
          </table:table-cell>
          <table:table-cell office:value-type="float" office:value="0.0101331" calcext:value-type="float">
            <text:p>0,01013</text:p>
          </table:table-cell>
          <table:table-cell office:value-type="float" office:value="0.0194889" calcext:value-type="float">
            <text:p>0,01949</text:p>
          </table:table-cell>
          <table:table-cell office:value-type="float" office:value="0.0189599" calcext:value-type="float">
            <text:p>0,01896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083937" calcext:value-type="float">
            <text:p>0,00839</text:p>
          </table:table-cell>
          <table:table-cell office:value-type="float" office:value="0.0028048" calcext:value-type="float">
            <text:p>0,00280</text:p>
          </table:table-cell>
          <table:table-cell office:value-type="float" office:value="0.0022477" calcext:value-type="float">
            <text:p>0,00225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office:value-type="float" office:value="90.8658" calcext:value-type="float">
            <text:p>90,87</text:p>
          </table:table-cell>
          <table:table-cell office:value-type="float" office:value="93.7054" calcext:value-type="float">
            <text:p>93,71</text:p>
          </table:table-cell>
          <table:table-cell office:value-type="float" office:value="6.29464" calcext:value-type="float">
            <text:p>6,2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293562" calcext:value-type="float">
            <text:p>0,02936</text:p>
          </table:table-cell>
          <table:table-cell office:value-type="float" office:value="0.0179374" calcext:value-type="float">
            <text:p>0,01794</text:p>
          </table:table-cell>
          <table:table-cell office:value-type="float" office:value="0.0165737" calcext:value-type="float">
            <text:p>0,01657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office:value-type="float" office:value="56.1601" calcext:value-type="float">
            <text:p>56,16</text:p>
          </table:table-cell>
          <table:table-cell office:value-type="float" office:value="56.9797" calcext:value-type="float">
            <text:p>56,98</text:p>
          </table:table-cell>
          <table:table-cell office:value-type="float" office:value="43.0203" calcext:value-type="float">
            <text:p>43,02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23268" calcext:value-type="float">
            <text:p>0,01233</text:p>
          </table:table-cell>
          <table:table-cell office:value-type="float" office:value="0.0059905" calcext:value-type="float">
            <text:p>0,00599</text:p>
          </table:table-cell>
          <table:table-cell office:value-type="float" office:value="0.0050621" calcext:value-type="float">
            <text:p>0,00506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</text:p>
          </table:table-cell>
          <table:table-cell office:value-type="float" office:value="50.3069" calcext:value-type="float">
            <text:p>50,31</text:p>
          </table:table-cell>
          <table:table-cell office:value-type="float" office:value="49.6931" calcext:value-type="float">
            <text:p>49,69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354893" calcext:value-type="float">
            <text:p>0,03549</text:p>
          </table:table-cell>
          <table:table-cell office:value-type="float" office:value="0.0146855" calcext:value-type="float">
            <text:p>0,01469</text:p>
          </table:table-cell>
          <table:table-cell office:value-type="float" office:value="0.0120114" calcext:value-type="float">
            <text:p>0,01201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office:value-type="float" office:value="81.1616" calcext:value-type="float">
            <text:p>81,16</text:p>
          </table:table-cell>
          <table:table-cell office:value-type="float" office:value="85.3385" calcext:value-type="float">
            <text:p>85,34</text:p>
          </table:table-cell>
          <table:table-cell office:value-type="float" office:value="14.6615" calcext:value-type="float">
            <text:p>14,66</text:p>
          </table:table-cell>
          <table:table-cell office:value-type="float" office:value="4.8945" calcext:value-type="float">
            <text:p>4,89</text:p>
          </table:table-cell>
          <table:table-cell office:value-type="float" office:value="0.173602" calcext:value-type="float">
            <text:p>0,17360</text:p>
          </table:table-cell>
          <table:table-cell office:value-type="float" office:value="0.0450892" calcext:value-type="float">
            <text:p>0,04509</text:p>
          </table:table-cell>
          <table:table-cell office:value-type="float" office:value="0.0421529" calcext:value-type="float">
            <text:p>0,04215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office:value-type="float" office:value="93.9865" calcext:value-type="float">
            <text:p>93,99</text:p>
          </table:table-cell>
          <table:table-cell office:value-type="float" office:value="98.9275" calcext:value-type="float">
            <text:p>98,93</text:p>
          </table:table-cell>
          <table:table-cell office:value-type="float" office:value="1.07249" calcext:value-type="float">
            <text:p>1,07</text:p>
          </table:table-cell>
          <table:table-cell office:value-type="float" office:value="4.99454" calcext:value-type="float">
            <text:p>4,99</text:p>
          </table:table-cell>
          <table:table-cell office:value-type="float" office:value="0.11999" calcext:value-type="float">
            <text:p>0,11999</text:p>
          </table:table-cell>
          <table:table-cell office:value-type="float" office:value="0.0725004" calcext:value-type="float">
            <text:p>0,07250</text:p>
          </table:table-cell>
          <table:table-cell office:value-type="float" office:value="0.0663204" calcext:value-type="float">
            <text:p>0,0663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4459" calcext:value-type="float">
            <text:p>54,45</text:p>
          </table:table-cell>
          <table:table-cell office:value-type="float" office:value="78.9381" calcext:value-type="float">
            <text:p>78,94</text:p>
          </table:table-cell>
          <table:table-cell office:value-type="float" office:value="21.0619" calcext:value-type="float">
            <text:p>21,06</text:p>
          </table:table-cell>
          <table:table-cell office:value-type="float" office:value="31.027" calcext:value-type="float">
            <text:p>31,03</text:p>
          </table:table-cell>
          <table:table-cell office:value-type="float" office:value="0.0910724" calcext:value-type="float">
            <text:p>0,09107</text:p>
          </table:table-cell>
          <table:table-cell office:value-type="float" office:value="0.17247" calcext:value-type="float">
            <text:p>0,17247</text:p>
          </table:table-cell>
          <table:table-cell office:value-type="float" office:value="0.168267" calcext:value-type="float">
            <text:p>0,16827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office:value-type="float" office:value="34.3649" calcext:value-type="float">
            <text:p>34,36</text:p>
          </table:table-cell>
          <table:table-cell office:value-type="float" office:value="91.2451" calcext:value-type="float">
            <text:p>91,25</text:p>
          </table:table-cell>
          <table:table-cell office:value-type="float" office:value="8.75493" calcext:value-type="float">
            <text:p>8,75</text:p>
          </table:table-cell>
          <table:table-cell office:value-type="float" office:value="62.3378" calcext:value-type="float">
            <text:p>62,34</text:p>
          </table:table-cell>
          <table:table-cell office:value-type="float" office:value="0.10005" calcext:value-type="float">
            <text:p>0,10005</text:p>
          </table:table-cell>
          <table:table-cell office:value-type="float" office:value="0.259469" calcext:value-type="float">
            <text:p>0,25947</text:p>
          </table:table-cell>
          <table:table-cell office:value-type="float" office:value="0.255043" calcext:value-type="float">
            <text:p>0,25504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office:value-type="float" office:value="64.7863" calcext:value-type="float">
            <text:p>64,79</text:p>
          </table:table-cell>
          <table:table-cell office:value-type="float" office:value="65.161" calcext:value-type="float">
            <text:p>65,16</text:p>
          </table:table-cell>
          <table:table-cell office:value-type="float" office:value="34.839" calcext:value-type="float">
            <text:p>34,84</text:p>
          </table:table-cell>
          <table:table-cell office:value-type="float" office:value="0.574981" calcext:value-type="float">
            <text:p>0,57</text:p>
          </table:table-cell>
          <table:table-cell office:value-type="float" office:value="0.162299" calcext:value-type="float">
            <text:p>0,16230</text:p>
          </table:table-cell>
          <table:table-cell office:value-type="float" office:value="0.191198" calcext:value-type="float">
            <text:p>0,19120</text:p>
          </table:table-cell>
          <table:table-cell office:value-type="float" office:value="0.187193" calcext:value-type="float">
            <text:p>0,18719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office:value-type="float" office:value="87.7091" calcext:value-type="float">
            <text:p>87,71</text:p>
          </table:table-cell>
          <table:table-cell office:value-type="float" office:value="93.579" calcext:value-type="float">
            <text:p>93,58</text:p>
          </table:table-cell>
          <table:table-cell office:value-type="float" office:value="6.42095" calcext:value-type="float">
            <text:p>6,42</text:p>
          </table:table-cell>
          <table:table-cell office:value-type="float" office:value="6.27273" calcext:value-type="float">
            <text:p>6,27</text:p>
          </table:table-cell>
          <table:table-cell office:value-type="float" office:value="0.160697" calcext:value-type="float">
            <text:p>0,16070</text:p>
          </table:table-cell>
          <table:table-cell office:value-type="float" office:value="0.191136" calcext:value-type="float">
            <text:p>0,19114</text:p>
          </table:table-cell>
          <table:table-cell office:value-type="float" office:value="0.18768" calcext:value-type="float">
            <text:p>0,18768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office:value-type="float" office:value="77.505" calcext:value-type="float">
            <text:p>77,51</text:p>
          </table:table-cell>
          <table:table-cell office:value-type="float" office:value="77.6954" calcext:value-type="float">
            <text:p>77,70</text:p>
          </table:table-cell>
          <table:table-cell office:value-type="float" office:value="22.3046" calcext:value-type="float">
            <text:p>22,30</text:p>
          </table:table-cell>
          <table:table-cell office:value-type="float" office:value="0.245" calcext:value-type="float">
            <text:p>0,25</text:p>
          </table:table-cell>
          <table:table-cell office:value-type="float" office:value="0.220829" calcext:value-type="float">
            <text:p>0,22083</text:p>
          </table:table-cell>
          <table:table-cell office:value-type="float" office:value="0.157015" calcext:value-type="float">
            <text:p>0,15702</text:p>
          </table:table-cell>
          <table:table-cell office:value-type="float" office:value="0.145801" calcext:value-type="float">
            <text:p>0,14580</text:p>
          </table:table-cell>
          <table:table-cell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4" table:style-name="ta1">
        <table:table-column table:style-name="co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7" table:default-cell-style-name="ce9"/>
        <table:table-column table:style-name="co6" table:default-cell-style-name="ce9"/>
        <table:table-column table:style-name="co19" table:default-cell-style-name="ce9"/>
        <table:table-column table:style-name="co20" table:default-cell-style-name="ce6"/>
        <table:table-row table:style-name="ro1">
          <table:table-cell table:number-columns-repeated="4"/>
          <table:table-cell table:style-name="ce14" office:value-type="string" calcext:value-type="string">
            <text:p>Ejemplos</text:p>
          </table:table-cell>
          <table:table-cell table:style-name="ce14" office:value-type="string" calcext:value-type="string">
            <text:p>Patrones</text:p>
          </table:table-cell>
          <table:table-cell table:style-name="ce14" office:value-type="string" calcext:value-type="string">
            <text:p>Train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TestNC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%NC</text:p>
          </table:table-cell>
          <table:table-cell table:style-name="ce16" office:value-type="string" calcext:value-type="string">
            <text:p>T_Train</text:p>
          </table:table-cell>
          <table:table-cell table:style-name="ce16" office:value-type="string" calcext:value-type="string">
            <text:p>T_Test</text:p>
          </table:table-cell>
          <table:table-cell table:style-name="ce16" office:value-type="string" calcext:value-type="string">
            <text:p>T_CPU_Test</text:p>
          </table:table-cell>
          <table:table-cell table:style-name="ce14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66.253846153846" calcext:value-type="float">
            <text:p>166,3</text:p>
          </table:table-cell>
          <table:table-cell table:style-name="ce15" table:formula="of:=AVERAGE([.G3:.G15])" office:value-type="float" office:value="84.5633769230769" calcext:value-type="float">
            <text:p>84,56</text:p>
          </table:table-cell>
          <table:table-cell table:style-name="ce15" table:formula="of:=AVERAGE([.H3:.H15])" office:value-type="float" office:value="15.4366292307692" calcext:value-type="float">
            <text:p>15,44</text:p>
          </table:table-cell>
          <table:table-cell table:style-name="ce15" table:formula="of:=AVERAGE([.I3:.I15])" office:value-type="float" office:value="69.2884615384615" calcext:value-type="float">
            <text:p>69,29</text:p>
          </table:table-cell>
          <table:table-cell table:style-name="ce15" table:formula="of:=AVERAGE([.J3:.J15])" office:value-type="float" office:value="76.6760692307692" calcext:value-type="float">
            <text:p>76,68</text:p>
          </table:table-cell>
          <table:table-cell table:style-name="ce15" table:formula="of:=AVERAGE([.K3:.K15])" office:value-type="float" office:value="23.3239253846154" calcext:value-type="float">
            <text:p>23,32</text:p>
          </table:table-cell>
          <table:table-cell table:style-name="ce15" table:formula="of:=AVERAGE([.L3:.L15])" office:value-type="float" office:value="8.75692512307692" calcext:value-type="float">
            <text:p>8,76</text:p>
          </table:table-cell>
          <table:table-cell table:style-name="ce17" table:formula="of:=AVERAGE([.M3:.M15])" office:value-type="float" office:value="0.0390402538461538" calcext:value-type="float">
            <text:p>0,03904</text:p>
          </table:table-cell>
          <table:table-cell table:style-name="ce17" table:formula="of:=AVERAGE([.N3:.N15])" office:value-type="float" office:value="0.00930568461538462" calcext:value-type="float">
            <text:p>0,00931</text:p>
          </table:table-cell>
          <table:table-cell table:style-name="ce17" table:formula="of:=AVERAGE([.O3:.O15])" office:value-type="float" office:value="0.00584112307692308" calcext:value-type="float">
            <text:p>0,00584</text:p>
          </table:table-cell>
          <table:table-cell table:style-name="ce15" table:formula="of:=([.O2]/[.E2])*1000000" office:value-type="float" office:value="0.927286937195472" calcext:value-type="float">
            <text:p>0,93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,0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6.483" calcext:value-type="float">
            <text:p>16,48</text:p>
          </table:table-cell>
          <table:table-cell office:value-type="float" office:value="16.4948" calcext:value-type="float">
            <text:p>16,49</text:p>
          </table:table-cell>
          <table:table-cell office:value-type="float" office:value="83.5052" calcext:value-type="float">
            <text:p>83,51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14052" calcext:value-type="float">
            <text:p>0,03141</text:p>
          </table:table-cell>
          <table:table-cell office:value-type="float" office:value="0.0095297" calcext:value-type="float">
            <text:p>0,00953</text:p>
          </table:table-cell>
          <table:table-cell office:value-type="float" office:value="0.0070811" calcext:value-type="float">
            <text:p>0,00708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,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office:value-type="float" office:value="79.434" calcext:value-type="float">
            <text:p>79,43</text:p>
          </table:table-cell>
          <table:table-cell office:value-type="float" office:value="79.449" calcext:value-type="float">
            <text:p>79,45</text:p>
          </table:table-cell>
          <table:table-cell office:value-type="float" office:value="20.551" calcext:value-type="float">
            <text:p>20,55</text:p>
          </table:table-cell>
          <table:table-cell office:value-type="float" office:value="0.0188679" calcext:value-type="float">
            <text:p>0,02</text:p>
          </table:table-cell>
          <table:table-cell office:value-type="float" office:value="0.0161737" calcext:value-type="float">
            <text:p>0,01617</text:p>
          </table:table-cell>
          <table:table-cell office:value-type="float" office:value="0.0036582" calcext:value-type="float">
            <text:p>0,00366</text:p>
          </table:table-cell>
          <table:table-cell office:value-type="float" office:value="0.0008652" calcext:value-type="float">
            <text:p>0,00087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office:value-type="float" office:value="57.971" calcext:value-type="float">
            <text:p>57,97</text:p>
          </table:table-cell>
          <table:table-cell office:value-type="float" office:value="60.0601" calcext:value-type="float">
            <text:p>60,06</text:p>
          </table:table-cell>
          <table:table-cell office:value-type="float" office:value="39.9399" calcext:value-type="float">
            <text:p>39,94</text:p>
          </table:table-cell>
          <table:table-cell office:value-type="float" office:value="3.47826" calcext:value-type="float">
            <text:p>3,48</text:p>
          </table:table-cell>
          <table:table-cell office:value-type="float" office:value="0.0017208" calcext:value-type="float">
            <text:p>0,00172</text:p>
          </table:table-cell>
          <table:table-cell office:value-type="float" office:value="0.0003898" calcext:value-type="float">
            <text:p>0,00039</text:p>
          </table:table-cell>
          <table:table-cell office:value-type="float" office:value="0.0002068" calcext:value-type="float">
            <text:p>0,00021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926" calcext:value-type="float">
            <text:p>22,59</text:p>
          </table:table-cell>
          <table:table-cell office:value-type="float" office:value="89.7059" calcext:value-type="float">
            <text:p>89,71</text:p>
          </table:table-cell>
          <table:table-cell office:value-type="float" office:value="10.2941" calcext:value-type="float">
            <text:p>10,29</text:p>
          </table:table-cell>
          <table:table-cell office:value-type="float" office:value="74.8148" calcext:value-type="float">
            <text:p>74,81</text:p>
          </table:table-cell>
          <table:table-cell office:value-type="float" office:value="0.0020005" calcext:value-type="float">
            <text:p>0,00200</text:p>
          </table:table-cell>
          <table:table-cell office:value-type="float" office:value="0.0004611" calcext:value-type="float">
            <text:p>0,00046</text:p>
          </table:table-cell>
          <table:table-cell office:value-type="float" office:value="0.0003138" calcext:value-type="float">
            <text:p>0,00031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,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6948" calcext:value-type="float">
            <text:p>0,00069</text:p>
          </table:table-cell>
          <table:table-cell office:value-type="float" office:value="0.0001336" calcext:value-type="float">
            <text:p>0,00013</text:p>
          </table:table-cell>
          <table:table-cell office:value-type="float" office:value="0.0000483" calcext:value-type="float">
            <text:p>0,000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,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25034" calcext:value-type="float">
            <text:p>0,00250</text:p>
          </table:table-cell>
          <table:table-cell office:value-type="float" office:value="0.0004854" calcext:value-type="float">
            <text:p>0,00049</text:p>
          </table:table-cell>
          <table:table-cell office:value-type="float" office:value="0.0001999" calcext:value-type="float">
            <text:p>0,00020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office:value-type="float" office:value="76.0241" calcext:value-type="float">
            <text:p>76,02</text:p>
          </table:table-cell>
          <table:table-cell office:value-type="float" office:value="82.376" calcext:value-type="float">
            <text:p>82,38</text:p>
          </table:table-cell>
          <table:table-cell office:value-type="float" office:value="17.624" calcext:value-type="float">
            <text:p>17,62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3503" calcext:value-type="float">
            <text:p>0,00350</text:p>
          </table:table-cell>
          <table:table-cell office:value-type="float" office:value="0.0007308" calcext:value-type="float">
            <text:p>0,00073</text:p>
          </table:table-cell>
          <table:table-cell office:value-type="float" office:value="0.0002542" calcext:value-type="float">
            <text:p>0,00025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,0</text:p>
          </table:table-cell>
          <table:table-cell office:value-type="float" office:value="47" calcext:value-type="float">
            <text:p>47,0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4.3662" calcext:value-type="float">
            <text:p>94,37</text:p>
          </table:table-cell>
          <table:table-cell office:value-type="float" office:value="5.6338" calcext:value-type="float">
            <text:p>5,63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09875" calcext:value-type="float">
            <text:p>0,00099</text:p>
          </table:table-cell>
          <table:table-cell office:value-type="float" office:value="0.0001933" calcext:value-type="float">
            <text:p>0,00019</text:p>
          </table:table-cell>
          <table:table-cell office:value-type="float" office:value="0.0000802" calcext:value-type="float">
            <text:p>0,00008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,0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office:value-type="float" office:value="93.7317" calcext:value-type="float">
            <text:p>93,73</text:p>
          </table:table-cell>
          <table:table-cell office:value-type="float" office:value="93.9205" calcext:value-type="float">
            <text:p>93,92</text:p>
          </table:table-cell>
          <table:table-cell office:value-type="float" office:value="6.07947" calcext:value-type="float">
            <text:p>6,08</text:p>
          </table:table-cell>
          <table:table-cell office:value-type="float" office:value="0.201023" calcext:value-type="float">
            <text:p>0,20</text:p>
          </table:table-cell>
          <table:table-cell office:value-type="float" office:value="0.0357472" calcext:value-type="float">
            <text:p>0,03575</text:p>
          </table:table-cell>
          <table:table-cell office:value-type="float" office:value="0.0067112" calcext:value-type="float">
            <text:p>0,00671</text:p>
          </table:table-cell>
          <table:table-cell office:value-type="float" office:value="0.0037846" calcext:value-type="float">
            <text:p>0,00378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80.866" calcext:value-type="float">
            <text:p>80,87</text:p>
          </table:table-cell>
          <table:table-cell office:value-type="float" office:value="19.134" calcext:value-type="float">
            <text:p>19,13</text:p>
          </table:table-cell>
          <table:table-cell office:value-type="float" office:value="0" calcext:value-type="float">
            <text:p>0,00</text:p>
          </table:table-cell>
          <table:table-cell office:value-type="float" office:value="0.0255241" calcext:value-type="float">
            <text:p>0,02552</text:p>
          </table:table-cell>
          <table:table-cell office:value-type="float" office:value="0.0051565" calcext:value-type="float">
            <text:p>0,00516</text:p>
          </table:table-cell>
          <table:table-cell office:value-type="float" office:value="0.0022671" calcext:value-type="float">
            <text:p>0,00227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,0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5645" calcext:value-type="float">
            <text:p>70,56</text:p>
          </table:table-cell>
          <table:table-cell office:value-type="float" office:value="29.4355" calcext:value-type="float">
            <text:p>29,44</text:p>
          </table:table-cell>
          <table:table-cell office:value-type="float" office:value="3.125" calcext:value-type="float">
            <text:p>3,13</text:p>
          </table:table-cell>
          <table:table-cell office:value-type="float" office:value="0.004787" calcext:value-type="float">
            <text:p>0,00479</text:p>
          </table:table-cell>
          <table:table-cell office:value-type="float" office:value="0.0011081" calcext:value-type="float">
            <text:p>0,00111</text:p>
          </table:table-cell>
          <table:table-cell office:value-type="float" office:value="0.0006918" calcext:value-type="float">
            <text:p>0,00069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office:value-type="float" office:value="61.039" calcext:value-type="float">
            <text:p>61,04</text:p>
          </table:table-cell>
          <table:table-cell office:value-type="float" office:value="65.127" calcext:value-type="float">
            <text:p>65,13</text:p>
          </table:table-cell>
          <table:table-cell office:value-type="float" office:value="34.873" calcext:value-type="float">
            <text:p>34,87</text:p>
          </table:table-cell>
          <table:table-cell office:value-type="float" office:value="6.27706" calcext:value-type="float">
            <text:p>6,28</text:p>
          </table:table-cell>
          <table:table-cell office:value-type="float" office:value="0.0045201" calcext:value-type="float">
            <text:p>0,00452</text:p>
          </table:table-cell>
          <table:table-cell office:value-type="float" office:value="0.0012041" calcext:value-type="float">
            <text:p>0,00120</text:p>
          </table:table-cell>
          <table:table-cell office:value-type="float" office:value="0.0008945" calcext:value-type="float">
            <text:p>0,00089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,0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office:value-type="float" office:value="92.4275" calcext:value-type="float">
            <text:p>92,43</text:p>
          </table:table-cell>
          <table:table-cell office:value-type="float" office:value="92.4386" calcext:value-type="float">
            <text:p>92,44</text:p>
          </table:table-cell>
          <table:table-cell office:value-type="float" office:value="7.56139" calcext:value-type="float">
            <text:p>7,56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377956" calcext:value-type="float">
            <text:p>0,37796</text:p>
          </table:table-cell>
          <table:table-cell office:value-type="float" office:value="0.0912121" calcext:value-type="float">
            <text:p>0,09121</text:p>
          </table:table-cell>
          <table:table-cell office:value-type="float" office:value="0.0592471" calcext:value-type="float">
            <text:p>0,05925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8.3" calcext:value-type="float">
            <text:p>17638,3</text:p>
          </table:table-cell>
          <table:table-cell table:style-name="ce15" table:formula="of:=AVERAGE([.G17:.G26])" office:value-type="float" office:value="94.7497" calcext:value-type="float">
            <text:p>94,75</text:p>
          </table:table-cell>
          <table:table-cell table:style-name="ce15" table:formula="of:=AVERAGE([.H17:.H26])" office:value-type="float" office:value="5.2503023" calcext:value-type="float">
            <text:p>5,25</text:p>
          </table:table-cell>
          <table:table-cell table:style-name="ce15" table:formula="of:=AVERAGE([.I17:.I26])" office:value-type="float" office:value="53.48342" calcext:value-type="float">
            <text:p>53,48</text:p>
          </table:table-cell>
          <table:table-cell table:style-name="ce15" table:formula="of:=AVERAGE([.J17:.J26])" office:value-type="float" office:value="89.6781" calcext:value-type="float">
            <text:p>89,68</text:p>
          </table:table-cell>
          <table:table-cell table:style-name="ce15" table:formula="of:=AVERAGE([.K17:.K26])" office:value-type="float" office:value="10.321896" calcext:value-type="float">
            <text:p>10,32</text:p>
          </table:table-cell>
          <table:table-cell table:style-name="ce15" table:formula="of:=AVERAGE([.L17:.L26])" office:value-type="float" office:value="38.807397988" calcext:value-type="float">
            <text:p>38,81</text:p>
          </table:table-cell>
          <table:table-cell table:style-name="ce17" table:formula="of:=AVERAGE([.M17:.M26])" office:value-type="float" office:value="2.28656027" calcext:value-type="float">
            <text:p>2,28656</text:p>
          </table:table-cell>
          <table:table-cell table:style-name="ce17" table:formula="of:=AVERAGE([.N17:.N26])" office:value-type="float" office:value="0.35757617" calcext:value-type="float">
            <text:p>0,35758</text:p>
          </table:table-cell>
          <table:table-cell table:style-name="ce17" table:formula="of:=AVERAGE([.O17:.O26])" office:value-type="float" office:value="0.33251794" calcext:value-type="float">
            <text:p>0,33252</text:p>
          </table:table-cell>
          <table:table-cell table:style-name="ce15" table:formula="of:=([.O16]/[.E16])*1000000" office:value-type="float" office:value="4.2445919794943" calcext:value-type="float">
            <text:p>4,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,0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office:value-type="float" office:value="63.3497" calcext:value-type="float">
            <text:p>63,35</text:p>
          </table:table-cell>
          <table:table-cell office:value-type="float" office:value="80.4968" calcext:value-type="float">
            <text:p>80,50</text:p>
          </table:table-cell>
          <table:table-cell office:value-type="float" office:value="19.5032" calcext:value-type="float">
            <text:p>19,50</text:p>
          </table:table-cell>
          <table:table-cell office:value-type="float" office:value="21.3016" calcext:value-type="float">
            <text:p>21,30</text:p>
          </table:table-cell>
          <table:table-cell office:value-type="float" office:value="0.46568" calcext:value-type="float">
            <text:p>0,46568</text:p>
          </table:table-cell>
          <table:table-cell office:value-type="float" office:value="0.0816766" calcext:value-type="float">
            <text:p>0,08168</text:p>
          </table:table-cell>
          <table:table-cell office:value-type="float" office:value="0.0560847" calcext:value-type="float">
            <text:p>0,05608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office:value-type="float" office:value="54.6377" calcext:value-type="float">
            <text:p>54,64</text:p>
          </table:table-cell>
          <table:table-cell office:value-type="float" office:value="81.9565" calcext:value-type="float">
            <text:p>81,96</text:p>
          </table:table-cell>
          <table:table-cell office:value-type="float" office:value="18.0435" calcext:value-type="float">
            <text:p>18,04</text:p>
          </table:table-cell>
          <table:table-cell office:value-type="float" office:value="33.3333" calcext:value-type="float">
            <text:p>33,33</text:p>
          </table:table-cell>
          <table:table-cell office:value-type="float" office:value="0.0055287" calcext:value-type="float">
            <text:p>0,00553</text:p>
          </table:table-cell>
          <table:table-cell office:value-type="float" office:value="0.0013975" calcext:value-type="float">
            <text:p>0,00140</text:p>
          </table:table-cell>
          <table:table-cell office:value-type="float" office:value="0.0009819" calcext:value-type="float">
            <text:p>0,00098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office:value-type="float" office:value="39.0505" calcext:value-type="float">
            <text:p>39,05</text:p>
          </table:table-cell>
          <table:table-cell office:value-type="float" office:value="85.2843" calcext:value-type="float">
            <text:p>85,28</text:p>
          </table:table-cell>
          <table:table-cell office:value-type="float" office:value="14.7157" calcext:value-type="float">
            <text:p>14,72</text:p>
          </table:table-cell>
          <table:table-cell office:value-type="float" office:value="54.2113" calcext:value-type="float">
            <text:p>54,21</text:p>
          </table:table-cell>
          <table:table-cell office:value-type="float" office:value="0.0055534" calcext:value-type="float">
            <text:p>0,00555</text:p>
          </table:table-cell>
          <table:table-cell office:value-type="float" office:value="0.0012045" calcext:value-type="float">
            <text:p>0,00120</text:p>
          </table:table-cell>
          <table:table-cell office:value-type="float" office:value="0.0008409" calcext:value-type="float">
            <text:p>0,00084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,0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office:value-type="float" office:value="48.0869" calcext:value-type="float">
            <text:p>48,09</text:p>
          </table:table-cell>
          <table:table-cell office:value-type="float" office:value="96.3151" calcext:value-type="float">
            <text:p>96,32</text:p>
          </table:table-cell>
          <table:table-cell office:value-type="float" office:value="3.68486" calcext:value-type="float">
            <text:p>3,68</text:p>
          </table:table-cell>
          <table:table-cell office:value-type="float" office:value="50.0733" calcext:value-type="float">
            <text:p>50,07</text:p>
          </table:table-cell>
          <table:table-cell office:value-type="float" office:value="4.36349" calcext:value-type="float">
            <text:p>4,36349</text:p>
          </table:table-cell>
          <table:table-cell office:value-type="float" office:value="0.667705" calcext:value-type="float">
            <text:p>0,66771</text:p>
          </table:table-cell>
          <table:table-cell office:value-type="float" office:value="0.600829" calcext:value-type="float">
            <text:p>0,60083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,0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24.5978" calcext:value-type="float">
            <text:p>24,60</text:p>
          </table:table-cell>
          <table:table-cell office:value-type="float" office:value="91.7585" calcext:value-type="float">
            <text:p>91,76</text:p>
          </table:table-cell>
          <table:table-cell office:value-type="float" office:value="8.24155" calcext:value-type="float">
            <text:p>8,24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658585" calcext:value-type="float">
            <text:p>0,65859</text:p>
          </table:table-cell>
          <table:table-cell office:value-type="float" office:value="0.0843732" calcext:value-type="float">
            <text:p>0,08437</text:p>
          </table:table-cell>
          <table:table-cell office:value-type="float" office:value="0.0777675" calcext:value-type="float">
            <text:p>0,07777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,0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office:value-type="float" office:value="85.8976" calcext:value-type="float">
            <text:p>85,90</text:p>
          </table:table-cell>
          <table:table-cell office:value-type="float" office:value="85.9014" calcext:value-type="float">
            <text:p>85,90</text:p>
          </table:table-cell>
          <table:table-cell office:value-type="float" office:value="14.0986" calcext:value-type="float">
            <text:p>14,10</text:p>
          </table:table-cell>
          <table:table-cell office:value-type="float" office:value="0.00444318" calcext:value-type="float">
            <text:p>0,00</text:p>
          </table:table-cell>
          <table:table-cell office:value-type="float" office:value="15.6049" calcext:value-type="float">
            <text:p>15,60490</text:p>
          </table:table-cell>
          <table:table-cell office:value-type="float" office:value="2.47506" calcext:value-type="float">
            <text:p>2,47506</text:p>
          </table:table-cell>
          <table:table-cell office:value-type="float" office:value="2.37687" calcext:value-type="float">
            <text:p>2,37687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497" calcext:value-type="float">
            <text:p>44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503" calcext:value-type="float">
            <text:p>55,15</text:p>
          </table:table-cell>
          <table:table-cell office:value-type="float" office:value="1.54366" calcext:value-type="float">
            <text:p>1,54366</text:p>
          </table:table-cell>
          <table:table-cell office:value-type="float" office:value="0.212345" calcext:value-type="float">
            <text:p>0,21235</text:p>
          </table:table-cell>
          <table:table-cell office:value-type="float" office:value="0.174649" calcext:value-type="float">
            <text:p>0,17465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,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04971" calcext:value-type="float">
            <text:p>0,01050</text:p>
          </table:table-cell>
          <table:table-cell office:value-type="float" office:value="0.0017594" calcext:value-type="float">
            <text:p>0,00176</text:p>
          </table:table-cell>
          <table:table-cell office:value-type="float" office:value="0.0012058" calcext:value-type="float">
            <text:p>0,00121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,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office:value-type="float" office:value="81.7087" calcext:value-type="float">
            <text:p>81,71</text:p>
          </table:table-cell>
          <table:table-cell office:value-type="float" office:value="81.7689" calcext:value-type="float">
            <text:p>81,77</text:p>
          </table:table-cell>
          <table:table-cell office:value-type="float" office:value="18.2311" calcext:value-type="float">
            <text:p>18,23</text:p>
          </table:table-cell>
          <table:table-cell office:value-type="float" office:value="0.0736067" calcext:value-type="float">
            <text:p>0,07</text:p>
          </table:table-cell>
          <table:table-cell office:value-type="float" office:value="0.125763" calcext:value-type="float">
            <text:p>0,12576</text:p>
          </table:table-cell>
          <table:table-cell office:value-type="float" office:value="0.0366401" calcext:value-type="float">
            <text:p>0,03664</text:p>
          </table:table-cell>
          <table:table-cell office:value-type="float" office:value="0.0263827" calcext:value-type="float">
            <text:p>0,02638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,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office:value-type="float" office:value="92.0556" calcext:value-type="float">
            <text:p>92,06</text:p>
          </table:table-cell>
          <table:table-cell office:value-type="float" office:value="93.2995" calcext:value-type="float">
            <text:p>93,30</text:p>
          </table:table-cell>
          <table:table-cell office:value-type="float" office:value="6.70045" calcext:value-type="float">
            <text:p>6,70</text:p>
          </table:table-cell>
          <table:table-cell office:value-type="float" office:value="1.33333" calcext:value-type="float">
            <text:p>1,33</text:p>
          </table:table-cell>
          <table:table-cell office:value-type="float" office:value="0.0819455" calcext:value-type="float">
            <text:p>0,08195</text:p>
          </table:table-cell>
          <table:table-cell office:value-type="float" office:value="0.0136004" calcext:value-type="float">
            <text:p>0,01360</text:p>
          </table:table-cell>
          <table:table-cell office:value-type="float" office:value="0.0095679" calcext:value-type="float">
            <text:p>0,00957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5" table:formula="of:=AVERAGE([.G28:.G34])" office:value-type="float" office:value="99.8717285714286" calcext:value-type="float">
            <text:p>99,87</text:p>
          </table:table-cell>
          <table:table-cell table:style-name="ce15" table:formula="of:=AVERAGE([.H28:.H34])" office:value-type="float" office:value="0.128266857142857" calcext:value-type="float">
            <text:p>0,13</text:p>
          </table:table-cell>
          <table:table-cell table:style-name="ce15" table:formula="of:=AVERAGE([.I28:.I34])" office:value-type="float" office:value="24.1931857142857" calcext:value-type="float">
            <text:p>24,19</text:p>
          </table:table-cell>
          <table:table-cell table:style-name="ce15" table:formula="of:=AVERAGE([.J28:.J34])" office:value-type="float" office:value="61.5752857142857" calcext:value-type="float">
            <text:p>61,58</text:p>
          </table:table-cell>
          <table:table-cell table:style-name="ce15" table:formula="of:=AVERAGE([.K28:.K34])" office:value-type="float" office:value="38.4247112857143" calcext:value-type="float">
            <text:p>38,42</text:p>
          </table:table-cell>
          <table:table-cell table:style-name="ce15" table:formula="of:=AVERAGE([.L28:.L34])" office:value-type="float" office:value="72.9932857142857" calcext:value-type="float">
            <text:p>72,99</text:p>
          </table:table-cell>
          <table:table-cell table:style-name="ce17" table:formula="of:=AVERAGE([.M28:.M34])" office:value-type="float" office:value="0.00529382857142857" calcext:value-type="float">
            <text:p>0,00529</text:p>
          </table:table-cell>
          <table:table-cell table:style-name="ce17" table:formula="of:=AVERAGE([.N28:.N34])" office:value-type="float" office:value="0.00848551428571428" calcext:value-type="float">
            <text:p>0,00849</text:p>
          </table:table-cell>
          <table:table-cell table:style-name="ce17" table:formula="of:=AVERAGE([.O28:.O34])" office:value-type="float" office:value="0.00831632857142857" calcext:value-type="float">
            <text:p>0,00832</text:p>
          </table:table-cell>
          <table:table-cell table:style-name="ce15" table:formula="of:=([.O27]/[.E27])*1000000" office:value-type="float" office:value="31.8982465753425" calcext:value-type="float">
            <text:p>31,9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26174" calcext:value-type="float">
            <text:p>0,00262</text:p>
          </table:table-cell>
          <table:table-cell office:value-type="float" office:value="0.004809" calcext:value-type="float">
            <text:p>0,00481</text:p>
          </table:table-cell>
          <table:table-cell office:value-type="float" office:value="0.0046982" calcext:value-type="float">
            <text:p>0,00470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" calcext:value-type="float">
            <text:p>326,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9.1781" calcext:value-type="float">
            <text:p>19,18</text:p>
          </table:table-cell>
          <table:table-cell office:value-type="float" office:value="74.4681" calcext:value-type="float">
            <text:p>74,47</text:p>
          </table:table-cell>
          <table:table-cell office:value-type="float" office:value="25.5319" calcext:value-type="float">
            <text:p>25,53</text:p>
          </table:table-cell>
          <table:table-cell office:value-type="float" office:value="74.2466" calcext:value-type="float">
            <text:p>74,25</text:p>
          </table:table-cell>
          <table:table-cell office:value-type="float" office:value="0.0042946" calcext:value-type="float">
            <text:p>0,00429</text:p>
          </table:table-cell>
          <table:table-cell office:value-type="float" office:value="0.0112156" calcext:value-type="float">
            <text:p>0,01122</text:p>
          </table:table-cell>
          <table:table-cell office:value-type="float" office:value="0.0110073" calcext:value-type="float">
            <text:p>0,01101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7.8451" calcext:value-type="float">
            <text:p>17,85</text:p>
          </table:table-cell>
          <table:table-cell office:value-type="float" office:value="63.8554" calcext:value-type="float">
            <text:p>63,86</text:p>
          </table:table-cell>
          <table:table-cell office:value-type="float" office:value="36.1446" calcext:value-type="float">
            <text:p>36,14</text:p>
          </table:table-cell>
          <table:table-cell office:value-type="float" office:value="72.0539" calcext:value-type="float">
            <text:p>72,05</text:p>
          </table:table-cell>
          <table:table-cell office:value-type="float" office:value="0.0023742" calcext:value-type="float">
            <text:p>0,00237</text:p>
          </table:table-cell>
          <table:table-cell office:value-type="float" office:value="0.0007066" calcext:value-type="float">
            <text:p>0,00071</text:p>
          </table:table-cell>
          <table:table-cell office:value-type="float" office:value="0.0005314" calcext:value-type="float">
            <text:p>0,00053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0427" calcext:value-type="float">
            <text:p>35,04</text:p>
          </table:table-cell>
          <table:table-cell office:value-type="float" office:value="98.4" calcext:value-type="float">
            <text:p>98,40</text:p>
          </table:table-cell>
          <table:table-cell office:value-type="float" office:value="1.6" calcext:value-type="float">
            <text:p>1,60</text:p>
          </table:table-cell>
          <table:table-cell office:value-type="float" office:value="64.3875" calcext:value-type="float">
            <text:p>64,39</text:p>
          </table:table-cell>
          <table:table-cell office:value-type="float" office:value="0.0070853" calcext:value-type="float">
            <text:p>0,00709</text:p>
          </table:table-cell>
          <table:table-cell office:value-type="float" office:value="0.0110148" calcext:value-type="float">
            <text:p>0,01101</text:p>
          </table:table-cell>
          <table:table-cell office:value-type="float" office:value="0.0107942" calcext:value-type="float">
            <text:p>0,01079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,0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4715" calcext:value-type="float">
            <text:p>0,00947</text:p>
          </table:table-cell>
          <table:table-cell office:value-type="float" office:value="0.013607" calcext:value-type="float">
            <text:p>0,01361</text:p>
          </table:table-cell>
          <table:table-cell office:value-type="float" office:value="0.0134569" calcext:value-type="float">
            <text:p>0,01346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,0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095204" calcext:value-type="float">
            <text:p>0,00952</text:p>
          </table:table-cell>
          <table:table-cell office:value-type="float" office:value="0.0142748" calcext:value-type="float">
            <text:p>0,01427</text:p>
          </table:table-cell>
          <table:table-cell office:value-type="float" office:value="0.0140696" calcext:value-type="float">
            <text:p>0,01407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9.5506" calcext:value-type="float">
            <text:p>59,55</text:p>
          </table:table-cell>
          <table:table-cell office:value-type="float" office:value="99.0654" calcext:value-type="float">
            <text:p>99,07</text:p>
          </table:table-cell>
          <table:table-cell office:value-type="float" office:value="0.934579" calcext:value-type="float">
            <text:p>0,93</text:p>
          </table:table-cell>
          <table:table-cell office:value-type="float" office:value="39.8876" calcext:value-type="float">
            <text:p>39,89</text:p>
          </table:table-cell>
          <table:table-cell office:value-type="float" office:value="0.0016934" calcext:value-type="float">
            <text:p>0,00169</text:p>
          </table:table-cell>
          <table:table-cell office:value-type="float" office:value="0.0037708" calcext:value-type="float">
            <text:p>0,00377</text:p>
          </table:table-cell>
          <table:table-cell office:value-type="float" office:value="0.0036567" calcext:value-type="float">
            <text:p>0,00366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97.93333333333" calcext:value-type="float">
            <text:p>3197,9</text:p>
          </table:table-cell>
          <table:table-cell table:style-name="ce15" table:formula="of:=AVERAGE([.G36:.G47])" office:value-type="float" office:value="91.301775" calcext:value-type="float">
            <text:p>91,30</text:p>
          </table:table-cell>
          <table:table-cell table:style-name="ce15" table:formula="of:=AVERAGE([.H36:.H47])" office:value-type="float" office:value="8.69821866666667" calcext:value-type="float">
            <text:p>8,70</text:p>
          </table:table-cell>
          <table:table-cell table:style-name="ce15" table:formula="of:=AVERAGE([.I36:.I47])" office:value-type="float" office:value="69.618425" calcext:value-type="float">
            <text:p>69,62</text:p>
          </table:table-cell>
          <table:table-cell table:style-name="ce15" table:formula="of:=AVERAGE([.J36:.J47])" office:value-type="float" office:value="78.9821166666667" calcext:value-type="float">
            <text:p>78,98</text:p>
          </table:table-cell>
          <table:table-cell table:style-name="ce15" table:formula="of:=AVERAGE([.K36:.K47])" office:value-type="float" office:value="21.0178875" calcext:value-type="float">
            <text:p>21,02</text:p>
          </table:table-cell>
          <table:table-cell table:style-name="ce15" table:formula="of:=AVERAGE([.L36:.L47])" office:value-type="float" office:value="11.1045805833333" calcext:value-type="float">
            <text:p>11,10</text:p>
          </table:table-cell>
          <table:table-cell table:style-name="ce17" table:formula="of:=AVERAGE([.M36:.M47])" office:value-type="float" office:value="0.0921750666666667" calcext:value-type="float">
            <text:p>0,09218</text:p>
          </table:table-cell>
          <table:table-cell table:style-name="ce17" table:formula="of:=AVERAGE([.N36:.N47])" office:value-type="float" office:value="0.09547535" calcext:value-type="float">
            <text:p>0,09548</text:p>
          </table:table-cell>
          <table:table-cell table:style-name="ce17" table:formula="of:=AVERAGE([.O36:.O47])" office:value-type="float" office:value="0.0919461833333333" calcext:value-type="float">
            <text:p>0,09195</text:p>
          </table:table-cell>
          <table:table-cell table:style-name="ce15" table:formula="of:=([.O35]/[.E35])*1000000" office:value-type="float" office:value="15.1212767415407" calcext:value-type="float">
            <text:p>15,1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office:value-type="float" office:value="52.0095" calcext:value-type="float">
            <text:p>52,01</text:p>
          </table:table-cell>
          <table:table-cell office:value-type="float" office:value="63.2184" calcext:value-type="float">
            <text:p>63,22</text:p>
          </table:table-cell>
          <table:table-cell office:value-type="float" office:value="36.7816" calcext:value-type="float">
            <text:p>36,78</text:p>
          </table:table-cell>
          <table:table-cell office:value-type="float" office:value="17.7305" calcext:value-type="float">
            <text:p>17,73</text:p>
          </table:table-cell>
          <table:table-cell office:value-type="float" office:value="0.0101971" calcext:value-type="float">
            <text:p>0,01020</text:p>
          </table:table-cell>
          <table:table-cell office:value-type="float" office:value="0.0182232" calcext:value-type="float">
            <text:p>0,01822</text:p>
          </table:table-cell>
          <table:table-cell office:value-type="float" office:value="0.0176931" calcext:value-type="float">
            <text:p>0,01769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083341" calcext:value-type="float">
            <text:p>0,00833</text:p>
          </table:table-cell>
          <table:table-cell office:value-type="float" office:value="0.0027719" calcext:value-type="float">
            <text:p>0,00277</text:p>
          </table:table-cell>
          <table:table-cell office:value-type="float" office:value="0.0022285" calcext:value-type="float">
            <text:p>0,00223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,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office:value-type="float" office:value="90.8658" calcext:value-type="float">
            <text:p>90,87</text:p>
          </table:table-cell>
          <table:table-cell office:value-type="float" office:value="93.7054" calcext:value-type="float">
            <text:p>93,71</text:p>
          </table:table-cell>
          <table:table-cell office:value-type="float" office:value="6.29464" calcext:value-type="float">
            <text:p>6,2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307565" calcext:value-type="float">
            <text:p>0,03076</text:p>
          </table:table-cell>
          <table:table-cell office:value-type="float" office:value="0.0176596" calcext:value-type="float">
            <text:p>0,01766</text:p>
          </table:table-cell>
          <table:table-cell office:value-type="float" office:value="0.0162643" calcext:value-type="float">
            <text:p>0,01626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office:value-type="float" office:value="56.1601" calcext:value-type="float">
            <text:p>56,16</text:p>
          </table:table-cell>
          <table:table-cell office:value-type="float" office:value="56.9797" calcext:value-type="float">
            <text:p>56,98</text:p>
          </table:table-cell>
          <table:table-cell office:value-type="float" office:value="43.0203" calcext:value-type="float">
            <text:p>43,02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25699" calcext:value-type="float">
            <text:p>0,01257</text:p>
          </table:table-cell>
          <table:table-cell office:value-type="float" office:value="0.0057291" calcext:value-type="float">
            <text:p>0,00573</text:p>
          </table:table-cell>
          <table:table-cell office:value-type="float" office:value="0.0047929" calcext:value-type="float">
            <text:p>0,00479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</text:p>
          </table:table-cell>
          <table:table-cell office:value-type="float" office:value="50.3069" calcext:value-type="float">
            <text:p>50,31</text:p>
          </table:table-cell>
          <table:table-cell office:value-type="float" office:value="49.6931" calcext:value-type="float">
            <text:p>49,69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391424" calcext:value-type="float">
            <text:p>0,03914</text:p>
          </table:table-cell>
          <table:table-cell office:value-type="float" office:value="0.0160717" calcext:value-type="float">
            <text:p>0,01607</text:p>
          </table:table-cell>
          <table:table-cell office:value-type="float" office:value="0.0131395" calcext:value-type="float">
            <text:p>0,01314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,0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office:value-type="float" office:value="81.1616" calcext:value-type="float">
            <text:p>81,16</text:p>
          </table:table-cell>
          <table:table-cell office:value-type="float" office:value="85.3385" calcext:value-type="float">
            <text:p>85,34</text:p>
          </table:table-cell>
          <table:table-cell office:value-type="float" office:value="14.6615" calcext:value-type="float">
            <text:p>14,66</text:p>
          </table:table-cell>
          <table:table-cell office:value-type="float" office:value="4.8945" calcext:value-type="float">
            <text:p>4,89</text:p>
          </table:table-cell>
          <table:table-cell office:value-type="float" office:value="0.167898" calcext:value-type="float">
            <text:p>0,16790</text:p>
          </table:table-cell>
          <table:table-cell office:value-type="float" office:value="0.045231" calcext:value-type="float">
            <text:p>0,04523</text:p>
          </table:table-cell>
          <table:table-cell office:value-type="float" office:value="0.0422748" calcext:value-type="float">
            <text:p>0,04227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office:value-type="float" office:value="93.9865" calcext:value-type="float">
            <text:p>93,99</text:p>
          </table:table-cell>
          <table:table-cell office:value-type="float" office:value="98.9275" calcext:value-type="float">
            <text:p>98,93</text:p>
          </table:table-cell>
          <table:table-cell office:value-type="float" office:value="1.07249" calcext:value-type="float">
            <text:p>1,07</text:p>
          </table:table-cell>
          <table:table-cell office:value-type="float" office:value="4.99454" calcext:value-type="float">
            <text:p>4,99</text:p>
          </table:table-cell>
          <table:table-cell office:value-type="float" office:value="0.115869" calcext:value-type="float">
            <text:p>0,11587</text:p>
          </table:table-cell>
          <table:table-cell office:value-type="float" office:value="0.0726957" calcext:value-type="float">
            <text:p>0,07270</text:p>
          </table:table-cell>
          <table:table-cell office:value-type="float" office:value="0.0665481" calcext:value-type="float">
            <text:p>0,06655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4459" calcext:value-type="float">
            <text:p>54,45</text:p>
          </table:table-cell>
          <table:table-cell office:value-type="float" office:value="78.9381" calcext:value-type="float">
            <text:p>78,94</text:p>
          </table:table-cell>
          <table:table-cell office:value-type="float" office:value="21.0619" calcext:value-type="float">
            <text:p>21,06</text:p>
          </table:table-cell>
          <table:table-cell office:value-type="float" office:value="31.027" calcext:value-type="float">
            <text:p>31,03</text:p>
          </table:table-cell>
          <table:table-cell office:value-type="float" office:value="0.0984237" calcext:value-type="float">
            <text:p>0,09842</text:p>
          </table:table-cell>
          <table:table-cell office:value-type="float" office:value="0.172188" calcext:value-type="float">
            <text:p>0,17219</text:p>
          </table:table-cell>
          <table:table-cell office:value-type="float" office:value="0.167889" calcext:value-type="float">
            <text:p>0,16789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office:value-type="float" office:value="34.3649" calcext:value-type="float">
            <text:p>34,36</text:p>
          </table:table-cell>
          <table:table-cell office:value-type="float" office:value="91.2451" calcext:value-type="float">
            <text:p>91,25</text:p>
          </table:table-cell>
          <table:table-cell office:value-type="float" office:value="8.75493" calcext:value-type="float">
            <text:p>8,75</text:p>
          </table:table-cell>
          <table:table-cell office:value-type="float" office:value="62.3378" calcext:value-type="float">
            <text:p>62,34</text:p>
          </table:table-cell>
          <table:table-cell office:value-type="float" office:value="0.0999591" calcext:value-type="float">
            <text:p>0,09996</text:p>
          </table:table-cell>
          <table:table-cell office:value-type="float" office:value="0.262691" calcext:value-type="float">
            <text:p>0,26269</text:p>
          </table:table-cell>
          <table:table-cell office:value-type="float" office:value="0.258074" calcext:value-type="float">
            <text:p>0,25807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,0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office:value-type="float" office:value="64.7863" calcext:value-type="float">
            <text:p>64,79</text:p>
          </table:table-cell>
          <table:table-cell office:value-type="float" office:value="65.161" calcext:value-type="float">
            <text:p>65,16</text:p>
          </table:table-cell>
          <table:table-cell office:value-type="float" office:value="34.839" calcext:value-type="float">
            <text:p>34,84</text:p>
          </table:table-cell>
          <table:table-cell office:value-type="float" office:value="0.574981" calcext:value-type="float">
            <text:p>0,57</text:p>
          </table:table-cell>
          <table:table-cell office:value-type="float" office:value="0.152594" calcext:value-type="float">
            <text:p>0,15259</text:p>
          </table:table-cell>
          <table:table-cell office:value-type="float" office:value="0.187926" calcext:value-type="float">
            <text:p>0,18793</text:p>
          </table:table-cell>
          <table:table-cell office:value-type="float" office:value="0.184248" calcext:value-type="float">
            <text:p>0,18425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,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office:value-type="float" office:value="87.7091" calcext:value-type="float">
            <text:p>87,71</text:p>
          </table:table-cell>
          <table:table-cell office:value-type="float" office:value="93.579" calcext:value-type="float">
            <text:p>93,58</text:p>
          </table:table-cell>
          <table:table-cell office:value-type="float" office:value="6.42095" calcext:value-type="float">
            <text:p>6,42</text:p>
          </table:table-cell>
          <table:table-cell office:value-type="float" office:value="6.27273" calcext:value-type="float">
            <text:p>6,27</text:p>
          </table:table-cell>
          <table:table-cell office:value-type="float" office:value="0.154519" calcext:value-type="float">
            <text:p>0,15452</text:p>
          </table:table-cell>
          <table:table-cell office:value-type="float" office:value="0.18673" calcext:value-type="float">
            <text:p>0,18673</text:p>
          </table:table-cell>
          <table:table-cell office:value-type="float" office:value="0.183452" calcext:value-type="float">
            <text:p>0,18345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,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office:value-type="float" office:value="77.505" calcext:value-type="float">
            <text:p>77,51</text:p>
          </table:table-cell>
          <table:table-cell office:value-type="float" office:value="77.6954" calcext:value-type="float">
            <text:p>77,70</text:p>
          </table:table-cell>
          <table:table-cell office:value-type="float" office:value="22.3046" calcext:value-type="float">
            <text:p>22,30</text:p>
          </table:table-cell>
          <table:table-cell office:value-type="float" office:value="0.245" calcext:value-type="float">
            <text:p>0,25</text:p>
          </table:table-cell>
          <table:table-cell office:value-type="float" office:value="0.215838" calcext:value-type="float">
            <text:p>0,21584</text:p>
          </table:table-cell>
          <table:table-cell office:value-type="float" office:value="0.157787" calcext:value-type="float">
            <text:p>0,15779</text:p>
          </table:table-cell>
          <table:table-cell office:value-type="float" office:value="0.14675" calcext:value-type="float">
            <text:p>0,14675</text:p>
          </table:table-cell>
          <table:table-cell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7" table:style-name="ta1">
        <table:table-column table:style-name="co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7" table:default-cell-style-name="ce9"/>
        <table:table-column table:style-name="co6" table:default-cell-style-name="ce9"/>
        <table:table-column table:style-name="co19" table:default-cell-style-name="ce9"/>
        <table:table-column table:style-name="co2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Ejemplos</text:p>
          </table:table-cell>
          <table:table-cell table:style-name="ce14" office:value-type="string" calcext:value-type="string">
            <text:p>Patrones</text:p>
          </table:table-cell>
          <table:table-cell table:style-name="ce14" office:value-type="string" calcext:value-type="string">
            <text:p>Train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TestNC</text:p>
          </table:table-cell>
          <table:table-cell table:style-name="ce14" office:value-type="string" calcext:value-type="string">
            <text:p>Error</text:p>
          </table:table-cell>
          <table:table-cell table:style-name="ce14" office:value-type="string" calcext:value-type="string">
            <text:p>%NC</text:p>
          </table:table-cell>
          <table:table-cell table:style-name="ce16" office:value-type="string" calcext:value-type="string">
            <text:p>T_Train</text:p>
          </table:table-cell>
          <table:table-cell table:style-name="ce16" office:value-type="string" calcext:value-type="string">
            <text:p>T_Test</text:p>
          </table:table-cell>
          <table:table-cell table:style-name="ce16" office:value-type="string" calcext:value-type="string">
            <text:p>T_CPU_Test</text:p>
          </table:table-cell>
          <table:table-cell table:style-name="ce14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66.253846153846" calcext:value-type="float">
            <text:p>166,3</text:p>
          </table:table-cell>
          <table:table-cell table:style-name="ce15" table:formula="of:=AVERAGE([.G3:.G15])" office:value-type="float" office:value="84.5633769230769" calcext:value-type="float">
            <text:p>84,56</text:p>
          </table:table-cell>
          <table:table-cell table:style-name="ce15" table:formula="of:=AVERAGE([.H3:.H15])" office:value-type="float" office:value="15.4366292307692" calcext:value-type="float">
            <text:p>15,44</text:p>
          </table:table-cell>
          <table:table-cell table:style-name="ce15" table:formula="of:=AVERAGE([.I3:.I15])" office:value-type="float" office:value="69.2884615384615" calcext:value-type="float">
            <text:p>69,29</text:p>
          </table:table-cell>
          <table:table-cell table:style-name="ce15" table:formula="of:=AVERAGE([.J3:.J15])" office:value-type="float" office:value="76.6760692307692" calcext:value-type="float">
            <text:p>76,68</text:p>
          </table:table-cell>
          <table:table-cell table:style-name="ce15" table:formula="of:=AVERAGE([.K3:.K15])" office:value-type="float" office:value="23.3239253846154" calcext:value-type="float">
            <text:p>23,32</text:p>
          </table:table-cell>
          <table:table-cell table:style-name="ce15" table:formula="of:=AVERAGE([.L3:.L15])" office:value-type="float" office:value="8.75692512307692" calcext:value-type="float">
            <text:p>8,76</text:p>
          </table:table-cell>
          <table:table-cell table:style-name="ce17" table:formula="of:=AVERAGE([.M3:.M15])" office:value-type="float" office:value="0.0496619461538462" calcext:value-type="float">
            <text:p>0,04966</text:p>
          </table:table-cell>
          <table:table-cell table:style-name="ce17" table:formula="of:=AVERAGE([.N3:.N15])" office:value-type="float" office:value="0.0125079153846154" calcext:value-type="float">
            <text:p>0,01251</text:p>
          </table:table-cell>
          <table:table-cell table:style-name="ce17" table:formula="of:=AVERAGE([.O3:.O15])" office:value-type="float" office:value="0.00800303076923077" calcext:value-type="float">
            <text:p>0,00800</text:p>
          </table:table-cell>
          <table:table-cell table:style-name="ce15" table:formula="of:=([.O2]/[.E2])*1000000" office:value-type="float" office:value="1.27049298440572" calcext:value-type="float">
            <text:p>1,2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6.483" calcext:value-type="float">
            <text:p>16,48</text:p>
          </table:table-cell>
          <table:table-cell office:value-type="float" office:value="16.4948" calcext:value-type="float">
            <text:p>16,49</text:p>
          </table:table-cell>
          <table:table-cell office:value-type="float" office:value="83.5052" calcext:value-type="float">
            <text:p>83,51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0358405" calcext:value-type="float">
            <text:p>0,03584</text:p>
          </table:table-cell>
          <table:table-cell office:value-type="float" office:value="0.0117774" calcext:value-type="float">
            <text:p>0,01178</text:p>
          </table:table-cell>
          <table:table-cell office:value-type="float" office:value="0.0086847" calcext:value-type="float">
            <text:p>0,00868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office:value-type="float" office:value="79.434" calcext:value-type="float">
            <text:p>79,43</text:p>
          </table:table-cell>
          <table:table-cell office:value-type="float" office:value="79.449" calcext:value-type="float">
            <text:p>79,45</text:p>
          </table:table-cell>
          <table:table-cell office:value-type="float" office:value="20.551" calcext:value-type="float">
            <text:p>20,55</text:p>
          </table:table-cell>
          <table:table-cell office:value-type="float" office:value="0.0188679" calcext:value-type="float">
            <text:p>0,02</text:p>
          </table:table-cell>
          <table:table-cell office:value-type="float" office:value="0.0204653" calcext:value-type="float">
            <text:p>0,02047</text:p>
          </table:table-cell>
          <table:table-cell office:value-type="float" office:value="0.0044682" calcext:value-type="float">
            <text:p>0,00447</text:p>
          </table:table-cell>
          <table:table-cell office:value-type="float" office:value="0.0011422" calcext:value-type="float">
            <text:p>0,00114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office:value-type="float" office:value="57.971" calcext:value-type="float">
            <text:p>57,97</text:p>
          </table:table-cell>
          <table:table-cell office:value-type="float" office:value="60.0601" calcext:value-type="float">
            <text:p>60,06</text:p>
          </table:table-cell>
          <table:table-cell office:value-type="float" office:value="39.9399" calcext:value-type="float">
            <text:p>39,94</text:p>
          </table:table-cell>
          <table:table-cell office:value-type="float" office:value="3.47826" calcext:value-type="float">
            <text:p>3,48</text:p>
          </table:table-cell>
          <table:table-cell office:value-type="float" office:value="0.0025448" calcext:value-type="float">
            <text:p>0,00254</text:p>
          </table:table-cell>
          <table:table-cell office:value-type="float" office:value="0.0005695" calcext:value-type="float">
            <text:p>0,00057</text:p>
          </table:table-cell>
          <table:table-cell office:value-type="float" office:value="0.0003068" calcext:value-type="float">
            <text:p>0,00031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5926" calcext:value-type="float">
            <text:p>22,59</text:p>
          </table:table-cell>
          <table:table-cell office:value-type="float" office:value="89.7059" calcext:value-type="float">
            <text:p>89,71</text:p>
          </table:table-cell>
          <table:table-cell office:value-type="float" office:value="10.2941" calcext:value-type="float">
            <text:p>10,29</text:p>
          </table:table-cell>
          <table:table-cell office:value-type="float" office:value="74.8148" calcext:value-type="float">
            <text:p>74,81</text:p>
          </table:table-cell>
          <table:table-cell office:value-type="float" office:value="0.0029292" calcext:value-type="float">
            <text:p>0,00293</text:p>
          </table:table-cell>
          <table:table-cell office:value-type="float" office:value="0.0006772" calcext:value-type="float">
            <text:p>0,00068</text:p>
          </table:table-cell>
          <table:table-cell office:value-type="float" office:value="0.0004632" calcext:value-type="float">
            <text:p>0,00046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0948" calcext:value-type="float">
            <text:p>0,00095</text:p>
          </table:table-cell>
          <table:table-cell office:value-type="float" office:value="0.0001878" calcext:value-type="float">
            <text:p>0,00019</text:p>
          </table:table-cell>
          <table:table-cell office:value-type="float" office:value="0.0000719" calcext:value-type="float">
            <text:p>0,00007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31189" calcext:value-type="float">
            <text:p>0,00312</text:p>
          </table:table-cell>
          <table:table-cell office:value-type="float" office:value="0.0005322" calcext:value-type="float">
            <text:p>0,00053</text:p>
          </table:table-cell>
          <table:table-cell office:value-type="float" office:value="0.0002171" calcext:value-type="float">
            <text:p>0,00022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office:value-type="float" office:value="76.0241" calcext:value-type="float">
            <text:p>76,02</text:p>
          </table:table-cell>
          <table:table-cell office:value-type="float" office:value="82.376" calcext:value-type="float">
            <text:p>82,38</text:p>
          </table:table-cell>
          <table:table-cell office:value-type="float" office:value="17.624" calcext:value-type="float">
            <text:p>17,62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45672" calcext:value-type="float">
            <text:p>0,00457</text:p>
          </table:table-cell>
          <table:table-cell office:value-type="float" office:value="0.0008559" calcext:value-type="float">
            <text:p>0,00086</text:p>
          </table:table-cell>
          <table:table-cell office:value-type="float" office:value="0.0003131" calcext:value-type="float">
            <text:p>0,00031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office:value-type="float" office:value="93.4884" calcext:value-type="float">
            <text:p>93,49</text:p>
          </table:table-cell>
          <table:table-cell office:value-type="float" office:value="94.3662" calcext:value-type="float">
            <text:p>94,37</text:p>
          </table:table-cell>
          <table:table-cell office:value-type="float" office:value="5.6338" calcext:value-type="float">
            <text:p>5,63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12914" calcext:value-type="float">
            <text:p>0,00129</text:p>
          </table:table-cell>
          <table:table-cell office:value-type="float" office:value="0.0002585" calcext:value-type="float">
            <text:p>0,00026</text:p>
          </table:table-cell>
          <table:table-cell office:value-type="float" office:value="0.000110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office:value-type="float" office:value="93.7317" calcext:value-type="float">
            <text:p>93,73</text:p>
          </table:table-cell>
          <table:table-cell office:value-type="float" office:value="93.9205" calcext:value-type="float">
            <text:p>93,92</text:p>
          </table:table-cell>
          <table:table-cell office:value-type="float" office:value="6.07947" calcext:value-type="float">
            <text:p>6,08</text:p>
          </table:table-cell>
          <table:table-cell office:value-type="float" office:value="0.201023" calcext:value-type="float">
            <text:p>0,20</text:p>
          </table:table-cell>
          <table:table-cell office:value-type="float" office:value="0.0495077" calcext:value-type="float">
            <text:p>0,04951</text:p>
          </table:table-cell>
          <table:table-cell office:value-type="float" office:value="0.0096626" calcext:value-type="float">
            <text:p>0,00966</text:p>
          </table:table-cell>
          <table:table-cell office:value-type="float" office:value="0.005574" calcext:value-type="float">
            <text:p>0,00557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80.866" calcext:value-type="float">
            <text:p>80,87</text:p>
          </table:table-cell>
          <table:table-cell office:value-type="float" office:value="19.134" calcext:value-type="float">
            <text:p>19,13</text:p>
          </table:table-cell>
          <table:table-cell office:value-type="float" office:value="0" calcext:value-type="float">
            <text:p>0,00</text:p>
          </table:table-cell>
          <table:table-cell office:value-type="float" office:value="0.0348935" calcext:value-type="float">
            <text:p>0,03489</text:p>
          </table:table-cell>
          <table:table-cell office:value-type="float" office:value="0.0075274" calcext:value-type="float">
            <text:p>0,00753</text:p>
          </table:table-cell>
          <table:table-cell office:value-type="float" office:value="0.0034768" calcext:value-type="float">
            <text:p>0,00348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5645" calcext:value-type="float">
            <text:p>70,56</text:p>
          </table:table-cell>
          <table:table-cell office:value-type="float" office:value="29.4355" calcext:value-type="float">
            <text:p>29,44</text:p>
          </table:table-cell>
          <table:table-cell office:value-type="float" office:value="3.125" calcext:value-type="float">
            <text:p>3,13</text:p>
          </table:table-cell>
          <table:table-cell office:value-type="float" office:value="0.0054648" calcext:value-type="float">
            <text:p>0,00546</text:p>
          </table:table-cell>
          <table:table-cell office:value-type="float" office:value="0.0014461" calcext:value-type="float">
            <text:p>0,00145</text:p>
          </table:table-cell>
          <table:table-cell office:value-type="float" office:value="0.0009324" calcext:value-type="float">
            <text:p>0,00093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office:value-type="float" office:value="61.039" calcext:value-type="float">
            <text:p>61,04</text:p>
          </table:table-cell>
          <table:table-cell office:value-type="float" office:value="65.127" calcext:value-type="float">
            <text:p>65,13</text:p>
          </table:table-cell>
          <table:table-cell office:value-type="float" office:value="34.873" calcext:value-type="float">
            <text:p>34,87</text:p>
          </table:table-cell>
          <table:table-cell office:value-type="float" office:value="6.27706" calcext:value-type="float">
            <text:p>6,28</text:p>
          </table:table-cell>
          <table:table-cell office:value-type="float" office:value="0.003893" calcext:value-type="float">
            <text:p>0,00389</text:p>
          </table:table-cell>
          <table:table-cell office:value-type="float" office:value="0.0012381" calcext:value-type="float">
            <text:p>0,00124</text:p>
          </table:table-cell>
          <table:table-cell office:value-type="float" office:value="0.0008967" calcext:value-type="float">
            <text:p>0,00090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office:value-type="float" office:value="92.4275" calcext:value-type="float">
            <text:p>92,43</text:p>
          </table:table-cell>
          <table:table-cell office:value-type="float" office:value="92.4386" calcext:value-type="float">
            <text:p>92,44</text:p>
          </table:table-cell>
          <table:table-cell office:value-type="float" office:value="7.56139" calcext:value-type="float">
            <text:p>7,56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480141" calcext:value-type="float">
            <text:p>0,48014</text:p>
          </table:table-cell>
          <table:table-cell office:value-type="float" office:value="0.123402" calcext:value-type="float">
            <text:p>0,12340</text:p>
          </table:table-cell>
          <table:table-cell office:value-type="float" office:value="0.0818504" calcext:value-type="float">
            <text:p>0,08185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8.3" calcext:value-type="float">
            <text:p>17638,3</text:p>
          </table:table-cell>
          <table:table-cell table:style-name="ce15" table:formula="of:=AVERAGE([.G17:.G26])" office:value-type="float" office:value="94.7497" calcext:value-type="float">
            <text:p>94,75</text:p>
          </table:table-cell>
          <table:table-cell table:style-name="ce15" table:formula="of:=AVERAGE([.H17:.H26])" office:value-type="float" office:value="5.2503023" calcext:value-type="float">
            <text:p>5,25</text:p>
          </table:table-cell>
          <table:table-cell table:style-name="ce15" table:formula="of:=AVERAGE([.I17:.I26])" office:value-type="float" office:value="53.48342" calcext:value-type="float">
            <text:p>53,48</text:p>
          </table:table-cell>
          <table:table-cell table:style-name="ce15" table:formula="of:=AVERAGE([.J17:.J26])" office:value-type="float" office:value="89.6781" calcext:value-type="float">
            <text:p>89,68</text:p>
          </table:table-cell>
          <table:table-cell table:style-name="ce15" table:formula="of:=AVERAGE([.K17:.K26])" office:value-type="float" office:value="10.321896" calcext:value-type="float">
            <text:p>10,32</text:p>
          </table:table-cell>
          <table:table-cell table:style-name="ce15" table:formula="of:=AVERAGE([.L17:.L26])" office:value-type="float" office:value="38.807397988" calcext:value-type="float">
            <text:p>38,81</text:p>
          </table:table-cell>
          <table:table-cell table:style-name="ce17" table:formula="of:=AVERAGE([.M17:.M26])" office:value-type="float" office:value="2.73278153" calcext:value-type="float">
            <text:p>2,73278</text:p>
          </table:table-cell>
          <table:table-cell table:style-name="ce17" table:formula="of:=AVERAGE([.N17:.N26])" office:value-type="float" office:value="0.42673625" calcext:value-type="float">
            <text:p>0,42674</text:p>
          </table:table-cell>
          <table:table-cell table:style-name="ce17" table:formula="of:=AVERAGE([.O17:.O26])" office:value-type="float" office:value="0.39474134" calcext:value-type="float">
            <text:p>0,39474</text:p>
          </table:table-cell>
          <table:table-cell table:style-name="ce15" table:formula="of:=([.O16]/[.E16])*1000000" office:value-type="float" office:value="5.03887376945386" calcext:value-type="float">
            <text:p>5,0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office:value-type="float" office:value="63.3497" calcext:value-type="float">
            <text:p>63,35</text:p>
          </table:table-cell>
          <table:table-cell office:value-type="float" office:value="80.4968" calcext:value-type="float">
            <text:p>80,50</text:p>
          </table:table-cell>
          <table:table-cell office:value-type="float" office:value="19.5032" calcext:value-type="float">
            <text:p>19,50</text:p>
          </table:table-cell>
          <table:table-cell office:value-type="float" office:value="21.3016" calcext:value-type="float">
            <text:p>21,30</text:p>
          </table:table-cell>
          <table:table-cell office:value-type="float" office:value="0.611986" calcext:value-type="float">
            <text:p>0,61199</text:p>
          </table:table-cell>
          <table:table-cell office:value-type="float" office:value="0.100669" calcext:value-type="float">
            <text:p>0,10067</text:p>
          </table:table-cell>
          <table:table-cell office:value-type="float" office:value="0.0699573" calcext:value-type="float">
            <text:p>0,06996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office:value-type="float" office:value="54.6377" calcext:value-type="float">
            <text:p>54,64</text:p>
          </table:table-cell>
          <table:table-cell office:value-type="float" office:value="81.9565" calcext:value-type="float">
            <text:p>81,96</text:p>
          </table:table-cell>
          <table:table-cell office:value-type="float" office:value="18.0435" calcext:value-type="float">
            <text:p>18,04</text:p>
          </table:table-cell>
          <table:table-cell office:value-type="float" office:value="33.3333" calcext:value-type="float">
            <text:p>33,33</text:p>
          </table:table-cell>
          <table:table-cell office:value-type="float" office:value="0.008035" calcext:value-type="float">
            <text:p>0,00804</text:p>
          </table:table-cell>
          <table:table-cell office:value-type="float" office:value="0.0018111" calcext:value-type="float">
            <text:p>0,00181</text:p>
          </table:table-cell>
          <table:table-cell office:value-type="float" office:value="0.0012426" calcext:value-type="float">
            <text:p>0,00124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office:value-type="float" office:value="39.0505" calcext:value-type="float">
            <text:p>39,05</text:p>
          </table:table-cell>
          <table:table-cell office:value-type="float" office:value="85.2843" calcext:value-type="float">
            <text:p>85,28</text:p>
          </table:table-cell>
          <table:table-cell office:value-type="float" office:value="14.7157" calcext:value-type="float">
            <text:p>14,72</text:p>
          </table:table-cell>
          <table:table-cell office:value-type="float" office:value="54.2113" calcext:value-type="float">
            <text:p>54,21</text:p>
          </table:table-cell>
          <table:table-cell office:value-type="float" office:value="0.0078027" calcext:value-type="float">
            <text:p>0,00780</text:p>
          </table:table-cell>
          <table:table-cell office:value-type="float" office:value="0.0017164" calcext:value-type="float">
            <text:p>0,00172</text:p>
          </table:table-cell>
          <table:table-cell office:value-type="float" office:value="0.0012093" calcext:value-type="float">
            <text:p>0,00121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office:value-type="float" office:value="48.0869" calcext:value-type="float">
            <text:p>48,09</text:p>
          </table:table-cell>
          <table:table-cell office:value-type="float" office:value="96.3151" calcext:value-type="float">
            <text:p>96,32</text:p>
          </table:table-cell>
          <table:table-cell office:value-type="float" office:value="3.68486" calcext:value-type="float">
            <text:p>3,68</text:p>
          </table:table-cell>
          <table:table-cell office:value-type="float" office:value="50.0733" calcext:value-type="float">
            <text:p>50,07</text:p>
          </table:table-cell>
          <table:table-cell office:value-type="float" office:value="5.30813" calcext:value-type="float">
            <text:p>5,30813</text:p>
          </table:table-cell>
          <table:table-cell office:value-type="float" office:value="0.850448" calcext:value-type="float">
            <text:p>0,85045</text:p>
          </table:table-cell>
          <table:table-cell office:value-type="float" office:value="0.760804" calcext:value-type="float">
            <text:p>0,76080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24.5978" calcext:value-type="float">
            <text:p>24,60</text:p>
          </table:table-cell>
          <table:table-cell office:value-type="float" office:value="91.7585" calcext:value-type="float">
            <text:p>91,76</text:p>
          </table:table-cell>
          <table:table-cell office:value-type="float" office:value="8.24155" calcext:value-type="float">
            <text:p>8,24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842041" calcext:value-type="float">
            <text:p>0,84204</text:p>
          </table:table-cell>
          <table:table-cell office:value-type="float" office:value="0.10529" calcext:value-type="float">
            <text:p>0,10529</text:p>
          </table:table-cell>
          <table:table-cell office:value-type="float" office:value="0.0963026" calcext:value-type="float">
            <text:p>0,09630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office:value-type="float" office:value="85.8976" calcext:value-type="float">
            <text:p>85,90</text:p>
          </table:table-cell>
          <table:table-cell office:value-type="float" office:value="85.9014" calcext:value-type="float">
            <text:p>85,90</text:p>
          </table:table-cell>
          <table:table-cell office:value-type="float" office:value="14.0986" calcext:value-type="float">
            <text:p>14,10</text:p>
          </table:table-cell>
          <table:table-cell office:value-type="float" office:value="0.00444318" calcext:value-type="float">
            <text:p>0,00</text:p>
          </table:table-cell>
          <table:table-cell office:value-type="float" office:value="18.4862" calcext:value-type="float">
            <text:p>18,48620</text:p>
          </table:table-cell>
          <table:table-cell office:value-type="float" office:value="2.8922" calcext:value-type="float">
            <text:p>2,89220</text:p>
          </table:table-cell>
          <table:table-cell office:value-type="float" office:value="2.76829" calcext:value-type="float">
            <text:p>2,76829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497" calcext:value-type="float">
            <text:p>44,8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503" calcext:value-type="float">
            <text:p>55,15</text:p>
          </table:table-cell>
          <table:table-cell office:value-type="float" office:value="1.79026" calcext:value-type="float">
            <text:p>1,79026</text:p>
          </table:table-cell>
          <table:table-cell office:value-type="float" office:value="0.247149" calcext:value-type="float">
            <text:p>0,24715</text:p>
          </table:table-cell>
          <table:table-cell office:value-type="float" office:value="0.200801" calcext:value-type="float">
            <text:p>0,20080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3447" calcext:value-type="float">
            <text:p>0,01345</text:p>
          </table:table-cell>
          <table:table-cell office:value-type="float" office:value="0.0022537" calcext:value-type="float">
            <text:p>0,00225</text:p>
          </table:table-cell>
          <table:table-cell office:value-type="float" office:value="0.001537" calcext:value-type="float">
            <text:p>0,00154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office:value-type="float" office:value="81.7087" calcext:value-type="float">
            <text:p>81,71</text:p>
          </table:table-cell>
          <table:table-cell office:value-type="float" office:value="81.7689" calcext:value-type="float">
            <text:p>81,77</text:p>
          </table:table-cell>
          <table:table-cell office:value-type="float" office:value="18.2311" calcext:value-type="float">
            <text:p>18,23</text:p>
          </table:table-cell>
          <table:table-cell office:value-type="float" office:value="0.0736067" calcext:value-type="float">
            <text:p>0,07</text:p>
          </table:table-cell>
          <table:table-cell office:value-type="float" office:value="0.166167" calcext:value-type="float">
            <text:p>0,16617</text:p>
          </table:table-cell>
          <table:table-cell office:value-type="float" office:value="0.0490758" calcext:value-type="float">
            <text:p>0,04908</text:p>
          </table:table-cell>
          <table:table-cell office:value-type="float" office:value="0.035617" calcext:value-type="float">
            <text:p>0,03562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office:value-type="float" office:value="92.0556" calcext:value-type="float">
            <text:p>92,06</text:p>
          </table:table-cell>
          <table:table-cell office:value-type="float" office:value="93.2995" calcext:value-type="float">
            <text:p>93,30</text:p>
          </table:table-cell>
          <table:table-cell office:value-type="float" office:value="6.70045" calcext:value-type="float">
            <text:p>6,70</text:p>
          </table:table-cell>
          <table:table-cell office:value-type="float" office:value="1.33333" calcext:value-type="float">
            <text:p>1,33</text:p>
          </table:table-cell>
          <table:table-cell office:value-type="float" office:value="0.0937466" calcext:value-type="float">
            <text:p>0,09375</text:p>
          </table:table-cell>
          <table:table-cell office:value-type="float" office:value="0.0167495" calcext:value-type="float">
            <text:p>0,01675</text:p>
          </table:table-cell>
          <table:table-cell office:value-type="float" office:value="0.0116526" calcext:value-type="float">
            <text:p>0,01165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5" table:formula="of:=AVERAGE([.G28:.G34])" office:value-type="float" office:value="99.8717285714286" calcext:value-type="float">
            <text:p>99,87</text:p>
          </table:table-cell>
          <table:table-cell table:style-name="ce15" table:formula="of:=AVERAGE([.H28:.H34])" office:value-type="float" office:value="0.128266857142857" calcext:value-type="float">
            <text:p>0,13</text:p>
          </table:table-cell>
          <table:table-cell table:style-name="ce15" table:formula="of:=AVERAGE([.I28:.I34])" office:value-type="float" office:value="24.1931857142857" calcext:value-type="float">
            <text:p>24,19</text:p>
          </table:table-cell>
          <table:table-cell table:style-name="ce15" table:formula="of:=AVERAGE([.J28:.J34])" office:value-type="float" office:value="61.5752857142857" calcext:value-type="float">
            <text:p>61,58</text:p>
          </table:table-cell>
          <table:table-cell table:style-name="ce15" table:formula="of:=AVERAGE([.K28:.K34])" office:value-type="float" office:value="38.4247112857143" calcext:value-type="float">
            <text:p>38,42</text:p>
          </table:table-cell>
          <table:table-cell table:style-name="ce15" table:formula="of:=AVERAGE([.L28:.L34])" office:value-type="float" office:value="72.9932857142857" calcext:value-type="float">
            <text:p>72,99</text:p>
          </table:table-cell>
          <table:table-cell table:style-name="ce17" table:formula="of:=AVERAGE([.M28:.M34])" office:value-type="float" office:value="0.00698282857142857" calcext:value-type="float">
            <text:p>0,00698</text:p>
          </table:table-cell>
          <table:table-cell table:style-name="ce17" table:formula="of:=AVERAGE([.N28:.N34])" office:value-type="float" office:value="0.00999384285714286" calcext:value-type="float">
            <text:p>0,00999</text:p>
          </table:table-cell>
          <table:table-cell table:style-name="ce17" table:formula="of:=AVERAGE([.O28:.O34])" office:value-type="float" office:value="0.00973415714285714" calcext:value-type="float">
            <text:p>0,00973</text:p>
          </table:table-cell>
          <table:table-cell table:style-name="ce15" table:formula="of:=([.O27]/[.E27])*1000000" office:value-type="float" office:value="37.3364931506849" calcext:value-type="float">
            <text:p>37,34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7358" calcext:value-type="float">
            <text:p>37,74</text:p>
          </table:table-cell>
          <table:table-cell office:value-type="float" office:value="95.2381" calcext:value-type="float">
            <text:p>95,24</text:p>
          </table:table-cell>
          <table:table-cell office:value-type="float" office:value="4.7619" calcext:value-type="float">
            <text:p>4,76</text:p>
          </table:table-cell>
          <table:table-cell office:value-type="float" office:value="60.3774" calcext:value-type="float">
            <text:p>60,38</text:p>
          </table:table-cell>
          <table:table-cell office:value-type="float" office:value="0.0031564" calcext:value-type="float">
            <text:p>0,00316</text:p>
          </table:table-cell>
          <table:table-cell office:value-type="float" office:value="0.0050575" calcext:value-type="float">
            <text:p>0,00506</text:p>
          </table:table-cell>
          <table:table-cell office:value-type="float" office:value="0.0049183" calcext:value-type="float">
            <text:p>0,00492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9.1781" calcext:value-type="float">
            <text:p>19,18</text:p>
          </table:table-cell>
          <table:table-cell office:value-type="float" office:value="74.4681" calcext:value-type="float">
            <text:p>74,47</text:p>
          </table:table-cell>
          <table:table-cell office:value-type="float" office:value="25.5319" calcext:value-type="float">
            <text:p>25,53</text:p>
          </table:table-cell>
          <table:table-cell office:value-type="float" office:value="74.2466" calcext:value-type="float">
            <text:p>74,25</text:p>
          </table:table-cell>
          <table:table-cell office:value-type="float" office:value="0.0069638" calcext:value-type="float">
            <text:p>0,00696</text:p>
          </table:table-cell>
          <table:table-cell office:value-type="float" office:value="0.0149818" calcext:value-type="float">
            <text:p>0,01498</text:p>
          </table:table-cell>
          <table:table-cell office:value-type="float" office:value="0.0145973" calcext:value-type="float">
            <text:p>0,01460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7.8451" calcext:value-type="float">
            <text:p>17,85</text:p>
          </table:table-cell>
          <table:table-cell office:value-type="float" office:value="63.8554" calcext:value-type="float">
            <text:p>63,86</text:p>
          </table:table-cell>
          <table:table-cell office:value-type="float" office:value="36.1446" calcext:value-type="float">
            <text:p>36,14</text:p>
          </table:table-cell>
          <table:table-cell office:value-type="float" office:value="72.0539" calcext:value-type="float">
            <text:p>72,05</text:p>
          </table:table-cell>
          <table:table-cell office:value-type="float" office:value="0.0040627" calcext:value-type="float">
            <text:p>0,00406</text:p>
          </table:table-cell>
          <table:table-cell office:value-type="float" office:value="0.0011264" calcext:value-type="float">
            <text:p>0,00113</text:p>
          </table:table-cell>
          <table:table-cell office:value-type="float" office:value="0.0008555" calcext:value-type="float">
            <text:p>0,00086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5.0427" calcext:value-type="float">
            <text:p>35,04</text:p>
          </table:table-cell>
          <table:table-cell office:value-type="float" office:value="98.4" calcext:value-type="float">
            <text:p>98,40</text:p>
          </table:table-cell>
          <table:table-cell office:value-type="float" office:value="1.6" calcext:value-type="float">
            <text:p>1,60</text:p>
          </table:table-cell>
          <table:table-cell office:value-type="float" office:value="64.3875" calcext:value-type="float">
            <text:p>64,39</text:p>
          </table:table-cell>
          <table:table-cell office:value-type="float" office:value="0.0104339" calcext:value-type="float">
            <text:p>0,01043</text:p>
          </table:table-cell>
          <table:table-cell office:value-type="float" office:value="0.0131152" calcext:value-type="float">
            <text:p>0,01312</text:p>
          </table:table-cell>
          <table:table-cell office:value-type="float" office:value="0.0127611" calcext:value-type="float">
            <text:p>0,01276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14728" calcext:value-type="float">
            <text:p>0,01147</text:p>
          </table:table-cell>
          <table:table-cell office:value-type="float" office:value="0.0141571" calcext:value-type="float">
            <text:p>0,01416</text:p>
          </table:table-cell>
          <table:table-cell office:value-type="float" office:value="0.0139653" calcext:value-type="float">
            <text:p>0,01397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106822" calcext:value-type="float">
            <text:p>0,01068</text:p>
          </table:table-cell>
          <table:table-cell office:value-type="float" office:value="0.0169134" calcext:value-type="float">
            <text:p>0,01691</text:p>
          </table:table-cell>
          <table:table-cell office:value-type="float" office:value="0.0166297" calcext:value-type="float">
            <text:p>0,01663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9.5506" calcext:value-type="float">
            <text:p>59,55</text:p>
          </table:table-cell>
          <table:table-cell office:value-type="float" office:value="99.0654" calcext:value-type="float">
            <text:p>99,07</text:p>
          </table:table-cell>
          <table:table-cell office:value-type="float" office:value="0.934579" calcext:value-type="float">
            <text:p>0,93</text:p>
          </table:table-cell>
          <table:table-cell office:value-type="float" office:value="39.8876" calcext:value-type="float">
            <text:p>39,89</text:p>
          </table:table-cell>
          <table:table-cell office:value-type="float" office:value="0.002108" calcext:value-type="float">
            <text:p>0,00211</text:p>
          </table:table-cell>
          <table:table-cell office:value-type="float" office:value="0.0046055" calcext:value-type="float">
            <text:p>0,00461</text:p>
          </table:table-cell>
          <table:table-cell office:value-type="float" office:value="0.0044119" calcext:value-type="float">
            <text:p>0,00441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97.93333333333" calcext:value-type="float">
            <text:p>3197,9</text:p>
          </table:table-cell>
          <table:table-cell table:style-name="ce15" table:formula="of:=AVERAGE([.G36:.G47])" office:value-type="float" office:value="91.301775" calcext:value-type="float">
            <text:p>91,30</text:p>
          </table:table-cell>
          <table:table-cell table:style-name="ce15" table:formula="of:=AVERAGE([.H36:.H47])" office:value-type="float" office:value="8.69821866666667" calcext:value-type="float">
            <text:p>8,70</text:p>
          </table:table-cell>
          <table:table-cell table:style-name="ce15" table:formula="of:=AVERAGE([.I36:.I47])" office:value-type="float" office:value="69.618425" calcext:value-type="float">
            <text:p>69,62</text:p>
          </table:table-cell>
          <table:table-cell table:style-name="ce15" table:formula="of:=AVERAGE([.J36:.J47])" office:value-type="float" office:value="78.9821166666667" calcext:value-type="float">
            <text:p>78,98</text:p>
          </table:table-cell>
          <table:table-cell table:style-name="ce15" table:formula="of:=AVERAGE([.K36:.K47])" office:value-type="float" office:value="21.0178875" calcext:value-type="float">
            <text:p>21,02</text:p>
          </table:table-cell>
          <table:table-cell table:style-name="ce15" table:formula="of:=AVERAGE([.L36:.L47])" office:value-type="float" office:value="11.1045805833333" calcext:value-type="float">
            <text:p>11,10</text:p>
          </table:table-cell>
          <table:table-cell table:style-name="ce17" table:formula="of:=AVERAGE([.M36:.M47])" office:value-type="float" office:value="0.120110575" calcext:value-type="float">
            <text:p>0,12011</text:p>
          </table:table-cell>
          <table:table-cell table:style-name="ce17" table:formula="of:=AVERAGE([.N36:.N47])" office:value-type="float" office:value="0.117639275" calcext:value-type="float">
            <text:p>0,11764</text:p>
          </table:table-cell>
          <table:table-cell table:style-name="ce17" table:formula="of:=AVERAGE([.O36:.O47])" office:value-type="float" office:value="0.11265325" calcext:value-type="float">
            <text:p>0,11265</text:p>
          </table:table-cell>
          <table:table-cell table:style-name="ce15" table:formula="of:=([.O35]/[.E35])*1000000" office:value-type="float" office:value="18.5267175572519" calcext:value-type="float">
            <text:p>18,53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office:value-type="float" office:value="52.0095" calcext:value-type="float">
            <text:p>52,01</text:p>
          </table:table-cell>
          <table:table-cell office:value-type="float" office:value="63.2184" calcext:value-type="float">
            <text:p>63,22</text:p>
          </table:table-cell>
          <table:table-cell office:value-type="float" office:value="36.7816" calcext:value-type="float">
            <text:p>36,78</text:p>
          </table:table-cell>
          <table:table-cell office:value-type="float" office:value="17.7305" calcext:value-type="float">
            <text:p>17,73</text:p>
          </table:table-cell>
          <table:table-cell office:value-type="float" office:value="0.0125734" calcext:value-type="float">
            <text:p>0,01257</text:p>
          </table:table-cell>
          <table:table-cell office:value-type="float" office:value="0.021373" calcext:value-type="float">
            <text:p>0,02137</text:p>
          </table:table-cell>
          <table:table-cell office:value-type="float" office:value="0.0206156" calcext:value-type="float">
            <text:p>0,02062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office:value-type="float" office:value="92.2222" calcext:value-type="float">
            <text:p>92,22</text:p>
          </table:table-cell>
          <table:table-cell office:value-type="float" office:value="92.6904" calcext:value-type="float">
            <text:p>92,69</text:p>
          </table:table-cell>
          <table:table-cell office:value-type="float" office:value="7.30964" calcext:value-type="float">
            <text:p>7,31</text:p>
          </table:table-cell>
          <table:table-cell office:value-type="float" office:value="0.505051" calcext:value-type="float">
            <text:p>0,51</text:p>
          </table:table-cell>
          <table:table-cell office:value-type="float" office:value="0.0111696" calcext:value-type="float">
            <text:p>0,01117</text:p>
          </table:table-cell>
          <table:table-cell office:value-type="float" office:value="0.0038309" calcext:value-type="float">
            <text:p>0,00383</text:p>
          </table:table-cell>
          <table:table-cell office:value-type="float" office:value="0.003066" calcext:value-type="float">
            <text:p>0,00307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office:value-type="float" office:value="90.8658" calcext:value-type="float">
            <text:p>90,87</text:p>
          </table:table-cell>
          <table:table-cell office:value-type="float" office:value="93.7054" calcext:value-type="float">
            <text:p>93,71</text:p>
          </table:table-cell>
          <table:table-cell office:value-type="float" office:value="6.29464" calcext:value-type="float">
            <text:p>6,29</text:p>
          </table:table-cell>
          <table:table-cell office:value-type="float" office:value="3.0303" calcext:value-type="float">
            <text:p>3,03</text:p>
          </table:table-cell>
          <table:table-cell office:value-type="float" office:value="0.0376089" calcext:value-type="float">
            <text:p>0,03761</text:p>
          </table:table-cell>
          <table:table-cell office:value-type="float" office:value="0.0209908" calcext:value-type="float">
            <text:p>0,02099</text:p>
          </table:table-cell>
          <table:table-cell office:value-type="float" office:value="0.0192428" calcext:value-type="float">
            <text:p>0,01924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office:value-type="float" office:value="56.1601" calcext:value-type="float">
            <text:p>56,16</text:p>
          </table:table-cell>
          <table:table-cell office:value-type="float" office:value="56.9797" calcext:value-type="float">
            <text:p>56,98</text:p>
          </table:table-cell>
          <table:table-cell office:value-type="float" office:value="43.0203" calcext:value-type="float">
            <text:p>43,02</text:p>
          </table:table-cell>
          <table:table-cell office:value-type="float" office:value="1.4384" calcext:value-type="float">
            <text:p>1,44</text:p>
          </table:table-cell>
          <table:table-cell office:value-type="float" office:value="0.0182451" calcext:value-type="float">
            <text:p>0,01825</text:p>
          </table:table-cell>
          <table:table-cell office:value-type="float" office:value="0.0076446" calcext:value-type="float">
            <text:p>0,00764</text:p>
          </table:table-cell>
          <table:table-cell office:value-type="float" office:value="0.0063436" calcext:value-type="float">
            <text:p>0,00634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office:value-type="float" office:value="50.2042" calcext:value-type="float">
            <text:p>50,20</text:p>
          </table:table-cell>
          <table:table-cell office:value-type="float" office:value="50.3069" calcext:value-type="float">
            <text:p>50,31</text:p>
          </table:table-cell>
          <table:table-cell office:value-type="float" office:value="49.6931" calcext:value-type="float">
            <text:p>49,69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0535189" calcext:value-type="float">
            <text:p>0,05352</text:p>
          </table:table-cell>
          <table:table-cell office:value-type="float" office:value="0.021608" calcext:value-type="float">
            <text:p>0,02161</text:p>
          </table:table-cell>
          <table:table-cell office:value-type="float" office:value="0.0177237" calcext:value-type="float">
            <text:p>0,01772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office:value-type="float" office:value="81.1616" calcext:value-type="float">
            <text:p>81,16</text:p>
          </table:table-cell>
          <table:table-cell office:value-type="float" office:value="85.3385" calcext:value-type="float">
            <text:p>85,34</text:p>
          </table:table-cell>
          <table:table-cell office:value-type="float" office:value="14.6615" calcext:value-type="float">
            <text:p>14,66</text:p>
          </table:table-cell>
          <table:table-cell office:value-type="float" office:value="4.8945" calcext:value-type="float">
            <text:p>4,89</text:p>
          </table:table-cell>
          <table:table-cell office:value-type="float" office:value="0.205336" calcext:value-type="float">
            <text:p>0,20534</text:p>
          </table:table-cell>
          <table:table-cell office:value-type="float" office:value="0.056481" calcext:value-type="float">
            <text:p>0,05648</text:p>
          </table:table-cell>
          <table:table-cell office:value-type="float" office:value="0.0524341" calcext:value-type="float">
            <text:p>0,05243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office:value-type="float" office:value="93.9865" calcext:value-type="float">
            <text:p>93,99</text:p>
          </table:table-cell>
          <table:table-cell office:value-type="float" office:value="98.9275" calcext:value-type="float">
            <text:p>98,93</text:p>
          </table:table-cell>
          <table:table-cell office:value-type="float" office:value="1.07249" calcext:value-type="float">
            <text:p>1,07</text:p>
          </table:table-cell>
          <table:table-cell office:value-type="float" office:value="4.99454" calcext:value-type="float">
            <text:p>4,99</text:p>
          </table:table-cell>
          <table:table-cell office:value-type="float" office:value="0.154043" calcext:value-type="float">
            <text:p>0,15404</text:p>
          </table:table-cell>
          <table:table-cell office:value-type="float" office:value="0.102878" calcext:value-type="float">
            <text:p>0,10288</text:p>
          </table:table-cell>
          <table:table-cell office:value-type="float" office:value="0.0942762" calcext:value-type="float">
            <text:p>0,09428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4459" calcext:value-type="float">
            <text:p>54,45</text:p>
          </table:table-cell>
          <table:table-cell office:value-type="float" office:value="78.9381" calcext:value-type="float">
            <text:p>78,94</text:p>
          </table:table-cell>
          <table:table-cell office:value-type="float" office:value="21.0619" calcext:value-type="float">
            <text:p>21,06</text:p>
          </table:table-cell>
          <table:table-cell office:value-type="float" office:value="31.027" calcext:value-type="float">
            <text:p>31,03</text:p>
          </table:table-cell>
          <table:table-cell office:value-type="float" office:value="0.124803" calcext:value-type="float">
            <text:p>0,12480</text:p>
          </table:table-cell>
          <table:table-cell office:value-type="float" office:value="0.213712" calcext:value-type="float">
            <text:p>0,21371</text:p>
          </table:table-cell>
          <table:table-cell office:value-type="float" office:value="0.207181" calcext:value-type="float">
            <text:p>0,20718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office:value-type="float" office:value="34.3649" calcext:value-type="float">
            <text:p>34,36</text:p>
          </table:table-cell>
          <table:table-cell office:value-type="float" office:value="91.2451" calcext:value-type="float">
            <text:p>91,25</text:p>
          </table:table-cell>
          <table:table-cell office:value-type="float" office:value="8.75493" calcext:value-type="float">
            <text:p>8,75</text:p>
          </table:table-cell>
          <table:table-cell office:value-type="float" office:value="62.3378" calcext:value-type="float">
            <text:p>62,34</text:p>
          </table:table-cell>
          <table:table-cell office:value-type="float" office:value="0.137339" calcext:value-type="float">
            <text:p>0,13734</text:p>
          </table:table-cell>
          <table:table-cell office:value-type="float" office:value="0.311466" calcext:value-type="float">
            <text:p>0,31147</text:p>
          </table:table-cell>
          <table:table-cell office:value-type="float" office:value="0.304788" calcext:value-type="float">
            <text:p>0,30479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office:value-type="float" office:value="64.7863" calcext:value-type="float">
            <text:p>64,79</text:p>
          </table:table-cell>
          <table:table-cell office:value-type="float" office:value="65.161" calcext:value-type="float">
            <text:p>65,16</text:p>
          </table:table-cell>
          <table:table-cell office:value-type="float" office:value="34.839" calcext:value-type="float">
            <text:p>34,84</text:p>
          </table:table-cell>
          <table:table-cell office:value-type="float" office:value="0.574981" calcext:value-type="float">
            <text:p>0,57</text:p>
          </table:table-cell>
          <table:table-cell office:value-type="float" office:value="0.197544" calcext:value-type="float">
            <text:p>0,19754</text:p>
          </table:table-cell>
          <table:table-cell office:value-type="float" office:value="0.219929" calcext:value-type="float">
            <text:p>0,21993</text:p>
          </table:table-cell>
          <table:table-cell office:value-type="float" office:value="0.214446" calcext:value-type="float">
            <text:p>0,21445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office:value-type="float" office:value="87.7091" calcext:value-type="float">
            <text:p>87,71</text:p>
          </table:table-cell>
          <table:table-cell office:value-type="float" office:value="93.579" calcext:value-type="float">
            <text:p>93,58</text:p>
          </table:table-cell>
          <table:table-cell office:value-type="float" office:value="6.42095" calcext:value-type="float">
            <text:p>6,42</text:p>
          </table:table-cell>
          <table:table-cell office:value-type="float" office:value="6.27273" calcext:value-type="float">
            <text:p>6,27</text:p>
          </table:table-cell>
          <table:table-cell office:value-type="float" office:value="0.203696" calcext:value-type="float">
            <text:p>0,20370</text:p>
          </table:table-cell>
          <table:table-cell office:value-type="float" office:value="0.233732" calcext:value-type="float">
            <text:p>0,23373</text:p>
          </table:table-cell>
          <table:table-cell office:value-type="float" office:value="0.228934" calcext:value-type="float">
            <text:p>0,22893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office:value-type="float" office:value="77.505" calcext:value-type="float">
            <text:p>77,51</text:p>
          </table:table-cell>
          <table:table-cell office:value-type="float" office:value="77.6954" calcext:value-type="float">
            <text:p>77,70</text:p>
          </table:table-cell>
          <table:table-cell office:value-type="float" office:value="22.3046" calcext:value-type="float">
            <text:p>22,30</text:p>
          </table:table-cell>
          <table:table-cell office:value-type="float" office:value="0.245" calcext:value-type="float">
            <text:p>0,25</text:p>
          </table:table-cell>
          <table:table-cell office:value-type="float" office:value="0.28545" calcext:value-type="float">
            <text:p>0,28545</text:p>
          </table:table-cell>
          <table:table-cell office:value-type="float" office:value="0.198026" calcext:value-type="float">
            <text:p>0,19803</text:p>
          </table:table-cell>
          <table:table-cell office:value-type="float" office:value="0.182788" calcext:value-type="float">
            <text:p>0,18279</text:p>
          </table:table-cell>
          <table:table-cell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5" table:style-name="ta1">
        <table:table-column table:style-name="co11" table:number-columns-repeated="4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"/>
          <table:table-cell table:formula="of:=IF([$Hoja2.E1]=[$Hoja3.E1];[$Hoja3.E1];&quot;&quot;)" office:value-type="string" office:string-value="Ejemplos" calcext:value-type="string">
            <text:p>Ejemplos</text:p>
          </table:table-cell>
          <table:table-cell table:formula="of:=IF([$Hoja2.F1]=[$Hoja3.F1];[$Hoja3.F1];&quot;&quot;)" office:value-type="string" office:string-value="Patrones" calcext:value-type="string">
            <text:p>Patrones</text:p>
          </table:table-cell>
          <table:table-cell table:formula="of:=IF([$Hoja2.G1]=[$Hoja3.G1];[$Hoja3.G1];&quot;&quot;)" office:value-type="string" office:string-value="Train" calcext:value-type="string">
            <text:p>Train</text:p>
          </table:table-cell>
          <table:table-cell table:formula="of:=IF([$Hoja2.H1]=[$Hoja3.H1];[$Hoja3.H1];&quot;&quot;)" office:value-type="string" office:string-value="Error" calcext:value-type="string">
            <text:p>Error</text:p>
          </table:table-cell>
          <table:table-cell table:formula="of:=IF([$Hoja2.I1]=[$Hoja3.I1];[$Hoja3.I1];&quot;&quot;)" office:value-type="string" office:string-value="Test" calcext:value-type="string">
            <text:p>Test</text:p>
          </table:table-cell>
          <table:table-cell table:formula="of:=IF([$Hoja2.J1]=[$Hoja3.J1];[$Hoja3.J1];&quot;&quot;)" office:value-type="string" office:string-value="TestNC" calcext:value-type="string">
            <text:p>TestNC</text:p>
          </table:table-cell>
          <table:table-cell table:formula="of:=IF([$Hoja2.K1]=[$Hoja3.K1];[$Hoja3.K1];&quot;&quot;)" office:value-type="string" office:string-value="Error" calcext:value-type="string">
            <text:p>Error</text:p>
          </table:table-cell>
          <table:table-cell table:formula="of:=IF([$Hoja2.L1]=[$Hoja3.L1];[$Hoja3.L1];&quot;&quot;)" office:value-type="string" office:string-value="%NC" calcext:value-type="string">
            <text:p>%NC</text:p>
          </table:table-cell>
          <table:table-cell table:formula="of:=IF([$Hoja2.M1]=[$Hoja3.M1];[$Hoja3.M1];&quot;&quot;)" office:value-type="string" office:string-value="T_Train" calcext:value-type="string">
            <text:p>T_Train</text:p>
          </table:table-cell>
          <table:table-cell table:formula="of:=IF([$Hoja2.N1]=[$Hoja3.N1];[$Hoja3.N1];&quot;&quot;)" office:value-type="string" office:string-value="T_Test" calcext:value-type="string">
            <text:p>T_Test</text:p>
          </table:table-cell>
          <table:table-cell table:formula="of:=IF([$Hoja2.O1]=[$Hoja3.O1];[$Hoja3.O1];&quot;&quot;)" office:value-type="string" office:string-value="T_CPU_Test" calcext:value-type="string">
            <text:p>T_CPU_Test</text:p>
          </table:table-cell>
          <table:table-cell table:formula="of:=IF([$Hoja2.P1]=[$Hoja3.P1];[$Hoja3.P1];&quot;&quot;)" office:value-type="string" office:string-value="Infer/Example" calcext:value-type="string">
            <text:p>Infer/Example</text:p>
          </table:table-cell>
        </table:table-row>
        <table:table-row table:style-name="ro1">
          <table:table-cell table:number-columns-repeated="4"/>
          <table:table-cell table:formula="of:=IF([$Hoja2.E2]=[$Hoja3.E2];[$Hoja3.E2];&quot;&quot;)" office:value-type="float" office:value="6299.15384615385" calcext:value-type="float">
            <text:p>6299,2</text:p>
          </table:table-cell>
          <table:table-cell table:formula="of:=IF([$Hoja2.F2]=[$Hoja3.F2];[$Hoja3.F2];&quot;&quot;)">
            <text:p/>
          </table:table-cell>
          <table:table-cell table:formula="of:=IF([$Hoja2.G2]=[$Hoja3.G2];[$Hoja3.G2];&quot;&quot;)" office:value-type="float" office:value="84.5633769230769" calcext:value-type="float">
            <text:p>84,56</text:p>
          </table:table-cell>
          <table:table-cell table:formula="of:=IF([$Hoja2.H2]=[$Hoja3.H2];[$Hoja3.H2];&quot;&quot;)" office:value-type="float" office:value="15.4366292307692" calcext:value-type="float">
            <text:p>15,44</text:p>
          </table:table-cell>
          <table:table-cell table:formula="of:=IF([$Hoja2.I2]=[$Hoja3.I2];[$Hoja3.I2];&quot;&quot;)" office:value-type="float" office:value="69.2884615384615" calcext:value-type="float">
            <text:p>69,29</text:p>
          </table:table-cell>
          <table:table-cell table:formula="of:=IF([$Hoja2.J2]=[$Hoja3.J2];[$Hoja3.J2];&quot;&quot;)" office:value-type="float" office:value="76.6760692307692" calcext:value-type="float">
            <text:p>76,68</text:p>
          </table:table-cell>
          <table:table-cell table:formula="of:=IF([$Hoja2.K2]=[$Hoja3.K2];[$Hoja3.K2];&quot;&quot;)" office:value-type="float" office:value="23.3239253846154" calcext:value-type="float">
            <text:p>23,32</text:p>
          </table:table-cell>
          <table:table-cell table:formula="of:=IF([$Hoja2.L2]=[$Hoja3.L2];[$Hoja3.L2];&quot;&quot;)" office:value-type="float" office:value="8.75692512307692" calcext:value-type="float">
            <text:p>8,76</text:p>
          </table:table-cell>
          <table:table-cell table:formula="of:=IF([$Hoja2.M2]=[$Hoja3.M2];[$Hoja3.M2];&quot;&quot;)">
            <text:p/>
          </table:table-cell>
          <table:table-cell table:formula="of:=IF([$Hoja2.N2]=[$Hoja3.N2];[$Hoja3.N2];&quot;&quot;)">
            <text:p/>
          </table:table-cell>
          <table:table-cell table:formula="of:=IF([$Hoja2.O2]=[$Hoja3.O2];[$Hoja3.O2];&quot;&quot;)">
            <text:p/>
          </table:table-cell>
          <table:table-cell table:formula="of:=IF([$Hoja2.P2]=[$Hoja3.P2];[$Hoja3.P2];&quot;&quot;)">
            <text:p/>
          </table:table-cell>
        </table:table-row>
        <table:table-row table:style-name="ro1">
          <table:table-cell table:number-columns-repeated="4"/>
          <table:table-cell table:formula="of:=IF([$Hoja2.E3]=[$Hoja3.E3];[$Hoja3.E3];&quot;&quot;)" office:value-type="float" office:value="4174" calcext:value-type="float">
            <text:p>4174,0</text:p>
          </table:table-cell>
          <table:table-cell table:formula="of:=IF([$Hoja2.F3]=[$Hoja3.F3];[$Hoja3.F3];&quot;&quot;)">
            <text:p/>
          </table:table-cell>
          <table:table-cell table:formula="of:=IF([$Hoja2.G3]=[$Hoja3.G3];[$Hoja3.G3];&quot;&quot;)" office:value-type="float" office:value="31.454" calcext:value-type="float">
            <text:p>31,45</text:p>
          </table:table-cell>
          <table:table-cell table:formula="of:=IF([$Hoja2.H3]=[$Hoja3.H3];[$Hoja3.H3];&quot;&quot;)" office:value-type="float" office:value="68.546" calcext:value-type="float">
            <text:p>68,55</text:p>
          </table:table-cell>
          <table:table-cell table:formula="of:=IF([$Hoja2.I3]=[$Hoja3.I3];[$Hoja3.I3];&quot;&quot;)" office:value-type="float" office:value="16.483" calcext:value-type="float">
            <text:p>16,48</text:p>
          </table:table-cell>
          <table:table-cell table:formula="of:=IF([$Hoja2.J3]=[$Hoja3.J3];[$Hoja3.J3];&quot;&quot;)" office:value-type="float" office:value="16.4948" calcext:value-type="float">
            <text:p>16,49</text:p>
          </table:table-cell>
          <table:table-cell table:formula="of:=IF([$Hoja2.K3]=[$Hoja3.K3];[$Hoja3.K3];&quot;&quot;)" office:value-type="float" office:value="83.5052" calcext:value-type="float">
            <text:p>83,51</text:p>
          </table:table-cell>
          <table:table-cell table:formula="of:=IF([$Hoja2.L3]=[$Hoja3.L3];[$Hoja3.L3];&quot;&quot;)" office:value-type="float" office:value="0.0718735" calcext:value-type="float">
            <text:p>0,07</text:p>
          </table:table-cell>
          <table:table-cell table:formula="of:=IF([$Hoja2.M3]=[$Hoja3.M3];[$Hoja3.M3];&quot;&quot;)">
            <text:p/>
          </table:table-cell>
          <table:table-cell table:formula="of:=IF([$Hoja2.N3]=[$Hoja3.N3];[$Hoja3.N3];&quot;&quot;)">
            <text:p/>
          </table:table-cell>
          <table:table-cell table:formula="of:=IF([$Hoja2.O3]=[$Hoja3.O3];[$Hoja3.O3];&quot;&quot;)">
            <text:p/>
          </table:table-cell>
          <table:table-cell table:formula="of:=IF([$Hoja2.P3]=[$Hoja3.P3];[$Hoja3.P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]=[$Hoja3.E4];[$Hoja3.E4];&quot;&quot;)" office:value-type="float" office:value="5300" calcext:value-type="float">
            <text:p>5300,0</text:p>
          </table:table-cell>
          <table:table-cell table:formula="of:=IF([$Hoja2.F4]=[$Hoja3.F4];[$Hoja3.F4];&quot;&quot;)" office:value-type="float" office:value="19.6" calcext:value-type="float">
            <text:p>19,6</text:p>
          </table:table-cell>
          <table:table-cell table:formula="of:=IF([$Hoja2.G4]=[$Hoja3.G4];[$Hoja3.G4];&quot;&quot;)" office:value-type="float" office:value="77.0755" calcext:value-type="float">
            <text:p>77,08</text:p>
          </table:table-cell>
          <table:table-cell table:formula="of:=IF([$Hoja2.H4]=[$Hoja3.H4];[$Hoja3.H4];&quot;&quot;)" office:value-type="float" office:value="22.9245" calcext:value-type="float">
            <text:p>22,92</text:p>
          </table:table-cell>
          <table:table-cell table:formula="of:=IF([$Hoja2.I4]=[$Hoja3.I4];[$Hoja3.I4];&quot;&quot;)" office:value-type="float" office:value="79.434" calcext:value-type="float">
            <text:p>79,43</text:p>
          </table:table-cell>
          <table:table-cell table:formula="of:=IF([$Hoja2.J4]=[$Hoja3.J4];[$Hoja3.J4];&quot;&quot;)" office:value-type="float" office:value="79.449" calcext:value-type="float">
            <text:p>79,45</text:p>
          </table:table-cell>
          <table:table-cell table:formula="of:=IF([$Hoja2.K4]=[$Hoja3.K4];[$Hoja3.K4];&quot;&quot;)" office:value-type="float" office:value="20.551" calcext:value-type="float">
            <text:p>20,55</text:p>
          </table:table-cell>
          <table:table-cell table:formula="of:=IF([$Hoja2.L4]=[$Hoja3.L4];[$Hoja3.L4];&quot;&quot;)" office:value-type="float" office:value="0.0188679" calcext:value-type="float">
            <text:p>0,02</text:p>
          </table:table-cell>
          <table:table-cell table:formula="of:=IF([$Hoja2.M4]=[$Hoja3.M4];[$Hoja3.M4];&quot;&quot;)">
            <text:p/>
          </table:table-cell>
          <table:table-cell table:formula="of:=IF([$Hoja2.N4]=[$Hoja3.N4];[$Hoja3.N4];&quot;&quot;)">
            <text:p/>
          </table:table-cell>
          <table:table-cell table:formula="of:=IF([$Hoja2.O4]=[$Hoja3.O4];[$Hoja3.O4];&quot;&quot;)">
            <text:p/>
          </table:table-cell>
          <table:table-cell table:formula="of:=IF([$Hoja2.P4]=[$Hoja3.P4];[$Hoja3.P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5]=[$Hoja3.E5];[$Hoja3.E5];&quot;&quot;)" office:value-type="float" office:value="345" calcext:value-type="float">
            <text:p>345,0</text:p>
          </table:table-cell>
          <table:table-cell table:formula="of:=IF([$Hoja2.F5]=[$Hoja3.F5];[$Hoja3.F5];&quot;&quot;)" office:value-type="float" office:value="120.8" calcext:value-type="float">
            <text:p>120,8</text:p>
          </table:table-cell>
          <table:table-cell table:formula="of:=IF([$Hoja2.G5]=[$Hoja3.G5];[$Hoja3.G5];&quot;&quot;)" office:value-type="float" office:value="76.876" calcext:value-type="float">
            <text:p>76,88</text:p>
          </table:table-cell>
          <table:table-cell table:formula="of:=IF([$Hoja2.H5]=[$Hoja3.H5];[$Hoja3.H5];&quot;&quot;)" office:value-type="float" office:value="23.124" calcext:value-type="float">
            <text:p>23,12</text:p>
          </table:table-cell>
          <table:table-cell table:formula="of:=IF([$Hoja2.I5]=[$Hoja3.I5];[$Hoja3.I5];&quot;&quot;)" office:value-type="float" office:value="57.971" calcext:value-type="float">
            <text:p>57,97</text:p>
          </table:table-cell>
          <table:table-cell table:formula="of:=IF([$Hoja2.J5]=[$Hoja3.J5];[$Hoja3.J5];&quot;&quot;)" office:value-type="float" office:value="60.0601" calcext:value-type="float">
            <text:p>60,06</text:p>
          </table:table-cell>
          <table:table-cell table:formula="of:=IF([$Hoja2.K5]=[$Hoja3.K5];[$Hoja3.K5];&quot;&quot;)" office:value-type="float" office:value="39.9399" calcext:value-type="float">
            <text:p>39,94</text:p>
          </table:table-cell>
          <table:table-cell table:formula="of:=IF([$Hoja2.L5]=[$Hoja3.L5];[$Hoja3.L5];&quot;&quot;)" office:value-type="float" office:value="3.47826" calcext:value-type="float">
            <text:p>3,48</text:p>
          </table:table-cell>
          <table:table-cell table:formula="of:=IF([$Hoja2.M5]=[$Hoja3.M5];[$Hoja3.M5];&quot;&quot;)">
            <text:p/>
          </table:table-cell>
          <table:table-cell table:formula="of:=IF([$Hoja2.N5]=[$Hoja3.N5];[$Hoja3.N5];&quot;&quot;)">
            <text:p/>
          </table:table-cell>
          <table:table-cell table:formula="of:=IF([$Hoja2.O5]=[$Hoja3.O5];[$Hoja3.O5];&quot;&quot;)">
            <text:p/>
          </table:table-cell>
          <table:table-cell table:formula="of:=IF([$Hoja2.P5]=[$Hoja3.P5];[$Hoja3.P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6]=[$Hoja3.E6];[$Hoja3.E6];&quot;&quot;)" office:value-type="float" office:value="270" calcext:value-type="float">
            <text:p>270,0</text:p>
          </table:table-cell>
          <table:table-cell table:formula="of:=IF([$Hoja2.F6]=[$Hoja3.F6];[$Hoja3.F6];&quot;&quot;)" office:value-type="float" office:value="235.8" calcext:value-type="float">
            <text:p>235,8</text:p>
          </table:table-cell>
          <table:table-cell table:formula="of:=IF([$Hoja2.G6]=[$Hoja3.G6];[$Hoja3.G6];&quot;&quot;)" office:value-type="float" office:value="100" calcext:value-type="float">
            <text:p>100,00</text:p>
          </table:table-cell>
          <table:table-cell table:formula="of:=IF([$Hoja2.H6]=[$Hoja3.H6];[$Hoja3.H6];&quot;&quot;)" office:value-type="float" office:value="0" calcext:value-type="float">
            <text:p>0,00</text:p>
          </table:table-cell>
          <table:table-cell table:formula="of:=IF([$Hoja2.I6]=[$Hoja3.I6];[$Hoja3.I6];&quot;&quot;)" office:value-type="float" office:value="22.5926" calcext:value-type="float">
            <text:p>22,59</text:p>
          </table:table-cell>
          <table:table-cell table:formula="of:=IF([$Hoja2.J6]=[$Hoja3.J6];[$Hoja3.J6];&quot;&quot;)" office:value-type="float" office:value="89.7059" calcext:value-type="float">
            <text:p>89,71</text:p>
          </table:table-cell>
          <table:table-cell table:formula="of:=IF([$Hoja2.K6]=[$Hoja3.K6];[$Hoja3.K6];&quot;&quot;)" office:value-type="float" office:value="10.2941" calcext:value-type="float">
            <text:p>10,29</text:p>
          </table:table-cell>
          <table:table-cell table:formula="of:=IF([$Hoja2.L6]=[$Hoja3.L6];[$Hoja3.L6];&quot;&quot;)" office:value-type="float" office:value="74.8148" calcext:value-type="float">
            <text:p>74,81</text:p>
          </table:table-cell>
          <table:table-cell table:formula="of:=IF([$Hoja2.M6]=[$Hoja3.M6];[$Hoja3.M6];&quot;&quot;)">
            <text:p/>
          </table:table-cell>
          <table:table-cell table:formula="of:=IF([$Hoja2.N6]=[$Hoja3.N6];[$Hoja3.N6];&quot;&quot;)">
            <text:p/>
          </table:table-cell>
          <table:table-cell table:formula="of:=IF([$Hoja2.O6]=[$Hoja3.O6];[$Hoja3.O6];&quot;&quot;)">
            <text:p/>
          </table:table-cell>
          <table:table-cell table:formula="of:=IF([$Hoja2.P6]=[$Hoja3.P6];[$Hoja3.P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7]=[$Hoja3.E7];[$Hoja3.E7];&quot;&quot;)" office:value-type="float" office:value="150" calcext:value-type="float">
            <text:p>150,0</text:p>
          </table:table-cell>
          <table:table-cell table:formula="of:=IF([$Hoja2.F7]=[$Hoja3.F7];[$Hoja3.F7];&quot;&quot;)" office:value-type="float" office:value="41.8" calcext:value-type="float">
            <text:p>41,8</text:p>
          </table:table-cell>
          <table:table-cell table:formula="of:=IF([$Hoja2.G7]=[$Hoja3.G7];[$Hoja3.G7];&quot;&quot;)" office:value-type="float" office:value="95.5556" calcext:value-type="float">
            <text:p>95,56</text:p>
          </table:table-cell>
          <table:table-cell table:formula="of:=IF([$Hoja2.H7]=[$Hoja3.H7];[$Hoja3.H7];&quot;&quot;)" office:value-type="float" office:value="4.44444" calcext:value-type="float">
            <text:p>4,44</text:p>
          </table:table-cell>
          <table:table-cell table:formula="of:=IF([$Hoja2.I7]=[$Hoja3.I7];[$Hoja3.I7];&quot;&quot;)" office:value-type="float" office:value="95.3333" calcext:value-type="float">
            <text:p>95,33</text:p>
          </table:table-cell>
          <table:table-cell table:formula="of:=IF([$Hoja2.J7]=[$Hoja3.J7];[$Hoja3.J7];&quot;&quot;)" office:value-type="float" office:value="95.3333" calcext:value-type="float">
            <text:p>95,33</text:p>
          </table:table-cell>
          <table:table-cell table:formula="of:=IF([$Hoja2.K7]=[$Hoja3.K7];[$Hoja3.K7];&quot;&quot;)" office:value-type="float" office:value="4.66667" calcext:value-type="float">
            <text:p>4,67</text:p>
          </table:table-cell>
          <table:table-cell table:formula="of:=IF([$Hoja2.L7]=[$Hoja3.L7];[$Hoja3.L7];&quot;&quot;)" office:value-type="float" office:value="0" calcext:value-type="float">
            <text:p>0,00</text:p>
          </table:table-cell>
          <table:table-cell table:formula="of:=IF([$Hoja2.M7]=[$Hoja3.M7];[$Hoja3.M7];&quot;&quot;)">
            <text:p/>
          </table:table-cell>
          <table:table-cell table:formula="of:=IF([$Hoja2.N7]=[$Hoja3.N7];[$Hoja3.N7];&quot;&quot;)">
            <text:p/>
          </table:table-cell>
          <table:table-cell table:formula="of:=IF([$Hoja2.O7]=[$Hoja3.O7];[$Hoja3.O7];&quot;&quot;)">
            <text:p/>
          </table:table-cell>
          <table:table-cell table:formula="of:=IF([$Hoja2.P7]=[$Hoja3.P7];[$Hoja3.P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8]=[$Hoja3.E8];[$Hoja3.E8];&quot;&quot;)" office:value-type="float" office:value="500" calcext:value-type="float">
            <text:p>500,0</text:p>
          </table:table-cell>
          <table:table-cell table:formula="of:=IF([$Hoja2.F8]=[$Hoja3.F8];[$Hoja3.F8];&quot;&quot;)">
            <text:p/>
          </table:table-cell>
          <table:table-cell table:formula="of:=IF([$Hoja2.G8]=[$Hoja3.G8];[$Hoja3.G8];&quot;&quot;)" office:value-type="float" office:value="79.8444" calcext:value-type="float">
            <text:p>79,84</text:p>
          </table:table-cell>
          <table:table-cell table:formula="of:=IF([$Hoja2.H8]=[$Hoja3.H8];[$Hoja3.H8];&quot;&quot;)" office:value-type="float" office:value="20.1556" calcext:value-type="float">
            <text:p>20,16</text:p>
          </table:table-cell>
          <table:table-cell table:formula="of:=IF([$Hoja2.I8]=[$Hoja3.I8];[$Hoja3.I8];&quot;&quot;)" office:value-type="float" office:value="63" calcext:value-type="float">
            <text:p>63,00</text:p>
          </table:table-cell>
          <table:table-cell table:formula="of:=IF([$Hoja2.J8]=[$Hoja3.J8];[$Hoja3.J8];&quot;&quot;)" office:value-type="float" office:value="76.087" calcext:value-type="float">
            <text:p>76,09</text:p>
          </table:table-cell>
          <table:table-cell table:formula="of:=IF([$Hoja2.K8]=[$Hoja3.K8];[$Hoja3.K8];&quot;&quot;)" office:value-type="float" office:value="23.913" calcext:value-type="float">
            <text:p>23,91</text:p>
          </table:table-cell>
          <table:table-cell table:formula="of:=IF([$Hoja2.L8]=[$Hoja3.L8];[$Hoja3.L8];&quot;&quot;)" office:value-type="float" office:value="17.2" calcext:value-type="float">
            <text:p>17,20</text:p>
          </table:table-cell>
          <table:table-cell table:formula="of:=IF([$Hoja2.M8]=[$Hoja3.M8];[$Hoja3.M8];&quot;&quot;)">
            <text:p/>
          </table:table-cell>
          <table:table-cell table:formula="of:=IF([$Hoja2.N8]=[$Hoja3.N8];[$Hoja3.N8];&quot;&quot;)">
            <text:p/>
          </table:table-cell>
          <table:table-cell table:formula="of:=IF([$Hoja2.O8]=[$Hoja3.O8];[$Hoja3.O8];&quot;&quot;)">
            <text:p/>
          </table:table-cell>
          <table:table-cell table:formula="of:=IF([$Hoja2.P8]=[$Hoja3.P8];[$Hoja3.P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9]=[$Hoja3.E9];[$Hoja3.E9];&quot;&quot;)" office:value-type="float" office:value="830" calcext:value-type="float">
            <text:p>830,0</text:p>
          </table:table-cell>
          <table:table-cell table:formula="of:=IF([$Hoja2.F9]=[$Hoja3.F9];[$Hoja3.F9];&quot;&quot;)" office:value-type="float" office:value="160.1" calcext:value-type="float">
            <text:p>160,1</text:p>
          </table:table-cell>
          <table:table-cell table:formula="of:=IF([$Hoja2.G9]=[$Hoja3.G9];[$Hoja3.G9];&quot;&quot;)" office:value-type="float" office:value="87.5636" calcext:value-type="float">
            <text:p>87,56</text:p>
          </table:table-cell>
          <table:table-cell table:formula="of:=IF([$Hoja2.H9]=[$Hoja3.H9];[$Hoja3.H9];&quot;&quot;)" office:value-type="float" office:value="12.4364" calcext:value-type="float">
            <text:p>12,44</text:p>
          </table:table-cell>
          <table:table-cell table:formula="of:=IF([$Hoja2.I9]=[$Hoja3.I9];[$Hoja3.I9];&quot;&quot;)" office:value-type="float" office:value="76.0241" calcext:value-type="float">
            <text:p>76,02</text:p>
          </table:table-cell>
          <table:table-cell table:formula="of:=IF([$Hoja2.J9]=[$Hoja3.J9];[$Hoja3.J9];&quot;&quot;)" office:value-type="float" office:value="82.376" calcext:value-type="float">
            <text:p>82,38</text:p>
          </table:table-cell>
          <table:table-cell table:formula="of:=IF([$Hoja2.K9]=[$Hoja3.K9];[$Hoja3.K9];&quot;&quot;)" office:value-type="float" office:value="17.624" calcext:value-type="float">
            <text:p>17,62</text:p>
          </table:table-cell>
          <table:table-cell table:formula="of:=IF([$Hoja2.L9]=[$Hoja3.L9];[$Hoja3.L9];&quot;&quot;)" office:value-type="float" office:value="7.71084" calcext:value-type="float">
            <text:p>7,71</text:p>
          </table:table-cell>
          <table:table-cell table:formula="of:=IF([$Hoja2.M9]=[$Hoja3.M9];[$Hoja3.M9];&quot;&quot;)">
            <text:p/>
          </table:table-cell>
          <table:table-cell table:formula="of:=IF([$Hoja2.N9]=[$Hoja3.N9];[$Hoja3.N9];&quot;&quot;)">
            <text:p/>
          </table:table-cell>
          <table:table-cell table:formula="of:=IF([$Hoja2.O9]=[$Hoja3.O9];[$Hoja3.O9];&quot;&quot;)">
            <text:p/>
          </table:table-cell>
          <table:table-cell table:formula="of:=IF([$Hoja2.P9]=[$Hoja3.P9];[$Hoja3.P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0]=[$Hoja3.E10];[$Hoja3.E10];&quot;&quot;)" office:value-type="float" office:value="215" calcext:value-type="float">
            <text:p>215,0</text:p>
          </table:table-cell>
          <table:table-cell table:formula="of:=IF([$Hoja2.F10]=[$Hoja3.F10];[$Hoja3.F10];&quot;&quot;)" office:value-type="float" office:value="47" calcext:value-type="float">
            <text:p>47,0</text:p>
          </table:table-cell>
          <table:table-cell table:formula="of:=IF([$Hoja2.G10]=[$Hoja3.G10];[$Hoja3.G10];&quot;&quot;)" office:value-type="float" office:value="95.3488" calcext:value-type="float">
            <text:p>95,35</text:p>
          </table:table-cell>
          <table:table-cell table:formula="of:=IF([$Hoja2.H10]=[$Hoja3.H10];[$Hoja3.H10];&quot;&quot;)" office:value-type="float" office:value="4.65116" calcext:value-type="float">
            <text:p>4,65</text:p>
          </table:table-cell>
          <table:table-cell table:formula="of:=IF([$Hoja2.I10]=[$Hoja3.I10];[$Hoja3.I10];&quot;&quot;)" office:value-type="float" office:value="93.4884" calcext:value-type="float">
            <text:p>93,49</text:p>
          </table:table-cell>
          <table:table-cell table:formula="of:=IF([$Hoja2.J10]=[$Hoja3.J10];[$Hoja3.J10];&quot;&quot;)" office:value-type="float" office:value="94.3662" calcext:value-type="float">
            <text:p>94,37</text:p>
          </table:table-cell>
          <table:table-cell table:formula="of:=IF([$Hoja2.K10]=[$Hoja3.K10];[$Hoja3.K10];&quot;&quot;)" office:value-type="float" office:value="5.6338" calcext:value-type="float">
            <text:p>5,63</text:p>
          </table:table-cell>
          <table:table-cell table:formula="of:=IF([$Hoja2.L10]=[$Hoja3.L10];[$Hoja3.L10];&quot;&quot;)" office:value-type="float" office:value="0.930233" calcext:value-type="float">
            <text:p>0,93</text:p>
          </table:table-cell>
          <table:table-cell table:formula="of:=IF([$Hoja2.M10]=[$Hoja3.M10];[$Hoja3.M10];&quot;&quot;)">
            <text:p/>
          </table:table-cell>
          <table:table-cell table:formula="of:=IF([$Hoja2.N10]=[$Hoja3.N10];[$Hoja3.N10];&quot;&quot;)">
            <text:p/>
          </table:table-cell>
          <table:table-cell table:formula="of:=IF([$Hoja2.O10]=[$Hoja3.O10];[$Hoja3.O10];&quot;&quot;)">
            <text:p/>
          </table:table-cell>
          <table:table-cell table:formula="of:=IF([$Hoja2.P10]=[$Hoja3.P10];[$Hoja3.P1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1]=[$Hoja3.E11];[$Hoja3.E11];&quot;&quot;)" office:value-type="float" office:value="5472" calcext:value-type="float">
            <text:p>5472,0</text:p>
          </table:table-cell>
          <table:table-cell table:formula="of:=IF([$Hoja2.F11]=[$Hoja3.F11];[$Hoja3.F11];&quot;&quot;)">
            <text:p/>
          </table:table-cell>
          <table:table-cell table:formula="of:=IF([$Hoja2.G11]=[$Hoja3.G11];[$Hoja3.G11];&quot;&quot;)" office:value-type="float" office:value="93.8475" calcext:value-type="float">
            <text:p>93,85</text:p>
          </table:table-cell>
          <table:table-cell table:formula="of:=IF([$Hoja2.H11]=[$Hoja3.H11];[$Hoja3.H11];&quot;&quot;)" office:value-type="float" office:value="6.15253" calcext:value-type="float">
            <text:p>6,15</text:p>
          </table:table-cell>
          <table:table-cell table:formula="of:=IF([$Hoja2.I11]=[$Hoja3.I11];[$Hoja3.I11];&quot;&quot;)" office:value-type="float" office:value="93.7317" calcext:value-type="float">
            <text:p>93,73</text:p>
          </table:table-cell>
          <table:table-cell table:formula="of:=IF([$Hoja2.J11]=[$Hoja3.J11];[$Hoja3.J11];&quot;&quot;)" office:value-type="float" office:value="93.9205" calcext:value-type="float">
            <text:p>93,92</text:p>
          </table:table-cell>
          <table:table-cell table:formula="of:=IF([$Hoja2.K11]=[$Hoja3.K11];[$Hoja3.K11];&quot;&quot;)" office:value-type="float" office:value="6.07947" calcext:value-type="float">
            <text:p>6,08</text:p>
          </table:table-cell>
          <table:table-cell table:formula="of:=IF([$Hoja2.L11]=[$Hoja3.L11];[$Hoja3.L11];&quot;&quot;)" office:value-type="float" office:value="0.201023" calcext:value-type="float">
            <text:p>0,20</text:p>
          </table:table-cell>
          <table:table-cell table:formula="of:=IF([$Hoja2.M11]=[$Hoja3.M11];[$Hoja3.M11];&quot;&quot;)">
            <text:p/>
          </table:table-cell>
          <table:table-cell table:formula="of:=IF([$Hoja2.N11]=[$Hoja3.N11];[$Hoja3.N11];&quot;&quot;)">
            <text:p/>
          </table:table-cell>
          <table:table-cell table:formula="of:=IF([$Hoja2.O11]=[$Hoja3.O11];[$Hoja3.O11];&quot;&quot;)">
            <text:p/>
          </table:table-cell>
          <table:table-cell table:formula="of:=IF([$Hoja2.P11]=[$Hoja3.P11];[$Hoja3.P1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2]=[$Hoja3.E12];[$Hoja3.E12];&quot;&quot;)" office:value-type="float" office:value="5404" calcext:value-type="float">
            <text:p>5404,0</text:p>
          </table:table-cell>
          <table:table-cell table:formula="of:=IF([$Hoja2.F12]=[$Hoja3.F12];[$Hoja3.F12];&quot;&quot;)" office:value-type="float" office:value="228.1" calcext:value-type="float">
            <text:p>228,1</text:p>
          </table:table-cell>
          <table:table-cell table:formula="of:=IF([$Hoja2.G12]=[$Hoja3.G12];[$Hoja3.G12];&quot;&quot;)" office:value-type="float" office:value="82.3053" calcext:value-type="float">
            <text:p>82,31</text:p>
          </table:table-cell>
          <table:table-cell table:formula="of:=IF([$Hoja2.H12]=[$Hoja3.H12];[$Hoja3.H12];&quot;&quot;)" office:value-type="float" office:value="17.6947" calcext:value-type="float">
            <text:p>17,69</text:p>
          </table:table-cell>
          <table:table-cell table:formula="of:=IF([$Hoja2.I12]=[$Hoja3.I12];[$Hoja3.I12];&quot;&quot;)" office:value-type="float" office:value="80.866" calcext:value-type="float">
            <text:p>80,87</text:p>
          </table:table-cell>
          <table:table-cell table:formula="of:=IF([$Hoja2.J12]=[$Hoja3.J12];[$Hoja3.J12];&quot;&quot;)" office:value-type="float" office:value="80.866" calcext:value-type="float">
            <text:p>80,87</text:p>
          </table:table-cell>
          <table:table-cell table:formula="of:=IF([$Hoja2.K12]=[$Hoja3.K12];[$Hoja3.K12];&quot;&quot;)" office:value-type="float" office:value="19.134" calcext:value-type="float">
            <text:p>19,13</text:p>
          </table:table-cell>
          <table:table-cell table:formula="of:=IF([$Hoja2.L12]=[$Hoja3.L12];[$Hoja3.L12];&quot;&quot;)" office:value-type="float" office:value="0" calcext:value-type="float">
            <text:p>0,00</text:p>
          </table:table-cell>
          <table:table-cell table:formula="of:=IF([$Hoja2.M12]=[$Hoja3.M12];[$Hoja3.M12];&quot;&quot;)">
            <text:p/>
          </table:table-cell>
          <table:table-cell table:formula="of:=IF([$Hoja2.N12]=[$Hoja3.N12];[$Hoja3.N12];&quot;&quot;)">
            <text:p/>
          </table:table-cell>
          <table:table-cell table:formula="of:=IF([$Hoja2.O12]=[$Hoja3.O12];[$Hoja3.O12];&quot;&quot;)">
            <text:p/>
          </table:table-cell>
          <table:table-cell table:formula="of:=IF([$Hoja2.P12]=[$Hoja3.P12];[$Hoja3.P1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3]=[$Hoja3.E13];[$Hoja3.E13];&quot;&quot;)" office:value-type="float" office:value="768" calcext:value-type="float">
            <text:p>768,0</text:p>
          </table:table-cell>
          <table:table-cell table:formula="of:=IF([$Hoja2.F13]=[$Hoja3.F13];[$Hoja3.F13];&quot;&quot;)" office:value-type="float" office:value="426.6" calcext:value-type="float">
            <text:p>426,6</text:p>
          </table:table-cell>
          <table:table-cell table:formula="of:=IF([$Hoja2.G13]=[$Hoja3.G13];[$Hoja3.G13];&quot;&quot;)" office:value-type="float" office:value="90.9144" calcext:value-type="float">
            <text:p>90,91</text:p>
          </table:table-cell>
          <table:table-cell table:formula="of:=IF([$Hoja2.H13]=[$Hoja3.H13];[$Hoja3.H13];&quot;&quot;)" office:value-type="float" office:value="9.08565" calcext:value-type="float">
            <text:p>9,09</text:p>
          </table:table-cell>
          <table:table-cell table:formula="of:=IF([$Hoja2.I13]=[$Hoja3.I13];[$Hoja3.I13];&quot;&quot;)" office:value-type="float" office:value="68.3594" calcext:value-type="float">
            <text:p>68,36</text:p>
          </table:table-cell>
          <table:table-cell table:formula="of:=IF([$Hoja2.J13]=[$Hoja3.J13];[$Hoja3.J13];&quot;&quot;)" office:value-type="float" office:value="70.5645" calcext:value-type="float">
            <text:p>70,56</text:p>
          </table:table-cell>
          <table:table-cell table:formula="of:=IF([$Hoja2.K13]=[$Hoja3.K13];[$Hoja3.K13];&quot;&quot;)" office:value-type="float" office:value="29.4355" calcext:value-type="float">
            <text:p>29,44</text:p>
          </table:table-cell>
          <table:table-cell table:formula="of:=IF([$Hoja2.L13]=[$Hoja3.L13];[$Hoja3.L13];&quot;&quot;)" office:value-type="float" office:value="3.125" calcext:value-type="float">
            <text:p>3,13</text:p>
          </table:table-cell>
          <table:table-cell table:formula="of:=IF([$Hoja2.M13]=[$Hoja3.M13];[$Hoja3.M13];&quot;&quot;)">
            <text:p/>
          </table:table-cell>
          <table:table-cell table:formula="of:=IF([$Hoja2.N13]=[$Hoja3.N13];[$Hoja3.N13];&quot;&quot;)">
            <text:p/>
          </table:table-cell>
          <table:table-cell table:formula="of:=IF([$Hoja2.O13]=[$Hoja3.O13];[$Hoja3.O13];&quot;&quot;)">
            <text:p/>
          </table:table-cell>
          <table:table-cell table:formula="of:=IF([$Hoja2.P13]=[$Hoja3.P13];[$Hoja3.P1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4]=[$Hoja3.E14];[$Hoja3.E14];&quot;&quot;)" office:value-type="float" office:value="462" calcext:value-type="float">
            <text:p>462,0</text:p>
          </table:table-cell>
          <table:table-cell table:formula="of:=IF([$Hoja2.F14]=[$Hoja3.F14];[$Hoja3.F14];&quot;&quot;)" office:value-type="float" office:value="354.3" calcext:value-type="float">
            <text:p>354,3</text:p>
          </table:table-cell>
          <table:table-cell table:formula="of:=IF([$Hoja2.G14]=[$Hoja3.G14];[$Hoja3.G14];&quot;&quot;)" office:value-type="float" office:value="96.9456" calcext:value-type="float">
            <text:p>96,95</text:p>
          </table:table-cell>
          <table:table-cell table:formula="of:=IF([$Hoja2.H14]=[$Hoja3.H14];[$Hoja3.H14];&quot;&quot;)" office:value-type="float" office:value="3.05435" calcext:value-type="float">
            <text:p>3,05</text:p>
          </table:table-cell>
          <table:table-cell table:formula="of:=IF([$Hoja2.I14]=[$Hoja3.I14];[$Hoja3.I14];&quot;&quot;)" office:value-type="float" office:value="61.039" calcext:value-type="float">
            <text:p>61,04</text:p>
          </table:table-cell>
          <table:table-cell table:formula="of:=IF([$Hoja2.J14]=[$Hoja3.J14];[$Hoja3.J14];&quot;&quot;)" office:value-type="float" office:value="65.127" calcext:value-type="float">
            <text:p>65,13</text:p>
          </table:table-cell>
          <table:table-cell table:formula="of:=IF([$Hoja2.K14]=[$Hoja3.K14];[$Hoja3.K14];&quot;&quot;)" office:value-type="float" office:value="34.873" calcext:value-type="float">
            <text:p>34,87</text:p>
          </table:table-cell>
          <table:table-cell table:formula="of:=IF([$Hoja2.L14]=[$Hoja3.L14];[$Hoja3.L14];&quot;&quot;)" office:value-type="float" office:value="6.27706" calcext:value-type="float">
            <text:p>6,28</text:p>
          </table:table-cell>
          <table:table-cell table:formula="of:=IF([$Hoja2.M14]=[$Hoja3.M14];[$Hoja3.M14];&quot;&quot;)">
            <text:p/>
          </table:table-cell>
          <table:table-cell table:formula="of:=IF([$Hoja2.N14]=[$Hoja3.N14];[$Hoja3.N14];&quot;&quot;)">
            <text:p/>
          </table:table-cell>
          <table:table-cell table:formula="of:=IF([$Hoja2.O14]=[$Hoja3.O14];[$Hoja3.O14];&quot;&quot;)">
            <text:p/>
          </table:table-cell>
          <table:table-cell table:formula="of:=IF([$Hoja2.P14]=[$Hoja3.P14];[$Hoja3.P1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5]=[$Hoja3.E15];[$Hoja3.E15];&quot;&quot;)" office:value-type="float" office:value="57999" calcext:value-type="float">
            <text:p>57999,0</text:p>
          </table:table-cell>
          <table:table-cell table:formula="of:=IF([$Hoja2.F15]=[$Hoja3.F15];[$Hoja3.F15];&quot;&quot;)" office:value-type="float" office:value="73.9" calcext:value-type="float">
            <text:p>73,9</text:p>
          </table:table-cell>
          <table:table-cell table:formula="of:=IF([$Hoja2.G15]=[$Hoja3.G15];[$Hoja3.G15];&quot;&quot;)" office:value-type="float" office:value="91.5932" calcext:value-type="float">
            <text:p>91,59</text:p>
          </table:table-cell>
          <table:table-cell table:formula="of:=IF([$Hoja2.H15]=[$Hoja3.H15];[$Hoja3.H15];&quot;&quot;)" office:value-type="float" office:value="8.40685" calcext:value-type="float">
            <text:p>8,41</text:p>
          </table:table-cell>
          <table:table-cell table:formula="of:=IF([$Hoja2.I15]=[$Hoja3.I15];[$Hoja3.I15];&quot;&quot;)" office:value-type="float" office:value="92.4275" calcext:value-type="float">
            <text:p>92,43</text:p>
          </table:table-cell>
          <table:table-cell table:formula="of:=IF([$Hoja2.J15]=[$Hoja3.J15];[$Hoja3.J15];&quot;&quot;)" office:value-type="float" office:value="92.4386" calcext:value-type="float">
            <text:p>92,44</text:p>
          </table:table-cell>
          <table:table-cell table:formula="of:=IF([$Hoja2.K15]=[$Hoja3.K15];[$Hoja3.K15];&quot;&quot;)" office:value-type="float" office:value="7.56139" calcext:value-type="float">
            <text:p>7,56</text:p>
          </table:table-cell>
          <table:table-cell table:formula="of:=IF([$Hoja2.L15]=[$Hoja3.L15];[$Hoja3.L15];&quot;&quot;)" office:value-type="float" office:value="0.0120692" calcext:value-type="float">
            <text:p>0,01</text:p>
          </table:table-cell>
          <table:table-cell table:formula="of:=IF([$Hoja2.M15]=[$Hoja3.M15];[$Hoja3.M15];&quot;&quot;)">
            <text:p/>
          </table:table-cell>
          <table:table-cell table:formula="of:=IF([$Hoja2.N15]=[$Hoja3.N15];[$Hoja3.N15];&quot;&quot;)">
            <text:p/>
          </table:table-cell>
          <table:table-cell table:formula="of:=IF([$Hoja2.O15]=[$Hoja3.O15];[$Hoja3.O15];&quot;&quot;)">
            <text:p/>
          </table:table-cell>
          <table:table-cell table:formula="of:=IF([$Hoja2.P15]=[$Hoja3.P15];[$Hoja3.P1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6]=[$Hoja3.E16];[$Hoja3.E16];&quot;&quot;)" office:value-type="float" office:value="78339.2" calcext:value-type="float">
            <text:p>78339,2</text:p>
          </table:table-cell>
          <table:table-cell table:formula="of:=IF([$Hoja2.F16]=[$Hoja3.F16];[$Hoja3.F16];&quot;&quot;)">
            <text:p/>
          </table:table-cell>
          <table:table-cell table:formula="of:=IF([$Hoja2.G16]=[$Hoja3.G16];[$Hoja3.G16];&quot;&quot;)" office:value-type="float" office:value="94.7497" calcext:value-type="float">
            <text:p>94,75</text:p>
          </table:table-cell>
          <table:table-cell table:formula="of:=IF([$Hoja2.H16]=[$Hoja3.H16];[$Hoja3.H16];&quot;&quot;)" office:value-type="float" office:value="5.2503023" calcext:value-type="float">
            <text:p>5,25</text:p>
          </table:table-cell>
          <table:table-cell table:formula="of:=IF([$Hoja2.I16]=[$Hoja3.I16];[$Hoja3.I16];&quot;&quot;)" office:value-type="float" office:value="53.48342" calcext:value-type="float">
            <text:p>53,48</text:p>
          </table:table-cell>
          <table:table-cell table:formula="of:=IF([$Hoja2.J16]=[$Hoja3.J16];[$Hoja3.J16];&quot;&quot;)" office:value-type="float" office:value="89.6781" calcext:value-type="float">
            <text:p>89,68</text:p>
          </table:table-cell>
          <table:table-cell table:formula="of:=IF([$Hoja2.K16]=[$Hoja3.K16];[$Hoja3.K16];&quot;&quot;)" office:value-type="float" office:value="10.321896" calcext:value-type="float">
            <text:p>10,32</text:p>
          </table:table-cell>
          <table:table-cell table:formula="of:=IF([$Hoja2.L16]=[$Hoja3.L16];[$Hoja3.L16];&quot;&quot;)" office:value-type="float" office:value="38.807397988" calcext:value-type="float">
            <text:p>38,81</text:p>
          </table:table-cell>
          <table:table-cell table:formula="of:=IF([$Hoja2.M16]=[$Hoja3.M16];[$Hoja3.M16];&quot;&quot;)">
            <text:p/>
          </table:table-cell>
          <table:table-cell table:formula="of:=IF([$Hoja2.N16]=[$Hoja3.N16];[$Hoja3.N16];&quot;&quot;)">
            <text:p/>
          </table:table-cell>
          <table:table-cell table:formula="of:=IF([$Hoja2.O16]=[$Hoja3.O16];[$Hoja3.O16];&quot;&quot;)">
            <text:p/>
          </table:table-cell>
          <table:table-cell table:formula="of:=IF([$Hoja2.P16]=[$Hoja3.P16];[$Hoja3.P16];&quot;&quot;)">
            <text:p/>
          </table:table-cell>
        </table:table-row>
        <table:table-row table:style-name="ro1">
          <table:table-cell table:number-columns-repeated="4"/>
          <table:table-cell table:formula="of:=IF([$Hoja2.E17]=[$Hoja3.E17];[$Hoja3.E17];&quot;&quot;)" office:value-type="float" office:value="45222" calcext:value-type="float">
            <text:p>45222,0</text:p>
          </table:table-cell>
          <table:table-cell table:formula="of:=IF([$Hoja2.F17]=[$Hoja3.F17];[$Hoja3.F17];&quot;&quot;)" office:value-type="float" office:value="19794.9" calcext:value-type="float">
            <text:p>19794,9</text:p>
          </table:table-cell>
          <table:table-cell table:formula="of:=IF([$Hoja2.G17]=[$Hoja3.G17];[$Hoja3.G17];&quot;&quot;)" office:value-type="float" office:value="90.1452" calcext:value-type="float">
            <text:p>90,15</text:p>
          </table:table-cell>
          <table:table-cell table:formula="of:=IF([$Hoja2.H17]=[$Hoja3.H17];[$Hoja3.H17];&quot;&quot;)" office:value-type="float" office:value="9.85484" calcext:value-type="float">
            <text:p>9,85</text:p>
          </table:table-cell>
          <table:table-cell table:formula="of:=IF([$Hoja2.I17]=[$Hoja3.I17];[$Hoja3.I17];&quot;&quot;)" office:value-type="float" office:value="63.3497" calcext:value-type="float">
            <text:p>63,35</text:p>
          </table:table-cell>
          <table:table-cell table:formula="of:=IF([$Hoja2.J17]=[$Hoja3.J17];[$Hoja3.J17];&quot;&quot;)" office:value-type="float" office:value="80.4968" calcext:value-type="float">
            <text:p>80,50</text:p>
          </table:table-cell>
          <table:table-cell table:formula="of:=IF([$Hoja2.K17]=[$Hoja3.K17];[$Hoja3.K17];&quot;&quot;)" office:value-type="float" office:value="19.5032" calcext:value-type="float">
            <text:p>19,50</text:p>
          </table:table-cell>
          <table:table-cell table:formula="of:=IF([$Hoja2.L17]=[$Hoja3.L17];[$Hoja3.L17];&quot;&quot;)" office:value-type="float" office:value="21.3016" calcext:value-type="float">
            <text:p>21,30</text:p>
          </table:table-cell>
          <table:table-cell table:formula="of:=IF([$Hoja2.M17]=[$Hoja3.M17];[$Hoja3.M17];&quot;&quot;)">
            <text:p/>
          </table:table-cell>
          <table:table-cell table:formula="of:=IF([$Hoja2.N17]=[$Hoja3.N17];[$Hoja3.N17];&quot;&quot;)">
            <text:p/>
          </table:table-cell>
          <table:table-cell table:formula="of:=IF([$Hoja2.O17]=[$Hoja3.O17];[$Hoja3.O17];&quot;&quot;)">
            <text:p/>
          </table:table-cell>
          <table:table-cell table:formula="of:=IF([$Hoja2.P17]=[$Hoja3.P17];[$Hoja3.P1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8]=[$Hoja3.E18];[$Hoja3.E18];&quot;&quot;)" office:value-type="float" office:value="690" calcext:value-type="float">
            <text:p>690,0</text:p>
          </table:table-cell>
          <table:table-cell table:formula="of:=IF([$Hoja2.F18]=[$Hoja3.F18];[$Hoja3.F18];&quot;&quot;)" office:value-type="float" office:value="499.6" calcext:value-type="float">
            <text:p>499,6</text:p>
          </table:table-cell>
          <table:table-cell table:formula="of:=IF([$Hoja2.G18]=[$Hoja3.G18];[$Hoja3.G18];&quot;&quot;)" office:value-type="float" office:value="97.0692" calcext:value-type="float">
            <text:p>97,07</text:p>
          </table:table-cell>
          <table:table-cell table:formula="of:=IF([$Hoja2.H18]=[$Hoja3.H18];[$Hoja3.H18];&quot;&quot;)" office:value-type="float" office:value="2.93076" calcext:value-type="float">
            <text:p>2,93</text:p>
          </table:table-cell>
          <table:table-cell table:formula="of:=IF([$Hoja2.I18]=[$Hoja3.I18];[$Hoja3.I18];&quot;&quot;)" office:value-type="float" office:value="54.6377" calcext:value-type="float">
            <text:p>54,64</text:p>
          </table:table-cell>
          <table:table-cell table:formula="of:=IF([$Hoja2.J18]=[$Hoja3.J18];[$Hoja3.J18];&quot;&quot;)" office:value-type="float" office:value="81.9565" calcext:value-type="float">
            <text:p>81,96</text:p>
          </table:table-cell>
          <table:table-cell table:formula="of:=IF([$Hoja2.K18]=[$Hoja3.K18];[$Hoja3.K18];&quot;&quot;)" office:value-type="float" office:value="18.0435" calcext:value-type="float">
            <text:p>18,04</text:p>
          </table:table-cell>
          <table:table-cell table:formula="of:=IF([$Hoja2.L18]=[$Hoja3.L18];[$Hoja3.L18];&quot;&quot;)" office:value-type="float" office:value="33.3333" calcext:value-type="float">
            <text:p>33,33</text:p>
          </table:table-cell>
          <table:table-cell table:formula="of:=IF([$Hoja2.M18]=[$Hoja3.M18];[$Hoja3.M18];&quot;&quot;)">
            <text:p/>
          </table:table-cell>
          <table:table-cell table:formula="of:=IF([$Hoja2.N18]=[$Hoja3.N18];[$Hoja3.N18];&quot;&quot;)">
            <text:p/>
          </table:table-cell>
          <table:table-cell table:formula="of:=IF([$Hoja2.O18]=[$Hoja3.O18];[$Hoja3.O18];&quot;&quot;)">
            <text:p/>
          </table:table-cell>
          <table:table-cell table:formula="of:=IF([$Hoja2.P18]=[$Hoja3.P18];[$Hoja3.P1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19]=[$Hoja3.E19];[$Hoja3.E19];&quot;&quot;)" office:value-type="float" office:value="653" calcext:value-type="float">
            <text:p>653,0</text:p>
          </table:table-cell>
          <table:table-cell table:formula="of:=IF([$Hoja2.F19]=[$Hoja3.F19];[$Hoja3.F19];&quot;&quot;)" office:value-type="float" office:value="522.8" calcext:value-type="float">
            <text:p>522,8</text:p>
          </table:table-cell>
          <table:table-cell table:formula="of:=IF([$Hoja2.G19]=[$Hoja3.G19];[$Hoja3.G19];&quot;&quot;)" office:value-type="float" office:value="98.5877" calcext:value-type="float">
            <text:p>98,59</text:p>
          </table:table-cell>
          <table:table-cell table:formula="of:=IF([$Hoja2.H19]=[$Hoja3.H19];[$Hoja3.H19];&quot;&quot;)" office:value-type="float" office:value="1.41229" calcext:value-type="float">
            <text:p>1,41</text:p>
          </table:table-cell>
          <table:table-cell table:formula="of:=IF([$Hoja2.I19]=[$Hoja3.I19];[$Hoja3.I19];&quot;&quot;)" office:value-type="float" office:value="39.0505" calcext:value-type="float">
            <text:p>39,05</text:p>
          </table:table-cell>
          <table:table-cell table:formula="of:=IF([$Hoja2.J19]=[$Hoja3.J19];[$Hoja3.J19];&quot;&quot;)" office:value-type="float" office:value="85.2843" calcext:value-type="float">
            <text:p>85,28</text:p>
          </table:table-cell>
          <table:table-cell table:formula="of:=IF([$Hoja2.K19]=[$Hoja3.K19];[$Hoja3.K19];&quot;&quot;)" office:value-type="float" office:value="14.7157" calcext:value-type="float">
            <text:p>14,72</text:p>
          </table:table-cell>
          <table:table-cell table:formula="of:=IF([$Hoja2.L19]=[$Hoja3.L19];[$Hoja3.L19];&quot;&quot;)" office:value-type="float" office:value="54.2113" calcext:value-type="float">
            <text:p>54,21</text:p>
          </table:table-cell>
          <table:table-cell table:formula="of:=IF([$Hoja2.M19]=[$Hoja3.M19];[$Hoja3.M19];&quot;&quot;)">
            <text:p/>
          </table:table-cell>
          <table:table-cell table:formula="of:=IF([$Hoja2.N19]=[$Hoja3.N19];[$Hoja3.N19];&quot;&quot;)">
            <text:p/>
          </table:table-cell>
          <table:table-cell table:formula="of:=IF([$Hoja2.O19]=[$Hoja3.O19];[$Hoja3.O19];&quot;&quot;)">
            <text:p/>
          </table:table-cell>
          <table:table-cell table:formula="of:=IF([$Hoja2.P19]=[$Hoja3.P19];[$Hoja3.P1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0]=[$Hoja3.E20];[$Hoja3.E20];&quot;&quot;)" office:value-type="float" office:value="142521" calcext:value-type="float">
            <text:p>142521,0</text:p>
          </table:table-cell>
          <table:table-cell table:formula="of:=IF([$Hoja2.F20]=[$Hoja3.F20];[$Hoja3.F20];&quot;&quot;)" office:value-type="float" office:value="80972.6" calcext:value-type="float">
            <text:p>80972,6</text:p>
          </table:table-cell>
          <table:table-cell table:formula="of:=IF([$Hoja2.G20]=[$Hoja3.G20];[$Hoja3.G20];&quot;&quot;)" office:value-type="float" office:value="99.2946" calcext:value-type="float">
            <text:p>99,29</text:p>
          </table:table-cell>
          <table:table-cell table:formula="of:=IF([$Hoja2.H20]=[$Hoja3.H20];[$Hoja3.H20];&quot;&quot;)" office:value-type="float" office:value="0.705393" calcext:value-type="float">
            <text:p>0,71</text:p>
          </table:table-cell>
          <table:table-cell table:formula="of:=IF([$Hoja2.I20]=[$Hoja3.I20];[$Hoja3.I20];&quot;&quot;)" office:value-type="float" office:value="48.0869" calcext:value-type="float">
            <text:p>48,09</text:p>
          </table:table-cell>
          <table:table-cell table:formula="of:=IF([$Hoja2.J20]=[$Hoja3.J20];[$Hoja3.J20];&quot;&quot;)" office:value-type="float" office:value="96.3151" calcext:value-type="float">
            <text:p>96,32</text:p>
          </table:table-cell>
          <table:table-cell table:formula="of:=IF([$Hoja2.K20]=[$Hoja3.K20];[$Hoja3.K20];&quot;&quot;)" office:value-type="float" office:value="3.68486" calcext:value-type="float">
            <text:p>3,68</text:p>
          </table:table-cell>
          <table:table-cell table:formula="of:=IF([$Hoja2.L20]=[$Hoja3.L20];[$Hoja3.L20];&quot;&quot;)" office:value-type="float" office:value="50.0733" calcext:value-type="float">
            <text:p>50,07</text:p>
          </table:table-cell>
          <table:table-cell table:formula="of:=IF([$Hoja2.M20]=[$Hoja3.M20];[$Hoja3.M20];&quot;&quot;)">
            <text:p/>
          </table:table-cell>
          <table:table-cell table:formula="of:=IF([$Hoja2.N20]=[$Hoja3.N20];[$Hoja3.N20];&quot;&quot;)">
            <text:p/>
          </table:table-cell>
          <table:table-cell table:formula="of:=IF([$Hoja2.O20]=[$Hoja3.O20];[$Hoja3.O20];&quot;&quot;)">
            <text:p/>
          </table:table-cell>
          <table:table-cell table:formula="of:=IF([$Hoja2.P20]=[$Hoja3.P20];[$Hoja3.P2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1]=[$Hoja3.E21];[$Hoja3.E21];&quot;&quot;)" office:value-type="float" office:value="9822" calcext:value-type="float">
            <text:p>9822,0</text:p>
          </table:table-cell>
          <table:table-cell table:formula="of:=IF([$Hoja2.F21]=[$Hoja3.F21];[$Hoja3.F21];&quot;&quot;)">
            <text:p/>
          </table:table-cell>
          <table:table-cell table:formula="of:=IF([$Hoja2.G21]=[$Hoja3.G21];[$Hoja3.G21];&quot;&quot;)" office:value-type="float" office:value="98.8224" calcext:value-type="float">
            <text:p>98,82</text:p>
          </table:table-cell>
          <table:table-cell table:formula="of:=IF([$Hoja2.H21]=[$Hoja3.H21];[$Hoja3.H21];&quot;&quot;)" office:value-type="float" office:value="1.17763" calcext:value-type="float">
            <text:p>1,18</text:p>
          </table:table-cell>
          <table:table-cell table:formula="of:=IF([$Hoja2.I21]=[$Hoja3.I21];[$Hoja3.I21];&quot;&quot;)" office:value-type="float" office:value="24.5978" calcext:value-type="float">
            <text:p>24,60</text:p>
          </table:table-cell>
          <table:table-cell table:formula="of:=IF([$Hoja2.J21]=[$Hoja3.J21];[$Hoja3.J21];&quot;&quot;)" office:value-type="float" office:value="91.7585" calcext:value-type="float">
            <text:p>91,76</text:p>
          </table:table-cell>
          <table:table-cell table:formula="of:=IF([$Hoja2.K21]=[$Hoja3.K21];[$Hoja3.K21];&quot;&quot;)" office:value-type="float" office:value="8.24155" calcext:value-type="float">
            <text:p>8,24</text:p>
          </table:table-cell>
          <table:table-cell table:formula="of:=IF([$Hoja2.L21]=[$Hoja3.L21];[$Hoja3.L21];&quot;&quot;)" office:value-type="float" office:value="73.1928" calcext:value-type="float">
            <text:p>73,19</text:p>
          </table:table-cell>
          <table:table-cell table:formula="of:=IF([$Hoja2.M21]=[$Hoja3.M21];[$Hoja3.M21];&quot;&quot;)">
            <text:p/>
          </table:table-cell>
          <table:table-cell table:formula="of:=IF([$Hoja2.N21]=[$Hoja3.N21];[$Hoja3.N21];&quot;&quot;)">
            <text:p/>
          </table:table-cell>
          <table:table-cell table:formula="of:=IF([$Hoja2.O21]=[$Hoja3.O21];[$Hoja3.O21];&quot;&quot;)">
            <text:p/>
          </table:table-cell>
          <table:table-cell table:formula="of:=IF([$Hoja2.P21]=[$Hoja3.P21];[$Hoja3.P2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2]=[$Hoja3.E22];[$Hoja3.E22];&quot;&quot;)" office:value-type="float" office:value="495141" calcext:value-type="float">
            <text:p>495141,0</text:p>
          </table:table-cell>
          <table:table-cell table:formula="of:=IF([$Hoja2.F22]=[$Hoja3.F22];[$Hoja3.F22];&quot;&quot;)" office:value-type="float" office:value="23371.4" calcext:value-type="float">
            <text:p>23371,4</text:p>
          </table:table-cell>
          <table:table-cell table:formula="of:=IF([$Hoja2.G22]=[$Hoja3.G22];[$Hoja3.G22];&quot;&quot;)" office:value-type="float" office:value="85.2458" calcext:value-type="float">
            <text:p>85,25</text:p>
          </table:table-cell>
          <table:table-cell table:formula="of:=IF([$Hoja2.H22]=[$Hoja3.H22];[$Hoja3.H22];&quot;&quot;)" office:value-type="float" office:value="14.7542" calcext:value-type="float">
            <text:p>14,75</text:p>
          </table:table-cell>
          <table:table-cell table:formula="of:=IF([$Hoja2.I22]=[$Hoja3.I22];[$Hoja3.I22];&quot;&quot;)" office:value-type="float" office:value="85.8976" calcext:value-type="float">
            <text:p>85,90</text:p>
          </table:table-cell>
          <table:table-cell table:formula="of:=IF([$Hoja2.J22]=[$Hoja3.J22];[$Hoja3.J22];&quot;&quot;)" office:value-type="float" office:value="85.9014" calcext:value-type="float">
            <text:p>85,90</text:p>
          </table:table-cell>
          <table:table-cell table:formula="of:=IF([$Hoja2.K22]=[$Hoja3.K22];[$Hoja3.K22];&quot;&quot;)" office:value-type="float" office:value="14.0986" calcext:value-type="float">
            <text:p>14,10</text:p>
          </table:table-cell>
          <table:table-cell table:formula="of:=IF([$Hoja2.L22]=[$Hoja3.L22];[$Hoja3.L22];&quot;&quot;)" office:value-type="float" office:value="0.00444318" calcext:value-type="float">
            <text:p>0,00</text:p>
          </table:table-cell>
          <table:table-cell table:formula="of:=IF([$Hoja2.M22]=[$Hoja3.M22];[$Hoja3.M22];&quot;&quot;)">
            <text:p/>
          </table:table-cell>
          <table:table-cell table:formula="of:=IF([$Hoja2.N22]=[$Hoja3.N22];[$Hoja3.N22];&quot;&quot;)">
            <text:p/>
          </table:table-cell>
          <table:table-cell table:formula="of:=IF([$Hoja2.O22]=[$Hoja3.O22];[$Hoja3.O22];&quot;&quot;)">
            <text:p/>
          </table:table-cell>
          <table:table-cell table:formula="of:=IF([$Hoja2.P22]=[$Hoja3.P22];[$Hoja3.P2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3]=[$Hoja3.E23];[$Hoja3.E23];&quot;&quot;)" office:value-type="float" office:value="62123" calcext:value-type="float">
            <text:p>62123,0</text:p>
          </table:table-cell>
          <table:table-cell table:formula="of:=IF([$Hoja2.F23]=[$Hoja3.F23];[$Hoja3.F23];&quot;&quot;)" office:value-type="float" office:value="39933.6" calcext:value-type="float">
            <text:p>39933,6</text:p>
          </table:table-cell>
          <table:table-cell table:formula="of:=IF([$Hoja2.G23]=[$Hoja3.G23];[$Hoja3.G23];&quot;&quot;)" office:value-type="float" office:value="100" calcext:value-type="float">
            <text:p>100,00</text:p>
          </table:table-cell>
          <table:table-cell table:formula="of:=IF([$Hoja2.H23]=[$Hoja3.H23];[$Hoja3.H23];&quot;&quot;)" office:value-type="float" office:value="0" calcext:value-type="float">
            <text:p>0,00</text:p>
          </table:table-cell>
          <table:table-cell table:formula="of:=IF([$Hoja2.I23]=[$Hoja3.I23];[$Hoja3.I23];&quot;&quot;)" office:value-type="float" office:value="44.8497" calcext:value-type="float">
            <text:p>44,85</text:p>
          </table:table-cell>
          <table:table-cell table:formula="of:=IF([$Hoja2.J23]=[$Hoja3.J23];[$Hoja3.J23];&quot;&quot;)" office:value-type="float" office:value="100" calcext:value-type="float">
            <text:p>100,00</text:p>
          </table:table-cell>
          <table:table-cell table:formula="of:=IF([$Hoja2.K23]=[$Hoja3.K23];[$Hoja3.K23];&quot;&quot;)" office:value-type="float" office:value="0" calcext:value-type="float">
            <text:p>0,00</text:p>
          </table:table-cell>
          <table:table-cell table:formula="of:=IF([$Hoja2.L23]=[$Hoja3.L23];[$Hoja3.L23];&quot;&quot;)" office:value-type="float" office:value="55.1503" calcext:value-type="float">
            <text:p>55,15</text:p>
          </table:table-cell>
          <table:table-cell table:formula="of:=IF([$Hoja2.M23]=[$Hoja3.M23];[$Hoja3.M23];&quot;&quot;)">
            <text:p/>
          </table:table-cell>
          <table:table-cell table:formula="of:=IF([$Hoja2.N23]=[$Hoja3.N23];[$Hoja3.N23];&quot;&quot;)">
            <text:p/>
          </table:table-cell>
          <table:table-cell table:formula="of:=IF([$Hoja2.O23]=[$Hoja3.O23];[$Hoja3.O23];&quot;&quot;)">
            <text:p/>
          </table:table-cell>
          <table:table-cell table:formula="of:=IF([$Hoja2.P23]=[$Hoja3.P23];[$Hoja3.P2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4]=[$Hoja3.E24];[$Hoja3.E24];&quot;&quot;)" office:value-type="float" office:value="1000" calcext:value-type="float">
            <text:p>1000,0</text:p>
          </table:table-cell>
          <table:table-cell table:formula="of:=IF([$Hoja2.F24]=[$Hoja3.F24];[$Hoja3.F24];&quot;&quot;)" office:value-type="float" office:value="898.4" calcext:value-type="float">
            <text:p>898,4</text:p>
          </table:table-cell>
          <table:table-cell table:formula="of:=IF([$Hoja2.G24]=[$Hoja3.G24];[$Hoja3.G24];&quot;&quot;)" office:value-type="float" office:value="100" calcext:value-type="float">
            <text:p>100,00</text:p>
          </table:table-cell>
          <table:table-cell table:formula="of:=IF([$Hoja2.H24]=[$Hoja3.H24];[$Hoja3.H24];&quot;&quot;)" office:value-type="float" office:value="0" calcext:value-type="float">
            <text:p>0,00</text:p>
          </table:table-cell>
          <table:table-cell table:formula="of:=IF([$Hoja2.I24]=[$Hoja3.I24];[$Hoja3.I24];&quot;&quot;)" office:value-type="float" office:value="0.6" calcext:value-type="float">
            <text:p>0,60</text:p>
          </table:table-cell>
          <table:table-cell table:formula="of:=IF([$Hoja2.J24]=[$Hoja3.J24];[$Hoja3.J24];&quot;&quot;)" office:value-type="float" office:value="100" calcext:value-type="float">
            <text:p>100,00</text:p>
          </table:table-cell>
          <table:table-cell table:formula="of:=IF([$Hoja2.K24]=[$Hoja3.K24];[$Hoja3.K24];&quot;&quot;)" office:value-type="float" office:value="0" calcext:value-type="float">
            <text:p>0,00</text:p>
          </table:table-cell>
          <table:table-cell table:formula="of:=IF([$Hoja2.L24]=[$Hoja3.L24];[$Hoja3.L24];&quot;&quot;)" office:value-type="float" office:value="99.4" calcext:value-type="float">
            <text:p>99,40</text:p>
          </table:table-cell>
          <table:table-cell table:formula="of:=IF([$Hoja2.M24]=[$Hoja3.M24];[$Hoja3.M24];&quot;&quot;)">
            <text:p/>
          </table:table-cell>
          <table:table-cell table:formula="of:=IF([$Hoja2.N24]=[$Hoja3.N24];[$Hoja3.N24];&quot;&quot;)">
            <text:p/>
          </table:table-cell>
          <table:table-cell table:formula="of:=IF([$Hoja2.O24]=[$Hoja3.O24];[$Hoja3.O24];&quot;&quot;)">
            <text:p/>
          </table:table-cell>
          <table:table-cell table:formula="of:=IF([$Hoja2.P24]=[$Hoja3.P24];[$Hoja3.P2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5]=[$Hoja3.E25];[$Hoja3.E25];&quot;&quot;)" office:value-type="float" office:value="19020" calcext:value-type="float">
            <text:p>19020,0</text:p>
          </table:table-cell>
          <table:table-cell table:formula="of:=IF([$Hoja2.F25]=[$Hoja3.F25];[$Hoja3.F25];&quot;&quot;)" office:value-type="float" office:value="1911.8" calcext:value-type="float">
            <text:p>1911,8</text:p>
          </table:table-cell>
          <table:table-cell table:formula="of:=IF([$Hoja2.G25]=[$Hoja3.G25];[$Hoja3.G25];&quot;&quot;)" office:value-type="float" office:value="84.0682" calcext:value-type="float">
            <text:p>84,07</text:p>
          </table:table-cell>
          <table:table-cell table:formula="of:=IF([$Hoja2.H25]=[$Hoja3.H25];[$Hoja3.H25];&quot;&quot;)" office:value-type="float" office:value="15.9318" calcext:value-type="float">
            <text:p>15,93</text:p>
          </table:table-cell>
          <table:table-cell table:formula="of:=IF([$Hoja2.I25]=[$Hoja3.I25];[$Hoja3.I25];&quot;&quot;)" office:value-type="float" office:value="81.7087" calcext:value-type="float">
            <text:p>81,71</text:p>
          </table:table-cell>
          <table:table-cell table:formula="of:=IF([$Hoja2.J25]=[$Hoja3.J25];[$Hoja3.J25];&quot;&quot;)" office:value-type="float" office:value="81.7689" calcext:value-type="float">
            <text:p>81,77</text:p>
          </table:table-cell>
          <table:table-cell table:formula="of:=IF([$Hoja2.K25]=[$Hoja3.K25];[$Hoja3.K25];&quot;&quot;)" office:value-type="float" office:value="18.2311" calcext:value-type="float">
            <text:p>18,23</text:p>
          </table:table-cell>
          <table:table-cell table:formula="of:=IF([$Hoja2.L25]=[$Hoja3.L25];[$Hoja3.L25];&quot;&quot;)" office:value-type="float" office:value="0.0736067" calcext:value-type="float">
            <text:p>0,07</text:p>
          </table:table-cell>
          <table:table-cell table:formula="of:=IF([$Hoja2.M25]=[$Hoja3.M25];[$Hoja3.M25];&quot;&quot;)">
            <text:p/>
          </table:table-cell>
          <table:table-cell table:formula="of:=IF([$Hoja2.N25]=[$Hoja3.N25];[$Hoja3.N25];&quot;&quot;)">
            <text:p/>
          </table:table-cell>
          <table:table-cell table:formula="of:=IF([$Hoja2.O25]=[$Hoja3.O25];[$Hoja3.O25];&quot;&quot;)">
            <text:p/>
          </table:table-cell>
          <table:table-cell table:formula="of:=IF([$Hoja2.P25]=[$Hoja3.P25];[$Hoja3.P2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6]=[$Hoja3.E26];[$Hoja3.E26];&quot;&quot;)" office:value-type="float" office:value="7200" calcext:value-type="float">
            <text:p>7200,0</text:p>
          </table:table-cell>
          <table:table-cell table:formula="of:=IF([$Hoja2.F26]=[$Hoja3.F26];[$Hoja3.F26];&quot;&quot;)">
            <text:p/>
          </table:table-cell>
          <table:table-cell table:formula="of:=IF([$Hoja2.G26]=[$Hoja3.G26];[$Hoja3.G26];&quot;&quot;)" office:value-type="float" office:value="94.2639" calcext:value-type="float">
            <text:p>94,26</text:p>
          </table:table-cell>
          <table:table-cell table:formula="of:=IF([$Hoja2.H26]=[$Hoja3.H26];[$Hoja3.H26];&quot;&quot;)" office:value-type="float" office:value="5.73611" calcext:value-type="float">
            <text:p>5,74</text:p>
          </table:table-cell>
          <table:table-cell table:formula="of:=IF([$Hoja2.I26]=[$Hoja3.I26];[$Hoja3.I26];&quot;&quot;)" office:value-type="float" office:value="92.0556" calcext:value-type="float">
            <text:p>92,06</text:p>
          </table:table-cell>
          <table:table-cell table:formula="of:=IF([$Hoja2.J26]=[$Hoja3.J26];[$Hoja3.J26];&quot;&quot;)" office:value-type="float" office:value="93.2995" calcext:value-type="float">
            <text:p>93,30</text:p>
          </table:table-cell>
          <table:table-cell table:formula="of:=IF([$Hoja2.K26]=[$Hoja3.K26];[$Hoja3.K26];&quot;&quot;)" office:value-type="float" office:value="6.70045" calcext:value-type="float">
            <text:p>6,70</text:p>
          </table:table-cell>
          <table:table-cell table:formula="of:=IF([$Hoja2.L26]=[$Hoja3.L26];[$Hoja3.L26];&quot;&quot;)" office:value-type="float" office:value="1.33333" calcext:value-type="float">
            <text:p>1,33</text:p>
          </table:table-cell>
          <table:table-cell table:formula="of:=IF([$Hoja2.M26]=[$Hoja3.M26];[$Hoja3.M26];&quot;&quot;)">
            <text:p/>
          </table:table-cell>
          <table:table-cell table:formula="of:=IF([$Hoja2.N26]=[$Hoja3.N26];[$Hoja3.N26];&quot;&quot;)">
            <text:p/>
          </table:table-cell>
          <table:table-cell table:formula="of:=IF([$Hoja2.O26]=[$Hoja3.O26];[$Hoja3.O26];&quot;&quot;)">
            <text:p/>
          </table:table-cell>
          <table:table-cell table:formula="of:=IF([$Hoja2.P26]=[$Hoja3.P26];[$Hoja3.P2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7]=[$Hoja3.E27];[$Hoja3.E27];&quot;&quot;)" office:value-type="float" office:value="260.714285714286" calcext:value-type="float">
            <text:p>260,7</text:p>
          </table:table-cell>
          <table:table-cell table:formula="of:=IF([$Hoja2.F27]=[$Hoja3.F27];[$Hoja3.F27];&quot;&quot;)" office:value-type="float" office:value="224.1" calcext:value-type="float">
            <text:p>224,1</text:p>
          </table:table-cell>
          <table:table-cell table:formula="of:=IF([$Hoja2.G27]=[$Hoja3.G27];[$Hoja3.G27];&quot;&quot;)" office:value-type="float" office:value="99.8717285714286" calcext:value-type="float">
            <text:p>99,87</text:p>
          </table:table-cell>
          <table:table-cell table:formula="of:=IF([$Hoja2.H27]=[$Hoja3.H27];[$Hoja3.H27];&quot;&quot;)" office:value-type="float" office:value="0.128266857142857" calcext:value-type="float">
            <text:p>0,13</text:p>
          </table:table-cell>
          <table:table-cell table:formula="of:=IF([$Hoja2.I27]=[$Hoja3.I27];[$Hoja3.I27];&quot;&quot;)" office:value-type="float" office:value="24.1931857142857" calcext:value-type="float">
            <text:p>24,19</text:p>
          </table:table-cell>
          <table:table-cell table:formula="of:=IF([$Hoja2.J27]=[$Hoja3.J27];[$Hoja3.J27];&quot;&quot;)" office:value-type="float" office:value="61.5752857142857" calcext:value-type="float">
            <text:p>61,58</text:p>
          </table:table-cell>
          <table:table-cell table:formula="of:=IF([$Hoja2.K27]=[$Hoja3.K27];[$Hoja3.K27];&quot;&quot;)" office:value-type="float" office:value="38.4247112857143" calcext:value-type="float">
            <text:p>38,42</text:p>
          </table:table-cell>
          <table:table-cell table:formula="of:=IF([$Hoja2.L27]=[$Hoja3.L27];[$Hoja3.L27];&quot;&quot;)" office:value-type="float" office:value="72.9932857142857" calcext:value-type="float">
            <text:p>72,99</text:p>
          </table:table-cell>
          <table:table-cell table:formula="of:=IF([$Hoja2.M27]=[$Hoja3.M27];[$Hoja3.M27];&quot;&quot;)">
            <text:p/>
          </table:table-cell>
          <table:table-cell table:formula="of:=IF([$Hoja2.N27]=[$Hoja3.N27];[$Hoja3.N27];&quot;&quot;)">
            <text:p/>
          </table:table-cell>
          <table:table-cell table:formula="of:=IF([$Hoja2.O27]=[$Hoja3.O27];[$Hoja3.O27];&quot;&quot;)">
            <text:p/>
          </table:table-cell>
          <table:table-cell table:formula="of:=IF([$Hoja2.P27]=[$Hoja3.P27];[$Hoja3.P27];&quot;&quot;)">
            <text:p/>
          </table:table-cell>
        </table:table-row>
        <table:table-row table:style-name="ro1">
          <table:table-cell table:number-columns-repeated="4"/>
          <table:table-cell table:formula="of:=IF([$Hoja2.E28]=[$Hoja3.E28];[$Hoja3.E28];&quot;&quot;)" office:value-type="float" office:value="159" calcext:value-type="float">
            <text:p>159,0</text:p>
          </table:table-cell>
          <table:table-cell table:formula="of:=IF([$Hoja2.F28]=[$Hoja3.F28];[$Hoja3.F28];&quot;&quot;)" office:value-type="float" office:value="124.1" calcext:value-type="float">
            <text:p>124,1</text:p>
          </table:table-cell>
          <table:table-cell table:formula="of:=IF([$Hoja2.G28]=[$Hoja3.G28];[$Hoja3.G28];&quot;&quot;)" office:value-type="float" office:value="100" calcext:value-type="float">
            <text:p>100,00</text:p>
          </table:table-cell>
          <table:table-cell table:formula="of:=IF([$Hoja2.H28]=[$Hoja3.H28];[$Hoja3.H28];&quot;&quot;)" office:value-type="float" office:value="0" calcext:value-type="float">
            <text:p>0,00</text:p>
          </table:table-cell>
          <table:table-cell table:formula="of:=IF([$Hoja2.I28]=[$Hoja3.I28];[$Hoja3.I28];&quot;&quot;)" office:value-type="float" office:value="37.7358" calcext:value-type="float">
            <text:p>37,74</text:p>
          </table:table-cell>
          <table:table-cell table:formula="of:=IF([$Hoja2.J28]=[$Hoja3.J28];[$Hoja3.J28];&quot;&quot;)" office:value-type="float" office:value="95.2381" calcext:value-type="float">
            <text:p>95,24</text:p>
          </table:table-cell>
          <table:table-cell table:formula="of:=IF([$Hoja2.K28]=[$Hoja3.K28];[$Hoja3.K28];&quot;&quot;)" office:value-type="float" office:value="4.7619" calcext:value-type="float">
            <text:p>4,76</text:p>
          </table:table-cell>
          <table:table-cell table:formula="of:=IF([$Hoja2.L28]=[$Hoja3.L28];[$Hoja3.L28];&quot;&quot;)" office:value-type="float" office:value="60.3774" calcext:value-type="float">
            <text:p>60,38</text:p>
          </table:table-cell>
          <table:table-cell table:formula="of:=IF([$Hoja2.M28]=[$Hoja3.M28];[$Hoja3.M28];&quot;&quot;)">
            <text:p/>
          </table:table-cell>
          <table:table-cell table:formula="of:=IF([$Hoja2.N28]=[$Hoja3.N28];[$Hoja3.N28];&quot;&quot;)">
            <text:p/>
          </table:table-cell>
          <table:table-cell table:formula="of:=IF([$Hoja2.O28]=[$Hoja3.O28];[$Hoja3.O28];&quot;&quot;)">
            <text:p/>
          </table:table-cell>
          <table:table-cell table:formula="of:=IF([$Hoja2.P28]=[$Hoja3.P28];[$Hoja3.P2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29]=[$Hoja3.E29];[$Hoja3.E29];&quot;&quot;)" office:value-type="float" office:value="365" calcext:value-type="float">
            <text:p>365,0</text:p>
          </table:table-cell>
          <table:table-cell table:formula="of:=IF([$Hoja2.F29]=[$Hoja3.F29];[$Hoja3.F29];&quot;&quot;)" office:value-type="float" office:value="326" calcext:value-type="float">
            <text:p>326,0</text:p>
          </table:table-cell>
          <table:table-cell table:formula="of:=IF([$Hoja2.G29]=[$Hoja3.G29];[$Hoja3.G29];&quot;&quot;)" office:value-type="float" office:value="100" calcext:value-type="float">
            <text:p>100,00</text:p>
          </table:table-cell>
          <table:table-cell table:formula="of:=IF([$Hoja2.H29]=[$Hoja3.H29];[$Hoja3.H29];&quot;&quot;)" office:value-type="float" office:value="0" calcext:value-type="float">
            <text:p>0,00</text:p>
          </table:table-cell>
          <table:table-cell table:formula="of:=IF([$Hoja2.I29]=[$Hoja3.I29];[$Hoja3.I29];&quot;&quot;)" office:value-type="float" office:value="19.1781" calcext:value-type="float">
            <text:p>19,18</text:p>
          </table:table-cell>
          <table:table-cell table:formula="of:=IF([$Hoja2.J29]=[$Hoja3.J29];[$Hoja3.J29];&quot;&quot;)" office:value-type="float" office:value="74.4681" calcext:value-type="float">
            <text:p>74,47</text:p>
          </table:table-cell>
          <table:table-cell table:formula="of:=IF([$Hoja2.K29]=[$Hoja3.K29];[$Hoja3.K29];&quot;&quot;)" office:value-type="float" office:value="25.5319" calcext:value-type="float">
            <text:p>25,53</text:p>
          </table:table-cell>
          <table:table-cell table:formula="of:=IF([$Hoja2.L29]=[$Hoja3.L29];[$Hoja3.L29];&quot;&quot;)" office:value-type="float" office:value="74.2466" calcext:value-type="float">
            <text:p>74,25</text:p>
          </table:table-cell>
          <table:table-cell table:formula="of:=IF([$Hoja2.M29]=[$Hoja3.M29];[$Hoja3.M29];&quot;&quot;)">
            <text:p/>
          </table:table-cell>
          <table:table-cell table:formula="of:=IF([$Hoja2.N29]=[$Hoja3.N29];[$Hoja3.N29];&quot;&quot;)">
            <text:p/>
          </table:table-cell>
          <table:table-cell table:formula="of:=IF([$Hoja2.O29]=[$Hoja3.O29];[$Hoja3.O29];&quot;&quot;)">
            <text:p/>
          </table:table-cell>
          <table:table-cell table:formula="of:=IF([$Hoja2.P29]=[$Hoja3.P29];[$Hoja3.P2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0]=[$Hoja3.E30];[$Hoja3.E30];&quot;&quot;)" office:value-type="float" office:value="297" calcext:value-type="float">
            <text:p>297,0</text:p>
          </table:table-cell>
          <table:table-cell table:formula="of:=IF([$Hoja2.F30]=[$Hoja3.F30];[$Hoja3.F30];&quot;&quot;)" office:value-type="float" office:value="258.3" calcext:value-type="float">
            <text:p>258,3</text:p>
          </table:table-cell>
          <table:table-cell table:formula="of:=IF([$Hoja2.G30]=[$Hoja3.G30];[$Hoja3.G30];&quot;&quot;)" office:value-type="float" office:value="99.1021" calcext:value-type="float">
            <text:p>99,10</text:p>
          </table:table-cell>
          <table:table-cell table:formula="of:=IF([$Hoja2.H30]=[$Hoja3.H30];[$Hoja3.H30];&quot;&quot;)" office:value-type="float" office:value="0.897868" calcext:value-type="float">
            <text:p>0,90</text:p>
          </table:table-cell>
          <table:table-cell table:formula="of:=IF([$Hoja2.I30]=[$Hoja3.I30];[$Hoja3.I30];&quot;&quot;)" office:value-type="float" office:value="17.8451" calcext:value-type="float">
            <text:p>17,85</text:p>
          </table:table-cell>
          <table:table-cell table:formula="of:=IF([$Hoja2.J30]=[$Hoja3.J30];[$Hoja3.J30];&quot;&quot;)" office:value-type="float" office:value="63.8554" calcext:value-type="float">
            <text:p>63,86</text:p>
          </table:table-cell>
          <table:table-cell table:formula="of:=IF([$Hoja2.K30]=[$Hoja3.K30];[$Hoja3.K30];&quot;&quot;)" office:value-type="float" office:value="36.1446" calcext:value-type="float">
            <text:p>36,14</text:p>
          </table:table-cell>
          <table:table-cell table:formula="of:=IF([$Hoja2.L30]=[$Hoja3.L30];[$Hoja3.L30];&quot;&quot;)" office:value-type="float" office:value="72.0539" calcext:value-type="float">
            <text:p>72,05</text:p>
          </table:table-cell>
          <table:table-cell table:formula="of:=IF([$Hoja2.M30]=[$Hoja3.M30];[$Hoja3.M30];&quot;&quot;)">
            <text:p/>
          </table:table-cell>
          <table:table-cell table:formula="of:=IF([$Hoja2.N30]=[$Hoja3.N30];[$Hoja3.N30];&quot;&quot;)">
            <text:p/>
          </table:table-cell>
          <table:table-cell table:formula="of:=IF([$Hoja2.O30]=[$Hoja3.O30];[$Hoja3.O30];&quot;&quot;)">
            <text:p/>
          </table:table-cell>
          <table:table-cell table:formula="of:=IF([$Hoja2.P30]=[$Hoja3.P30];[$Hoja3.P3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1]=[$Hoja3.E31];[$Hoja3.E31];&quot;&quot;)" office:value-type="float" office:value="351" calcext:value-type="float">
            <text:p>351,0</text:p>
          </table:table-cell>
          <table:table-cell table:formula="of:=IF([$Hoja2.F31]=[$Hoja3.F31];[$Hoja3.F31];&quot;&quot;)" office:value-type="float" office:value="273.4" calcext:value-type="float">
            <text:p>273,4</text:p>
          </table:table-cell>
          <table:table-cell table:formula="of:=IF([$Hoja2.G31]=[$Hoja3.G31];[$Hoja3.G31];&quot;&quot;)" office:value-type="float" office:value="100" calcext:value-type="float">
            <text:p>100,00</text:p>
          </table:table-cell>
          <table:table-cell table:formula="of:=IF([$Hoja2.H31]=[$Hoja3.H31];[$Hoja3.H31];&quot;&quot;)" office:value-type="float" office:value="0" calcext:value-type="float">
            <text:p>0,00</text:p>
          </table:table-cell>
          <table:table-cell table:formula="of:=IF([$Hoja2.I31]=[$Hoja3.I31];[$Hoja3.I31];&quot;&quot;)" office:value-type="float" office:value="35.0427" calcext:value-type="float">
            <text:p>35,04</text:p>
          </table:table-cell>
          <table:table-cell table:formula="of:=IF([$Hoja2.J31]=[$Hoja3.J31];[$Hoja3.J31];&quot;&quot;)" office:value-type="float" office:value="98.4" calcext:value-type="float">
            <text:p>98,40</text:p>
          </table:table-cell>
          <table:table-cell table:formula="of:=IF([$Hoja2.K31]=[$Hoja3.K31];[$Hoja3.K31];&quot;&quot;)" office:value-type="float" office:value="1.6" calcext:value-type="float">
            <text:p>1,60</text:p>
          </table:table-cell>
          <table:table-cell table:formula="of:=IF([$Hoja2.L31]=[$Hoja3.L31];[$Hoja3.L31];&quot;&quot;)" office:value-type="float" office:value="64.3875" calcext:value-type="float">
            <text:p>64,39</text:p>
          </table:table-cell>
          <table:table-cell table:formula="of:=IF([$Hoja2.M31]=[$Hoja3.M31];[$Hoja3.M31];&quot;&quot;)">
            <text:p/>
          </table:table-cell>
          <table:table-cell table:formula="of:=IF([$Hoja2.N31]=[$Hoja3.N31];[$Hoja3.N31];&quot;&quot;)">
            <text:p/>
          </table:table-cell>
          <table:table-cell table:formula="of:=IF([$Hoja2.O31]=[$Hoja3.O31];[$Hoja3.O31];&quot;&quot;)">
            <text:p/>
          </table:table-cell>
          <table:table-cell table:formula="of:=IF([$Hoja2.P31]=[$Hoja3.P31];[$Hoja3.P3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2]=[$Hoja3.E32];[$Hoja3.E32];&quot;&quot;)" office:value-type="float" office:value="208" calcext:value-type="float">
            <text:p>208,0</text:p>
          </table:table-cell>
          <table:table-cell table:formula="of:=IF([$Hoja2.F32]=[$Hoja3.F32];[$Hoja3.F32];&quot;&quot;)" office:value-type="float" office:value="187.2" calcext:value-type="float">
            <text:p>187,2</text:p>
          </table:table-cell>
          <table:table-cell table:formula="of:=IF([$Hoja2.G32]=[$Hoja3.G32];[$Hoja3.G32];&quot;&quot;)" office:value-type="float" office:value="100" calcext:value-type="float">
            <text:p>100,00</text:p>
          </table:table-cell>
          <table:table-cell table:formula="of:=IF([$Hoja2.H32]=[$Hoja3.H32];[$Hoja3.H32];&quot;&quot;)" office:value-type="float" office:value="0" calcext:value-type="float">
            <text:p>0,00</text:p>
          </table:table-cell>
          <table:table-cell table:formula="of:=IF([$Hoja2.I32]=[$Hoja3.I32];[$Hoja3.I32];&quot;&quot;)" office:value-type="float" office:value="0" calcext:value-type="float">
            <text:p>0,00</text:p>
          </table:table-cell>
          <table:table-cell table:formula="of:=IF([$Hoja2.J32]=[$Hoja3.J32];[$Hoja3.J32];&quot;&quot;)" office:value-type="float" office:value="0" calcext:value-type="float">
            <text:p>0,00</text:p>
          </table:table-cell>
          <table:table-cell table:formula="of:=IF([$Hoja2.K32]=[$Hoja3.K32];[$Hoja3.K32];&quot;&quot;)" office:value-type="float" office:value="100" calcext:value-type="float">
            <text:p>100,00</text:p>
          </table:table-cell>
          <table:table-cell table:formula="of:=IF([$Hoja2.L32]=[$Hoja3.L32];[$Hoja3.L32];&quot;&quot;)" office:value-type="float" office:value="100" calcext:value-type="float">
            <text:p>100,00</text:p>
          </table:table-cell>
          <table:table-cell table:formula="of:=IF([$Hoja2.M32]=[$Hoja3.M32];[$Hoja3.M32];&quot;&quot;)">
            <text:p/>
          </table:table-cell>
          <table:table-cell table:formula="of:=IF([$Hoja2.N32]=[$Hoja3.N32];[$Hoja3.N32];&quot;&quot;)">
            <text:p/>
          </table:table-cell>
          <table:table-cell table:formula="of:=IF([$Hoja2.O32]=[$Hoja3.O32];[$Hoja3.O32];&quot;&quot;)">
            <text:p/>
          </table:table-cell>
          <table:table-cell table:formula="of:=IF([$Hoja2.P32]=[$Hoja3.P32];[$Hoja3.P3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3]=[$Hoja3.E33];[$Hoja3.E33];&quot;&quot;)" office:value-type="float" office:value="267" calcext:value-type="float">
            <text:p>267,0</text:p>
          </table:table-cell>
          <table:table-cell table:formula="of:=IF([$Hoja2.F33]=[$Hoja3.F33];[$Hoja3.F33];&quot;&quot;)" office:value-type="float" office:value="240.3" calcext:value-type="float">
            <text:p>240,3</text:p>
          </table:table-cell>
          <table:table-cell table:formula="of:=IF([$Hoja2.G33]=[$Hoja3.G33];[$Hoja3.G33];&quot;&quot;)" office:value-type="float" office:value="100" calcext:value-type="float">
            <text:p>100,00</text:p>
          </table:table-cell>
          <table:table-cell table:formula="of:=IF([$Hoja2.H33]=[$Hoja3.H33];[$Hoja3.H33];&quot;&quot;)" office:value-type="float" office:value="0" calcext:value-type="float">
            <text:p>0,00</text:p>
          </table:table-cell>
          <table:table-cell table:formula="of:=IF([$Hoja2.I33]=[$Hoja3.I33];[$Hoja3.I33];&quot;&quot;)" office:value-type="float" office:value="0" calcext:value-type="float">
            <text:p>0,00</text:p>
          </table:table-cell>
          <table:table-cell table:formula="of:=IF([$Hoja2.J33]=[$Hoja3.J33];[$Hoja3.J33];&quot;&quot;)" office:value-type="float" office:value="0" calcext:value-type="float">
            <text:p>0,00</text:p>
          </table:table-cell>
          <table:table-cell table:formula="of:=IF([$Hoja2.K33]=[$Hoja3.K33];[$Hoja3.K33];&quot;&quot;)" office:value-type="float" office:value="100" calcext:value-type="float">
            <text:p>100,00</text:p>
          </table:table-cell>
          <table:table-cell table:formula="of:=IF([$Hoja2.L33]=[$Hoja3.L33];[$Hoja3.L33];&quot;&quot;)" office:value-type="float" office:value="100" calcext:value-type="float">
            <text:p>100,00</text:p>
          </table:table-cell>
          <table:table-cell table:formula="of:=IF([$Hoja2.M33]=[$Hoja3.M33];[$Hoja3.M33];&quot;&quot;)">
            <text:p/>
          </table:table-cell>
          <table:table-cell table:formula="of:=IF([$Hoja2.N33]=[$Hoja3.N33];[$Hoja3.N33];&quot;&quot;)">
            <text:p/>
          </table:table-cell>
          <table:table-cell table:formula="of:=IF([$Hoja2.O33]=[$Hoja3.O33];[$Hoja3.O33];&quot;&quot;)">
            <text:p/>
          </table:table-cell>
          <table:table-cell table:formula="of:=IF([$Hoja2.P33]=[$Hoja3.P33];[$Hoja3.P3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4]=[$Hoja3.E34];[$Hoja3.E34];&quot;&quot;)" office:value-type="float" office:value="178" calcext:value-type="float">
            <text:p>178,0</text:p>
          </table:table-cell>
          <table:table-cell table:formula="of:=IF([$Hoja2.F34]=[$Hoja3.F34];[$Hoja3.F34];&quot;&quot;)" office:value-type="float" office:value="159.4" calcext:value-type="float">
            <text:p>159,4</text:p>
          </table:table-cell>
          <table:table-cell table:formula="of:=IF([$Hoja2.G34]=[$Hoja3.G34];[$Hoja3.G34];&quot;&quot;)" office:value-type="float" office:value="100" calcext:value-type="float">
            <text:p>100,00</text:p>
          </table:table-cell>
          <table:table-cell table:formula="of:=IF([$Hoja2.H34]=[$Hoja3.H34];[$Hoja3.H34];&quot;&quot;)" office:value-type="float" office:value="0" calcext:value-type="float">
            <text:p>0,00</text:p>
          </table:table-cell>
          <table:table-cell table:formula="of:=IF([$Hoja2.I34]=[$Hoja3.I34];[$Hoja3.I34];&quot;&quot;)" office:value-type="float" office:value="59.5506" calcext:value-type="float">
            <text:p>59,55</text:p>
          </table:table-cell>
          <table:table-cell table:formula="of:=IF([$Hoja2.J34]=[$Hoja3.J34];[$Hoja3.J34];&quot;&quot;)" office:value-type="float" office:value="99.0654" calcext:value-type="float">
            <text:p>99,07</text:p>
          </table:table-cell>
          <table:table-cell table:formula="of:=IF([$Hoja2.K34]=[$Hoja3.K34];[$Hoja3.K34];&quot;&quot;)" office:value-type="float" office:value="0.934579" calcext:value-type="float">
            <text:p>0,93</text:p>
          </table:table-cell>
          <table:table-cell table:formula="of:=IF([$Hoja2.L34]=[$Hoja3.L34];[$Hoja3.L34];&quot;&quot;)" office:value-type="float" office:value="39.8876" calcext:value-type="float">
            <text:p>39,89</text:p>
          </table:table-cell>
          <table:table-cell table:formula="of:=IF([$Hoja2.M34]=[$Hoja3.M34];[$Hoja3.M34];&quot;&quot;)">
            <text:p/>
          </table:table-cell>
          <table:table-cell table:formula="of:=IF([$Hoja2.N34]=[$Hoja3.N34];[$Hoja3.N34];&quot;&quot;)">
            <text:p/>
          </table:table-cell>
          <table:table-cell table:formula="of:=IF([$Hoja2.O34]=[$Hoja3.O34];[$Hoja3.O34];&quot;&quot;)">
            <text:p/>
          </table:table-cell>
          <table:table-cell table:formula="of:=IF([$Hoja2.P34]=[$Hoja3.P34];[$Hoja3.P3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5]=[$Hoja3.E35];[$Hoja3.E35];&quot;&quot;)" office:value-type="float" office:value="6080.58333333333" calcext:value-type="float">
            <text:p>6080,6</text:p>
          </table:table-cell>
          <table:table-cell table:formula="of:=IF([$Hoja2.F35]=[$Hoja3.F35];[$Hoja3.F35];&quot;&quot;)">
            <text:p/>
          </table:table-cell>
          <table:table-cell table:formula="of:=IF([$Hoja2.G35]=[$Hoja3.G35];[$Hoja3.G35];&quot;&quot;)" office:value-type="float" office:value="91.301775" calcext:value-type="float">
            <text:p>91,30</text:p>
          </table:table-cell>
          <table:table-cell table:formula="of:=IF([$Hoja2.H35]=[$Hoja3.H35];[$Hoja3.H35];&quot;&quot;)" office:value-type="float" office:value="8.69821866666667" calcext:value-type="float">
            <text:p>8,70</text:p>
          </table:table-cell>
          <table:table-cell table:formula="of:=IF([$Hoja2.I35]=[$Hoja3.I35];[$Hoja3.I35];&quot;&quot;)" office:value-type="float" office:value="69.618425" calcext:value-type="float">
            <text:p>69,62</text:p>
          </table:table-cell>
          <table:table-cell table:formula="of:=IF([$Hoja2.J35]=[$Hoja3.J35];[$Hoja3.J35];&quot;&quot;)" office:value-type="float" office:value="78.9821166666667" calcext:value-type="float">
            <text:p>78,98</text:p>
          </table:table-cell>
          <table:table-cell table:formula="of:=IF([$Hoja2.K35]=[$Hoja3.K35];[$Hoja3.K35];&quot;&quot;)" office:value-type="float" office:value="21.0178875" calcext:value-type="float">
            <text:p>21,02</text:p>
          </table:table-cell>
          <table:table-cell table:formula="of:=IF([$Hoja2.L35]=[$Hoja3.L35];[$Hoja3.L35];&quot;&quot;)" office:value-type="float" office:value="11.1045805833333" calcext:value-type="float">
            <text:p>11,10</text:p>
          </table:table-cell>
          <table:table-cell table:formula="of:=IF([$Hoja2.M35]=[$Hoja3.M35];[$Hoja3.M35];&quot;&quot;)">
            <text:p/>
          </table:table-cell>
          <table:table-cell table:formula="of:=IF([$Hoja2.N35]=[$Hoja3.N35];[$Hoja3.N35];&quot;&quot;)">
            <text:p/>
          </table:table-cell>
          <table:table-cell table:formula="of:=IF([$Hoja2.O35]=[$Hoja3.O35];[$Hoja3.O35];&quot;&quot;)">
            <text:p/>
          </table:table-cell>
          <table:table-cell table:formula="of:=IF([$Hoja2.P35]=[$Hoja3.P35];[$Hoja3.P35];&quot;&quot;)">
            <text:p/>
          </table:table-cell>
        </table:table-row>
        <table:table-row table:style-name="ro1">
          <table:table-cell table:number-columns-repeated="4"/>
          <table:table-cell table:formula="of:=IF([$Hoja2.E36]=[$Hoja3.E36];[$Hoja3.E36];&quot;&quot;)" office:value-type="float" office:value="846" calcext:value-type="float">
            <text:p>846,0</text:p>
          </table:table-cell>
          <table:table-cell table:formula="of:=IF([$Hoja2.F36]=[$Hoja3.F36];[$Hoja3.F36];&quot;&quot;)" office:value-type="float" office:value="712.3" calcext:value-type="float">
            <text:p>712,3</text:p>
          </table:table-cell>
          <table:table-cell table:formula="of:=IF([$Hoja2.G36]=[$Hoja3.G36];[$Hoja3.G36];&quot;&quot;)" office:value-type="float" office:value="98.6866" calcext:value-type="float">
            <text:p>98,69</text:p>
          </table:table-cell>
          <table:table-cell table:formula="of:=IF([$Hoja2.H36]=[$Hoja3.H36];[$Hoja3.H36];&quot;&quot;)" office:value-type="float" office:value="1.31337" calcext:value-type="float">
            <text:p>1,31</text:p>
          </table:table-cell>
          <table:table-cell table:formula="of:=IF([$Hoja2.I36]=[$Hoja3.I36];[$Hoja3.I36];&quot;&quot;)" office:value-type="float" office:value="52.0095" calcext:value-type="float">
            <text:p>52,01</text:p>
          </table:table-cell>
          <table:table-cell table:formula="of:=IF([$Hoja2.J36]=[$Hoja3.J36];[$Hoja3.J36];&quot;&quot;)" office:value-type="float" office:value="63.2184" calcext:value-type="float">
            <text:p>63,22</text:p>
          </table:table-cell>
          <table:table-cell table:formula="of:=IF([$Hoja2.K36]=[$Hoja3.K36];[$Hoja3.K36];&quot;&quot;)" office:value-type="float" office:value="36.7816" calcext:value-type="float">
            <text:p>36,78</text:p>
          </table:table-cell>
          <table:table-cell table:formula="of:=IF([$Hoja2.L36]=[$Hoja3.L36];[$Hoja3.L36];&quot;&quot;)" office:value-type="float" office:value="17.7305" calcext:value-type="float">
            <text:p>17,73</text:p>
          </table:table-cell>
          <table:table-cell table:formula="of:=IF([$Hoja2.M36]=[$Hoja3.M36];[$Hoja3.M36];&quot;&quot;)">
            <text:p/>
          </table:table-cell>
          <table:table-cell table:formula="of:=IF([$Hoja2.N36]=[$Hoja3.N36];[$Hoja3.N36];&quot;&quot;)">
            <text:p/>
          </table:table-cell>
          <table:table-cell table:formula="of:=IF([$Hoja2.O36]=[$Hoja3.O36];[$Hoja3.O36];&quot;&quot;)">
            <text:p/>
          </table:table-cell>
          <table:table-cell table:formula="of:=IF([$Hoja2.P36]=[$Hoja3.P36];[$Hoja3.P3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7]=[$Hoja3.E37];[$Hoja3.E37];&quot;&quot;)" office:value-type="float" office:value="990" calcext:value-type="float">
            <text:p>990,0</text:p>
          </table:table-cell>
          <table:table-cell table:formula="of:=IF([$Hoja2.F37]=[$Hoja3.F37];[$Hoja3.F37];&quot;&quot;)" office:value-type="float" office:value="649.5" calcext:value-type="float">
            <text:p>649,5</text:p>
          </table:table-cell>
          <table:table-cell table:formula="of:=IF([$Hoja2.G37]=[$Hoja3.G37];[$Hoja3.G37];&quot;&quot;)" office:value-type="float" office:value="98.7654" calcext:value-type="float">
            <text:p>98,77</text:p>
          </table:table-cell>
          <table:table-cell table:formula="of:=IF([$Hoja2.H37]=[$Hoja3.H37];[$Hoja3.H37];&quot;&quot;)" office:value-type="float" office:value="1.23457" calcext:value-type="float">
            <text:p>1,23</text:p>
          </table:table-cell>
          <table:table-cell table:formula="of:=IF([$Hoja2.I37]=[$Hoja3.I37];[$Hoja3.I37];&quot;&quot;)" office:value-type="float" office:value="92.2222" calcext:value-type="float">
            <text:p>92,22</text:p>
          </table:table-cell>
          <table:table-cell table:formula="of:=IF([$Hoja2.J37]=[$Hoja3.J37];[$Hoja3.J37];&quot;&quot;)" office:value-type="float" office:value="92.6904" calcext:value-type="float">
            <text:p>92,69</text:p>
          </table:table-cell>
          <table:table-cell table:formula="of:=IF([$Hoja2.K37]=[$Hoja3.K37];[$Hoja3.K37];&quot;&quot;)" office:value-type="float" office:value="7.30964" calcext:value-type="float">
            <text:p>7,31</text:p>
          </table:table-cell>
          <table:table-cell table:formula="of:=IF([$Hoja2.L37]=[$Hoja3.L37];[$Hoja3.L37];&quot;&quot;)" office:value-type="float" office:value="0.505051" calcext:value-type="float">
            <text:p>0,51</text:p>
          </table:table-cell>
          <table:table-cell table:formula="of:=IF([$Hoja2.M37]=[$Hoja3.M37];[$Hoja3.M37];&quot;&quot;)">
            <text:p/>
          </table:table-cell>
          <table:table-cell table:formula="of:=IF([$Hoja2.N37]=[$Hoja3.N37];[$Hoja3.N37];&quot;&quot;)">
            <text:p/>
          </table:table-cell>
          <table:table-cell table:formula="of:=IF([$Hoja2.O37]=[$Hoja3.O37];[$Hoja3.O37];&quot;&quot;)">
            <text:p/>
          </table:table-cell>
          <table:table-cell table:formula="of:=IF([$Hoja2.P37]=[$Hoja3.P37];[$Hoja3.P3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8]=[$Hoja3.E38];[$Hoja3.E38];&quot;&quot;)" office:value-type="float" office:value="2310" calcext:value-type="float">
            <text:p>2310,0</text:p>
          </table:table-cell>
          <table:table-cell table:formula="of:=IF([$Hoja2.F38]=[$Hoja3.F38];[$Hoja3.F38];&quot;&quot;)">
            <text:p/>
          </table:table-cell>
          <table:table-cell table:formula="of:=IF([$Hoja2.G38]=[$Hoja3.G38];[$Hoja3.G38];&quot;&quot;)" office:value-type="float" office:value="95.8297" calcext:value-type="float">
            <text:p>95,83</text:p>
          </table:table-cell>
          <table:table-cell table:formula="of:=IF([$Hoja2.H38]=[$Hoja3.H38];[$Hoja3.H38];&quot;&quot;)" office:value-type="float" office:value="4.17027" calcext:value-type="float">
            <text:p>4,17</text:p>
          </table:table-cell>
          <table:table-cell table:formula="of:=IF([$Hoja2.I38]=[$Hoja3.I38];[$Hoja3.I38];&quot;&quot;)" office:value-type="float" office:value="90.8658" calcext:value-type="float">
            <text:p>90,87</text:p>
          </table:table-cell>
          <table:table-cell table:formula="of:=IF([$Hoja2.J38]=[$Hoja3.J38];[$Hoja3.J38];&quot;&quot;)" office:value-type="float" office:value="93.7054" calcext:value-type="float">
            <text:p>93,71</text:p>
          </table:table-cell>
          <table:table-cell table:formula="of:=IF([$Hoja2.K38]=[$Hoja3.K38];[$Hoja3.K38];&quot;&quot;)" office:value-type="float" office:value="6.29464" calcext:value-type="float">
            <text:p>6,29</text:p>
          </table:table-cell>
          <table:table-cell table:formula="of:=IF([$Hoja2.L38]=[$Hoja3.L38];[$Hoja3.L38];&quot;&quot;)" office:value-type="float" office:value="3.0303" calcext:value-type="float">
            <text:p>3,03</text:p>
          </table:table-cell>
          <table:table-cell table:formula="of:=IF([$Hoja2.M38]=[$Hoja3.M38];[$Hoja3.M38];&quot;&quot;)">
            <text:p/>
          </table:table-cell>
          <table:table-cell table:formula="of:=IF([$Hoja2.N38]=[$Hoja3.N38];[$Hoja3.N38];&quot;&quot;)">
            <text:p/>
          </table:table-cell>
          <table:table-cell table:formula="of:=IF([$Hoja2.O38]=[$Hoja3.O38];[$Hoja3.O38];&quot;&quot;)">
            <text:p/>
          </table:table-cell>
          <table:table-cell table:formula="of:=IF([$Hoja2.P38]=[$Hoja3.P38];[$Hoja3.P3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39]=[$Hoja3.E39];[$Hoja3.E39];&quot;&quot;)" office:value-type="float" office:value="1599" calcext:value-type="float">
            <text:p>1599,0</text:p>
          </table:table-cell>
          <table:table-cell table:formula="of:=IF([$Hoja2.F39]=[$Hoja3.F39];[$Hoja3.F39];&quot;&quot;)">
            <text:p/>
          </table:table-cell>
          <table:table-cell table:formula="of:=IF([$Hoja2.G39]=[$Hoja3.G39];[$Hoja3.G39];&quot;&quot;)" office:value-type="float" office:value="84.4625" calcext:value-type="float">
            <text:p>84,46</text:p>
          </table:table-cell>
          <table:table-cell table:formula="of:=IF([$Hoja2.H39]=[$Hoja3.H39];[$Hoja3.H39];&quot;&quot;)" office:value-type="float" office:value="15.5375" calcext:value-type="float">
            <text:p>15,54</text:p>
          </table:table-cell>
          <table:table-cell table:formula="of:=IF([$Hoja2.I39]=[$Hoja3.I39];[$Hoja3.I39];&quot;&quot;)" office:value-type="float" office:value="56.1601" calcext:value-type="float">
            <text:p>56,16</text:p>
          </table:table-cell>
          <table:table-cell table:formula="of:=IF([$Hoja2.J39]=[$Hoja3.J39];[$Hoja3.J39];&quot;&quot;)" office:value-type="float" office:value="56.9797" calcext:value-type="float">
            <text:p>56,98</text:p>
          </table:table-cell>
          <table:table-cell table:formula="of:=IF([$Hoja2.K39]=[$Hoja3.K39];[$Hoja3.K39];&quot;&quot;)" office:value-type="float" office:value="43.0203" calcext:value-type="float">
            <text:p>43,02</text:p>
          </table:table-cell>
          <table:table-cell table:formula="of:=IF([$Hoja2.L39]=[$Hoja3.L39];[$Hoja3.L39];&quot;&quot;)" office:value-type="float" office:value="1.4384" calcext:value-type="float">
            <text:p>1,44</text:p>
          </table:table-cell>
          <table:table-cell table:formula="of:=IF([$Hoja2.M39]=[$Hoja3.M39];[$Hoja3.M39];&quot;&quot;)">
            <text:p/>
          </table:table-cell>
          <table:table-cell table:formula="of:=IF([$Hoja2.N39]=[$Hoja3.N39];[$Hoja3.N39];&quot;&quot;)">
            <text:p/>
          </table:table-cell>
          <table:table-cell table:formula="of:=IF([$Hoja2.O39]=[$Hoja3.O39];[$Hoja3.O39];&quot;&quot;)">
            <text:p/>
          </table:table-cell>
          <table:table-cell table:formula="of:=IF([$Hoja2.P39]=[$Hoja3.P39];[$Hoja3.P3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0]=[$Hoja3.E40];[$Hoja3.E40];&quot;&quot;)" office:value-type="float" office:value="4898" calcext:value-type="float">
            <text:p>4898,0</text:p>
          </table:table-cell>
          <table:table-cell table:formula="of:=IF([$Hoja2.F40]=[$Hoja3.F40];[$Hoja3.F40];&quot;&quot;)">
            <text:p/>
          </table:table-cell>
          <table:table-cell table:formula="of:=IF([$Hoja2.G40]=[$Hoja3.G40];[$Hoja3.G40];&quot;&quot;)" office:value-type="float" office:value="66.83" calcext:value-type="float">
            <text:p>66,83</text:p>
          </table:table-cell>
          <table:table-cell table:formula="of:=IF([$Hoja2.H40]=[$Hoja3.H40];[$Hoja3.H40];&quot;&quot;)" office:value-type="float" office:value="33.17" calcext:value-type="float">
            <text:p>33,17</text:p>
          </table:table-cell>
          <table:table-cell table:formula="of:=IF([$Hoja2.I40]=[$Hoja3.I40];[$Hoja3.I40];&quot;&quot;)" office:value-type="float" office:value="50.2042" calcext:value-type="float">
            <text:p>50,20</text:p>
          </table:table-cell>
          <table:table-cell table:formula="of:=IF([$Hoja2.J40]=[$Hoja3.J40];[$Hoja3.J40];&quot;&quot;)" office:value-type="float" office:value="50.3069" calcext:value-type="float">
            <text:p>50,31</text:p>
          </table:table-cell>
          <table:table-cell table:formula="of:=IF([$Hoja2.K40]=[$Hoja3.K40];[$Hoja3.K40];&quot;&quot;)" office:value-type="float" office:value="49.6931" calcext:value-type="float">
            <text:p>49,69</text:p>
          </table:table-cell>
          <table:table-cell table:formula="of:=IF([$Hoja2.L40]=[$Hoja3.L40];[$Hoja3.L40];&quot;&quot;)" office:value-type="float" office:value="0.204165" calcext:value-type="float">
            <text:p>0,20</text:p>
          </table:table-cell>
          <table:table-cell table:formula="of:=IF([$Hoja2.M40]=[$Hoja3.M40];[$Hoja3.M40];&quot;&quot;)">
            <text:p/>
          </table:table-cell>
          <table:table-cell table:formula="of:=IF([$Hoja2.N40]=[$Hoja3.N40];[$Hoja3.N40];&quot;&quot;)">
            <text:p/>
          </table:table-cell>
          <table:table-cell table:formula="of:=IF([$Hoja2.O40]=[$Hoja3.O40];[$Hoja3.O40];&quot;&quot;)">
            <text:p/>
          </table:table-cell>
          <table:table-cell table:formula="of:=IF([$Hoja2.P40]=[$Hoja3.P40];[$Hoja3.P4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1]=[$Hoja3.E41];[$Hoja3.E41];&quot;&quot;)" office:value-type="float" office:value="4597" calcext:value-type="float">
            <text:p>4597,0</text:p>
          </table:table-cell>
          <table:table-cell table:formula="of:=IF([$Hoja2.F41]=[$Hoja3.F41];[$Hoja3.F41];&quot;&quot;)">
            <text:p/>
          </table:table-cell>
          <table:table-cell table:formula="of:=IF([$Hoja2.G41]=[$Hoja3.G41];[$Hoja3.G41];&quot;&quot;)" office:value-type="float" office:value="87.0785" calcext:value-type="float">
            <text:p>87,08</text:p>
          </table:table-cell>
          <table:table-cell table:formula="of:=IF([$Hoja2.H41]=[$Hoja3.H41];[$Hoja3.H41];&quot;&quot;)" office:value-type="float" office:value="12.9215" calcext:value-type="float">
            <text:p>12,92</text:p>
          </table:table-cell>
          <table:table-cell table:formula="of:=IF([$Hoja2.I41]=[$Hoja3.I41];[$Hoja3.I41];&quot;&quot;)" office:value-type="float" office:value="81.1616" calcext:value-type="float">
            <text:p>81,16</text:p>
          </table:table-cell>
          <table:table-cell table:formula="of:=IF([$Hoja2.J41]=[$Hoja3.J41];[$Hoja3.J41];&quot;&quot;)" office:value-type="float" office:value="85.3385" calcext:value-type="float">
            <text:p>85,34</text:p>
          </table:table-cell>
          <table:table-cell table:formula="of:=IF([$Hoja2.K41]=[$Hoja3.K41];[$Hoja3.K41];&quot;&quot;)" office:value-type="float" office:value="14.6615" calcext:value-type="float">
            <text:p>14,66</text:p>
          </table:table-cell>
          <table:table-cell table:formula="of:=IF([$Hoja2.L41]=[$Hoja3.L41];[$Hoja3.L41];&quot;&quot;)" office:value-type="float" office:value="4.8945" calcext:value-type="float">
            <text:p>4,89</text:p>
          </table:table-cell>
          <table:table-cell table:formula="of:=IF([$Hoja2.M41]=[$Hoja3.M41];[$Hoja3.M41];&quot;&quot;)">
            <text:p/>
          </table:table-cell>
          <table:table-cell table:formula="of:=IF([$Hoja2.N41]=[$Hoja3.N41];[$Hoja3.N41];&quot;&quot;)">
            <text:p/>
          </table:table-cell>
          <table:table-cell table:formula="of:=IF([$Hoja2.O41]=[$Hoja3.O41];[$Hoja3.O41];&quot;&quot;)">
            <text:p/>
          </table:table-cell>
          <table:table-cell table:formula="of:=IF([$Hoja2.P41]=[$Hoja3.P41];[$Hoja3.P4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2]=[$Hoja3.E42];[$Hoja3.E42];&quot;&quot;)" office:value-type="float" office:value="10992" calcext:value-type="float">
            <text:p>10992,0</text:p>
          </table:table-cell>
          <table:table-cell table:formula="of:=IF([$Hoja2.F42]=[$Hoja3.F42];[$Hoja3.F42];&quot;&quot;)" office:value-type="float" office:value="7738.5" calcext:value-type="float">
            <text:p>7738,5</text:p>
          </table:table-cell>
          <table:table-cell table:formula="of:=IF([$Hoja2.G42]=[$Hoja3.G42];[$Hoja3.G42];&quot;&quot;)" office:value-type="float" office:value="99.8797" calcext:value-type="float">
            <text:p>99,88</text:p>
          </table:table-cell>
          <table:table-cell table:formula="of:=IF([$Hoja2.H42]=[$Hoja3.H42];[$Hoja3.H42];&quot;&quot;)" office:value-type="float" office:value="0.12029" calcext:value-type="float">
            <text:p>0,12</text:p>
          </table:table-cell>
          <table:table-cell table:formula="of:=IF([$Hoja2.I42]=[$Hoja3.I42];[$Hoja3.I42];&quot;&quot;)" office:value-type="float" office:value="93.9865" calcext:value-type="float">
            <text:p>93,99</text:p>
          </table:table-cell>
          <table:table-cell table:formula="of:=IF([$Hoja2.J42]=[$Hoja3.J42];[$Hoja3.J42];&quot;&quot;)" office:value-type="float" office:value="98.9275" calcext:value-type="float">
            <text:p>98,93</text:p>
          </table:table-cell>
          <table:table-cell table:formula="of:=IF([$Hoja2.K42]=[$Hoja3.K42];[$Hoja3.K42];&quot;&quot;)" office:value-type="float" office:value="1.07249" calcext:value-type="float">
            <text:p>1,07</text:p>
          </table:table-cell>
          <table:table-cell table:formula="of:=IF([$Hoja2.L42]=[$Hoja3.L42];[$Hoja3.L42];&quot;&quot;)" office:value-type="float" office:value="4.99454" calcext:value-type="float">
            <text:p>4,99</text:p>
          </table:table-cell>
          <table:table-cell table:formula="of:=IF([$Hoja2.M42]=[$Hoja3.M42];[$Hoja3.M42];&quot;&quot;)">
            <text:p/>
          </table:table-cell>
          <table:table-cell table:formula="of:=IF([$Hoja2.N42]=[$Hoja3.N42];[$Hoja3.N42];&quot;&quot;)">
            <text:p/>
          </table:table-cell>
          <table:table-cell table:formula="of:=IF([$Hoja2.O42]=[$Hoja3.O42];[$Hoja3.O42];&quot;&quot;)">
            <text:p/>
          </table:table-cell>
          <table:table-cell table:formula="of:=IF([$Hoja2.P42]=[$Hoja3.P42];[$Hoja3.P4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3]=[$Hoja3.E43];[$Hoja3.E43];&quot;&quot;)" office:value-type="float" office:value="7400" calcext:value-type="float">
            <text:p>7400,0</text:p>
          </table:table-cell>
          <table:table-cell table:formula="of:=IF([$Hoja2.F43]=[$Hoja3.F43];[$Hoja3.F43];&quot;&quot;)" office:value-type="float" office:value="5060.8" calcext:value-type="float">
            <text:p>5060,8</text:p>
          </table:table-cell>
          <table:table-cell table:formula="of:=IF([$Hoja2.G43]=[$Hoja3.G43];[$Hoja3.G43];&quot;&quot;)" office:value-type="float" office:value="99.3679" calcext:value-type="float">
            <text:p>99,37</text:p>
          </table:table-cell>
          <table:table-cell table:formula="of:=IF([$Hoja2.H43]=[$Hoja3.H43];[$Hoja3.H43];&quot;&quot;)" office:value-type="float" office:value="0.632132" calcext:value-type="float">
            <text:p>0,63</text:p>
          </table:table-cell>
          <table:table-cell table:formula="of:=IF([$Hoja2.I43]=[$Hoja3.I43];[$Hoja3.I43];&quot;&quot;)" office:value-type="float" office:value="54.4459" calcext:value-type="float">
            <text:p>54,45</text:p>
          </table:table-cell>
          <table:table-cell table:formula="of:=IF([$Hoja2.J43]=[$Hoja3.J43];[$Hoja3.J43];&quot;&quot;)" office:value-type="float" office:value="78.9381" calcext:value-type="float">
            <text:p>78,94</text:p>
          </table:table-cell>
          <table:table-cell table:formula="of:=IF([$Hoja2.K43]=[$Hoja3.K43];[$Hoja3.K43];&quot;&quot;)" office:value-type="float" office:value="21.0619" calcext:value-type="float">
            <text:p>21,06</text:p>
          </table:table-cell>
          <table:table-cell table:formula="of:=IF([$Hoja2.L43]=[$Hoja3.L43];[$Hoja3.L43];&quot;&quot;)" office:value-type="float" office:value="31.027" calcext:value-type="float">
            <text:p>31,03</text:p>
          </table:table-cell>
          <table:table-cell table:formula="of:=IF([$Hoja2.M43]=[$Hoja3.M43];[$Hoja3.M43];&quot;&quot;)">
            <text:p/>
          </table:table-cell>
          <table:table-cell table:formula="of:=IF([$Hoja2.N43]=[$Hoja3.N43];[$Hoja3.N43];&quot;&quot;)">
            <text:p/>
          </table:table-cell>
          <table:table-cell table:formula="of:=IF([$Hoja2.O43]=[$Hoja3.O43];[$Hoja3.O43];&quot;&quot;)">
            <text:p/>
          </table:table-cell>
          <table:table-cell table:formula="of:=IF([$Hoja2.P43]=[$Hoja3.P43];[$Hoja3.P4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4]=[$Hoja3.E44];[$Hoja3.E44];&quot;&quot;)" office:value-type="float" office:value="7400" calcext:value-type="float">
            <text:p>7400,0</text:p>
          </table:table-cell>
          <table:table-cell table:formula="of:=IF([$Hoja2.F44]=[$Hoja3.F44];[$Hoja3.F44];&quot;&quot;)" office:value-type="float" office:value="6654.4" calcext:value-type="float">
            <text:p>6654,4</text:p>
          </table:table-cell>
          <table:table-cell table:formula="of:=IF([$Hoja2.G44]=[$Hoja3.G44];[$Hoja3.G44];&quot;&quot;)" office:value-type="float" office:value="99.988" calcext:value-type="float">
            <text:p>99,99</text:p>
          </table:table-cell>
          <table:table-cell table:formula="of:=IF([$Hoja2.H44]=[$Hoja3.H44];[$Hoja3.H44];&quot;&quot;)" office:value-type="float" office:value="0.012012" calcext:value-type="float">
            <text:p>0,01</text:p>
          </table:table-cell>
          <table:table-cell table:formula="of:=IF([$Hoja2.I44]=[$Hoja3.I44];[$Hoja3.I44];&quot;&quot;)" office:value-type="float" office:value="34.3649" calcext:value-type="float">
            <text:p>34,36</text:p>
          </table:table-cell>
          <table:table-cell table:formula="of:=IF([$Hoja2.J44]=[$Hoja3.J44];[$Hoja3.J44];&quot;&quot;)" office:value-type="float" office:value="91.2451" calcext:value-type="float">
            <text:p>91,25</text:p>
          </table:table-cell>
          <table:table-cell table:formula="of:=IF([$Hoja2.K44]=[$Hoja3.K44];[$Hoja3.K44];&quot;&quot;)" office:value-type="float" office:value="8.75493" calcext:value-type="float">
            <text:p>8,75</text:p>
          </table:table-cell>
          <table:table-cell table:formula="of:=IF([$Hoja2.L44]=[$Hoja3.L44];[$Hoja3.L44];&quot;&quot;)" office:value-type="float" office:value="62.3378" calcext:value-type="float">
            <text:p>62,34</text:p>
          </table:table-cell>
          <table:table-cell table:formula="of:=IF([$Hoja2.M44]=[$Hoja3.M44];[$Hoja3.M44];&quot;&quot;)">
            <text:p/>
          </table:table-cell>
          <table:table-cell table:formula="of:=IF([$Hoja2.N44]=[$Hoja3.N44];[$Hoja3.N44];&quot;&quot;)">
            <text:p/>
          </table:table-cell>
          <table:table-cell table:formula="of:=IF([$Hoja2.O44]=[$Hoja3.O44];[$Hoja3.O44];&quot;&quot;)">
            <text:p/>
          </table:table-cell>
          <table:table-cell table:formula="of:=IF([$Hoja2.P44]=[$Hoja3.P44];[$Hoja3.P4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5]=[$Hoja3.E45];[$Hoja3.E45];&quot;&quot;)" office:value-type="float" office:value="6435" calcext:value-type="float">
            <text:p>6435,0</text:p>
          </table:table-cell>
          <table:table-cell table:formula="of:=IF([$Hoja2.F45]=[$Hoja3.F45];[$Hoja3.F45];&quot;&quot;)">
            <text:p/>
          </table:table-cell>
          <table:table-cell table:formula="of:=IF([$Hoja2.G45]=[$Hoja3.G45];[$Hoja3.G45];&quot;&quot;)" office:value-type="float" office:value="78.6895" calcext:value-type="float">
            <text:p>78,69</text:p>
          </table:table-cell>
          <table:table-cell table:formula="of:=IF([$Hoja2.H45]=[$Hoja3.H45];[$Hoja3.H45];&quot;&quot;)" office:value-type="float" office:value="21.3105" calcext:value-type="float">
            <text:p>21,31</text:p>
          </table:table-cell>
          <table:table-cell table:formula="of:=IF([$Hoja2.I45]=[$Hoja3.I45];[$Hoja3.I45];&quot;&quot;)" office:value-type="float" office:value="64.7863" calcext:value-type="float">
            <text:p>64,79</text:p>
          </table:table-cell>
          <table:table-cell table:formula="of:=IF([$Hoja2.J45]=[$Hoja3.J45];[$Hoja3.J45];&quot;&quot;)" office:value-type="float" office:value="65.161" calcext:value-type="float">
            <text:p>65,16</text:p>
          </table:table-cell>
          <table:table-cell table:formula="of:=IF([$Hoja2.K45]=[$Hoja3.K45];[$Hoja3.K45];&quot;&quot;)" office:value-type="float" office:value="34.839" calcext:value-type="float">
            <text:p>34,84</text:p>
          </table:table-cell>
          <table:table-cell table:formula="of:=IF([$Hoja2.L45]=[$Hoja3.L45];[$Hoja3.L45];&quot;&quot;)" office:value-type="float" office:value="0.574981" calcext:value-type="float">
            <text:p>0,57</text:p>
          </table:table-cell>
          <table:table-cell table:formula="of:=IF([$Hoja2.M45]=[$Hoja3.M45];[$Hoja3.M45];&quot;&quot;)">
            <text:p/>
          </table:table-cell>
          <table:table-cell table:formula="of:=IF([$Hoja2.N45]=[$Hoja3.N45];[$Hoja3.N45];&quot;&quot;)">
            <text:p/>
          </table:table-cell>
          <table:table-cell table:formula="of:=IF([$Hoja2.O45]=[$Hoja3.O45];[$Hoja3.O45];&quot;&quot;)">
            <text:p/>
          </table:table-cell>
          <table:table-cell table:formula="of:=IF([$Hoja2.P45]=[$Hoja3.P45];[$Hoja3.P4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6]=[$Hoja3.E46];[$Hoja3.E46];&quot;&quot;)" office:value-type="float" office:value="5500" calcext:value-type="float">
            <text:p>5500,0</text:p>
          </table:table-cell>
          <table:table-cell table:formula="of:=IF([$Hoja2.F46]=[$Hoja3.F46];[$Hoja3.F46];&quot;&quot;)">
            <text:p/>
          </table:table-cell>
          <table:table-cell table:formula="of:=IF([$Hoja2.G46]=[$Hoja3.G46];[$Hoja3.G46];&quot;&quot;)" office:value-type="float" office:value="97.6424" calcext:value-type="float">
            <text:p>97,64</text:p>
          </table:table-cell>
          <table:table-cell table:formula="of:=IF([$Hoja2.H46]=[$Hoja3.H46];[$Hoja3.H46];&quot;&quot;)" office:value-type="float" office:value="2.35758" calcext:value-type="float">
            <text:p>2,36</text:p>
          </table:table-cell>
          <table:table-cell table:formula="of:=IF([$Hoja2.I46]=[$Hoja3.I46];[$Hoja3.I46];&quot;&quot;)" office:value-type="float" office:value="87.7091" calcext:value-type="float">
            <text:p>87,71</text:p>
          </table:table-cell>
          <table:table-cell table:formula="of:=IF([$Hoja2.J46]=[$Hoja3.J46];[$Hoja3.J46];&quot;&quot;)" office:value-type="float" office:value="93.579" calcext:value-type="float">
            <text:p>93,58</text:p>
          </table:table-cell>
          <table:table-cell table:formula="of:=IF([$Hoja2.K46]=[$Hoja3.K46];[$Hoja3.K46];&quot;&quot;)" office:value-type="float" office:value="6.42095" calcext:value-type="float">
            <text:p>6,42</text:p>
          </table:table-cell>
          <table:table-cell table:formula="of:=IF([$Hoja2.L46]=[$Hoja3.L46];[$Hoja3.L46];&quot;&quot;)" office:value-type="float" office:value="6.27273" calcext:value-type="float">
            <text:p>6,27</text:p>
          </table:table-cell>
          <table:table-cell table:formula="of:=IF([$Hoja2.M46]=[$Hoja3.M46];[$Hoja3.M46];&quot;&quot;)">
            <text:p/>
          </table:table-cell>
          <table:table-cell table:formula="of:=IF([$Hoja2.N46]=[$Hoja3.N46];[$Hoja3.N46];&quot;&quot;)">
            <text:p/>
          </table:table-cell>
          <table:table-cell table:formula="of:=IF([$Hoja2.O46]=[$Hoja3.O46];[$Hoja3.O46];&quot;&quot;)">
            <text:p/>
          </table:table-cell>
          <table:table-cell table:formula="of:=IF([$Hoja2.P46]=[$Hoja3.P46];[$Hoja3.P4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$Hoja2.E47]=[$Hoja3.E47];[$Hoja3.E47];&quot;&quot;)" office:value-type="float" office:value="20000" calcext:value-type="float">
            <text:p>20000,0</text:p>
          </table:table-cell>
          <table:table-cell table:formula="of:=IF([$Hoja2.F47]=[$Hoja3.F47];[$Hoja3.F47];&quot;&quot;)">
            <text:p/>
          </table:table-cell>
          <table:table-cell table:formula="of:=IF([$Hoja2.G47]=[$Hoja3.G47];[$Hoja3.G47];&quot;&quot;)" office:value-type="float" office:value="88.4011" calcext:value-type="float">
            <text:p>88,40</text:p>
          </table:table-cell>
          <table:table-cell table:formula="of:=IF([$Hoja2.H47]=[$Hoja3.H47];[$Hoja3.H47];&quot;&quot;)" office:value-type="float" office:value="11.5989" calcext:value-type="float">
            <text:p>11,60</text:p>
          </table:table-cell>
          <table:table-cell table:formula="of:=IF([$Hoja2.I47]=[$Hoja3.I47];[$Hoja3.I47];&quot;&quot;)" office:value-type="float" office:value="77.505" calcext:value-type="float">
            <text:p>77,51</text:p>
          </table:table-cell>
          <table:table-cell table:formula="of:=IF([$Hoja2.J47]=[$Hoja3.J47];[$Hoja3.J47];&quot;&quot;)" office:value-type="float" office:value="77.6954" calcext:value-type="float">
            <text:p>77,70</text:p>
          </table:table-cell>
          <table:table-cell table:formula="of:=IF([$Hoja2.K47]=[$Hoja3.K47];[$Hoja3.K47];&quot;&quot;)" office:value-type="float" office:value="22.3046" calcext:value-type="float">
            <text:p>22,30</text:p>
          </table:table-cell>
          <table:table-cell table:formula="of:=IF([$Hoja2.L47]=[$Hoja3.L47];[$Hoja3.L47];&quot;&quot;)" office:value-type="float" office:value="0.245" calcext:value-type="float">
            <text:p>0,25</text:p>
          </table:table-cell>
          <table:table-cell table:formula="of:=IF([$Hoja2.M47]=[$Hoja3.M47];[$Hoja3.M47];&quot;&quot;)">
            <text:p/>
          </table:table-cell>
          <table:table-cell table:formula="of:=IF([$Hoja2.N47]=[$Hoja3.N47];[$Hoja3.N47];&quot;&quot;)">
            <text:p/>
          </table:table-cell>
          <table:table-cell table:formula="of:=IF([$Hoja2.O47]=[$Hoja3.O47];[$Hoja3.O47];&quot;&quot;)">
            <text:p/>
          </table:table-cell>
          <table:table-cell table:formula="of:=IF([$Hoja2.P47]=[$Hoja3.P47];[$Hoja3.P47];&quot;&quot;)" office:value-type="float" office:value="0" calcext:value-type="float">
            <text:p>0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6" table:style-name="ta1">
        <table:table-column table:style-name="co11" table:number-columns-repeated="4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6" table:number-columns-repeated="2" table:default-cell-style-name="ce6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"/>
          <table:table-cell table:formula="of:=IF ([$Hoja4.E1]=[$Hoja3.E1];[$Hoja3.E1];&quot;&quot;)" office:value-type="string" office:string-value="Ejemplos" calcext:value-type="string">
            <text:p>Ejemplos</text:p>
          </table:table-cell>
          <table:table-cell table:formula="of:=IF ([$Hoja4.F1]=[$Hoja3.F1];[$Hoja3.F1];&quot;&quot;)" office:value-type="string" office:string-value="Patrones" calcext:value-type="string">
            <text:p>Patrones</text:p>
          </table:table-cell>
          <table:table-cell table:formula="of:=IF ([$Hoja4.G1]=[$Hoja3.G1];[$Hoja3.G1];&quot;&quot;)" office:value-type="string" office:string-value="Train" calcext:value-type="string">
            <text:p>Train</text:p>
          </table:table-cell>
          <table:table-cell table:formula="of:=IF ([$Hoja4.H1]=[$Hoja3.H1];[$Hoja3.H1];&quot;&quot;)" office:value-type="string" office:string-value="Error" calcext:value-type="string">
            <text:p>Error</text:p>
          </table:table-cell>
          <table:table-cell table:formula="of:=IF ([$Hoja4.I1]=[$Hoja3.I1];[$Hoja3.I1];&quot;&quot;)" office:value-type="string" office:string-value="Test" calcext:value-type="string">
            <text:p>Test</text:p>
          </table:table-cell>
          <table:table-cell table:formula="of:=IF ([$Hoja4.J1]=[$Hoja3.J1];[$Hoja3.J1];&quot;&quot;)" office:value-type="string" office:string-value="TestNC" calcext:value-type="string">
            <text:p>TestNC</text:p>
          </table:table-cell>
          <table:table-cell table:formula="of:=IF ([$Hoja4.K1]=[$Hoja3.K1];[$Hoja3.K1];&quot;&quot;)" office:value-type="string" office:string-value="Error" calcext:value-type="string">
            <text:p>Error</text:p>
          </table:table-cell>
          <table:table-cell table:formula="of:=IF ([$Hoja4.L1]=[$Hoja3.L1];[$Hoja3.L1];&quot;&quot;)" office:value-type="string" office:string-value="%NC" calcext:value-type="string">
            <text:p>%NC</text:p>
          </table:table-cell>
          <table:table-cell table:formula="of:=IF ([$Hoja4.M1]=[$Hoja3.M1];[$Hoja3.M1];&quot;&quot;)" office:value-type="string" office:string-value="T_Train" calcext:value-type="string">
            <text:p>T_Train</text:p>
          </table:table-cell>
          <table:table-cell table:formula="of:=IF ([$Hoja4.N1]=[$Hoja3.N1];[$Hoja3.N1];&quot;&quot;)" office:value-type="string" office:string-value="T_Test" calcext:value-type="string">
            <text:p>T_Test</text:p>
          </table:table-cell>
          <table:table-cell table:formula="of:=IF ([$Hoja4.O1]=[$Hoja3.O1];[$Hoja3.O1];&quot;&quot;)" office:value-type="string" office:string-value="T_CPU_Test" calcext:value-type="string">
            <text:p>T_CPU_Test</text:p>
          </table:table-cell>
          <table:table-cell table:formula="of:=IF ([$Hoja4.P1]=[$Hoja3.P1];[$Hoja3.P1];&quot;&quot;)" office:value-type="string" office:string-value="Infer/Example" calcext:value-type="string">
            <text:p>Infer/Example</text:p>
          </table:table-cell>
        </table:table-row>
        <table:table-row table:style-name="ro1">
          <table:table-cell table:number-columns-repeated="4"/>
          <table:table-cell table:formula="of:=IF ([$Hoja4.E2]=[$Hoja3.E2];[$Hoja3.E2];&quot;&quot;)" office:value-type="float" office:value="6299.15384615385" calcext:value-type="float">
            <text:p>6299,2</text:p>
          </table:table-cell>
          <table:table-cell table:formula="of:=IF ([$Hoja4.F2]=[$Hoja3.F2];[$Hoja3.F2];&quot;&quot;)" office:value-type="float" office:value="166.253846153846" calcext:value-type="float">
            <text:p>166,3</text:p>
          </table:table-cell>
          <table:table-cell table:formula="of:=IF ([$Hoja4.G2]=[$Hoja3.G2];[$Hoja3.G2];&quot;&quot;)" office:value-type="float" office:value="84.5633769230769" calcext:value-type="float">
            <text:p>84,56</text:p>
          </table:table-cell>
          <table:table-cell table:formula="of:=IF ([$Hoja4.H2]=[$Hoja3.H2];[$Hoja3.H2];&quot;&quot;)" office:value-type="float" office:value="15.4366292307692" calcext:value-type="float">
            <text:p>15,44</text:p>
          </table:table-cell>
          <table:table-cell table:formula="of:=IF ([$Hoja4.I2]=[$Hoja3.I2];[$Hoja3.I2];&quot;&quot;)" office:value-type="float" office:value="69.2884615384615" calcext:value-type="float">
            <text:p>69,29</text:p>
          </table:table-cell>
          <table:table-cell table:formula="of:=IF ([$Hoja4.J2]=[$Hoja3.J2];[$Hoja3.J2];&quot;&quot;)" office:value-type="float" office:value="76.6760692307692" calcext:value-type="float">
            <text:p>76,68</text:p>
          </table:table-cell>
          <table:table-cell table:formula="of:=IF ([$Hoja4.K2]=[$Hoja3.K2];[$Hoja3.K2];&quot;&quot;)" office:value-type="float" office:value="23.3239253846154" calcext:value-type="float">
            <text:p>23,32</text:p>
          </table:table-cell>
          <table:table-cell table:formula="of:=IF ([$Hoja4.L2]=[$Hoja3.L2];[$Hoja3.L2];&quot;&quot;)" office:value-type="float" office:value="8.75692512307692" calcext:value-type="float">
            <text:p>8,76</text:p>
          </table:table-cell>
          <table:table-cell table:formula="of:=IF ([$Hoja4.M2]=[$Hoja3.M2];[$Hoja3.M2];&quot;&quot;)">
            <text:p/>
          </table:table-cell>
          <table:table-cell table:formula="of:=IF ([$Hoja4.N2]=[$Hoja3.N2];[$Hoja3.N2];&quot;&quot;)">
            <text:p/>
          </table:table-cell>
          <table:table-cell table:formula="of:=IF ([$Hoja4.O2]=[$Hoja3.O2];[$Hoja3.O2];&quot;&quot;)">
            <text:p/>
          </table:table-cell>
          <table:table-cell table:formula="of:=IF ([$Hoja4.P2]=[$Hoja3.P2];[$Hoja3.P2];&quot;&quot;)">
            <text:p/>
          </table:table-cell>
        </table:table-row>
        <table:table-row table:style-name="ro1">
          <table:table-cell table:number-columns-repeated="4"/>
          <table:table-cell table:formula="of:=IF ([$Hoja4.E3]=[$Hoja3.E3];[$Hoja3.E3];&quot;&quot;)" office:value-type="float" office:value="4174" calcext:value-type="float">
            <text:p>4174,0</text:p>
          </table:table-cell>
          <table:table-cell table:formula="of:=IF ([$Hoja4.F3]=[$Hoja3.F3];[$Hoja3.F3];&quot;&quot;)" office:value-type="float" office:value="207.6" calcext:value-type="float">
            <text:p>207,6</text:p>
          </table:table-cell>
          <table:table-cell table:formula="of:=IF ([$Hoja4.G3]=[$Hoja3.G3];[$Hoja3.G3];&quot;&quot;)" office:value-type="float" office:value="31.454" calcext:value-type="float">
            <text:p>31,45</text:p>
          </table:table-cell>
          <table:table-cell table:formula="of:=IF ([$Hoja4.H3]=[$Hoja3.H3];[$Hoja3.H3];&quot;&quot;)" office:value-type="float" office:value="68.546" calcext:value-type="float">
            <text:p>68,55</text:p>
          </table:table-cell>
          <table:table-cell table:formula="of:=IF ([$Hoja4.I3]=[$Hoja3.I3];[$Hoja3.I3];&quot;&quot;)" office:value-type="float" office:value="16.483" calcext:value-type="float">
            <text:p>16,48</text:p>
          </table:table-cell>
          <table:table-cell table:formula="of:=IF ([$Hoja4.J3]=[$Hoja3.J3];[$Hoja3.J3];&quot;&quot;)" office:value-type="float" office:value="16.4948" calcext:value-type="float">
            <text:p>16,49</text:p>
          </table:table-cell>
          <table:table-cell table:formula="of:=IF ([$Hoja4.K3]=[$Hoja3.K3];[$Hoja3.K3];&quot;&quot;)" office:value-type="float" office:value="83.5052" calcext:value-type="float">
            <text:p>83,51</text:p>
          </table:table-cell>
          <table:table-cell table:formula="of:=IF ([$Hoja4.L3]=[$Hoja3.L3];[$Hoja3.L3];&quot;&quot;)" office:value-type="float" office:value="0.0718735" calcext:value-type="float">
            <text:p>0,07</text:p>
          </table:table-cell>
          <table:table-cell table:formula="of:=IF ([$Hoja4.M3]=[$Hoja3.M3];[$Hoja3.M3];&quot;&quot;)">
            <text:p/>
          </table:table-cell>
          <table:table-cell table:formula="of:=IF ([$Hoja4.N3]=[$Hoja3.N3];[$Hoja3.N3];&quot;&quot;)">
            <text:p/>
          </table:table-cell>
          <table:table-cell table:formula="of:=IF ([$Hoja4.O3]=[$Hoja3.O3];[$Hoja3.O3];&quot;&quot;)">
            <text:p/>
          </table:table-cell>
          <table:table-cell table:formula="of:=IF ([$Hoja4.P3]=[$Hoja3.P3];[$Hoja3.P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]=[$Hoja3.E4];[$Hoja3.E4];&quot;&quot;)" office:value-type="float" office:value="5300" calcext:value-type="float">
            <text:p>5300,0</text:p>
          </table:table-cell>
          <table:table-cell table:formula="of:=IF ([$Hoja4.F4]=[$Hoja3.F4];[$Hoja3.F4];&quot;&quot;)" office:value-type="float" office:value="19.6" calcext:value-type="float">
            <text:p>19,6</text:p>
          </table:table-cell>
          <table:table-cell table:formula="of:=IF ([$Hoja4.G4]=[$Hoja3.G4];[$Hoja3.G4];&quot;&quot;)" office:value-type="float" office:value="77.0755" calcext:value-type="float">
            <text:p>77,08</text:p>
          </table:table-cell>
          <table:table-cell table:formula="of:=IF ([$Hoja4.H4]=[$Hoja3.H4];[$Hoja3.H4];&quot;&quot;)" office:value-type="float" office:value="22.9245" calcext:value-type="float">
            <text:p>22,92</text:p>
          </table:table-cell>
          <table:table-cell table:formula="of:=IF ([$Hoja4.I4]=[$Hoja3.I4];[$Hoja3.I4];&quot;&quot;)" office:value-type="float" office:value="79.434" calcext:value-type="float">
            <text:p>79,43</text:p>
          </table:table-cell>
          <table:table-cell table:formula="of:=IF ([$Hoja4.J4]=[$Hoja3.J4];[$Hoja3.J4];&quot;&quot;)" office:value-type="float" office:value="79.449" calcext:value-type="float">
            <text:p>79,45</text:p>
          </table:table-cell>
          <table:table-cell table:formula="of:=IF ([$Hoja4.K4]=[$Hoja3.K4];[$Hoja3.K4];&quot;&quot;)" office:value-type="float" office:value="20.551" calcext:value-type="float">
            <text:p>20,55</text:p>
          </table:table-cell>
          <table:table-cell table:formula="of:=IF ([$Hoja4.L4]=[$Hoja3.L4];[$Hoja3.L4];&quot;&quot;)" office:value-type="float" office:value="0.0188679" calcext:value-type="float">
            <text:p>0,02</text:p>
          </table:table-cell>
          <table:table-cell table:formula="of:=IF ([$Hoja4.M4]=[$Hoja3.M4];[$Hoja3.M4];&quot;&quot;)">
            <text:p/>
          </table:table-cell>
          <table:table-cell table:formula="of:=IF ([$Hoja4.N4]=[$Hoja3.N4];[$Hoja3.N4];&quot;&quot;)">
            <text:p/>
          </table:table-cell>
          <table:table-cell table:formula="of:=IF ([$Hoja4.O4]=[$Hoja3.O4];[$Hoja3.O4];&quot;&quot;)">
            <text:p/>
          </table:table-cell>
          <table:table-cell table:formula="of:=IF ([$Hoja4.P4]=[$Hoja3.P4];[$Hoja3.P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5]=[$Hoja3.E5];[$Hoja3.E5];&quot;&quot;)" office:value-type="float" office:value="345" calcext:value-type="float">
            <text:p>345,0</text:p>
          </table:table-cell>
          <table:table-cell table:formula="of:=IF ([$Hoja4.F5]=[$Hoja3.F5];[$Hoja3.F5];&quot;&quot;)" office:value-type="float" office:value="120.8" calcext:value-type="float">
            <text:p>120,8</text:p>
          </table:table-cell>
          <table:table-cell table:formula="of:=IF ([$Hoja4.G5]=[$Hoja3.G5];[$Hoja3.G5];&quot;&quot;)" office:value-type="float" office:value="76.876" calcext:value-type="float">
            <text:p>76,88</text:p>
          </table:table-cell>
          <table:table-cell table:formula="of:=IF ([$Hoja4.H5]=[$Hoja3.H5];[$Hoja3.H5];&quot;&quot;)" office:value-type="float" office:value="23.124" calcext:value-type="float">
            <text:p>23,12</text:p>
          </table:table-cell>
          <table:table-cell table:formula="of:=IF ([$Hoja4.I5]=[$Hoja3.I5];[$Hoja3.I5];&quot;&quot;)" office:value-type="float" office:value="57.971" calcext:value-type="float">
            <text:p>57,97</text:p>
          </table:table-cell>
          <table:table-cell table:formula="of:=IF ([$Hoja4.J5]=[$Hoja3.J5];[$Hoja3.J5];&quot;&quot;)" office:value-type="float" office:value="60.0601" calcext:value-type="float">
            <text:p>60,06</text:p>
          </table:table-cell>
          <table:table-cell table:formula="of:=IF ([$Hoja4.K5]=[$Hoja3.K5];[$Hoja3.K5];&quot;&quot;)" office:value-type="float" office:value="39.9399" calcext:value-type="float">
            <text:p>39,94</text:p>
          </table:table-cell>
          <table:table-cell table:formula="of:=IF ([$Hoja4.L5]=[$Hoja3.L5];[$Hoja3.L5];&quot;&quot;)" office:value-type="float" office:value="3.47826" calcext:value-type="float">
            <text:p>3,48</text:p>
          </table:table-cell>
          <table:table-cell table:formula="of:=IF ([$Hoja4.M5]=[$Hoja3.M5];[$Hoja3.M5];&quot;&quot;)">
            <text:p/>
          </table:table-cell>
          <table:table-cell table:formula="of:=IF ([$Hoja4.N5]=[$Hoja3.N5];[$Hoja3.N5];&quot;&quot;)">
            <text:p/>
          </table:table-cell>
          <table:table-cell table:formula="of:=IF ([$Hoja4.O5]=[$Hoja3.O5];[$Hoja3.O5];&quot;&quot;)">
            <text:p/>
          </table:table-cell>
          <table:table-cell table:formula="of:=IF ([$Hoja4.P5]=[$Hoja3.P5];[$Hoja3.P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6]=[$Hoja3.E6];[$Hoja3.E6];&quot;&quot;)" office:value-type="float" office:value="270" calcext:value-type="float">
            <text:p>270,0</text:p>
          </table:table-cell>
          <table:table-cell table:formula="of:=IF ([$Hoja4.F6]=[$Hoja3.F6];[$Hoja3.F6];&quot;&quot;)" office:value-type="float" office:value="235.8" calcext:value-type="float">
            <text:p>235,8</text:p>
          </table:table-cell>
          <table:table-cell table:formula="of:=IF ([$Hoja4.G6]=[$Hoja3.G6];[$Hoja3.G6];&quot;&quot;)" office:value-type="float" office:value="100" calcext:value-type="float">
            <text:p>100,00</text:p>
          </table:table-cell>
          <table:table-cell table:formula="of:=IF ([$Hoja4.H6]=[$Hoja3.H6];[$Hoja3.H6];&quot;&quot;)" office:value-type="float" office:value="0" calcext:value-type="float">
            <text:p>0,00</text:p>
          </table:table-cell>
          <table:table-cell table:formula="of:=IF ([$Hoja4.I6]=[$Hoja3.I6];[$Hoja3.I6];&quot;&quot;)" office:value-type="float" office:value="22.5926" calcext:value-type="float">
            <text:p>22,59</text:p>
          </table:table-cell>
          <table:table-cell table:formula="of:=IF ([$Hoja4.J6]=[$Hoja3.J6];[$Hoja3.J6];&quot;&quot;)" office:value-type="float" office:value="89.7059" calcext:value-type="float">
            <text:p>89,71</text:p>
          </table:table-cell>
          <table:table-cell table:formula="of:=IF ([$Hoja4.K6]=[$Hoja3.K6];[$Hoja3.K6];&quot;&quot;)" office:value-type="float" office:value="10.2941" calcext:value-type="float">
            <text:p>10,29</text:p>
          </table:table-cell>
          <table:table-cell table:formula="of:=IF ([$Hoja4.L6]=[$Hoja3.L6];[$Hoja3.L6];&quot;&quot;)" office:value-type="float" office:value="74.8148" calcext:value-type="float">
            <text:p>74,81</text:p>
          </table:table-cell>
          <table:table-cell table:formula="of:=IF ([$Hoja4.M6]=[$Hoja3.M6];[$Hoja3.M6];&quot;&quot;)">
            <text:p/>
          </table:table-cell>
          <table:table-cell table:formula="of:=IF ([$Hoja4.N6]=[$Hoja3.N6];[$Hoja3.N6];&quot;&quot;)">
            <text:p/>
          </table:table-cell>
          <table:table-cell table:formula="of:=IF ([$Hoja4.O6]=[$Hoja3.O6];[$Hoja3.O6];&quot;&quot;)">
            <text:p/>
          </table:table-cell>
          <table:table-cell table:formula="of:=IF ([$Hoja4.P6]=[$Hoja3.P6];[$Hoja3.P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7]=[$Hoja3.E7];[$Hoja3.E7];&quot;&quot;)" office:value-type="float" office:value="150" calcext:value-type="float">
            <text:p>150,0</text:p>
          </table:table-cell>
          <table:table-cell table:formula="of:=IF ([$Hoja4.F7]=[$Hoja3.F7];[$Hoja3.F7];&quot;&quot;)" office:value-type="float" office:value="41.8" calcext:value-type="float">
            <text:p>41,8</text:p>
          </table:table-cell>
          <table:table-cell table:formula="of:=IF ([$Hoja4.G7]=[$Hoja3.G7];[$Hoja3.G7];&quot;&quot;)" office:value-type="float" office:value="95.5556" calcext:value-type="float">
            <text:p>95,56</text:p>
          </table:table-cell>
          <table:table-cell table:formula="of:=IF ([$Hoja4.H7]=[$Hoja3.H7];[$Hoja3.H7];&quot;&quot;)" office:value-type="float" office:value="4.44444" calcext:value-type="float">
            <text:p>4,44</text:p>
          </table:table-cell>
          <table:table-cell table:formula="of:=IF ([$Hoja4.I7]=[$Hoja3.I7];[$Hoja3.I7];&quot;&quot;)" office:value-type="float" office:value="95.3333" calcext:value-type="float">
            <text:p>95,33</text:p>
          </table:table-cell>
          <table:table-cell table:formula="of:=IF ([$Hoja4.J7]=[$Hoja3.J7];[$Hoja3.J7];&quot;&quot;)" office:value-type="float" office:value="95.3333" calcext:value-type="float">
            <text:p>95,33</text:p>
          </table:table-cell>
          <table:table-cell table:formula="of:=IF ([$Hoja4.K7]=[$Hoja3.K7];[$Hoja3.K7];&quot;&quot;)" office:value-type="float" office:value="4.66667" calcext:value-type="float">
            <text:p>4,67</text:p>
          </table:table-cell>
          <table:table-cell table:formula="of:=IF ([$Hoja4.L7]=[$Hoja3.L7];[$Hoja3.L7];&quot;&quot;)" office:value-type="float" office:value="0" calcext:value-type="float">
            <text:p>0,00</text:p>
          </table:table-cell>
          <table:table-cell table:formula="of:=IF ([$Hoja4.M7]=[$Hoja3.M7];[$Hoja3.M7];&quot;&quot;)">
            <text:p/>
          </table:table-cell>
          <table:table-cell table:formula="of:=IF ([$Hoja4.N7]=[$Hoja3.N7];[$Hoja3.N7];&quot;&quot;)">
            <text:p/>
          </table:table-cell>
          <table:table-cell table:formula="of:=IF ([$Hoja4.O7]=[$Hoja3.O7];[$Hoja3.O7];&quot;&quot;)">
            <text:p/>
          </table:table-cell>
          <table:table-cell table:formula="of:=IF ([$Hoja4.P7]=[$Hoja3.P7];[$Hoja3.P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8]=[$Hoja3.E8];[$Hoja3.E8];&quot;&quot;)" office:value-type="float" office:value="500" calcext:value-type="float">
            <text:p>500,0</text:p>
          </table:table-cell>
          <table:table-cell table:formula="of:=IF ([$Hoja4.F8]=[$Hoja3.F8];[$Hoja3.F8];&quot;&quot;)" office:value-type="float" office:value="81.9" calcext:value-type="float">
            <text:p>81,9</text:p>
          </table:table-cell>
          <table:table-cell table:formula="of:=IF ([$Hoja4.G8]=[$Hoja3.G8];[$Hoja3.G8];&quot;&quot;)" office:value-type="float" office:value="79.8444" calcext:value-type="float">
            <text:p>79,84</text:p>
          </table:table-cell>
          <table:table-cell table:formula="of:=IF ([$Hoja4.H8]=[$Hoja3.H8];[$Hoja3.H8];&quot;&quot;)" office:value-type="float" office:value="20.1556" calcext:value-type="float">
            <text:p>20,16</text:p>
          </table:table-cell>
          <table:table-cell table:formula="of:=IF ([$Hoja4.I8]=[$Hoja3.I8];[$Hoja3.I8];&quot;&quot;)" office:value-type="float" office:value="63" calcext:value-type="float">
            <text:p>63,00</text:p>
          </table:table-cell>
          <table:table-cell table:formula="of:=IF ([$Hoja4.J8]=[$Hoja3.J8];[$Hoja3.J8];&quot;&quot;)" office:value-type="float" office:value="76.087" calcext:value-type="float">
            <text:p>76,09</text:p>
          </table:table-cell>
          <table:table-cell table:formula="of:=IF ([$Hoja4.K8]=[$Hoja3.K8];[$Hoja3.K8];&quot;&quot;)" office:value-type="float" office:value="23.913" calcext:value-type="float">
            <text:p>23,91</text:p>
          </table:table-cell>
          <table:table-cell table:formula="of:=IF ([$Hoja4.L8]=[$Hoja3.L8];[$Hoja3.L8];&quot;&quot;)" office:value-type="float" office:value="17.2" calcext:value-type="float">
            <text:p>17,20</text:p>
          </table:table-cell>
          <table:table-cell table:formula="of:=IF ([$Hoja4.M8]=[$Hoja3.M8];[$Hoja3.M8];&quot;&quot;)">
            <text:p/>
          </table:table-cell>
          <table:table-cell table:formula="of:=IF ([$Hoja4.N8]=[$Hoja3.N8];[$Hoja3.N8];&quot;&quot;)">
            <text:p/>
          </table:table-cell>
          <table:table-cell table:formula="of:=IF ([$Hoja4.O8]=[$Hoja3.O8];[$Hoja3.O8];&quot;&quot;)">
            <text:p/>
          </table:table-cell>
          <table:table-cell table:formula="of:=IF ([$Hoja4.P8]=[$Hoja3.P8];[$Hoja3.P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9]=[$Hoja3.E9];[$Hoja3.E9];&quot;&quot;)" office:value-type="float" office:value="830" calcext:value-type="float">
            <text:p>830,0</text:p>
          </table:table-cell>
          <table:table-cell table:formula="of:=IF ([$Hoja4.F9]=[$Hoja3.F9];[$Hoja3.F9];&quot;&quot;)" office:value-type="float" office:value="160.1" calcext:value-type="float">
            <text:p>160,1</text:p>
          </table:table-cell>
          <table:table-cell table:formula="of:=IF ([$Hoja4.G9]=[$Hoja3.G9];[$Hoja3.G9];&quot;&quot;)" office:value-type="float" office:value="87.5636" calcext:value-type="float">
            <text:p>87,56</text:p>
          </table:table-cell>
          <table:table-cell table:formula="of:=IF ([$Hoja4.H9]=[$Hoja3.H9];[$Hoja3.H9];&quot;&quot;)" office:value-type="float" office:value="12.4364" calcext:value-type="float">
            <text:p>12,44</text:p>
          </table:table-cell>
          <table:table-cell table:formula="of:=IF ([$Hoja4.I9]=[$Hoja3.I9];[$Hoja3.I9];&quot;&quot;)" office:value-type="float" office:value="76.0241" calcext:value-type="float">
            <text:p>76,02</text:p>
          </table:table-cell>
          <table:table-cell table:formula="of:=IF ([$Hoja4.J9]=[$Hoja3.J9];[$Hoja3.J9];&quot;&quot;)" office:value-type="float" office:value="82.376" calcext:value-type="float">
            <text:p>82,38</text:p>
          </table:table-cell>
          <table:table-cell table:formula="of:=IF ([$Hoja4.K9]=[$Hoja3.K9];[$Hoja3.K9];&quot;&quot;)" office:value-type="float" office:value="17.624" calcext:value-type="float">
            <text:p>17,62</text:p>
          </table:table-cell>
          <table:table-cell table:formula="of:=IF ([$Hoja4.L9]=[$Hoja3.L9];[$Hoja3.L9];&quot;&quot;)" office:value-type="float" office:value="7.71084" calcext:value-type="float">
            <text:p>7,71</text:p>
          </table:table-cell>
          <table:table-cell table:formula="of:=IF ([$Hoja4.M9]=[$Hoja3.M9];[$Hoja3.M9];&quot;&quot;)">
            <text:p/>
          </table:table-cell>
          <table:table-cell table:formula="of:=IF ([$Hoja4.N9]=[$Hoja3.N9];[$Hoja3.N9];&quot;&quot;)">
            <text:p/>
          </table:table-cell>
          <table:table-cell table:formula="of:=IF ([$Hoja4.O9]=[$Hoja3.O9];[$Hoja3.O9];&quot;&quot;)">
            <text:p/>
          </table:table-cell>
          <table:table-cell table:formula="of:=IF ([$Hoja4.P9]=[$Hoja3.P9];[$Hoja3.P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0]=[$Hoja3.E10];[$Hoja3.E10];&quot;&quot;)" office:value-type="float" office:value="215" calcext:value-type="float">
            <text:p>215,0</text:p>
          </table:table-cell>
          <table:table-cell table:formula="of:=IF ([$Hoja4.F10]=[$Hoja3.F10];[$Hoja3.F10];&quot;&quot;)" office:value-type="float" office:value="47" calcext:value-type="float">
            <text:p>47,0</text:p>
          </table:table-cell>
          <table:table-cell table:formula="of:=IF ([$Hoja4.G10]=[$Hoja3.G10];[$Hoja3.G10];&quot;&quot;)" office:value-type="float" office:value="95.3488" calcext:value-type="float">
            <text:p>95,35</text:p>
          </table:table-cell>
          <table:table-cell table:formula="of:=IF ([$Hoja4.H10]=[$Hoja3.H10];[$Hoja3.H10];&quot;&quot;)" office:value-type="float" office:value="4.65116" calcext:value-type="float">
            <text:p>4,65</text:p>
          </table:table-cell>
          <table:table-cell table:formula="of:=IF ([$Hoja4.I10]=[$Hoja3.I10];[$Hoja3.I10];&quot;&quot;)" office:value-type="float" office:value="93.4884" calcext:value-type="float">
            <text:p>93,49</text:p>
          </table:table-cell>
          <table:table-cell table:formula="of:=IF ([$Hoja4.J10]=[$Hoja3.J10];[$Hoja3.J10];&quot;&quot;)" office:value-type="float" office:value="94.3662" calcext:value-type="float">
            <text:p>94,37</text:p>
          </table:table-cell>
          <table:table-cell table:formula="of:=IF ([$Hoja4.K10]=[$Hoja3.K10];[$Hoja3.K10];&quot;&quot;)" office:value-type="float" office:value="5.6338" calcext:value-type="float">
            <text:p>5,63</text:p>
          </table:table-cell>
          <table:table-cell table:formula="of:=IF ([$Hoja4.L10]=[$Hoja3.L10];[$Hoja3.L10];&quot;&quot;)" office:value-type="float" office:value="0.930233" calcext:value-type="float">
            <text:p>0,93</text:p>
          </table:table-cell>
          <table:table-cell table:formula="of:=IF ([$Hoja4.M10]=[$Hoja3.M10];[$Hoja3.M10];&quot;&quot;)">
            <text:p/>
          </table:table-cell>
          <table:table-cell table:formula="of:=IF ([$Hoja4.N10]=[$Hoja3.N10];[$Hoja3.N10];&quot;&quot;)">
            <text:p/>
          </table:table-cell>
          <table:table-cell table:formula="of:=IF ([$Hoja4.O10]=[$Hoja3.O10];[$Hoja3.O10];&quot;&quot;)">
            <text:p/>
          </table:table-cell>
          <table:table-cell table:formula="of:=IF ([$Hoja4.P10]=[$Hoja3.P10];[$Hoja3.P1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1]=[$Hoja3.E11];[$Hoja3.E11];&quot;&quot;)" office:value-type="float" office:value="5472" calcext:value-type="float">
            <text:p>5472,0</text:p>
          </table:table-cell>
          <table:table-cell table:formula="of:=IF ([$Hoja4.F11]=[$Hoja3.F11];[$Hoja3.F11];&quot;&quot;)" office:value-type="float" office:value="163.8" calcext:value-type="float">
            <text:p>163,8</text:p>
          </table:table-cell>
          <table:table-cell table:formula="of:=IF ([$Hoja4.G11]=[$Hoja3.G11];[$Hoja3.G11];&quot;&quot;)" office:value-type="float" office:value="93.8475" calcext:value-type="float">
            <text:p>93,85</text:p>
          </table:table-cell>
          <table:table-cell table:formula="of:=IF ([$Hoja4.H11]=[$Hoja3.H11];[$Hoja3.H11];&quot;&quot;)" office:value-type="float" office:value="6.15253" calcext:value-type="float">
            <text:p>6,15</text:p>
          </table:table-cell>
          <table:table-cell table:formula="of:=IF ([$Hoja4.I11]=[$Hoja3.I11];[$Hoja3.I11];&quot;&quot;)" office:value-type="float" office:value="93.7317" calcext:value-type="float">
            <text:p>93,73</text:p>
          </table:table-cell>
          <table:table-cell table:formula="of:=IF ([$Hoja4.J11]=[$Hoja3.J11];[$Hoja3.J11];&quot;&quot;)" office:value-type="float" office:value="93.9205" calcext:value-type="float">
            <text:p>93,92</text:p>
          </table:table-cell>
          <table:table-cell table:formula="of:=IF ([$Hoja4.K11]=[$Hoja3.K11];[$Hoja3.K11];&quot;&quot;)" office:value-type="float" office:value="6.07947" calcext:value-type="float">
            <text:p>6,08</text:p>
          </table:table-cell>
          <table:table-cell table:formula="of:=IF ([$Hoja4.L11]=[$Hoja3.L11];[$Hoja3.L11];&quot;&quot;)" office:value-type="float" office:value="0.201023" calcext:value-type="float">
            <text:p>0,20</text:p>
          </table:table-cell>
          <table:table-cell table:formula="of:=IF ([$Hoja4.M11]=[$Hoja3.M11];[$Hoja3.M11];&quot;&quot;)">
            <text:p/>
          </table:table-cell>
          <table:table-cell table:formula="of:=IF ([$Hoja4.N11]=[$Hoja3.N11];[$Hoja3.N11];&quot;&quot;)">
            <text:p/>
          </table:table-cell>
          <table:table-cell table:formula="of:=IF ([$Hoja4.O11]=[$Hoja3.O11];[$Hoja3.O11];&quot;&quot;)">
            <text:p/>
          </table:table-cell>
          <table:table-cell table:formula="of:=IF ([$Hoja4.P11]=[$Hoja3.P11];[$Hoja3.P1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2]=[$Hoja3.E12];[$Hoja3.E12];&quot;&quot;)" office:value-type="float" office:value="5404" calcext:value-type="float">
            <text:p>5404,0</text:p>
          </table:table-cell>
          <table:table-cell table:formula="of:=IF ([$Hoja4.F12]=[$Hoja3.F12];[$Hoja3.F12];&quot;&quot;)" office:value-type="float" office:value="228.1" calcext:value-type="float">
            <text:p>228,1</text:p>
          </table:table-cell>
          <table:table-cell table:formula="of:=IF ([$Hoja4.G12]=[$Hoja3.G12];[$Hoja3.G12];&quot;&quot;)" office:value-type="float" office:value="82.3053" calcext:value-type="float">
            <text:p>82,31</text:p>
          </table:table-cell>
          <table:table-cell table:formula="of:=IF ([$Hoja4.H12]=[$Hoja3.H12];[$Hoja3.H12];&quot;&quot;)" office:value-type="float" office:value="17.6947" calcext:value-type="float">
            <text:p>17,69</text:p>
          </table:table-cell>
          <table:table-cell table:formula="of:=IF ([$Hoja4.I12]=[$Hoja3.I12];[$Hoja3.I12];&quot;&quot;)" office:value-type="float" office:value="80.866" calcext:value-type="float">
            <text:p>80,87</text:p>
          </table:table-cell>
          <table:table-cell table:formula="of:=IF ([$Hoja4.J12]=[$Hoja3.J12];[$Hoja3.J12];&quot;&quot;)" office:value-type="float" office:value="80.866" calcext:value-type="float">
            <text:p>80,87</text:p>
          </table:table-cell>
          <table:table-cell table:formula="of:=IF ([$Hoja4.K12]=[$Hoja3.K12];[$Hoja3.K12];&quot;&quot;)" office:value-type="float" office:value="19.134" calcext:value-type="float">
            <text:p>19,13</text:p>
          </table:table-cell>
          <table:table-cell table:formula="of:=IF ([$Hoja4.L12]=[$Hoja3.L12];[$Hoja3.L12];&quot;&quot;)" office:value-type="float" office:value="0" calcext:value-type="float">
            <text:p>0,00</text:p>
          </table:table-cell>
          <table:table-cell table:formula="of:=IF ([$Hoja4.M12]=[$Hoja3.M12];[$Hoja3.M12];&quot;&quot;)">
            <text:p/>
          </table:table-cell>
          <table:table-cell table:formula="of:=IF ([$Hoja4.N12]=[$Hoja3.N12];[$Hoja3.N12];&quot;&quot;)">
            <text:p/>
          </table:table-cell>
          <table:table-cell table:formula="of:=IF ([$Hoja4.O12]=[$Hoja3.O12];[$Hoja3.O12];&quot;&quot;)">
            <text:p/>
          </table:table-cell>
          <table:table-cell table:formula="of:=IF ([$Hoja4.P12]=[$Hoja3.P12];[$Hoja3.P1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3]=[$Hoja3.E13];[$Hoja3.E13];&quot;&quot;)" office:value-type="float" office:value="768" calcext:value-type="float">
            <text:p>768,0</text:p>
          </table:table-cell>
          <table:table-cell table:formula="of:=IF ([$Hoja4.F13]=[$Hoja3.F13];[$Hoja3.F13];&quot;&quot;)" office:value-type="float" office:value="426.6" calcext:value-type="float">
            <text:p>426,6</text:p>
          </table:table-cell>
          <table:table-cell table:formula="of:=IF ([$Hoja4.G13]=[$Hoja3.G13];[$Hoja3.G13];&quot;&quot;)" office:value-type="float" office:value="90.9144" calcext:value-type="float">
            <text:p>90,91</text:p>
          </table:table-cell>
          <table:table-cell table:formula="of:=IF ([$Hoja4.H13]=[$Hoja3.H13];[$Hoja3.H13];&quot;&quot;)" office:value-type="float" office:value="9.08565" calcext:value-type="float">
            <text:p>9,09</text:p>
          </table:table-cell>
          <table:table-cell table:formula="of:=IF ([$Hoja4.I13]=[$Hoja3.I13];[$Hoja3.I13];&quot;&quot;)" office:value-type="float" office:value="68.3594" calcext:value-type="float">
            <text:p>68,36</text:p>
          </table:table-cell>
          <table:table-cell table:formula="of:=IF ([$Hoja4.J13]=[$Hoja3.J13];[$Hoja3.J13];&quot;&quot;)" office:value-type="float" office:value="70.5645" calcext:value-type="float">
            <text:p>70,56</text:p>
          </table:table-cell>
          <table:table-cell table:formula="of:=IF ([$Hoja4.K13]=[$Hoja3.K13];[$Hoja3.K13];&quot;&quot;)" office:value-type="float" office:value="29.4355" calcext:value-type="float">
            <text:p>29,44</text:p>
          </table:table-cell>
          <table:table-cell table:formula="of:=IF ([$Hoja4.L13]=[$Hoja3.L13];[$Hoja3.L13];&quot;&quot;)" office:value-type="float" office:value="3.125" calcext:value-type="float">
            <text:p>3,13</text:p>
          </table:table-cell>
          <table:table-cell table:formula="of:=IF ([$Hoja4.M13]=[$Hoja3.M13];[$Hoja3.M13];&quot;&quot;)">
            <text:p/>
          </table:table-cell>
          <table:table-cell table:formula="of:=IF ([$Hoja4.N13]=[$Hoja3.N13];[$Hoja3.N13];&quot;&quot;)">
            <text:p/>
          </table:table-cell>
          <table:table-cell table:formula="of:=IF ([$Hoja4.O13]=[$Hoja3.O13];[$Hoja3.O13];&quot;&quot;)">
            <text:p/>
          </table:table-cell>
          <table:table-cell table:formula="of:=IF ([$Hoja4.P13]=[$Hoja3.P13];[$Hoja3.P1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4]=[$Hoja3.E14];[$Hoja3.E14];&quot;&quot;)" office:value-type="float" office:value="462" calcext:value-type="float">
            <text:p>462,0</text:p>
          </table:table-cell>
          <table:table-cell table:formula="of:=IF ([$Hoja4.F14]=[$Hoja3.F14];[$Hoja3.F14];&quot;&quot;)" office:value-type="float" office:value="354.3" calcext:value-type="float">
            <text:p>354,3</text:p>
          </table:table-cell>
          <table:table-cell table:formula="of:=IF ([$Hoja4.G14]=[$Hoja3.G14];[$Hoja3.G14];&quot;&quot;)" office:value-type="float" office:value="96.9456" calcext:value-type="float">
            <text:p>96,95</text:p>
          </table:table-cell>
          <table:table-cell table:formula="of:=IF ([$Hoja4.H14]=[$Hoja3.H14];[$Hoja3.H14];&quot;&quot;)" office:value-type="float" office:value="3.05435" calcext:value-type="float">
            <text:p>3,05</text:p>
          </table:table-cell>
          <table:table-cell table:formula="of:=IF ([$Hoja4.I14]=[$Hoja3.I14];[$Hoja3.I14];&quot;&quot;)" office:value-type="float" office:value="61.039" calcext:value-type="float">
            <text:p>61,04</text:p>
          </table:table-cell>
          <table:table-cell table:formula="of:=IF ([$Hoja4.J14]=[$Hoja3.J14];[$Hoja3.J14];&quot;&quot;)" office:value-type="float" office:value="65.127" calcext:value-type="float">
            <text:p>65,13</text:p>
          </table:table-cell>
          <table:table-cell table:formula="of:=IF ([$Hoja4.K14]=[$Hoja3.K14];[$Hoja3.K14];&quot;&quot;)" office:value-type="float" office:value="34.873" calcext:value-type="float">
            <text:p>34,87</text:p>
          </table:table-cell>
          <table:table-cell table:formula="of:=IF ([$Hoja4.L14]=[$Hoja3.L14];[$Hoja3.L14];&quot;&quot;)" office:value-type="float" office:value="6.27706" calcext:value-type="float">
            <text:p>6,28</text:p>
          </table:table-cell>
          <table:table-cell table:formula="of:=IF ([$Hoja4.M14]=[$Hoja3.M14];[$Hoja3.M14];&quot;&quot;)">
            <text:p/>
          </table:table-cell>
          <table:table-cell table:formula="of:=IF ([$Hoja4.N14]=[$Hoja3.N14];[$Hoja3.N14];&quot;&quot;)">
            <text:p/>
          </table:table-cell>
          <table:table-cell table:formula="of:=IF ([$Hoja4.O14]=[$Hoja3.O14];[$Hoja3.O14];&quot;&quot;)">
            <text:p/>
          </table:table-cell>
          <table:table-cell table:formula="of:=IF ([$Hoja4.P14]=[$Hoja3.P14];[$Hoja3.P1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5]=[$Hoja3.E15];[$Hoja3.E15];&quot;&quot;)" office:value-type="float" office:value="57999" calcext:value-type="float">
            <text:p>57999,0</text:p>
          </table:table-cell>
          <table:table-cell table:formula="of:=IF ([$Hoja4.F15]=[$Hoja3.F15];[$Hoja3.F15];&quot;&quot;)" office:value-type="float" office:value="73.9" calcext:value-type="float">
            <text:p>73,9</text:p>
          </table:table-cell>
          <table:table-cell table:formula="of:=IF ([$Hoja4.G15]=[$Hoja3.G15];[$Hoja3.G15];&quot;&quot;)" office:value-type="float" office:value="91.5932" calcext:value-type="float">
            <text:p>91,59</text:p>
          </table:table-cell>
          <table:table-cell table:formula="of:=IF ([$Hoja4.H15]=[$Hoja3.H15];[$Hoja3.H15];&quot;&quot;)" office:value-type="float" office:value="8.40685" calcext:value-type="float">
            <text:p>8,41</text:p>
          </table:table-cell>
          <table:table-cell table:formula="of:=IF ([$Hoja4.I15]=[$Hoja3.I15];[$Hoja3.I15];&quot;&quot;)" office:value-type="float" office:value="92.4275" calcext:value-type="float">
            <text:p>92,43</text:p>
          </table:table-cell>
          <table:table-cell table:formula="of:=IF ([$Hoja4.J15]=[$Hoja3.J15];[$Hoja3.J15];&quot;&quot;)" office:value-type="float" office:value="92.4386" calcext:value-type="float">
            <text:p>92,44</text:p>
          </table:table-cell>
          <table:table-cell table:formula="of:=IF ([$Hoja4.K15]=[$Hoja3.K15];[$Hoja3.K15];&quot;&quot;)" office:value-type="float" office:value="7.56139" calcext:value-type="float">
            <text:p>7,56</text:p>
          </table:table-cell>
          <table:table-cell table:formula="of:=IF ([$Hoja4.L15]=[$Hoja3.L15];[$Hoja3.L15];&quot;&quot;)" office:value-type="float" office:value="0.0120692" calcext:value-type="float">
            <text:p>0,01</text:p>
          </table:table-cell>
          <table:table-cell table:formula="of:=IF ([$Hoja4.M15]=[$Hoja3.M15];[$Hoja3.M15];&quot;&quot;)">
            <text:p/>
          </table:table-cell>
          <table:table-cell table:formula="of:=IF ([$Hoja4.N15]=[$Hoja3.N15];[$Hoja3.N15];&quot;&quot;)">
            <text:p/>
          </table:table-cell>
          <table:table-cell table:formula="of:=IF ([$Hoja4.O15]=[$Hoja3.O15];[$Hoja3.O15];&quot;&quot;)">
            <text:p/>
          </table:table-cell>
          <table:table-cell table:formula="of:=IF ([$Hoja4.P15]=[$Hoja3.P15];[$Hoja3.P1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6]=[$Hoja3.E16];[$Hoja3.E16];&quot;&quot;)" office:value-type="float" office:value="78339.2" calcext:value-type="float">
            <text:p>78339,2</text:p>
          </table:table-cell>
          <table:table-cell table:formula="of:=IF ([$Hoja4.F16]=[$Hoja3.F16];[$Hoja3.F16];&quot;&quot;)" office:value-type="float" office:value="17638.3" calcext:value-type="float">
            <text:p>17638,3</text:p>
          </table:table-cell>
          <table:table-cell table:formula="of:=IF ([$Hoja4.G16]=[$Hoja3.G16];[$Hoja3.G16];&quot;&quot;)" office:value-type="float" office:value="94.7497" calcext:value-type="float">
            <text:p>94,75</text:p>
          </table:table-cell>
          <table:table-cell table:formula="of:=IF ([$Hoja4.H16]=[$Hoja3.H16];[$Hoja3.H16];&quot;&quot;)" office:value-type="float" office:value="5.2503023" calcext:value-type="float">
            <text:p>5,25</text:p>
          </table:table-cell>
          <table:table-cell table:formula="of:=IF ([$Hoja4.I16]=[$Hoja3.I16];[$Hoja3.I16];&quot;&quot;)" office:value-type="float" office:value="53.48342" calcext:value-type="float">
            <text:p>53,48</text:p>
          </table:table-cell>
          <table:table-cell table:formula="of:=IF ([$Hoja4.J16]=[$Hoja3.J16];[$Hoja3.J16];&quot;&quot;)" office:value-type="float" office:value="89.6781" calcext:value-type="float">
            <text:p>89,68</text:p>
          </table:table-cell>
          <table:table-cell table:formula="of:=IF ([$Hoja4.K16]=[$Hoja3.K16];[$Hoja3.K16];&quot;&quot;)" office:value-type="float" office:value="10.321896" calcext:value-type="float">
            <text:p>10,32</text:p>
          </table:table-cell>
          <table:table-cell table:formula="of:=IF ([$Hoja4.L16]=[$Hoja3.L16];[$Hoja3.L16];&quot;&quot;)" office:value-type="float" office:value="38.807397988" calcext:value-type="float">
            <text:p>38,81</text:p>
          </table:table-cell>
          <table:table-cell table:formula="of:=IF ([$Hoja4.M16]=[$Hoja3.M16];[$Hoja3.M16];&quot;&quot;)">
            <text:p/>
          </table:table-cell>
          <table:table-cell table:formula="of:=IF ([$Hoja4.N16]=[$Hoja3.N16];[$Hoja3.N16];&quot;&quot;)">
            <text:p/>
          </table:table-cell>
          <table:table-cell table:formula="of:=IF ([$Hoja4.O16]=[$Hoja3.O16];[$Hoja3.O16];&quot;&quot;)">
            <text:p/>
          </table:table-cell>
          <table:table-cell table:formula="of:=IF ([$Hoja4.P16]=[$Hoja3.P16];[$Hoja3.P16];&quot;&quot;)">
            <text:p/>
          </table:table-cell>
        </table:table-row>
        <table:table-row table:style-name="ro1">
          <table:table-cell table:number-columns-repeated="4"/>
          <table:table-cell table:formula="of:=IF ([$Hoja4.E17]=[$Hoja3.E17];[$Hoja3.E17];&quot;&quot;)" office:value-type="float" office:value="45222" calcext:value-type="float">
            <text:p>45222,0</text:p>
          </table:table-cell>
          <table:table-cell table:formula="of:=IF ([$Hoja4.F17]=[$Hoja3.F17];[$Hoja3.F17];&quot;&quot;)" office:value-type="float" office:value="19794.9" calcext:value-type="float">
            <text:p>19794,9</text:p>
          </table:table-cell>
          <table:table-cell table:formula="of:=IF ([$Hoja4.G17]=[$Hoja3.G17];[$Hoja3.G17];&quot;&quot;)" office:value-type="float" office:value="90.1452" calcext:value-type="float">
            <text:p>90,15</text:p>
          </table:table-cell>
          <table:table-cell table:formula="of:=IF ([$Hoja4.H17]=[$Hoja3.H17];[$Hoja3.H17];&quot;&quot;)" office:value-type="float" office:value="9.85484" calcext:value-type="float">
            <text:p>9,85</text:p>
          </table:table-cell>
          <table:table-cell table:formula="of:=IF ([$Hoja4.I17]=[$Hoja3.I17];[$Hoja3.I17];&quot;&quot;)" office:value-type="float" office:value="63.3497" calcext:value-type="float">
            <text:p>63,35</text:p>
          </table:table-cell>
          <table:table-cell table:formula="of:=IF ([$Hoja4.J17]=[$Hoja3.J17];[$Hoja3.J17];&quot;&quot;)" office:value-type="float" office:value="80.4968" calcext:value-type="float">
            <text:p>80,50</text:p>
          </table:table-cell>
          <table:table-cell table:formula="of:=IF ([$Hoja4.K17]=[$Hoja3.K17];[$Hoja3.K17];&quot;&quot;)" office:value-type="float" office:value="19.5032" calcext:value-type="float">
            <text:p>19,50</text:p>
          </table:table-cell>
          <table:table-cell table:formula="of:=IF ([$Hoja4.L17]=[$Hoja3.L17];[$Hoja3.L17];&quot;&quot;)" office:value-type="float" office:value="21.3016" calcext:value-type="float">
            <text:p>21,30</text:p>
          </table:table-cell>
          <table:table-cell table:formula="of:=IF ([$Hoja4.M17]=[$Hoja3.M17];[$Hoja3.M17];&quot;&quot;)">
            <text:p/>
          </table:table-cell>
          <table:table-cell table:formula="of:=IF ([$Hoja4.N17]=[$Hoja3.N17];[$Hoja3.N17];&quot;&quot;)">
            <text:p/>
          </table:table-cell>
          <table:table-cell table:formula="of:=IF ([$Hoja4.O17]=[$Hoja3.O17];[$Hoja3.O17];&quot;&quot;)">
            <text:p/>
          </table:table-cell>
          <table:table-cell table:formula="of:=IF ([$Hoja4.P17]=[$Hoja3.P17];[$Hoja3.P1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8]=[$Hoja3.E18];[$Hoja3.E18];&quot;&quot;)" office:value-type="float" office:value="690" calcext:value-type="float">
            <text:p>690,0</text:p>
          </table:table-cell>
          <table:table-cell table:formula="of:=IF ([$Hoja4.F18]=[$Hoja3.F18];[$Hoja3.F18];&quot;&quot;)" office:value-type="float" office:value="499.6" calcext:value-type="float">
            <text:p>499,6</text:p>
          </table:table-cell>
          <table:table-cell table:formula="of:=IF ([$Hoja4.G18]=[$Hoja3.G18];[$Hoja3.G18];&quot;&quot;)" office:value-type="float" office:value="97.0692" calcext:value-type="float">
            <text:p>97,07</text:p>
          </table:table-cell>
          <table:table-cell table:formula="of:=IF ([$Hoja4.H18]=[$Hoja3.H18];[$Hoja3.H18];&quot;&quot;)" office:value-type="float" office:value="2.93076" calcext:value-type="float">
            <text:p>2,93</text:p>
          </table:table-cell>
          <table:table-cell table:formula="of:=IF ([$Hoja4.I18]=[$Hoja3.I18];[$Hoja3.I18];&quot;&quot;)" office:value-type="float" office:value="54.6377" calcext:value-type="float">
            <text:p>54,64</text:p>
          </table:table-cell>
          <table:table-cell table:formula="of:=IF ([$Hoja4.J18]=[$Hoja3.J18];[$Hoja3.J18];&quot;&quot;)" office:value-type="float" office:value="81.9565" calcext:value-type="float">
            <text:p>81,96</text:p>
          </table:table-cell>
          <table:table-cell table:formula="of:=IF ([$Hoja4.K18]=[$Hoja3.K18];[$Hoja3.K18];&quot;&quot;)" office:value-type="float" office:value="18.0435" calcext:value-type="float">
            <text:p>18,04</text:p>
          </table:table-cell>
          <table:table-cell table:formula="of:=IF ([$Hoja4.L18]=[$Hoja3.L18];[$Hoja3.L18];&quot;&quot;)" office:value-type="float" office:value="33.3333" calcext:value-type="float">
            <text:p>33,33</text:p>
          </table:table-cell>
          <table:table-cell table:formula="of:=IF ([$Hoja4.M18]=[$Hoja3.M18];[$Hoja3.M18];&quot;&quot;)">
            <text:p/>
          </table:table-cell>
          <table:table-cell table:formula="of:=IF ([$Hoja4.N18]=[$Hoja3.N18];[$Hoja3.N18];&quot;&quot;)">
            <text:p/>
          </table:table-cell>
          <table:table-cell table:formula="of:=IF ([$Hoja4.O18]=[$Hoja3.O18];[$Hoja3.O18];&quot;&quot;)">
            <text:p/>
          </table:table-cell>
          <table:table-cell table:formula="of:=IF ([$Hoja4.P18]=[$Hoja3.P18];[$Hoja3.P1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19]=[$Hoja3.E19];[$Hoja3.E19];&quot;&quot;)" office:value-type="float" office:value="653" calcext:value-type="float">
            <text:p>653,0</text:p>
          </table:table-cell>
          <table:table-cell table:formula="of:=IF ([$Hoja4.F19]=[$Hoja3.F19];[$Hoja3.F19];&quot;&quot;)" office:value-type="float" office:value="522.8" calcext:value-type="float">
            <text:p>522,8</text:p>
          </table:table-cell>
          <table:table-cell table:formula="of:=IF ([$Hoja4.G19]=[$Hoja3.G19];[$Hoja3.G19];&quot;&quot;)" office:value-type="float" office:value="98.5877" calcext:value-type="float">
            <text:p>98,59</text:p>
          </table:table-cell>
          <table:table-cell table:formula="of:=IF ([$Hoja4.H19]=[$Hoja3.H19];[$Hoja3.H19];&quot;&quot;)" office:value-type="float" office:value="1.41229" calcext:value-type="float">
            <text:p>1,41</text:p>
          </table:table-cell>
          <table:table-cell table:formula="of:=IF ([$Hoja4.I19]=[$Hoja3.I19];[$Hoja3.I19];&quot;&quot;)" office:value-type="float" office:value="39.0505" calcext:value-type="float">
            <text:p>39,05</text:p>
          </table:table-cell>
          <table:table-cell table:formula="of:=IF ([$Hoja4.J19]=[$Hoja3.J19];[$Hoja3.J19];&quot;&quot;)" office:value-type="float" office:value="85.2843" calcext:value-type="float">
            <text:p>85,28</text:p>
          </table:table-cell>
          <table:table-cell table:formula="of:=IF ([$Hoja4.K19]=[$Hoja3.K19];[$Hoja3.K19];&quot;&quot;)" office:value-type="float" office:value="14.7157" calcext:value-type="float">
            <text:p>14,72</text:p>
          </table:table-cell>
          <table:table-cell table:formula="of:=IF ([$Hoja4.L19]=[$Hoja3.L19];[$Hoja3.L19];&quot;&quot;)" office:value-type="float" office:value="54.2113" calcext:value-type="float">
            <text:p>54,21</text:p>
          </table:table-cell>
          <table:table-cell table:formula="of:=IF ([$Hoja4.M19]=[$Hoja3.M19];[$Hoja3.M19];&quot;&quot;)">
            <text:p/>
          </table:table-cell>
          <table:table-cell table:formula="of:=IF ([$Hoja4.N19]=[$Hoja3.N19];[$Hoja3.N19];&quot;&quot;)">
            <text:p/>
          </table:table-cell>
          <table:table-cell table:formula="of:=IF ([$Hoja4.O19]=[$Hoja3.O19];[$Hoja3.O19];&quot;&quot;)">
            <text:p/>
          </table:table-cell>
          <table:table-cell table:formula="of:=IF ([$Hoja4.P19]=[$Hoja3.P19];[$Hoja3.P1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0]=[$Hoja3.E20];[$Hoja3.E20];&quot;&quot;)" office:value-type="float" office:value="142521" calcext:value-type="float">
            <text:p>142521,0</text:p>
          </table:table-cell>
          <table:table-cell table:formula="of:=IF ([$Hoja4.F20]=[$Hoja3.F20];[$Hoja3.F20];&quot;&quot;)" office:value-type="float" office:value="80972.6" calcext:value-type="float">
            <text:p>80972,6</text:p>
          </table:table-cell>
          <table:table-cell table:formula="of:=IF ([$Hoja4.G20]=[$Hoja3.G20];[$Hoja3.G20];&quot;&quot;)" office:value-type="float" office:value="99.2946" calcext:value-type="float">
            <text:p>99,29</text:p>
          </table:table-cell>
          <table:table-cell table:formula="of:=IF ([$Hoja4.H20]=[$Hoja3.H20];[$Hoja3.H20];&quot;&quot;)" office:value-type="float" office:value="0.705393" calcext:value-type="float">
            <text:p>0,71</text:p>
          </table:table-cell>
          <table:table-cell table:formula="of:=IF ([$Hoja4.I20]=[$Hoja3.I20];[$Hoja3.I20];&quot;&quot;)" office:value-type="float" office:value="48.0869" calcext:value-type="float">
            <text:p>48,09</text:p>
          </table:table-cell>
          <table:table-cell table:formula="of:=IF ([$Hoja4.J20]=[$Hoja3.J20];[$Hoja3.J20];&quot;&quot;)" office:value-type="float" office:value="96.3151" calcext:value-type="float">
            <text:p>96,32</text:p>
          </table:table-cell>
          <table:table-cell table:formula="of:=IF ([$Hoja4.K20]=[$Hoja3.K20];[$Hoja3.K20];&quot;&quot;)" office:value-type="float" office:value="3.68486" calcext:value-type="float">
            <text:p>3,68</text:p>
          </table:table-cell>
          <table:table-cell table:formula="of:=IF ([$Hoja4.L20]=[$Hoja3.L20];[$Hoja3.L20];&quot;&quot;)" office:value-type="float" office:value="50.0733" calcext:value-type="float">
            <text:p>50,07</text:p>
          </table:table-cell>
          <table:table-cell table:formula="of:=IF ([$Hoja4.M20]=[$Hoja3.M20];[$Hoja3.M20];&quot;&quot;)">
            <text:p/>
          </table:table-cell>
          <table:table-cell table:formula="of:=IF ([$Hoja4.N20]=[$Hoja3.N20];[$Hoja3.N20];&quot;&quot;)">
            <text:p/>
          </table:table-cell>
          <table:table-cell table:formula="of:=IF ([$Hoja4.O20]=[$Hoja3.O20];[$Hoja3.O20];&quot;&quot;)">
            <text:p/>
          </table:table-cell>
          <table:table-cell table:formula="of:=IF ([$Hoja4.P20]=[$Hoja3.P20];[$Hoja3.P2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1]=[$Hoja3.E21];[$Hoja3.E21];&quot;&quot;)" office:value-type="float" office:value="9822" calcext:value-type="float">
            <text:p>9822,0</text:p>
          </table:table-cell>
          <table:table-cell table:formula="of:=IF ([$Hoja4.F21]=[$Hoja3.F21];[$Hoja3.F21];&quot;&quot;)" office:value-type="float" office:value="7533.8" calcext:value-type="float">
            <text:p>7533,8</text:p>
          </table:table-cell>
          <table:table-cell table:formula="of:=IF ([$Hoja4.G21]=[$Hoja3.G21];[$Hoja3.G21];&quot;&quot;)" office:value-type="float" office:value="98.8224" calcext:value-type="float">
            <text:p>98,82</text:p>
          </table:table-cell>
          <table:table-cell table:formula="of:=IF ([$Hoja4.H21]=[$Hoja3.H21];[$Hoja3.H21];&quot;&quot;)" office:value-type="float" office:value="1.17763" calcext:value-type="float">
            <text:p>1,18</text:p>
          </table:table-cell>
          <table:table-cell table:formula="of:=IF ([$Hoja4.I21]=[$Hoja3.I21];[$Hoja3.I21];&quot;&quot;)" office:value-type="float" office:value="24.5978" calcext:value-type="float">
            <text:p>24,60</text:p>
          </table:table-cell>
          <table:table-cell table:formula="of:=IF ([$Hoja4.J21]=[$Hoja3.J21];[$Hoja3.J21];&quot;&quot;)" office:value-type="float" office:value="91.7585" calcext:value-type="float">
            <text:p>91,76</text:p>
          </table:table-cell>
          <table:table-cell table:formula="of:=IF ([$Hoja4.K21]=[$Hoja3.K21];[$Hoja3.K21];&quot;&quot;)" office:value-type="float" office:value="8.24155" calcext:value-type="float">
            <text:p>8,24</text:p>
          </table:table-cell>
          <table:table-cell table:formula="of:=IF ([$Hoja4.L21]=[$Hoja3.L21];[$Hoja3.L21];&quot;&quot;)" office:value-type="float" office:value="73.1928" calcext:value-type="float">
            <text:p>73,19</text:p>
          </table:table-cell>
          <table:table-cell table:formula="of:=IF ([$Hoja4.M21]=[$Hoja3.M21];[$Hoja3.M21];&quot;&quot;)">
            <text:p/>
          </table:table-cell>
          <table:table-cell table:formula="of:=IF ([$Hoja4.N21]=[$Hoja3.N21];[$Hoja3.N21];&quot;&quot;)">
            <text:p/>
          </table:table-cell>
          <table:table-cell table:formula="of:=IF ([$Hoja4.O21]=[$Hoja3.O21];[$Hoja3.O21];&quot;&quot;)">
            <text:p/>
          </table:table-cell>
          <table:table-cell table:formula="of:=IF ([$Hoja4.P21]=[$Hoja3.P21];[$Hoja3.P2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2]=[$Hoja3.E22];[$Hoja3.E22];&quot;&quot;)" office:value-type="float" office:value="495141" calcext:value-type="float">
            <text:p>495141,0</text:p>
          </table:table-cell>
          <table:table-cell table:formula="of:=IF ([$Hoja4.F22]=[$Hoja3.F22];[$Hoja3.F22];&quot;&quot;)" office:value-type="float" office:value="23371.4" calcext:value-type="float">
            <text:p>23371,4</text:p>
          </table:table-cell>
          <table:table-cell table:formula="of:=IF ([$Hoja4.G22]=[$Hoja3.G22];[$Hoja3.G22];&quot;&quot;)" office:value-type="float" office:value="85.2458" calcext:value-type="float">
            <text:p>85,25</text:p>
          </table:table-cell>
          <table:table-cell table:formula="of:=IF ([$Hoja4.H22]=[$Hoja3.H22];[$Hoja3.H22];&quot;&quot;)" office:value-type="float" office:value="14.7542" calcext:value-type="float">
            <text:p>14,75</text:p>
          </table:table-cell>
          <table:table-cell table:formula="of:=IF ([$Hoja4.I22]=[$Hoja3.I22];[$Hoja3.I22];&quot;&quot;)" office:value-type="float" office:value="85.8976" calcext:value-type="float">
            <text:p>85,90</text:p>
          </table:table-cell>
          <table:table-cell table:formula="of:=IF ([$Hoja4.J22]=[$Hoja3.J22];[$Hoja3.J22];&quot;&quot;)" office:value-type="float" office:value="85.9014" calcext:value-type="float">
            <text:p>85,90</text:p>
          </table:table-cell>
          <table:table-cell table:formula="of:=IF ([$Hoja4.K22]=[$Hoja3.K22];[$Hoja3.K22];&quot;&quot;)" office:value-type="float" office:value="14.0986" calcext:value-type="float">
            <text:p>14,10</text:p>
          </table:table-cell>
          <table:table-cell table:formula="of:=IF ([$Hoja4.L22]=[$Hoja3.L22];[$Hoja3.L22];&quot;&quot;)" office:value-type="float" office:value="0.00444318" calcext:value-type="float">
            <text:p>0,00</text:p>
          </table:table-cell>
          <table:table-cell table:formula="of:=IF ([$Hoja4.M22]=[$Hoja3.M22];[$Hoja3.M22];&quot;&quot;)">
            <text:p/>
          </table:table-cell>
          <table:table-cell table:formula="of:=IF ([$Hoja4.N22]=[$Hoja3.N22];[$Hoja3.N22];&quot;&quot;)">
            <text:p/>
          </table:table-cell>
          <table:table-cell table:formula="of:=IF ([$Hoja4.O22]=[$Hoja3.O22];[$Hoja3.O22];&quot;&quot;)">
            <text:p/>
          </table:table-cell>
          <table:table-cell table:formula="of:=IF ([$Hoja4.P22]=[$Hoja3.P22];[$Hoja3.P2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3]=[$Hoja3.E23];[$Hoja3.E23];&quot;&quot;)" office:value-type="float" office:value="62123" calcext:value-type="float">
            <text:p>62123,0</text:p>
          </table:table-cell>
          <table:table-cell table:formula="of:=IF ([$Hoja4.F23]=[$Hoja3.F23];[$Hoja3.F23];&quot;&quot;)" office:value-type="float" office:value="39933.6" calcext:value-type="float">
            <text:p>39933,6</text:p>
          </table:table-cell>
          <table:table-cell table:formula="of:=IF ([$Hoja4.G23]=[$Hoja3.G23];[$Hoja3.G23];&quot;&quot;)" office:value-type="float" office:value="100" calcext:value-type="float">
            <text:p>100,00</text:p>
          </table:table-cell>
          <table:table-cell table:formula="of:=IF ([$Hoja4.H23]=[$Hoja3.H23];[$Hoja3.H23];&quot;&quot;)" office:value-type="float" office:value="0" calcext:value-type="float">
            <text:p>0,00</text:p>
          </table:table-cell>
          <table:table-cell table:formula="of:=IF ([$Hoja4.I23]=[$Hoja3.I23];[$Hoja3.I23];&quot;&quot;)" office:value-type="float" office:value="44.8497" calcext:value-type="float">
            <text:p>44,85</text:p>
          </table:table-cell>
          <table:table-cell table:formula="of:=IF ([$Hoja4.J23]=[$Hoja3.J23];[$Hoja3.J23];&quot;&quot;)" office:value-type="float" office:value="100" calcext:value-type="float">
            <text:p>100,00</text:p>
          </table:table-cell>
          <table:table-cell table:formula="of:=IF ([$Hoja4.K23]=[$Hoja3.K23];[$Hoja3.K23];&quot;&quot;)" office:value-type="float" office:value="0" calcext:value-type="float">
            <text:p>0,00</text:p>
          </table:table-cell>
          <table:table-cell table:formula="of:=IF ([$Hoja4.L23]=[$Hoja3.L23];[$Hoja3.L23];&quot;&quot;)" office:value-type="float" office:value="55.1503" calcext:value-type="float">
            <text:p>55,15</text:p>
          </table:table-cell>
          <table:table-cell table:formula="of:=IF ([$Hoja4.M23]=[$Hoja3.M23];[$Hoja3.M23];&quot;&quot;)">
            <text:p/>
          </table:table-cell>
          <table:table-cell table:formula="of:=IF ([$Hoja4.N23]=[$Hoja3.N23];[$Hoja3.N23];&quot;&quot;)">
            <text:p/>
          </table:table-cell>
          <table:table-cell table:formula="of:=IF ([$Hoja4.O23]=[$Hoja3.O23];[$Hoja3.O23];&quot;&quot;)">
            <text:p/>
          </table:table-cell>
          <table:table-cell table:formula="of:=IF ([$Hoja4.P23]=[$Hoja3.P23];[$Hoja3.P2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4]=[$Hoja3.E24];[$Hoja3.E24];&quot;&quot;)" office:value-type="float" office:value="1000" calcext:value-type="float">
            <text:p>1000,0</text:p>
          </table:table-cell>
          <table:table-cell table:formula="of:=IF ([$Hoja4.F24]=[$Hoja3.F24];[$Hoja3.F24];&quot;&quot;)" office:value-type="float" office:value="898.4" calcext:value-type="float">
            <text:p>898,4</text:p>
          </table:table-cell>
          <table:table-cell table:formula="of:=IF ([$Hoja4.G24]=[$Hoja3.G24];[$Hoja3.G24];&quot;&quot;)" office:value-type="float" office:value="100" calcext:value-type="float">
            <text:p>100,00</text:p>
          </table:table-cell>
          <table:table-cell table:formula="of:=IF ([$Hoja4.H24]=[$Hoja3.H24];[$Hoja3.H24];&quot;&quot;)" office:value-type="float" office:value="0" calcext:value-type="float">
            <text:p>0,00</text:p>
          </table:table-cell>
          <table:table-cell table:formula="of:=IF ([$Hoja4.I24]=[$Hoja3.I24];[$Hoja3.I24];&quot;&quot;)" office:value-type="float" office:value="0.6" calcext:value-type="float">
            <text:p>0,60</text:p>
          </table:table-cell>
          <table:table-cell table:formula="of:=IF ([$Hoja4.J24]=[$Hoja3.J24];[$Hoja3.J24];&quot;&quot;)" office:value-type="float" office:value="100" calcext:value-type="float">
            <text:p>100,00</text:p>
          </table:table-cell>
          <table:table-cell table:formula="of:=IF ([$Hoja4.K24]=[$Hoja3.K24];[$Hoja3.K24];&quot;&quot;)" office:value-type="float" office:value="0" calcext:value-type="float">
            <text:p>0,00</text:p>
          </table:table-cell>
          <table:table-cell table:formula="of:=IF ([$Hoja4.L24]=[$Hoja3.L24];[$Hoja3.L24];&quot;&quot;)" office:value-type="float" office:value="99.4" calcext:value-type="float">
            <text:p>99,40</text:p>
          </table:table-cell>
          <table:table-cell table:formula="of:=IF ([$Hoja4.M24]=[$Hoja3.M24];[$Hoja3.M24];&quot;&quot;)">
            <text:p/>
          </table:table-cell>
          <table:table-cell table:formula="of:=IF ([$Hoja4.N24]=[$Hoja3.N24];[$Hoja3.N24];&quot;&quot;)">
            <text:p/>
          </table:table-cell>
          <table:table-cell table:formula="of:=IF ([$Hoja4.O24]=[$Hoja3.O24];[$Hoja3.O24];&quot;&quot;)">
            <text:p/>
          </table:table-cell>
          <table:table-cell table:formula="of:=IF ([$Hoja4.P24]=[$Hoja3.P24];[$Hoja3.P2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5]=[$Hoja3.E25];[$Hoja3.E25];&quot;&quot;)" office:value-type="float" office:value="19020" calcext:value-type="float">
            <text:p>19020,0</text:p>
          </table:table-cell>
          <table:table-cell table:formula="of:=IF ([$Hoja4.F25]=[$Hoja3.F25];[$Hoja3.F25];&quot;&quot;)" office:value-type="float" office:value="1911.8" calcext:value-type="float">
            <text:p>1911,8</text:p>
          </table:table-cell>
          <table:table-cell table:formula="of:=IF ([$Hoja4.G25]=[$Hoja3.G25];[$Hoja3.G25];&quot;&quot;)" office:value-type="float" office:value="84.0682" calcext:value-type="float">
            <text:p>84,07</text:p>
          </table:table-cell>
          <table:table-cell table:formula="of:=IF ([$Hoja4.H25]=[$Hoja3.H25];[$Hoja3.H25];&quot;&quot;)" office:value-type="float" office:value="15.9318" calcext:value-type="float">
            <text:p>15,93</text:p>
          </table:table-cell>
          <table:table-cell table:formula="of:=IF ([$Hoja4.I25]=[$Hoja3.I25];[$Hoja3.I25];&quot;&quot;)" office:value-type="float" office:value="81.7087" calcext:value-type="float">
            <text:p>81,71</text:p>
          </table:table-cell>
          <table:table-cell table:formula="of:=IF ([$Hoja4.J25]=[$Hoja3.J25];[$Hoja3.J25];&quot;&quot;)" office:value-type="float" office:value="81.7689" calcext:value-type="float">
            <text:p>81,77</text:p>
          </table:table-cell>
          <table:table-cell table:formula="of:=IF ([$Hoja4.K25]=[$Hoja3.K25];[$Hoja3.K25];&quot;&quot;)" office:value-type="float" office:value="18.2311" calcext:value-type="float">
            <text:p>18,23</text:p>
          </table:table-cell>
          <table:table-cell table:formula="of:=IF ([$Hoja4.L25]=[$Hoja3.L25];[$Hoja3.L25];&quot;&quot;)" office:value-type="float" office:value="0.0736067" calcext:value-type="float">
            <text:p>0,07</text:p>
          </table:table-cell>
          <table:table-cell table:formula="of:=IF ([$Hoja4.M25]=[$Hoja3.M25];[$Hoja3.M25];&quot;&quot;)">
            <text:p/>
          </table:table-cell>
          <table:table-cell table:formula="of:=IF ([$Hoja4.N25]=[$Hoja3.N25];[$Hoja3.N25];&quot;&quot;)">
            <text:p/>
          </table:table-cell>
          <table:table-cell table:formula="of:=IF ([$Hoja4.O25]=[$Hoja3.O25];[$Hoja3.O25];&quot;&quot;)">
            <text:p/>
          </table:table-cell>
          <table:table-cell table:formula="of:=IF ([$Hoja4.P25]=[$Hoja3.P25];[$Hoja3.P2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6]=[$Hoja3.E26];[$Hoja3.E26];&quot;&quot;)" office:value-type="float" office:value="7200" calcext:value-type="float">
            <text:p>7200,0</text:p>
          </table:table-cell>
          <table:table-cell table:formula="of:=IF ([$Hoja4.F26]=[$Hoja3.F26];[$Hoja3.F26];&quot;&quot;)" office:value-type="float" office:value="944.1" calcext:value-type="float">
            <text:p>944,1</text:p>
          </table:table-cell>
          <table:table-cell table:formula="of:=IF ([$Hoja4.G26]=[$Hoja3.G26];[$Hoja3.G26];&quot;&quot;)" office:value-type="float" office:value="94.2639" calcext:value-type="float">
            <text:p>94,26</text:p>
          </table:table-cell>
          <table:table-cell table:formula="of:=IF ([$Hoja4.H26]=[$Hoja3.H26];[$Hoja3.H26];&quot;&quot;)" office:value-type="float" office:value="5.73611" calcext:value-type="float">
            <text:p>5,74</text:p>
          </table:table-cell>
          <table:table-cell table:formula="of:=IF ([$Hoja4.I26]=[$Hoja3.I26];[$Hoja3.I26];&quot;&quot;)" office:value-type="float" office:value="92.0556" calcext:value-type="float">
            <text:p>92,06</text:p>
          </table:table-cell>
          <table:table-cell table:formula="of:=IF ([$Hoja4.J26]=[$Hoja3.J26];[$Hoja3.J26];&quot;&quot;)" office:value-type="float" office:value="93.2995" calcext:value-type="float">
            <text:p>93,30</text:p>
          </table:table-cell>
          <table:table-cell table:formula="of:=IF ([$Hoja4.K26]=[$Hoja3.K26];[$Hoja3.K26];&quot;&quot;)" office:value-type="float" office:value="6.70045" calcext:value-type="float">
            <text:p>6,70</text:p>
          </table:table-cell>
          <table:table-cell table:formula="of:=IF ([$Hoja4.L26]=[$Hoja3.L26];[$Hoja3.L26];&quot;&quot;)" office:value-type="float" office:value="1.33333" calcext:value-type="float">
            <text:p>1,33</text:p>
          </table:table-cell>
          <table:table-cell table:formula="of:=IF ([$Hoja4.M26]=[$Hoja3.M26];[$Hoja3.M26];&quot;&quot;)">
            <text:p/>
          </table:table-cell>
          <table:table-cell table:formula="of:=IF ([$Hoja4.N26]=[$Hoja3.N26];[$Hoja3.N26];&quot;&quot;)">
            <text:p/>
          </table:table-cell>
          <table:table-cell table:formula="of:=IF ([$Hoja4.O26]=[$Hoja3.O26];[$Hoja3.O26];&quot;&quot;)">
            <text:p/>
          </table:table-cell>
          <table:table-cell table:formula="of:=IF ([$Hoja4.P26]=[$Hoja3.P26];[$Hoja3.P2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7]=[$Hoja3.E27];[$Hoja3.E27];&quot;&quot;)" office:value-type="float" office:value="260.714285714286" calcext:value-type="float">
            <text:p>260,7</text:p>
          </table:table-cell>
          <table:table-cell table:formula="of:=IF ([$Hoja4.F27]=[$Hoja3.F27];[$Hoja3.F27];&quot;&quot;)" office:value-type="float" office:value="224.1" calcext:value-type="float">
            <text:p>224,1</text:p>
          </table:table-cell>
          <table:table-cell table:formula="of:=IF ([$Hoja4.G27]=[$Hoja3.G27];[$Hoja3.G27];&quot;&quot;)" office:value-type="float" office:value="99.8717285714286" calcext:value-type="float">
            <text:p>99,87</text:p>
          </table:table-cell>
          <table:table-cell table:formula="of:=IF ([$Hoja4.H27]=[$Hoja3.H27];[$Hoja3.H27];&quot;&quot;)" office:value-type="float" office:value="0.128266857142857" calcext:value-type="float">
            <text:p>0,13</text:p>
          </table:table-cell>
          <table:table-cell table:formula="of:=IF ([$Hoja4.I27]=[$Hoja3.I27];[$Hoja3.I27];&quot;&quot;)" office:value-type="float" office:value="24.1931857142857" calcext:value-type="float">
            <text:p>24,19</text:p>
          </table:table-cell>
          <table:table-cell table:formula="of:=IF ([$Hoja4.J27]=[$Hoja3.J27];[$Hoja3.J27];&quot;&quot;)" office:value-type="float" office:value="61.5752857142857" calcext:value-type="float">
            <text:p>61,58</text:p>
          </table:table-cell>
          <table:table-cell table:formula="of:=IF ([$Hoja4.K27]=[$Hoja3.K27];[$Hoja3.K27];&quot;&quot;)" office:value-type="float" office:value="38.4247112857143" calcext:value-type="float">
            <text:p>38,42</text:p>
          </table:table-cell>
          <table:table-cell table:formula="of:=IF ([$Hoja4.L27]=[$Hoja3.L27];[$Hoja3.L27];&quot;&quot;)" office:value-type="float" office:value="72.9932857142857" calcext:value-type="float">
            <text:p>72,99</text:p>
          </table:table-cell>
          <table:table-cell table:formula="of:=IF ([$Hoja4.M27]=[$Hoja3.M27];[$Hoja3.M27];&quot;&quot;)">
            <text:p/>
          </table:table-cell>
          <table:table-cell table:formula="of:=IF ([$Hoja4.N27]=[$Hoja3.N27];[$Hoja3.N27];&quot;&quot;)">
            <text:p/>
          </table:table-cell>
          <table:table-cell table:formula="of:=IF ([$Hoja4.O27]=[$Hoja3.O27];[$Hoja3.O27];&quot;&quot;)">
            <text:p/>
          </table:table-cell>
          <table:table-cell table:formula="of:=IF ([$Hoja4.P27]=[$Hoja3.P27];[$Hoja3.P27];&quot;&quot;)">
            <text:p/>
          </table:table-cell>
        </table:table-row>
        <table:table-row table:style-name="ro1">
          <table:table-cell table:number-columns-repeated="4"/>
          <table:table-cell table:formula="of:=IF ([$Hoja4.E28]=[$Hoja3.E28];[$Hoja3.E28];&quot;&quot;)" office:value-type="float" office:value="159" calcext:value-type="float">
            <text:p>159,0</text:p>
          </table:table-cell>
          <table:table-cell table:formula="of:=IF ([$Hoja4.F28]=[$Hoja3.F28];[$Hoja3.F28];&quot;&quot;)" office:value-type="float" office:value="124.1" calcext:value-type="float">
            <text:p>124,1</text:p>
          </table:table-cell>
          <table:table-cell table:formula="of:=IF ([$Hoja4.G28]=[$Hoja3.G28];[$Hoja3.G28];&quot;&quot;)" office:value-type="float" office:value="100" calcext:value-type="float">
            <text:p>100,00</text:p>
          </table:table-cell>
          <table:table-cell table:formula="of:=IF ([$Hoja4.H28]=[$Hoja3.H28];[$Hoja3.H28];&quot;&quot;)" office:value-type="float" office:value="0" calcext:value-type="float">
            <text:p>0,00</text:p>
          </table:table-cell>
          <table:table-cell table:formula="of:=IF ([$Hoja4.I28]=[$Hoja3.I28];[$Hoja3.I28];&quot;&quot;)" office:value-type="float" office:value="37.7358" calcext:value-type="float">
            <text:p>37,74</text:p>
          </table:table-cell>
          <table:table-cell table:formula="of:=IF ([$Hoja4.J28]=[$Hoja3.J28];[$Hoja3.J28];&quot;&quot;)" office:value-type="float" office:value="95.2381" calcext:value-type="float">
            <text:p>95,24</text:p>
          </table:table-cell>
          <table:table-cell table:formula="of:=IF ([$Hoja4.K28]=[$Hoja3.K28];[$Hoja3.K28];&quot;&quot;)" office:value-type="float" office:value="4.7619" calcext:value-type="float">
            <text:p>4,76</text:p>
          </table:table-cell>
          <table:table-cell table:formula="of:=IF ([$Hoja4.L28]=[$Hoja3.L28];[$Hoja3.L28];&quot;&quot;)" office:value-type="float" office:value="60.3774" calcext:value-type="float">
            <text:p>60,38</text:p>
          </table:table-cell>
          <table:table-cell table:formula="of:=IF ([$Hoja4.M28]=[$Hoja3.M28];[$Hoja3.M28];&quot;&quot;)">
            <text:p/>
          </table:table-cell>
          <table:table-cell table:formula="of:=IF ([$Hoja4.N28]=[$Hoja3.N28];[$Hoja3.N28];&quot;&quot;)">
            <text:p/>
          </table:table-cell>
          <table:table-cell table:formula="of:=IF ([$Hoja4.O28]=[$Hoja3.O28];[$Hoja3.O28];&quot;&quot;)">
            <text:p/>
          </table:table-cell>
          <table:table-cell table:formula="of:=IF ([$Hoja4.P28]=[$Hoja3.P28];[$Hoja3.P2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29]=[$Hoja3.E29];[$Hoja3.E29];&quot;&quot;)" office:value-type="float" office:value="365" calcext:value-type="float">
            <text:p>365,0</text:p>
          </table:table-cell>
          <table:table-cell table:formula="of:=IF ([$Hoja4.F29]=[$Hoja3.F29];[$Hoja3.F29];&quot;&quot;)" office:value-type="float" office:value="326" calcext:value-type="float">
            <text:p>326,0</text:p>
          </table:table-cell>
          <table:table-cell table:formula="of:=IF ([$Hoja4.G29]=[$Hoja3.G29];[$Hoja3.G29];&quot;&quot;)" office:value-type="float" office:value="100" calcext:value-type="float">
            <text:p>100,00</text:p>
          </table:table-cell>
          <table:table-cell table:formula="of:=IF ([$Hoja4.H29]=[$Hoja3.H29];[$Hoja3.H29];&quot;&quot;)" office:value-type="float" office:value="0" calcext:value-type="float">
            <text:p>0,00</text:p>
          </table:table-cell>
          <table:table-cell table:formula="of:=IF ([$Hoja4.I29]=[$Hoja3.I29];[$Hoja3.I29];&quot;&quot;)" office:value-type="float" office:value="19.1781" calcext:value-type="float">
            <text:p>19,18</text:p>
          </table:table-cell>
          <table:table-cell table:formula="of:=IF ([$Hoja4.J29]=[$Hoja3.J29];[$Hoja3.J29];&quot;&quot;)" office:value-type="float" office:value="74.4681" calcext:value-type="float">
            <text:p>74,47</text:p>
          </table:table-cell>
          <table:table-cell table:formula="of:=IF ([$Hoja4.K29]=[$Hoja3.K29];[$Hoja3.K29];&quot;&quot;)" office:value-type="float" office:value="25.5319" calcext:value-type="float">
            <text:p>25,53</text:p>
          </table:table-cell>
          <table:table-cell table:formula="of:=IF ([$Hoja4.L29]=[$Hoja3.L29];[$Hoja3.L29];&quot;&quot;)" office:value-type="float" office:value="74.2466" calcext:value-type="float">
            <text:p>74,25</text:p>
          </table:table-cell>
          <table:table-cell table:formula="of:=IF ([$Hoja4.M29]=[$Hoja3.M29];[$Hoja3.M29];&quot;&quot;)">
            <text:p/>
          </table:table-cell>
          <table:table-cell table:formula="of:=IF ([$Hoja4.N29]=[$Hoja3.N29];[$Hoja3.N29];&quot;&quot;)">
            <text:p/>
          </table:table-cell>
          <table:table-cell table:formula="of:=IF ([$Hoja4.O29]=[$Hoja3.O29];[$Hoja3.O29];&quot;&quot;)">
            <text:p/>
          </table:table-cell>
          <table:table-cell table:formula="of:=IF ([$Hoja4.P29]=[$Hoja3.P29];[$Hoja3.P2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0]=[$Hoja3.E30];[$Hoja3.E30];&quot;&quot;)" office:value-type="float" office:value="297" calcext:value-type="float">
            <text:p>297,0</text:p>
          </table:table-cell>
          <table:table-cell table:formula="of:=IF ([$Hoja4.F30]=[$Hoja3.F30];[$Hoja3.F30];&quot;&quot;)" office:value-type="float" office:value="258.3" calcext:value-type="float">
            <text:p>258,3</text:p>
          </table:table-cell>
          <table:table-cell table:formula="of:=IF ([$Hoja4.G30]=[$Hoja3.G30];[$Hoja3.G30];&quot;&quot;)" office:value-type="float" office:value="99.1021" calcext:value-type="float">
            <text:p>99,10</text:p>
          </table:table-cell>
          <table:table-cell table:formula="of:=IF ([$Hoja4.H30]=[$Hoja3.H30];[$Hoja3.H30];&quot;&quot;)" office:value-type="float" office:value="0.897868" calcext:value-type="float">
            <text:p>0,90</text:p>
          </table:table-cell>
          <table:table-cell table:formula="of:=IF ([$Hoja4.I30]=[$Hoja3.I30];[$Hoja3.I30];&quot;&quot;)" office:value-type="float" office:value="17.8451" calcext:value-type="float">
            <text:p>17,85</text:p>
          </table:table-cell>
          <table:table-cell table:formula="of:=IF ([$Hoja4.J30]=[$Hoja3.J30];[$Hoja3.J30];&quot;&quot;)" office:value-type="float" office:value="63.8554" calcext:value-type="float">
            <text:p>63,86</text:p>
          </table:table-cell>
          <table:table-cell table:formula="of:=IF ([$Hoja4.K30]=[$Hoja3.K30];[$Hoja3.K30];&quot;&quot;)" office:value-type="float" office:value="36.1446" calcext:value-type="float">
            <text:p>36,14</text:p>
          </table:table-cell>
          <table:table-cell table:formula="of:=IF ([$Hoja4.L30]=[$Hoja3.L30];[$Hoja3.L30];&quot;&quot;)" office:value-type="float" office:value="72.0539" calcext:value-type="float">
            <text:p>72,05</text:p>
          </table:table-cell>
          <table:table-cell table:formula="of:=IF ([$Hoja4.M30]=[$Hoja3.M30];[$Hoja3.M30];&quot;&quot;)">
            <text:p/>
          </table:table-cell>
          <table:table-cell table:formula="of:=IF ([$Hoja4.N30]=[$Hoja3.N30];[$Hoja3.N30];&quot;&quot;)">
            <text:p/>
          </table:table-cell>
          <table:table-cell table:formula="of:=IF ([$Hoja4.O30]=[$Hoja3.O30];[$Hoja3.O30];&quot;&quot;)">
            <text:p/>
          </table:table-cell>
          <table:table-cell table:formula="of:=IF ([$Hoja4.P30]=[$Hoja3.P30];[$Hoja3.P3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1]=[$Hoja3.E31];[$Hoja3.E31];&quot;&quot;)" office:value-type="float" office:value="351" calcext:value-type="float">
            <text:p>351,0</text:p>
          </table:table-cell>
          <table:table-cell table:formula="of:=IF ([$Hoja4.F31]=[$Hoja3.F31];[$Hoja3.F31];&quot;&quot;)" office:value-type="float" office:value="273.4" calcext:value-type="float">
            <text:p>273,4</text:p>
          </table:table-cell>
          <table:table-cell table:formula="of:=IF ([$Hoja4.G31]=[$Hoja3.G31];[$Hoja3.G31];&quot;&quot;)" office:value-type="float" office:value="100" calcext:value-type="float">
            <text:p>100,00</text:p>
          </table:table-cell>
          <table:table-cell table:formula="of:=IF ([$Hoja4.H31]=[$Hoja3.H31];[$Hoja3.H31];&quot;&quot;)" office:value-type="float" office:value="0" calcext:value-type="float">
            <text:p>0,00</text:p>
          </table:table-cell>
          <table:table-cell table:formula="of:=IF ([$Hoja4.I31]=[$Hoja3.I31];[$Hoja3.I31];&quot;&quot;)" office:value-type="float" office:value="35.0427" calcext:value-type="float">
            <text:p>35,04</text:p>
          </table:table-cell>
          <table:table-cell table:formula="of:=IF ([$Hoja4.J31]=[$Hoja3.J31];[$Hoja3.J31];&quot;&quot;)" office:value-type="float" office:value="98.4" calcext:value-type="float">
            <text:p>98,40</text:p>
          </table:table-cell>
          <table:table-cell table:formula="of:=IF ([$Hoja4.K31]=[$Hoja3.K31];[$Hoja3.K31];&quot;&quot;)" office:value-type="float" office:value="1.6" calcext:value-type="float">
            <text:p>1,60</text:p>
          </table:table-cell>
          <table:table-cell table:formula="of:=IF ([$Hoja4.L31]=[$Hoja3.L31];[$Hoja3.L31];&quot;&quot;)" office:value-type="float" office:value="64.3875" calcext:value-type="float">
            <text:p>64,39</text:p>
          </table:table-cell>
          <table:table-cell table:formula="of:=IF ([$Hoja4.M31]=[$Hoja3.M31];[$Hoja3.M31];&quot;&quot;)">
            <text:p/>
          </table:table-cell>
          <table:table-cell table:formula="of:=IF ([$Hoja4.N31]=[$Hoja3.N31];[$Hoja3.N31];&quot;&quot;)">
            <text:p/>
          </table:table-cell>
          <table:table-cell table:formula="of:=IF ([$Hoja4.O31]=[$Hoja3.O31];[$Hoja3.O31];&quot;&quot;)">
            <text:p/>
          </table:table-cell>
          <table:table-cell table:formula="of:=IF ([$Hoja4.P31]=[$Hoja3.P31];[$Hoja3.P3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2]=[$Hoja3.E32];[$Hoja3.E32];&quot;&quot;)" office:value-type="float" office:value="208" calcext:value-type="float">
            <text:p>208,0</text:p>
          </table:table-cell>
          <table:table-cell table:formula="of:=IF ([$Hoja4.F32]=[$Hoja3.F32];[$Hoja3.F32];&quot;&quot;)" office:value-type="float" office:value="187.2" calcext:value-type="float">
            <text:p>187,2</text:p>
          </table:table-cell>
          <table:table-cell table:formula="of:=IF ([$Hoja4.G32]=[$Hoja3.G32];[$Hoja3.G32];&quot;&quot;)" office:value-type="float" office:value="100" calcext:value-type="float">
            <text:p>100,00</text:p>
          </table:table-cell>
          <table:table-cell table:formula="of:=IF ([$Hoja4.H32]=[$Hoja3.H32];[$Hoja3.H32];&quot;&quot;)" office:value-type="float" office:value="0" calcext:value-type="float">
            <text:p>0,00</text:p>
          </table:table-cell>
          <table:table-cell table:formula="of:=IF ([$Hoja4.I32]=[$Hoja3.I32];[$Hoja3.I32];&quot;&quot;)" office:value-type="float" office:value="0" calcext:value-type="float">
            <text:p>0,00</text:p>
          </table:table-cell>
          <table:table-cell table:formula="of:=IF ([$Hoja4.J32]=[$Hoja3.J32];[$Hoja3.J32];&quot;&quot;)" office:value-type="float" office:value="0" calcext:value-type="float">
            <text:p>0,00</text:p>
          </table:table-cell>
          <table:table-cell table:formula="of:=IF ([$Hoja4.K32]=[$Hoja3.K32];[$Hoja3.K32];&quot;&quot;)" office:value-type="float" office:value="100" calcext:value-type="float">
            <text:p>100,00</text:p>
          </table:table-cell>
          <table:table-cell table:formula="of:=IF ([$Hoja4.L32]=[$Hoja3.L32];[$Hoja3.L32];&quot;&quot;)" office:value-type="float" office:value="100" calcext:value-type="float">
            <text:p>100,00</text:p>
          </table:table-cell>
          <table:table-cell table:formula="of:=IF ([$Hoja4.M32]=[$Hoja3.M32];[$Hoja3.M32];&quot;&quot;)">
            <text:p/>
          </table:table-cell>
          <table:table-cell table:formula="of:=IF ([$Hoja4.N32]=[$Hoja3.N32];[$Hoja3.N32];&quot;&quot;)">
            <text:p/>
          </table:table-cell>
          <table:table-cell table:formula="of:=IF ([$Hoja4.O32]=[$Hoja3.O32];[$Hoja3.O32];&quot;&quot;)">
            <text:p/>
          </table:table-cell>
          <table:table-cell table:formula="of:=IF ([$Hoja4.P32]=[$Hoja3.P32];[$Hoja3.P3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3]=[$Hoja3.E33];[$Hoja3.E33];&quot;&quot;)" office:value-type="float" office:value="267" calcext:value-type="float">
            <text:p>267,0</text:p>
          </table:table-cell>
          <table:table-cell table:formula="of:=IF ([$Hoja4.F33]=[$Hoja3.F33];[$Hoja3.F33];&quot;&quot;)" office:value-type="float" office:value="240.3" calcext:value-type="float">
            <text:p>240,3</text:p>
          </table:table-cell>
          <table:table-cell table:formula="of:=IF ([$Hoja4.G33]=[$Hoja3.G33];[$Hoja3.G33];&quot;&quot;)" office:value-type="float" office:value="100" calcext:value-type="float">
            <text:p>100,00</text:p>
          </table:table-cell>
          <table:table-cell table:formula="of:=IF ([$Hoja4.H33]=[$Hoja3.H33];[$Hoja3.H33];&quot;&quot;)" office:value-type="float" office:value="0" calcext:value-type="float">
            <text:p>0,00</text:p>
          </table:table-cell>
          <table:table-cell table:formula="of:=IF ([$Hoja4.I33]=[$Hoja3.I33];[$Hoja3.I33];&quot;&quot;)" office:value-type="float" office:value="0" calcext:value-type="float">
            <text:p>0,00</text:p>
          </table:table-cell>
          <table:table-cell table:formula="of:=IF ([$Hoja4.J33]=[$Hoja3.J33];[$Hoja3.J33];&quot;&quot;)" office:value-type="float" office:value="0" calcext:value-type="float">
            <text:p>0,00</text:p>
          </table:table-cell>
          <table:table-cell table:formula="of:=IF ([$Hoja4.K33]=[$Hoja3.K33];[$Hoja3.K33];&quot;&quot;)" office:value-type="float" office:value="100" calcext:value-type="float">
            <text:p>100,00</text:p>
          </table:table-cell>
          <table:table-cell table:formula="of:=IF ([$Hoja4.L33]=[$Hoja3.L33];[$Hoja3.L33];&quot;&quot;)" office:value-type="float" office:value="100" calcext:value-type="float">
            <text:p>100,00</text:p>
          </table:table-cell>
          <table:table-cell table:formula="of:=IF ([$Hoja4.M33]=[$Hoja3.M33];[$Hoja3.M33];&quot;&quot;)">
            <text:p/>
          </table:table-cell>
          <table:table-cell table:formula="of:=IF ([$Hoja4.N33]=[$Hoja3.N33];[$Hoja3.N33];&quot;&quot;)">
            <text:p/>
          </table:table-cell>
          <table:table-cell table:formula="of:=IF ([$Hoja4.O33]=[$Hoja3.O33];[$Hoja3.O33];&quot;&quot;)">
            <text:p/>
          </table:table-cell>
          <table:table-cell table:formula="of:=IF ([$Hoja4.P33]=[$Hoja3.P33];[$Hoja3.P3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4]=[$Hoja3.E34];[$Hoja3.E34];&quot;&quot;)" office:value-type="float" office:value="178" calcext:value-type="float">
            <text:p>178,0</text:p>
          </table:table-cell>
          <table:table-cell table:formula="of:=IF ([$Hoja4.F34]=[$Hoja3.F34];[$Hoja3.F34];&quot;&quot;)" office:value-type="float" office:value="159.4" calcext:value-type="float">
            <text:p>159,4</text:p>
          </table:table-cell>
          <table:table-cell table:formula="of:=IF ([$Hoja4.G34]=[$Hoja3.G34];[$Hoja3.G34];&quot;&quot;)" office:value-type="float" office:value="100" calcext:value-type="float">
            <text:p>100,00</text:p>
          </table:table-cell>
          <table:table-cell table:formula="of:=IF ([$Hoja4.H34]=[$Hoja3.H34];[$Hoja3.H34];&quot;&quot;)" office:value-type="float" office:value="0" calcext:value-type="float">
            <text:p>0,00</text:p>
          </table:table-cell>
          <table:table-cell table:formula="of:=IF ([$Hoja4.I34]=[$Hoja3.I34];[$Hoja3.I34];&quot;&quot;)" office:value-type="float" office:value="59.5506" calcext:value-type="float">
            <text:p>59,55</text:p>
          </table:table-cell>
          <table:table-cell table:formula="of:=IF ([$Hoja4.J34]=[$Hoja3.J34];[$Hoja3.J34];&quot;&quot;)" office:value-type="float" office:value="99.0654" calcext:value-type="float">
            <text:p>99,07</text:p>
          </table:table-cell>
          <table:table-cell table:formula="of:=IF ([$Hoja4.K34]=[$Hoja3.K34];[$Hoja3.K34];&quot;&quot;)" office:value-type="float" office:value="0.934579" calcext:value-type="float">
            <text:p>0,93</text:p>
          </table:table-cell>
          <table:table-cell table:formula="of:=IF ([$Hoja4.L34]=[$Hoja3.L34];[$Hoja3.L34];&quot;&quot;)" office:value-type="float" office:value="39.8876" calcext:value-type="float">
            <text:p>39,89</text:p>
          </table:table-cell>
          <table:table-cell table:formula="of:=IF ([$Hoja4.M34]=[$Hoja3.M34];[$Hoja3.M34];&quot;&quot;)">
            <text:p/>
          </table:table-cell>
          <table:table-cell table:formula="of:=IF ([$Hoja4.N34]=[$Hoja3.N34];[$Hoja3.N34];&quot;&quot;)">
            <text:p/>
          </table:table-cell>
          <table:table-cell table:formula="of:=IF ([$Hoja4.O34]=[$Hoja3.O34];[$Hoja3.O34];&quot;&quot;)">
            <text:p/>
          </table:table-cell>
          <table:table-cell table:formula="of:=IF ([$Hoja4.P34]=[$Hoja3.P34];[$Hoja3.P3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5]=[$Hoja3.E35];[$Hoja3.E35];&quot;&quot;)" office:value-type="float" office:value="6080.58333333333" calcext:value-type="float">
            <text:p>6080,6</text:p>
          </table:table-cell>
          <table:table-cell table:formula="of:=IF ([$Hoja4.F35]=[$Hoja3.F35];[$Hoja3.F35];&quot;&quot;)" office:value-type="float" office:value="3197.93333333333" calcext:value-type="float">
            <text:p>3197,9</text:p>
          </table:table-cell>
          <table:table-cell table:formula="of:=IF ([$Hoja4.G35]=[$Hoja3.G35];[$Hoja3.G35];&quot;&quot;)" office:value-type="float" office:value="91.301775" calcext:value-type="float">
            <text:p>91,30</text:p>
          </table:table-cell>
          <table:table-cell table:formula="of:=IF ([$Hoja4.H35]=[$Hoja3.H35];[$Hoja3.H35];&quot;&quot;)" office:value-type="float" office:value="8.69821866666667" calcext:value-type="float">
            <text:p>8,70</text:p>
          </table:table-cell>
          <table:table-cell table:formula="of:=IF ([$Hoja4.I35]=[$Hoja3.I35];[$Hoja3.I35];&quot;&quot;)" office:value-type="float" office:value="69.618425" calcext:value-type="float">
            <text:p>69,62</text:p>
          </table:table-cell>
          <table:table-cell table:formula="of:=IF ([$Hoja4.J35]=[$Hoja3.J35];[$Hoja3.J35];&quot;&quot;)" office:value-type="float" office:value="78.9821166666667" calcext:value-type="float">
            <text:p>78,98</text:p>
          </table:table-cell>
          <table:table-cell table:formula="of:=IF ([$Hoja4.K35]=[$Hoja3.K35];[$Hoja3.K35];&quot;&quot;)" office:value-type="float" office:value="21.0178875" calcext:value-type="float">
            <text:p>21,02</text:p>
          </table:table-cell>
          <table:table-cell table:formula="of:=IF ([$Hoja4.L35]=[$Hoja3.L35];[$Hoja3.L35];&quot;&quot;)" office:value-type="float" office:value="11.1045805833333" calcext:value-type="float">
            <text:p>11,10</text:p>
          </table:table-cell>
          <table:table-cell table:formula="of:=IF ([$Hoja4.M35]=[$Hoja3.M35];[$Hoja3.M35];&quot;&quot;)">
            <text:p/>
          </table:table-cell>
          <table:table-cell table:formula="of:=IF ([$Hoja4.N35]=[$Hoja3.N35];[$Hoja3.N35];&quot;&quot;)">
            <text:p/>
          </table:table-cell>
          <table:table-cell table:formula="of:=IF ([$Hoja4.O35]=[$Hoja3.O35];[$Hoja3.O35];&quot;&quot;)">
            <text:p/>
          </table:table-cell>
          <table:table-cell table:formula="of:=IF ([$Hoja4.P35]=[$Hoja3.P35];[$Hoja3.P35];&quot;&quot;)">
            <text:p/>
          </table:table-cell>
        </table:table-row>
        <table:table-row table:style-name="ro1">
          <table:table-cell table:number-columns-repeated="4"/>
          <table:table-cell table:formula="of:=IF ([$Hoja4.E36]=[$Hoja3.E36];[$Hoja3.E36];&quot;&quot;)" office:value-type="float" office:value="846" calcext:value-type="float">
            <text:p>846,0</text:p>
          </table:table-cell>
          <table:table-cell table:formula="of:=IF ([$Hoja4.F36]=[$Hoja3.F36];[$Hoja3.F36];&quot;&quot;)" office:value-type="float" office:value="712.3" calcext:value-type="float">
            <text:p>712,3</text:p>
          </table:table-cell>
          <table:table-cell table:formula="of:=IF ([$Hoja4.G36]=[$Hoja3.G36];[$Hoja3.G36];&quot;&quot;)" office:value-type="float" office:value="98.6866" calcext:value-type="float">
            <text:p>98,69</text:p>
          </table:table-cell>
          <table:table-cell table:formula="of:=IF ([$Hoja4.H36]=[$Hoja3.H36];[$Hoja3.H36];&quot;&quot;)" office:value-type="float" office:value="1.31337" calcext:value-type="float">
            <text:p>1,31</text:p>
          </table:table-cell>
          <table:table-cell table:formula="of:=IF ([$Hoja4.I36]=[$Hoja3.I36];[$Hoja3.I36];&quot;&quot;)" office:value-type="float" office:value="52.0095" calcext:value-type="float">
            <text:p>52,01</text:p>
          </table:table-cell>
          <table:table-cell table:formula="of:=IF ([$Hoja4.J36]=[$Hoja3.J36];[$Hoja3.J36];&quot;&quot;)" office:value-type="float" office:value="63.2184" calcext:value-type="float">
            <text:p>63,22</text:p>
          </table:table-cell>
          <table:table-cell table:formula="of:=IF ([$Hoja4.K36]=[$Hoja3.K36];[$Hoja3.K36];&quot;&quot;)" office:value-type="float" office:value="36.7816" calcext:value-type="float">
            <text:p>36,78</text:p>
          </table:table-cell>
          <table:table-cell table:formula="of:=IF ([$Hoja4.L36]=[$Hoja3.L36];[$Hoja3.L36];&quot;&quot;)" office:value-type="float" office:value="17.7305" calcext:value-type="float">
            <text:p>17,73</text:p>
          </table:table-cell>
          <table:table-cell table:formula="of:=IF ([$Hoja4.M36]=[$Hoja3.M36];[$Hoja3.M36];&quot;&quot;)">
            <text:p/>
          </table:table-cell>
          <table:table-cell table:formula="of:=IF ([$Hoja4.N36]=[$Hoja3.N36];[$Hoja3.N36];&quot;&quot;)">
            <text:p/>
          </table:table-cell>
          <table:table-cell table:formula="of:=IF ([$Hoja4.O36]=[$Hoja3.O36];[$Hoja3.O36];&quot;&quot;)">
            <text:p/>
          </table:table-cell>
          <table:table-cell table:formula="of:=IF ([$Hoja4.P36]=[$Hoja3.P36];[$Hoja3.P3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7]=[$Hoja3.E37];[$Hoja3.E37];&quot;&quot;)" office:value-type="float" office:value="990" calcext:value-type="float">
            <text:p>990,0</text:p>
          </table:table-cell>
          <table:table-cell table:formula="of:=IF ([$Hoja4.F37]=[$Hoja3.F37];[$Hoja3.F37];&quot;&quot;)" office:value-type="float" office:value="649.5" calcext:value-type="float">
            <text:p>649,5</text:p>
          </table:table-cell>
          <table:table-cell table:formula="of:=IF ([$Hoja4.G37]=[$Hoja3.G37];[$Hoja3.G37];&quot;&quot;)" office:value-type="float" office:value="98.7654" calcext:value-type="float">
            <text:p>98,77</text:p>
          </table:table-cell>
          <table:table-cell table:formula="of:=IF ([$Hoja4.H37]=[$Hoja3.H37];[$Hoja3.H37];&quot;&quot;)" office:value-type="float" office:value="1.23457" calcext:value-type="float">
            <text:p>1,23</text:p>
          </table:table-cell>
          <table:table-cell table:formula="of:=IF ([$Hoja4.I37]=[$Hoja3.I37];[$Hoja3.I37];&quot;&quot;)" office:value-type="float" office:value="92.2222" calcext:value-type="float">
            <text:p>92,22</text:p>
          </table:table-cell>
          <table:table-cell table:formula="of:=IF ([$Hoja4.J37]=[$Hoja3.J37];[$Hoja3.J37];&quot;&quot;)" office:value-type="float" office:value="92.6904" calcext:value-type="float">
            <text:p>92,69</text:p>
          </table:table-cell>
          <table:table-cell table:formula="of:=IF ([$Hoja4.K37]=[$Hoja3.K37];[$Hoja3.K37];&quot;&quot;)" office:value-type="float" office:value="7.30964" calcext:value-type="float">
            <text:p>7,31</text:p>
          </table:table-cell>
          <table:table-cell table:formula="of:=IF ([$Hoja4.L37]=[$Hoja3.L37];[$Hoja3.L37];&quot;&quot;)" office:value-type="float" office:value="0.505051" calcext:value-type="float">
            <text:p>0,51</text:p>
          </table:table-cell>
          <table:table-cell table:formula="of:=IF ([$Hoja4.M37]=[$Hoja3.M37];[$Hoja3.M37];&quot;&quot;)">
            <text:p/>
          </table:table-cell>
          <table:table-cell table:formula="of:=IF ([$Hoja4.N37]=[$Hoja3.N37];[$Hoja3.N37];&quot;&quot;)">
            <text:p/>
          </table:table-cell>
          <table:table-cell table:formula="of:=IF ([$Hoja4.O37]=[$Hoja3.O37];[$Hoja3.O37];&quot;&quot;)">
            <text:p/>
          </table:table-cell>
          <table:table-cell table:formula="of:=IF ([$Hoja4.P37]=[$Hoja3.P37];[$Hoja3.P37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8]=[$Hoja3.E38];[$Hoja3.E38];&quot;&quot;)" office:value-type="float" office:value="2310" calcext:value-type="float">
            <text:p>2310,0</text:p>
          </table:table-cell>
          <table:table-cell table:formula="of:=IF ([$Hoja4.F38]=[$Hoja3.F38];[$Hoja3.F38];&quot;&quot;)" office:value-type="float" office:value="888.5" calcext:value-type="float">
            <text:p>888,5</text:p>
          </table:table-cell>
          <table:table-cell table:formula="of:=IF ([$Hoja4.G38]=[$Hoja3.G38];[$Hoja3.G38];&quot;&quot;)" office:value-type="float" office:value="95.8297" calcext:value-type="float">
            <text:p>95,83</text:p>
          </table:table-cell>
          <table:table-cell table:formula="of:=IF ([$Hoja4.H38]=[$Hoja3.H38];[$Hoja3.H38];&quot;&quot;)" office:value-type="float" office:value="4.17027" calcext:value-type="float">
            <text:p>4,17</text:p>
          </table:table-cell>
          <table:table-cell table:formula="of:=IF ([$Hoja4.I38]=[$Hoja3.I38];[$Hoja3.I38];&quot;&quot;)" office:value-type="float" office:value="90.8658" calcext:value-type="float">
            <text:p>90,87</text:p>
          </table:table-cell>
          <table:table-cell table:formula="of:=IF ([$Hoja4.J38]=[$Hoja3.J38];[$Hoja3.J38];&quot;&quot;)" office:value-type="float" office:value="93.7054" calcext:value-type="float">
            <text:p>93,71</text:p>
          </table:table-cell>
          <table:table-cell table:formula="of:=IF ([$Hoja4.K38]=[$Hoja3.K38];[$Hoja3.K38];&quot;&quot;)" office:value-type="float" office:value="6.29464" calcext:value-type="float">
            <text:p>6,29</text:p>
          </table:table-cell>
          <table:table-cell table:formula="of:=IF ([$Hoja4.L38]=[$Hoja3.L38];[$Hoja3.L38];&quot;&quot;)" office:value-type="float" office:value="3.0303" calcext:value-type="float">
            <text:p>3,03</text:p>
          </table:table-cell>
          <table:table-cell table:formula="of:=IF ([$Hoja4.M38]=[$Hoja3.M38];[$Hoja3.M38];&quot;&quot;)">
            <text:p/>
          </table:table-cell>
          <table:table-cell table:formula="of:=IF ([$Hoja4.N38]=[$Hoja3.N38];[$Hoja3.N38];&quot;&quot;)">
            <text:p/>
          </table:table-cell>
          <table:table-cell table:formula="of:=IF ([$Hoja4.O38]=[$Hoja3.O38];[$Hoja3.O38];&quot;&quot;)">
            <text:p/>
          </table:table-cell>
          <table:table-cell table:formula="of:=IF ([$Hoja4.P38]=[$Hoja3.P38];[$Hoja3.P38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39]=[$Hoja3.E39];[$Hoja3.E39];&quot;&quot;)" office:value-type="float" office:value="1599" calcext:value-type="float">
            <text:p>1599,0</text:p>
          </table:table-cell>
          <table:table-cell table:formula="of:=IF ([$Hoja4.F39]=[$Hoja3.F39];[$Hoja3.F39];&quot;&quot;)" office:value-type="float" office:value="771.7" calcext:value-type="float">
            <text:p>771,7</text:p>
          </table:table-cell>
          <table:table-cell table:formula="of:=IF ([$Hoja4.G39]=[$Hoja3.G39];[$Hoja3.G39];&quot;&quot;)" office:value-type="float" office:value="84.4625" calcext:value-type="float">
            <text:p>84,46</text:p>
          </table:table-cell>
          <table:table-cell table:formula="of:=IF ([$Hoja4.H39]=[$Hoja3.H39];[$Hoja3.H39];&quot;&quot;)" office:value-type="float" office:value="15.5375" calcext:value-type="float">
            <text:p>15,54</text:p>
          </table:table-cell>
          <table:table-cell table:formula="of:=IF ([$Hoja4.I39]=[$Hoja3.I39];[$Hoja3.I39];&quot;&quot;)" office:value-type="float" office:value="56.1601" calcext:value-type="float">
            <text:p>56,16</text:p>
          </table:table-cell>
          <table:table-cell table:formula="of:=IF ([$Hoja4.J39]=[$Hoja3.J39];[$Hoja3.J39];&quot;&quot;)" office:value-type="float" office:value="56.9797" calcext:value-type="float">
            <text:p>56,98</text:p>
          </table:table-cell>
          <table:table-cell table:formula="of:=IF ([$Hoja4.K39]=[$Hoja3.K39];[$Hoja3.K39];&quot;&quot;)" office:value-type="float" office:value="43.0203" calcext:value-type="float">
            <text:p>43,02</text:p>
          </table:table-cell>
          <table:table-cell table:formula="of:=IF ([$Hoja4.L39]=[$Hoja3.L39];[$Hoja3.L39];&quot;&quot;)" office:value-type="float" office:value="1.4384" calcext:value-type="float">
            <text:p>1,44</text:p>
          </table:table-cell>
          <table:table-cell table:formula="of:=IF ([$Hoja4.M39]=[$Hoja3.M39];[$Hoja3.M39];&quot;&quot;)">
            <text:p/>
          </table:table-cell>
          <table:table-cell table:formula="of:=IF ([$Hoja4.N39]=[$Hoja3.N39];[$Hoja3.N39];&quot;&quot;)">
            <text:p/>
          </table:table-cell>
          <table:table-cell table:formula="of:=IF ([$Hoja4.O39]=[$Hoja3.O39];[$Hoja3.O39];&quot;&quot;)">
            <text:p/>
          </table:table-cell>
          <table:table-cell table:formula="of:=IF ([$Hoja4.P39]=[$Hoja3.P39];[$Hoja3.P39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0]=[$Hoja3.E40];[$Hoja3.E40];&quot;&quot;)" office:value-type="float" office:value="4898" calcext:value-type="float">
            <text:p>4898,0</text:p>
          </table:table-cell>
          <table:table-cell table:formula="of:=IF ([$Hoja4.F40]=[$Hoja3.F40];[$Hoja3.F40];&quot;&quot;)" office:value-type="float" office:value="1086.7" calcext:value-type="float">
            <text:p>1086,7</text:p>
          </table:table-cell>
          <table:table-cell table:formula="of:=IF ([$Hoja4.G40]=[$Hoja3.G40];[$Hoja3.G40];&quot;&quot;)" office:value-type="float" office:value="66.83" calcext:value-type="float">
            <text:p>66,83</text:p>
          </table:table-cell>
          <table:table-cell table:formula="of:=IF ([$Hoja4.H40]=[$Hoja3.H40];[$Hoja3.H40];&quot;&quot;)" office:value-type="float" office:value="33.17" calcext:value-type="float">
            <text:p>33,17</text:p>
          </table:table-cell>
          <table:table-cell table:formula="of:=IF ([$Hoja4.I40]=[$Hoja3.I40];[$Hoja3.I40];&quot;&quot;)" office:value-type="float" office:value="50.2042" calcext:value-type="float">
            <text:p>50,20</text:p>
          </table:table-cell>
          <table:table-cell table:formula="of:=IF ([$Hoja4.J40]=[$Hoja3.J40];[$Hoja3.J40];&quot;&quot;)" office:value-type="float" office:value="50.3069" calcext:value-type="float">
            <text:p>50,31</text:p>
          </table:table-cell>
          <table:table-cell table:formula="of:=IF ([$Hoja4.K40]=[$Hoja3.K40];[$Hoja3.K40];&quot;&quot;)" office:value-type="float" office:value="49.6931" calcext:value-type="float">
            <text:p>49,69</text:p>
          </table:table-cell>
          <table:table-cell table:formula="of:=IF ([$Hoja4.L40]=[$Hoja3.L40];[$Hoja3.L40];&quot;&quot;)" office:value-type="float" office:value="0.204165" calcext:value-type="float">
            <text:p>0,20</text:p>
          </table:table-cell>
          <table:table-cell table:formula="of:=IF ([$Hoja4.M40]=[$Hoja3.M40];[$Hoja3.M40];&quot;&quot;)">
            <text:p/>
          </table:table-cell>
          <table:table-cell table:formula="of:=IF ([$Hoja4.N40]=[$Hoja3.N40];[$Hoja3.N40];&quot;&quot;)">
            <text:p/>
          </table:table-cell>
          <table:table-cell table:formula="of:=IF ([$Hoja4.O40]=[$Hoja3.O40];[$Hoja3.O40];&quot;&quot;)">
            <text:p/>
          </table:table-cell>
          <table:table-cell table:formula="of:=IF ([$Hoja4.P40]=[$Hoja3.P40];[$Hoja3.P40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1]=[$Hoja3.E41];[$Hoja3.E41];&quot;&quot;)" office:value-type="float" office:value="4597" calcext:value-type="float">
            <text:p>4597,0</text:p>
          </table:table-cell>
          <table:table-cell table:formula="of:=IF ([$Hoja4.F41]=[$Hoja3.F41];[$Hoja3.F41];&quot;&quot;)" office:value-type="float" office:value="1380.4" calcext:value-type="float">
            <text:p>1380,4</text:p>
          </table:table-cell>
          <table:table-cell table:formula="of:=IF ([$Hoja4.G41]=[$Hoja3.G41];[$Hoja3.G41];&quot;&quot;)" office:value-type="float" office:value="87.0785" calcext:value-type="float">
            <text:p>87,08</text:p>
          </table:table-cell>
          <table:table-cell table:formula="of:=IF ([$Hoja4.H41]=[$Hoja3.H41];[$Hoja3.H41];&quot;&quot;)" office:value-type="float" office:value="12.9215" calcext:value-type="float">
            <text:p>12,92</text:p>
          </table:table-cell>
          <table:table-cell table:formula="of:=IF ([$Hoja4.I41]=[$Hoja3.I41];[$Hoja3.I41];&quot;&quot;)" office:value-type="float" office:value="81.1616" calcext:value-type="float">
            <text:p>81,16</text:p>
          </table:table-cell>
          <table:table-cell table:formula="of:=IF ([$Hoja4.J41]=[$Hoja3.J41];[$Hoja3.J41];&quot;&quot;)" office:value-type="float" office:value="85.3385" calcext:value-type="float">
            <text:p>85,34</text:p>
          </table:table-cell>
          <table:table-cell table:formula="of:=IF ([$Hoja4.K41]=[$Hoja3.K41];[$Hoja3.K41];&quot;&quot;)" office:value-type="float" office:value="14.6615" calcext:value-type="float">
            <text:p>14,66</text:p>
          </table:table-cell>
          <table:table-cell table:formula="of:=IF ([$Hoja4.L41]=[$Hoja3.L41];[$Hoja3.L41];&quot;&quot;)" office:value-type="float" office:value="4.8945" calcext:value-type="float">
            <text:p>4,89</text:p>
          </table:table-cell>
          <table:table-cell table:formula="of:=IF ([$Hoja4.M41]=[$Hoja3.M41];[$Hoja3.M41];&quot;&quot;)">
            <text:p/>
          </table:table-cell>
          <table:table-cell table:formula="of:=IF ([$Hoja4.N41]=[$Hoja3.N41];[$Hoja3.N41];&quot;&quot;)">
            <text:p/>
          </table:table-cell>
          <table:table-cell table:formula="of:=IF ([$Hoja4.O41]=[$Hoja3.O41];[$Hoja3.O41];&quot;&quot;)">
            <text:p/>
          </table:table-cell>
          <table:table-cell table:formula="of:=IF ([$Hoja4.P41]=[$Hoja3.P41];[$Hoja3.P41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2]=[$Hoja3.E42];[$Hoja3.E42];&quot;&quot;)" office:value-type="float" office:value="10992" calcext:value-type="float">
            <text:p>10992,0</text:p>
          </table:table-cell>
          <table:table-cell table:formula="of:=IF ([$Hoja4.F42]=[$Hoja3.F42];[$Hoja3.F42];&quot;&quot;)" office:value-type="float" office:value="7738.5" calcext:value-type="float">
            <text:p>7738,5</text:p>
          </table:table-cell>
          <table:table-cell table:formula="of:=IF ([$Hoja4.G42]=[$Hoja3.G42];[$Hoja3.G42];&quot;&quot;)" office:value-type="float" office:value="99.8797" calcext:value-type="float">
            <text:p>99,88</text:p>
          </table:table-cell>
          <table:table-cell table:formula="of:=IF ([$Hoja4.H42]=[$Hoja3.H42];[$Hoja3.H42];&quot;&quot;)" office:value-type="float" office:value="0.12029" calcext:value-type="float">
            <text:p>0,12</text:p>
          </table:table-cell>
          <table:table-cell table:formula="of:=IF ([$Hoja4.I42]=[$Hoja3.I42];[$Hoja3.I42];&quot;&quot;)" office:value-type="float" office:value="93.9865" calcext:value-type="float">
            <text:p>93,99</text:p>
          </table:table-cell>
          <table:table-cell table:formula="of:=IF ([$Hoja4.J42]=[$Hoja3.J42];[$Hoja3.J42];&quot;&quot;)" office:value-type="float" office:value="98.9275" calcext:value-type="float">
            <text:p>98,93</text:p>
          </table:table-cell>
          <table:table-cell table:formula="of:=IF ([$Hoja4.K42]=[$Hoja3.K42];[$Hoja3.K42];&quot;&quot;)" office:value-type="float" office:value="1.07249" calcext:value-type="float">
            <text:p>1,07</text:p>
          </table:table-cell>
          <table:table-cell table:formula="of:=IF ([$Hoja4.L42]=[$Hoja3.L42];[$Hoja3.L42];&quot;&quot;)" office:value-type="float" office:value="4.99454" calcext:value-type="float">
            <text:p>4,99</text:p>
          </table:table-cell>
          <table:table-cell table:formula="of:=IF ([$Hoja4.M42]=[$Hoja3.M42];[$Hoja3.M42];&quot;&quot;)">
            <text:p/>
          </table:table-cell>
          <table:table-cell table:formula="of:=IF ([$Hoja4.N42]=[$Hoja3.N42];[$Hoja3.N42];&quot;&quot;)">
            <text:p/>
          </table:table-cell>
          <table:table-cell table:formula="of:=IF ([$Hoja4.O42]=[$Hoja3.O42];[$Hoja3.O42];&quot;&quot;)">
            <text:p/>
          </table:table-cell>
          <table:table-cell table:formula="of:=IF ([$Hoja4.P42]=[$Hoja3.P42];[$Hoja3.P42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3]=[$Hoja3.E43];[$Hoja3.E43];&quot;&quot;)" office:value-type="float" office:value="7400" calcext:value-type="float">
            <text:p>7400,0</text:p>
          </table:table-cell>
          <table:table-cell table:formula="of:=IF ([$Hoja4.F43]=[$Hoja3.F43];[$Hoja3.F43];&quot;&quot;)" office:value-type="float" office:value="5060.8" calcext:value-type="float">
            <text:p>5060,8</text:p>
          </table:table-cell>
          <table:table-cell table:formula="of:=IF ([$Hoja4.G43]=[$Hoja3.G43];[$Hoja3.G43];&quot;&quot;)" office:value-type="float" office:value="99.3679" calcext:value-type="float">
            <text:p>99,37</text:p>
          </table:table-cell>
          <table:table-cell table:formula="of:=IF ([$Hoja4.H43]=[$Hoja3.H43];[$Hoja3.H43];&quot;&quot;)" office:value-type="float" office:value="0.632132" calcext:value-type="float">
            <text:p>0,63</text:p>
          </table:table-cell>
          <table:table-cell table:formula="of:=IF ([$Hoja4.I43]=[$Hoja3.I43];[$Hoja3.I43];&quot;&quot;)" office:value-type="float" office:value="54.4459" calcext:value-type="float">
            <text:p>54,45</text:p>
          </table:table-cell>
          <table:table-cell table:formula="of:=IF ([$Hoja4.J43]=[$Hoja3.J43];[$Hoja3.J43];&quot;&quot;)" office:value-type="float" office:value="78.9381" calcext:value-type="float">
            <text:p>78,94</text:p>
          </table:table-cell>
          <table:table-cell table:formula="of:=IF ([$Hoja4.K43]=[$Hoja3.K43];[$Hoja3.K43];&quot;&quot;)" office:value-type="float" office:value="21.0619" calcext:value-type="float">
            <text:p>21,06</text:p>
          </table:table-cell>
          <table:table-cell table:formula="of:=IF ([$Hoja4.L43]=[$Hoja3.L43];[$Hoja3.L43];&quot;&quot;)" office:value-type="float" office:value="31.027" calcext:value-type="float">
            <text:p>31,03</text:p>
          </table:table-cell>
          <table:table-cell table:formula="of:=IF ([$Hoja4.M43]=[$Hoja3.M43];[$Hoja3.M43];&quot;&quot;)">
            <text:p/>
          </table:table-cell>
          <table:table-cell table:formula="of:=IF ([$Hoja4.N43]=[$Hoja3.N43];[$Hoja3.N43];&quot;&quot;)">
            <text:p/>
          </table:table-cell>
          <table:table-cell table:formula="of:=IF ([$Hoja4.O43]=[$Hoja3.O43];[$Hoja3.O43];&quot;&quot;)">
            <text:p/>
          </table:table-cell>
          <table:table-cell table:formula="of:=IF ([$Hoja4.P43]=[$Hoja3.P43];[$Hoja3.P43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4]=[$Hoja3.E44];[$Hoja3.E44];&quot;&quot;)" office:value-type="float" office:value="7400" calcext:value-type="float">
            <text:p>7400,0</text:p>
          </table:table-cell>
          <table:table-cell table:formula="of:=IF ([$Hoja4.F44]=[$Hoja3.F44];[$Hoja3.F44];&quot;&quot;)" office:value-type="float" office:value="6654.4" calcext:value-type="float">
            <text:p>6654,4</text:p>
          </table:table-cell>
          <table:table-cell table:formula="of:=IF ([$Hoja4.G44]=[$Hoja3.G44];[$Hoja3.G44];&quot;&quot;)" office:value-type="float" office:value="99.988" calcext:value-type="float">
            <text:p>99,99</text:p>
          </table:table-cell>
          <table:table-cell table:formula="of:=IF ([$Hoja4.H44]=[$Hoja3.H44];[$Hoja3.H44];&quot;&quot;)" office:value-type="float" office:value="0.012012" calcext:value-type="float">
            <text:p>0,01</text:p>
          </table:table-cell>
          <table:table-cell table:formula="of:=IF ([$Hoja4.I44]=[$Hoja3.I44];[$Hoja3.I44];&quot;&quot;)" office:value-type="float" office:value="34.3649" calcext:value-type="float">
            <text:p>34,36</text:p>
          </table:table-cell>
          <table:table-cell table:formula="of:=IF ([$Hoja4.J44]=[$Hoja3.J44];[$Hoja3.J44];&quot;&quot;)" office:value-type="float" office:value="91.2451" calcext:value-type="float">
            <text:p>91,25</text:p>
          </table:table-cell>
          <table:table-cell table:formula="of:=IF ([$Hoja4.K44]=[$Hoja3.K44];[$Hoja3.K44];&quot;&quot;)" office:value-type="float" office:value="8.75493" calcext:value-type="float">
            <text:p>8,75</text:p>
          </table:table-cell>
          <table:table-cell table:formula="of:=IF ([$Hoja4.L44]=[$Hoja3.L44];[$Hoja3.L44];&quot;&quot;)" office:value-type="float" office:value="62.3378" calcext:value-type="float">
            <text:p>62,34</text:p>
          </table:table-cell>
          <table:table-cell table:formula="of:=IF ([$Hoja4.M44]=[$Hoja3.M44];[$Hoja3.M44];&quot;&quot;)">
            <text:p/>
          </table:table-cell>
          <table:table-cell table:formula="of:=IF ([$Hoja4.N44]=[$Hoja3.N44];[$Hoja3.N44];&quot;&quot;)">
            <text:p/>
          </table:table-cell>
          <table:table-cell table:formula="of:=IF ([$Hoja4.O44]=[$Hoja3.O44];[$Hoja3.O44];&quot;&quot;)">
            <text:p/>
          </table:table-cell>
          <table:table-cell table:formula="of:=IF ([$Hoja4.P44]=[$Hoja3.P44];[$Hoja3.P44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5]=[$Hoja3.E45];[$Hoja3.E45];&quot;&quot;)" office:value-type="float" office:value="6435" calcext:value-type="float">
            <text:p>6435,0</text:p>
          </table:table-cell>
          <table:table-cell table:formula="of:=IF ([$Hoja4.F45]=[$Hoja3.F45];[$Hoja3.F45];&quot;&quot;)" office:value-type="float" office:value="2148.1" calcext:value-type="float">
            <text:p>2148,1</text:p>
          </table:table-cell>
          <table:table-cell table:formula="of:=IF ([$Hoja4.G45]=[$Hoja3.G45];[$Hoja3.G45];&quot;&quot;)" office:value-type="float" office:value="78.6895" calcext:value-type="float">
            <text:p>78,69</text:p>
          </table:table-cell>
          <table:table-cell table:formula="of:=IF ([$Hoja4.H45]=[$Hoja3.H45];[$Hoja3.H45];&quot;&quot;)" office:value-type="float" office:value="21.3105" calcext:value-type="float">
            <text:p>21,31</text:p>
          </table:table-cell>
          <table:table-cell table:formula="of:=IF ([$Hoja4.I45]=[$Hoja3.I45];[$Hoja3.I45];&quot;&quot;)" office:value-type="float" office:value="64.7863" calcext:value-type="float">
            <text:p>64,79</text:p>
          </table:table-cell>
          <table:table-cell table:formula="of:=IF ([$Hoja4.J45]=[$Hoja3.J45];[$Hoja3.J45];&quot;&quot;)" office:value-type="float" office:value="65.161" calcext:value-type="float">
            <text:p>65,16</text:p>
          </table:table-cell>
          <table:table-cell table:formula="of:=IF ([$Hoja4.K45]=[$Hoja3.K45];[$Hoja3.K45];&quot;&quot;)" office:value-type="float" office:value="34.839" calcext:value-type="float">
            <text:p>34,84</text:p>
          </table:table-cell>
          <table:table-cell table:formula="of:=IF ([$Hoja4.L45]=[$Hoja3.L45];[$Hoja3.L45];&quot;&quot;)" office:value-type="float" office:value="0.574981" calcext:value-type="float">
            <text:p>0,57</text:p>
          </table:table-cell>
          <table:table-cell table:formula="of:=IF ([$Hoja4.M45]=[$Hoja3.M45];[$Hoja3.M45];&quot;&quot;)">
            <text:p/>
          </table:table-cell>
          <table:table-cell table:formula="of:=IF ([$Hoja4.N45]=[$Hoja3.N45];[$Hoja3.N45];&quot;&quot;)">
            <text:p/>
          </table:table-cell>
          <table:table-cell table:formula="of:=IF ([$Hoja4.O45]=[$Hoja3.O45];[$Hoja3.O45];&quot;&quot;)">
            <text:p/>
          </table:table-cell>
          <table:table-cell table:formula="of:=IF ([$Hoja4.P45]=[$Hoja3.P45];[$Hoja3.P45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6]=[$Hoja3.E46];[$Hoja3.E46];&quot;&quot;)" office:value-type="float" office:value="5500" calcext:value-type="float">
            <text:p>5500,0</text:p>
          </table:table-cell>
          <table:table-cell table:formula="of:=IF ([$Hoja4.F46]=[$Hoja3.F46];[$Hoja3.F46];&quot;&quot;)" office:value-type="float" office:value="3697.4" calcext:value-type="float">
            <text:p>3697,4</text:p>
          </table:table-cell>
          <table:table-cell table:formula="of:=IF ([$Hoja4.G46]=[$Hoja3.G46];[$Hoja3.G46];&quot;&quot;)" office:value-type="float" office:value="97.6424" calcext:value-type="float">
            <text:p>97,64</text:p>
          </table:table-cell>
          <table:table-cell table:formula="of:=IF ([$Hoja4.H46]=[$Hoja3.H46];[$Hoja3.H46];&quot;&quot;)" office:value-type="float" office:value="2.35758" calcext:value-type="float">
            <text:p>2,36</text:p>
          </table:table-cell>
          <table:table-cell table:formula="of:=IF ([$Hoja4.I46]=[$Hoja3.I46];[$Hoja3.I46];&quot;&quot;)" office:value-type="float" office:value="87.7091" calcext:value-type="float">
            <text:p>87,71</text:p>
          </table:table-cell>
          <table:table-cell table:formula="of:=IF ([$Hoja4.J46]=[$Hoja3.J46];[$Hoja3.J46];&quot;&quot;)" office:value-type="float" office:value="93.579" calcext:value-type="float">
            <text:p>93,58</text:p>
          </table:table-cell>
          <table:table-cell table:formula="of:=IF ([$Hoja4.K46]=[$Hoja3.K46];[$Hoja3.K46];&quot;&quot;)" office:value-type="float" office:value="6.42095" calcext:value-type="float">
            <text:p>6,42</text:p>
          </table:table-cell>
          <table:table-cell table:formula="of:=IF ([$Hoja4.L46]=[$Hoja3.L46];[$Hoja3.L46];&quot;&quot;)" office:value-type="float" office:value="6.27273" calcext:value-type="float">
            <text:p>6,27</text:p>
          </table:table-cell>
          <table:table-cell table:formula="of:=IF ([$Hoja4.M46]=[$Hoja3.M46];[$Hoja3.M46];&quot;&quot;)">
            <text:p/>
          </table:table-cell>
          <table:table-cell table:formula="of:=IF ([$Hoja4.N46]=[$Hoja3.N46];[$Hoja3.N46];&quot;&quot;)">
            <text:p/>
          </table:table-cell>
          <table:table-cell table:formula="of:=IF ([$Hoja4.O46]=[$Hoja3.O46];[$Hoja3.O46];&quot;&quot;)">
            <text:p/>
          </table:table-cell>
          <table:table-cell table:formula="of:=IF ([$Hoja4.P46]=[$Hoja3.P46];[$Hoja3.P46];&quot;&quot;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 ([$Hoja4.E47]=[$Hoja3.E47];[$Hoja3.E47];&quot;&quot;)" office:value-type="float" office:value="20000" calcext:value-type="float">
            <text:p>20000,0</text:p>
          </table:table-cell>
          <table:table-cell table:formula="of:=IF ([$Hoja4.F47]=[$Hoja3.F47];[$Hoja3.F47];&quot;&quot;)" office:value-type="float" office:value="7586.9" calcext:value-type="float">
            <text:p>7586,9</text:p>
          </table:table-cell>
          <table:table-cell table:formula="of:=IF ([$Hoja4.G47]=[$Hoja3.G47];[$Hoja3.G47];&quot;&quot;)" office:value-type="float" office:value="88.4011" calcext:value-type="float">
            <text:p>88,40</text:p>
          </table:table-cell>
          <table:table-cell table:formula="of:=IF ([$Hoja4.H47]=[$Hoja3.H47];[$Hoja3.H47];&quot;&quot;)" office:value-type="float" office:value="11.5989" calcext:value-type="float">
            <text:p>11,60</text:p>
          </table:table-cell>
          <table:table-cell table:formula="of:=IF ([$Hoja4.I47]=[$Hoja3.I47];[$Hoja3.I47];&quot;&quot;)" office:value-type="float" office:value="77.505" calcext:value-type="float">
            <text:p>77,51</text:p>
          </table:table-cell>
          <table:table-cell table:formula="of:=IF ([$Hoja4.J47]=[$Hoja3.J47];[$Hoja3.J47];&quot;&quot;)" office:value-type="float" office:value="77.6954" calcext:value-type="float">
            <text:p>77,70</text:p>
          </table:table-cell>
          <table:table-cell table:formula="of:=IF ([$Hoja4.K47]=[$Hoja3.K47];[$Hoja3.K47];&quot;&quot;)" office:value-type="float" office:value="22.3046" calcext:value-type="float">
            <text:p>22,30</text:p>
          </table:table-cell>
          <table:table-cell table:formula="of:=IF ([$Hoja4.L47]=[$Hoja3.L47];[$Hoja3.L47];&quot;&quot;)" office:value-type="float" office:value="0.245" calcext:value-type="float">
            <text:p>0,25</text:p>
          </table:table-cell>
          <table:table-cell table:formula="of:=IF ([$Hoja4.M47]=[$Hoja3.M47];[$Hoja3.M47];&quot;&quot;)">
            <text:p/>
          </table:table-cell>
          <table:table-cell table:formula="of:=IF ([$Hoja4.N47]=[$Hoja3.N47];[$Hoja3.N47];&quot;&quot;)">
            <text:p/>
          </table:table-cell>
          <table:table-cell table:formula="of:=IF ([$Hoja4.O47]=[$Hoja3.O47];[$Hoja3.O47];&quot;&quot;)">
            <text:p/>
          </table:table-cell>
          <table:table-cell table:formula="of:=IF ([$Hoja4.P47]=[$Hoja3.P47];[$Hoja3.P47];&quot;&quot;)" office:value-type="float" office:value="0" calcext:value-type="float">
            <text:p>0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09:53:58.912073472</dc:date>
    <meta:editing-duration>PT22H24M12S</meta:editing-duration>
    <meta:editing-cycles>5</meta:editing-cycles>
    <meta:generator>LibreOffice/7.1.7.2$Linux_X86_64 LibreOffice_project/10$Build-2</meta:generator>
    <meta:document-statistic meta:table-count="7" meta:cell-count="4124" meta:object-count="0"/>
  </office:meta>
</office:document-meta>
</file>